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resul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248" calcext:value-type="float">
            <text:p>-248</text:p>
          </table:table-cell>
          <table:table-cell office:value-type="float" office:value="-143.25" calcext:value-type="float">
            <text:p>-143.25</text:p>
          </table:table-cell>
          <table:table-cell/>
          <table:table-cell office:value-type="string" calcext:value-type="string">
            <text:p>Total Rows</text:p>
          </table:table-cell>
          <table:table-cell office:value-type="float" office:value="3639" calcext:value-type="float">
            <text:p>3639</text:p>
          </table:table-cell>
          <table:table-cell table:number-columns-repeated="2"/>
          <table:table-cell table:formula="of:=ROW()" office:value-type="float" office:value="1" calcext:value-type="float">
            <text:p>1</text:p>
          </table:table-cell>
          <table:table-cell table:style-name="ce1" table:formula="of:=AVERAGEIF([.$A$1:.$A$3639];ROW();[.B$1:.B$3639])" office:value-type="float" office:value="-85" calcext:value-type="float">
            <text:p>-85</text:p>
          </table:table-cell>
          <table:table-cell table:style-name="ce1" table:formula="of:=AVERAGEIF([.$A$1:.$A$3639];ROW();[.C$1:.C$3639])" office:value-type="float" office:value="-229.8" calcext:value-type="float">
            <text:p>-229.8</text:p>
          </table:table-cell>
          <table:table-cell table:style-name="ce1" table:formula="of:=AVERAGEIF([.$A$1:.$A$3639];ROW();[.D$1:.D$3639])" office:value-type="float" office:value="-155.134" calcext:value-type="float">
            <text:p>-155.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118.35" calcext:value-type="float">
            <text:p>-118.35</text:p>
          </table:table-cell>
          <table:table-cell/>
          <table:table-cell office:value-type="string" calcext:value-type="string">
            <text:p>Max Generations</text:p>
          </table:table-cell>
          <table:table-cell table:formula="of:=MAX([.A1]:INDIRECT(&quot;A&quot;&amp;[.G1]))" office:value-type="float" office:value="572" calcext:value-type="float">
            <text:p>572</text:p>
          </table:table-cell>
          <table:table-cell table:number-columns-repeated="2"/>
          <table:table-cell table:formula="of:=ROW()" office:value-type="float" office:value="2" calcext:value-type="float">
            <text:p>2</text:p>
          </table:table-cell>
          <table:table-cell table:style-name="ce1" table:formula="of:=AVERAGEIF([.$A$1:.$A$3639];ROW();[.B$1:.B$3639])" office:value-type="float" office:value="-75.9" calcext:value-type="float">
            <text:p>-75.9</text:p>
          </table:table-cell>
          <table:table-cell table:style-name="ce1" table:formula="of:=AVERAGEIF([.$A$1:.$A$3639];ROW();[.C$1:.C$3639])" office:value-type="float" office:value="-189.8" calcext:value-type="float">
            <text:p>-189.8</text:p>
          </table:table-cell>
          <table:table-cell table:style-name="ce1" table:formula="of:=AVERAGEIF([.$A$1:.$A$3639];ROW();[.D$1:.D$3639])" office:value-type="float" office:value="-133.843" calcext:value-type="float">
            <text:p>-133.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3" calcext:value-type="float">
            <text:p>-63</text:p>
          </table:table-cell>
          <table:table-cell office:value-type="float" office:value="-151" calcext:value-type="float">
            <text:p>-151</text:p>
          </table:table-cell>
          <table:table-cell office:value-type="float" office:value="-100.58" calcext:value-type="float">
            <text:p>-100.58</text:p>
          </table:table-cell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table:formula="of:=ROW()" office:value-type="float" office:value="3" calcext:value-type="float">
            <text:p>3</text:p>
          </table:table-cell>
          <table:table-cell table:style-name="ce1" table:formula="of:=AVERAGEIF([.$A$1:.$A$3639];ROW();[.B$1:.B$3639])" office:value-type="float" office:value="-70.2" calcext:value-type="float">
            <text:p>-70.2</text:p>
          </table:table-cell>
          <table:table-cell table:style-name="ce1" table:formula="of:=AVERAGEIF([.$A$1:.$A$3639];ROW();[.C$1:.C$3639])" office:value-type="float" office:value="-173.1" calcext:value-type="float">
            <text:p>-173.1</text:p>
          </table:table-cell>
          <table:table-cell table:style-name="ce1" table:formula="of:=AVERAGEIF([.$A$1:.$A$3639];ROW();[.D$1:.D$3639])" office:value-type="float" office:value="-117.449" calcext:value-type="float">
            <text:p>-117.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0" calcext:value-type="float">
            <text:p>-60</text:p>
          </table:table-cell>
          <table:table-cell office:value-type="float" office:value="-117" calcext:value-type="float">
            <text:p>-117</text:p>
          </table:table-cell>
          <table:table-cell office:value-type="float" office:value="-85.24" calcext:value-type="float">
            <text:p>-85.24</text:p>
          </table:table-cell>
          <table:table-cell table:number-columns-repeated="5"/>
          <table:table-cell table:formula="of:=ROW()" office:value-type="float" office:value="4" calcext:value-type="float">
            <text:p>4</text:p>
          </table:table-cell>
          <table:table-cell table:style-name="ce1" table:formula="of:=AVERAGEIF([.$A$1:.$A$3639];ROW();[.B$1:.B$3639])" office:value-type="float" office:value="-64.1" calcext:value-type="float">
            <text:p>-64.1</text:p>
          </table:table-cell>
          <table:table-cell table:style-name="ce1" table:formula="of:=AVERAGEIF([.$A$1:.$A$3639];ROW();[.C$1:.C$3639])" office:value-type="float" office:value="-144.8" calcext:value-type="float">
            <text:p>-144.8</text:p>
          </table:table-cell>
          <table:table-cell table:style-name="ce1" table:formula="of:=AVERAGEIF([.$A$1:.$A$3639];ROW();[.D$1:.D$3639])" office:value-type="float" office:value="-103.473" calcext:value-type="float">
            <text:p>-103.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5" calcext:value-type="float">
            <text:p>-55</text:p>
          </table:table-cell>
          <table:table-cell office:value-type="float" office:value="-105" calcext:value-type="float">
            <text:p>-105</text:p>
          </table:table-cell>
          <table:table-cell office:value-type="float" office:value="-76.32" calcext:value-type="float">
            <text:p>-76.32</text:p>
          </table:table-cell>
          <table:table-cell table:number-columns-repeated="5"/>
          <table:table-cell table:formula="of:=ROW()" office:value-type="float" office:value="5" calcext:value-type="float">
            <text:p>5</text:p>
          </table:table-cell>
          <table:table-cell table:style-name="ce1" table:formula="of:=AVERAGEIF([.$A$1:.$A$3639];ROW();[.B$1:.B$3639])" office:value-type="float" office:value="-61.4" calcext:value-type="float">
            <text:p>-61.4</text:p>
          </table:table-cell>
          <table:table-cell table:style-name="ce1" table:formula="of:=AVERAGEIF([.$A$1:.$A$3639];ROW();[.C$1:.C$3639])" office:value-type="float" office:value="-134" calcext:value-type="float">
            <text:p>-134</text:p>
          </table:table-cell>
          <table:table-cell table:style-name="ce1" table:formula="of:=AVERAGEIF([.$A$1:.$A$3639];ROW();[.D$1:.D$3639])" office:value-type="float" office:value="-91.112" calcext:value-type="float">
            <text:p>-91.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-91" calcext:value-type="float">
            <text:p>-91</text:p>
          </table:table-cell>
          <table:table-cell office:value-type="float" office:value="-70.06" calcext:value-type="float">
            <text:p>-70.06</text:p>
          </table:table-cell>
          <table:table-cell table:number-columns-repeated="5"/>
          <table:table-cell table:formula="of:=ROW()" office:value-type="float" office:value="6" calcext:value-type="float">
            <text:p>6</text:p>
          </table:table-cell>
          <table:table-cell table:style-name="ce1" table:formula="of:=AVERAGEIF([.$A$1:.$A$3639];ROW();[.B$1:.B$3639])" office:value-type="float" office:value="-60.1" calcext:value-type="float">
            <text:p>-60.1</text:p>
          </table:table-cell>
          <table:table-cell table:style-name="ce1" table:formula="of:=AVERAGEIF([.$A$1:.$A$3639];ROW();[.C$1:.C$3639])" office:value-type="float" office:value="-115.4" calcext:value-type="float">
            <text:p>-115.4</text:p>
          </table:table-cell>
          <table:table-cell table:style-name="ce1" table:formula="of:=AVERAGEIF([.$A$1:.$A$3639];ROW();[.D$1:.D$3639])" office:value-type="float" office:value="-81.068" calcext:value-type="float">
            <text:p>-81.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-115" calcext:value-type="float">
            <text:p>-115</text:p>
          </table:table-cell>
          <table:table-cell office:value-type="float" office:value="-63.11" calcext:value-type="float">
            <text:p>-63.11</text:p>
          </table:table-cell>
          <table:table-cell table:number-columns-repeated="5"/>
          <table:table-cell table:formula="of:=ROW()" office:value-type="float" office:value="7" calcext:value-type="float">
            <text:p>7</text:p>
          </table:table-cell>
          <table:table-cell table:style-name="ce1" table:formula="of:=AVERAGEIF([.$A$1:.$A$3639];ROW();[.B$1:.B$3639])" office:value-type="float" office:value="-54.3" calcext:value-type="float">
            <text:p>-54.3</text:p>
          </table:table-cell>
          <table:table-cell table:style-name="ce1" table:formula="of:=AVERAGEIF([.$A$1:.$A$3639];ROW();[.C$1:.C$3639])" office:value-type="float" office:value="-103.1" calcext:value-type="float">
            <text:p>-103.1</text:p>
          </table:table-cell>
          <table:table-cell table:style-name="ce1" table:formula="of:=AVERAGEIF([.$A$1:.$A$3639];ROW();[.D$1:.D$3639])" office:value-type="float" office:value="-72.344" calcext:value-type="float">
            <text:p>-72.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-93" calcext:value-type="float">
            <text:p>-93</text:p>
          </table:table-cell>
          <table:table-cell office:value-type="float" office:value="-57.77" calcext:value-type="float">
            <text:p>-57.77</text:p>
          </table:table-cell>
          <table:table-cell table:number-columns-repeated="5"/>
          <table:table-cell table:formula="of:=ROW()" office:value-type="float" office:value="8" calcext:value-type="float">
            <text:p>8</text:p>
          </table:table-cell>
          <table:table-cell table:style-name="ce1" table:formula="of:=AVERAGEIF([.$A$1:.$A$3639];ROW();[.B$1:.B$3639])" office:value-type="float" office:value="-52.7" calcext:value-type="float">
            <text:p>-52.7</text:p>
          </table:table-cell>
          <table:table-cell table:style-name="ce1" table:formula="of:=AVERAGEIF([.$A$1:.$A$3639];ROW();[.C$1:.C$3639])" office:value-type="float" office:value="-97.2" calcext:value-type="float">
            <text:p>-97.2</text:p>
          </table:table-cell>
          <table:table-cell table:style-name="ce1" table:formula="of:=AVERAGEIF([.$A$1:.$A$3639];ROW();[.D$1:.D$3639])" office:value-type="float" office:value="-66.058" calcext:value-type="float">
            <text:p>-66.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-85" calcext:value-type="float">
            <text:p>-85</text:p>
          </table:table-cell>
          <table:table-cell office:value-type="float" office:value="-50.88" calcext:value-type="float">
            <text:p>-50.88</text:p>
          </table:table-cell>
          <table:table-cell table:number-columns-repeated="5"/>
          <table:table-cell table:formula="of:=ROW()" office:value-type="float" office:value="9" calcext:value-type="float">
            <text:p>9</text:p>
          </table:table-cell>
          <table:table-cell table:style-name="ce1" table:formula="of:=AVERAGEIF([.$A$1:.$A$3639];ROW();[.B$1:.B$3639])" office:value-type="float" office:value="-51.2" calcext:value-type="float">
            <text:p>-51.2</text:p>
          </table:table-cell>
          <table:table-cell table:style-name="ce1" table:formula="of:=AVERAGEIF([.$A$1:.$A$3639];ROW();[.C$1:.C$3639])" office:value-type="float" office:value="-99" calcext:value-type="float">
            <text:p>-99</text:p>
          </table:table-cell>
          <table:table-cell table:style-name="ce1" table:formula="of:=AVERAGEIF([.$A$1:.$A$3639];ROW();[.D$1:.D$3639])" office:value-type="float" office:value="-62.529" calcext:value-type="float">
            <text:p>-62.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  <table:table-cell office:value-type="float" office:value="-68" calcext:value-type="float">
            <text:p>-68</text:p>
          </table:table-cell>
          <table:table-cell office:value-type="float" office:value="-44.47" calcext:value-type="float">
            <text:p>-44.47</text:p>
          </table:table-cell>
          <table:table-cell table:number-columns-repeated="5"/>
          <table:table-cell table:formula="of:=ROW()" office:value-type="float" office:value="10" calcext:value-type="float">
            <text:p>10</text:p>
          </table:table-cell>
          <table:table-cell table:style-name="ce1" table:formula="of:=AVERAGEIF([.$A$1:.$A$3639];ROW();[.B$1:.B$3639])" office:value-type="float" office:value="-49.4" calcext:value-type="float">
            <text:p>-49.4</text:p>
          </table:table-cell>
          <table:table-cell table:style-name="ce1" table:formula="of:=AVERAGEIF([.$A$1:.$A$3639];ROW();[.C$1:.C$3639])" office:value-type="float" office:value="-88.6" calcext:value-type="float">
            <text:p>-88.6</text:p>
          </table:table-cell>
          <table:table-cell table:style-name="ce1" table:formula="of:=AVERAGEIF([.$A$1:.$A$3639];ROW();[.D$1:.D$3639])" office:value-type="float" office:value="-59.463" calcext:value-type="float">
            <text:p>-59.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" calcext:value-type="float">
            <text:p>-38</text:p>
          </table:table-cell>
          <table:table-cell office:value-type="float" office:value="-58" calcext:value-type="float">
            <text:p>-58</text:p>
          </table:table-cell>
          <table:table-cell office:value-type="float" office:value="-42.09" calcext:value-type="float">
            <text:p>-42.09</text:p>
          </table:table-cell>
          <table:table-cell table:number-columns-repeated="5"/>
          <table:table-cell table:formula="of:=ROW()" office:value-type="float" office:value="11" calcext:value-type="float">
            <text:p>11</text:p>
          </table:table-cell>
          <table:table-cell table:style-name="ce1" table:formula="of:=AVERAGEIF([.$A$1:.$A$3639];ROW();[.B$1:.B$3639])" office:value-type="float" office:value="-46.5" calcext:value-type="float">
            <text:p>-46.5</text:p>
          </table:table-cell>
          <table:table-cell table:style-name="ce1" table:formula="of:=AVERAGEIF([.$A$1:.$A$3639];ROW();[.C$1:.C$3639])" office:value-type="float" office:value="-83.5" calcext:value-type="float">
            <text:p>-83.5</text:p>
          </table:table-cell>
          <table:table-cell table:style-name="ce1" table:formula="of:=AVERAGEIF([.$A$1:.$A$3639];ROW();[.D$1:.D$3639])" office:value-type="float" office:value="-57.034" calcext:value-type="float">
            <text:p>-57.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-73" calcext:value-type="float">
            <text:p>-73</text:p>
          </table:table-cell>
          <table:table-cell office:value-type="float" office:value="-41.78" calcext:value-type="float">
            <text:p>-41.78</text:p>
          </table:table-cell>
          <table:table-cell table:number-columns-repeated="5"/>
          <table:table-cell table:formula="of:=ROW()" office:value-type="float" office:value="12" calcext:value-type="float">
            <text:p>12</text:p>
          </table:table-cell>
          <table:table-cell table:style-name="ce1" table:formula="of:=AVERAGEIF([.$A$1:.$A$3639];ROW();[.B$1:.B$3639])" office:value-type="float" office:value="-44.6" calcext:value-type="float">
            <text:p>-44.6</text:p>
          </table:table-cell>
          <table:table-cell table:style-name="ce1" table:formula="of:=AVERAGEIF([.$A$1:.$A$3639];ROW();[.C$1:.C$3639])" office:value-type="float" office:value="-81" calcext:value-type="float">
            <text:p>-81</text:p>
          </table:table-cell>
          <table:table-cell table:style-name="ce1" table:formula="of:=AVERAGEIF([.$A$1:.$A$3639];ROW();[.D$1:.D$3639])" office:value-type="float" office:value="-54.726" calcext:value-type="float">
            <text:p>-54.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-65" calcext:value-type="float">
            <text:p>-65</text:p>
          </table:table-cell>
          <table:table-cell office:value-type="float" office:value="-41.16" calcext:value-type="float">
            <text:p>-41.16</text:p>
          </table:table-cell>
          <table:table-cell table:number-columns-repeated="5"/>
          <table:table-cell table:formula="of:=ROW()" office:value-type="float" office:value="13" calcext:value-type="float">
            <text:p>13</text:p>
          </table:table-cell>
          <table:table-cell table:style-name="ce1" table:formula="of:=AVERAGEIF([.$A$1:.$A$3639];ROW();[.B$1:.B$3639])" office:value-type="float" office:value="-44.3" calcext:value-type="float">
            <text:p>-44.3</text:p>
          </table:table-cell>
          <table:table-cell table:style-name="ce1" table:formula="of:=AVERAGEIF([.$A$1:.$A$3639];ROW();[.C$1:.C$3639])" office:value-type="float" office:value="-83.9" calcext:value-type="float">
            <text:p>-83.9</text:p>
          </table:table-cell>
          <table:table-cell table:style-name="ce1" table:formula="of:=AVERAGEIF([.$A$1:.$A$3639];ROW();[.D$1:.D$3639])" office:value-type="float" office:value="-53.201" calcext:value-type="float">
            <text:p>-53.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5" calcext:value-type="float">
            <text:p>-35</text:p>
          </table:table-cell>
          <table:table-cell office:value-type="float" office:value="-81" calcext:value-type="float">
            <text:p>-81</text:p>
          </table:table-cell>
          <table:table-cell office:value-type="float" office:value="-40.31" calcext:value-type="float">
            <text:p>-40.31</text:p>
          </table:table-cell>
          <table:table-cell table:number-columns-repeated="5"/>
          <table:table-cell table:formula="of:=ROW()" office:value-type="float" office:value="14" calcext:value-type="float">
            <text:p>14</text:p>
          </table:table-cell>
          <table:table-cell table:style-name="ce1" table:formula="of:=AVERAGEIF([.$A$1:.$A$3639];ROW();[.B$1:.B$3639])" office:value-type="float" office:value="-43" calcext:value-type="float">
            <text:p>-43</text:p>
          </table:table-cell>
          <table:table-cell table:style-name="ce1" table:formula="of:=AVERAGEIF([.$A$1:.$A$3639];ROW();[.C$1:.C$3639])" office:value-type="float" office:value="-83.8" calcext:value-type="float">
            <text:p>-83.8</text:p>
          </table:table-cell>
          <table:table-cell table:style-name="ce1" table:formula="of:=AVERAGEIF([.$A$1:.$A$3639];ROW();[.D$1:.D$3639])" office:value-type="float" office:value="-51.478" calcext:value-type="float">
            <text:p>-51.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68" calcext:value-type="float">
            <text:p>-68</text:p>
          </table:table-cell>
          <table:table-cell office:value-type="float" office:value="-38.92" calcext:value-type="float">
            <text:p>-38.92</text:p>
          </table:table-cell>
          <table:table-cell table:number-columns-repeated="5"/>
          <table:table-cell table:formula="of:=ROW()" office:value-type="float" office:value="15" calcext:value-type="float">
            <text:p>15</text:p>
          </table:table-cell>
          <table:table-cell table:style-name="ce1" table:formula="of:=AVERAGEIF([.$A$1:.$A$3639];ROW();[.B$1:.B$3639])" office:value-type="float" office:value="-42.6" calcext:value-type="float">
            <text:p>-42.6</text:p>
          </table:table-cell>
          <table:table-cell table:style-name="ce1" table:formula="of:=AVERAGEIF([.$A$1:.$A$3639];ROW();[.C$1:.C$3639])" office:value-type="float" office:value="-72.1" calcext:value-type="float">
            <text:p>-72.1</text:p>
          </table:table-cell>
          <table:table-cell table:style-name="ce1" table:formula="of:=AVERAGEIF([.$A$1:.$A$3639];ROW();[.D$1:.D$3639])" office:value-type="float" office:value="-49.581" calcext:value-type="float">
            <text:p>-49.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1" calcext:value-type="float">
            <text:p>-71</text:p>
          </table:table-cell>
          <table:table-cell office:value-type="float" office:value="-38.76" calcext:value-type="float">
            <text:p>-38.76</text:p>
          </table:table-cell>
          <table:table-cell table:number-columns-repeated="5"/>
          <table:table-cell table:formula="of:=ROW()" office:value-type="float" office:value="16" calcext:value-type="float">
            <text:p>16</text:p>
          </table:table-cell>
          <table:table-cell table:style-name="ce1" table:formula="of:=AVERAGEIF([.$A$1:.$A$3639];ROW();[.B$1:.B$3639])" office:value-type="float" office:value="-42.1" calcext:value-type="float">
            <text:p>-42.1</text:p>
          </table:table-cell>
          <table:table-cell table:style-name="ce1" table:formula="of:=AVERAGEIF([.$A$1:.$A$3639];ROW();[.C$1:.C$3639])" office:value-type="float" office:value="-82.3" calcext:value-type="float">
            <text:p>-82.3</text:p>
          </table:table-cell>
          <table:table-cell table:style-name="ce1" table:formula="of:=AVERAGEIF([.$A$1:.$A$3639];ROW();[.D$1:.D$3639])" office:value-type="float" office:value="-48.336" calcext:value-type="float">
            <text:p>-48.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2" calcext:value-type="float">
            <text:p>-32</text:p>
          </table:table-cell>
          <table:table-cell office:value-type="float" office:value="-54" calcext:value-type="float">
            <text:p>-54</text:p>
          </table:table-cell>
          <table:table-cell office:value-type="float" office:value="-36.53" calcext:value-type="float">
            <text:p>-36.53</text:p>
          </table:table-cell>
          <table:table-cell table:number-columns-repeated="5"/>
          <table:table-cell table:formula="of:=ROW()" office:value-type="float" office:value="17" calcext:value-type="float">
            <text:p>17</text:p>
          </table:table-cell>
          <table:table-cell table:style-name="ce1" table:formula="of:=AVERAGEIF([.$A$1:.$A$3639];ROW();[.B$1:.B$3639])" office:value-type="float" office:value="-41.1" calcext:value-type="float">
            <text:p>-41.1</text:p>
          </table:table-cell>
          <table:table-cell table:style-name="ce1" table:formula="of:=AVERAGEIF([.$A$1:.$A$3639];ROW();[.C$1:.C$3639])" office:value-type="float" office:value="-74" calcext:value-type="float">
            <text:p>-74</text:p>
          </table:table-cell>
          <table:table-cell table:style-name="ce1" table:formula="of:=AVERAGEIF([.$A$1:.$A$3639];ROW();[.D$1:.D$3639])" office:value-type="float" office:value="-46.361" calcext:value-type="float">
            <text:p>-46.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65" calcext:value-type="float">
            <text:p>-65</text:p>
          </table:table-cell>
          <table:table-cell office:value-type="float" office:value="-35.7" calcext:value-type="float">
            <text:p>-35.7</text:p>
          </table:table-cell>
          <table:table-cell table:number-columns-repeated="5"/>
          <table:table-cell table:formula="of:=ROW()" office:value-type="float" office:value="18" calcext:value-type="float">
            <text:p>18</text:p>
          </table:table-cell>
          <table:table-cell table:style-name="ce1" table:formula="of:=AVERAGEIF([.$A$1:.$A$3639];ROW();[.B$1:.B$3639])" office:value-type="float" office:value="-38.8" calcext:value-type="float">
            <text:p>-38.8</text:p>
          </table:table-cell>
          <table:table-cell table:style-name="ce1" table:formula="of:=AVERAGEIF([.$A$1:.$A$3639];ROW();[.C$1:.C$3639])" office:value-type="float" office:value="-75.4" calcext:value-type="float">
            <text:p>-75.4</text:p>
          </table:table-cell>
          <table:table-cell table:style-name="ce1" table:formula="of:=AVERAGEIF([.$A$1:.$A$3639];ROW();[.D$1:.D$3639])" office:value-type="float" office:value="-44.906" calcext:value-type="float">
            <text:p>-44.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" calcext:value-type="float">
            <text:p>-32</text:p>
          </table:table-cell>
          <table:table-cell office:value-type="float" office:value="-60" calcext:value-type="float">
            <text:p>-60</text:p>
          </table:table-cell>
          <table:table-cell office:value-type="float" office:value="-35.44" calcext:value-type="float">
            <text:p>-35.44</text:p>
          </table:table-cell>
          <table:table-cell table:number-columns-repeated="5"/>
          <table:table-cell table:formula="of:=ROW()" office:value-type="float" office:value="19" calcext:value-type="float">
            <text:p>19</text:p>
          </table:table-cell>
          <table:table-cell table:style-name="ce1" table:formula="of:=AVERAGEIF([.$A$1:.$A$3639];ROW();[.B$1:.B$3639])" office:value-type="float" office:value="-36.7" calcext:value-type="float">
            <text:p>-36.7</text:p>
          </table:table-cell>
          <table:table-cell table:style-name="ce1" table:formula="of:=AVERAGEIF([.$A$1:.$A$3639];ROW();[.C$1:.C$3639])" office:value-type="float" office:value="-75.3" calcext:value-type="float">
            <text:p>-75.3</text:p>
          </table:table-cell>
          <table:table-cell table:style-name="ce1" table:formula="of:=AVERAGEIF([.$A$1:.$A$3639];ROW();[.D$1:.D$3639])" office:value-type="float" office:value="-43.993" calcext:value-type="float">
            <text:p>-43.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float" office:value="-60" calcext:value-type="float">
            <text:p>-60</text:p>
          </table:table-cell>
          <table:table-cell office:value-type="float" office:value="-35.52" calcext:value-type="float">
            <text:p>-35.52</text:p>
          </table:table-cell>
          <table:table-cell table:number-columns-repeated="5"/>
          <table:table-cell table:formula="of:=ROW()" office:value-type="float" office:value="20" calcext:value-type="float">
            <text:p>20</text:p>
          </table:table-cell>
          <table:table-cell table:style-name="ce1" table:formula="of:=AVERAGEIF([.$A$1:.$A$3639];ROW();[.B$1:.B$3639])" office:value-type="float" office:value="-35.8" calcext:value-type="float">
            <text:p>-35.8</text:p>
          </table:table-cell>
          <table:table-cell table:style-name="ce1" table:formula="of:=AVERAGEIF([.$A$1:.$A$3639];ROW();[.C$1:.C$3639])" office:value-type="float" office:value="-73.5" calcext:value-type="float">
            <text:p>-73.5</text:p>
          </table:table-cell>
          <table:table-cell table:style-name="ce1" table:formula="of:=AVERAGEIF([.$A$1:.$A$3639];ROW();[.D$1:.D$3639])" office:value-type="float" office:value="-42.974" calcext:value-type="float">
            <text:p>-42.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-74" calcext:value-type="float">
            <text:p>-74</text:p>
          </table:table-cell>
          <table:table-cell office:value-type="float" office:value="-35.32" calcext:value-type="float">
            <text:p>-35.32</text:p>
          </table:table-cell>
          <table:table-cell table:number-columns-repeated="5"/>
          <table:table-cell table:formula="of:=ROW()" office:value-type="float" office:value="21" calcext:value-type="float">
            <text:p>21</text:p>
          </table:table-cell>
          <table:table-cell table:style-name="ce1" table:formula="of:=AVERAGEIF([.$A$1:.$A$3639];ROW();[.B$1:.B$3639])" office:value-type="float" office:value="-34.2" calcext:value-type="float">
            <text:p>-34.2</text:p>
          </table:table-cell>
          <table:table-cell table:style-name="ce1" table:formula="of:=AVERAGEIF([.$A$1:.$A$3639];ROW();[.C$1:.C$3639])" office:value-type="float" office:value="-76.8" calcext:value-type="float">
            <text:p>-76.8</text:p>
          </table:table-cell>
          <table:table-cell table:style-name="ce1" table:formula="of:=AVERAGEIF([.$A$1:.$A$3639];ROW();[.D$1:.D$3639])" office:value-type="float" office:value="-42.007" calcext:value-type="float">
            <text:p>-42.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2" calcext:value-type="float">
            <text:p>-32</text:p>
          </table:table-cell>
          <table:table-cell office:value-type="float" office:value="-75" calcext:value-type="float">
            <text:p>-75</text:p>
          </table:table-cell>
          <table:table-cell office:value-type="float" office:value="-34.85" calcext:value-type="float">
            <text:p>-34.85</text:p>
          </table:table-cell>
          <table:table-cell table:number-columns-repeated="5"/>
          <table:table-cell table:formula="of:=ROW()" office:value-type="float" office:value="22" calcext:value-type="float">
            <text:p>22</text:p>
          </table:table-cell>
          <table:table-cell table:style-name="ce1" table:formula="of:=AVERAGEIF([.$A$1:.$A$3639];ROW();[.B$1:.B$3639])" office:value-type="float" office:value="-33.7" calcext:value-type="float">
            <text:p>-33.7</text:p>
          </table:table-cell>
          <table:table-cell table:style-name="ce1" table:formula="of:=AVERAGEIF([.$A$1:.$A$3639];ROW();[.C$1:.C$3639])" office:value-type="float" office:value="-79.9" calcext:value-type="float">
            <text:p>-79.9</text:p>
          </table:table-cell>
          <table:table-cell table:style-name="ce1" table:formula="of:=AVERAGEIF([.$A$1:.$A$3639];ROW();[.D$1:.D$3639])" office:value-type="float" office:value="-41.255" calcext:value-type="float">
            <text:p>-41.2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-67" calcext:value-type="float">
            <text:p>-67</text:p>
          </table:table-cell>
          <table:table-cell office:value-type="float" office:value="-33.54" calcext:value-type="float">
            <text:p>-33.54</text:p>
          </table:table-cell>
          <table:table-cell table:number-columns-repeated="5"/>
          <table:table-cell table:formula="of:=ROW()" office:value-type="float" office:value="23" calcext:value-type="float">
            <text:p>23</text:p>
          </table:table-cell>
          <table:table-cell table:style-name="ce1" table:formula="of:=AVERAGEIF([.$A$1:.$A$3639];ROW();[.B$1:.B$3639])" office:value-type="float" office:value="-32.3" calcext:value-type="float">
            <text:p>-32.3</text:p>
          </table:table-cell>
          <table:table-cell table:style-name="ce1" table:formula="of:=AVERAGEIF([.$A$1:.$A$3639];ROW();[.C$1:.C$3639])" office:value-type="float" office:value="-65.4" calcext:value-type="float">
            <text:p>-65.4</text:p>
          </table:table-cell>
          <table:table-cell table:style-name="ce1" table:formula="of:=AVERAGEIF([.$A$1:.$A$3639];ROW();[.D$1:.D$3639])" office:value-type="float" office:value="-39.727" calcext:value-type="float">
            <text:p>-39.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32.37" calcext:value-type="float">
            <text:p>-32.37</text:p>
          </table:table-cell>
          <table:table-cell table:number-columns-repeated="5"/>
          <table:table-cell table:formula="of:=ROW()" office:value-type="float" office:value="24" calcext:value-type="float">
            <text:p>24</text:p>
          </table:table-cell>
          <table:table-cell table:style-name="ce1" table:formula="of:=AVERAGEIF([.$A$1:.$A$3639];ROW();[.B$1:.B$3639])" office:value-type="float" office:value="-32" calcext:value-type="float">
            <text:p>-32</text:p>
          </table:table-cell>
          <table:table-cell table:style-name="ce1" table:formula="of:=AVERAGEIF([.$A$1:.$A$3639];ROW();[.C$1:.C$3639])" office:value-type="float" office:value="-70.3" calcext:value-type="float">
            <text:p>-70.3</text:p>
          </table:table-cell>
          <table:table-cell table:style-name="ce1" table:formula="of:=AVERAGEIF([.$A$1:.$A$3639];ROW();[.D$1:.D$3639])" office:value-type="float" office:value="-38.606" calcext:value-type="float">
            <text:p>-38.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" calcext:value-type="float">
            <text:p>-29</text:p>
          </table:table-cell>
          <table:table-cell office:value-type="float" office:value="-74" calcext:value-type="float">
            <text:p>-74</text:p>
          </table:table-cell>
          <table:table-cell office:value-type="float" office:value="-32.84" calcext:value-type="float">
            <text:p>-32.84</text:p>
          </table:table-cell>
          <table:table-cell table:number-columns-repeated="5"/>
          <table:table-cell table:formula="of:=ROW()" office:value-type="float" office:value="25" calcext:value-type="float">
            <text:p>25</text:p>
          </table:table-cell>
          <table:table-cell table:style-name="ce1" table:formula="of:=AVERAGEIF([.$A$1:.$A$3639];ROW();[.B$1:.B$3639])" office:value-type="float" office:value="-31.7" calcext:value-type="float">
            <text:p>-31.7</text:p>
          </table:table-cell>
          <table:table-cell table:style-name="ce1" table:formula="of:=AVERAGEIF([.$A$1:.$A$3639];ROW();[.C$1:.C$3639])" office:value-type="float" office:value="-70.9" calcext:value-type="float">
            <text:p>-70.9</text:p>
          </table:table-cell>
          <table:table-cell table:style-name="ce1" table:formula="of:=AVERAGEIF([.$A$1:.$A$3639];ROW();[.D$1:.D$3639])" office:value-type="float" office:value="-37.246" calcext:value-type="float">
            <text:p>-37.2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32.25" calcext:value-type="float">
            <text:p>-32.25</text:p>
          </table:table-cell>
          <table:table-cell table:number-columns-repeated="5"/>
          <table:table-cell table:formula="of:=ROW()" office:value-type="float" office:value="26" calcext:value-type="float">
            <text:p>26</text:p>
          </table:table-cell>
          <table:table-cell table:style-name="ce1" table:formula="of:=AVERAGEIF([.$A$1:.$A$3639];ROW();[.B$1:.B$3639])" office:value-type="float" office:value="-30.8" calcext:value-type="float">
            <text:p>-30.8</text:p>
          </table:table-cell>
          <table:table-cell table:style-name="ce1" table:formula="of:=AVERAGEIF([.$A$1:.$A$3639];ROW();[.C$1:.C$3639])" office:value-type="float" office:value="-62.8" calcext:value-type="float">
            <text:p>-62.8</text:p>
          </table:table-cell>
          <table:table-cell table:style-name="ce1" table:formula="of:=AVERAGEIF([.$A$1:.$A$3639];ROW();[.D$1:.D$3639])" office:value-type="float" office:value="-35.787" calcext:value-type="float">
            <text:p>-35.7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9" calcext:value-type="float">
            <text:p>-29</text:p>
          </table:table-cell>
          <table:table-cell office:value-type="float" office:value="-65" calcext:value-type="float">
            <text:p>-65</text:p>
          </table:table-cell>
          <table:table-cell office:value-type="float" office:value="-31.41" calcext:value-type="float">
            <text:p>-31.41</text:p>
          </table:table-cell>
          <table:table-cell table:number-columns-repeated="5"/>
          <table:table-cell table:formula="of:=ROW()" office:value-type="float" office:value="27" calcext:value-type="float">
            <text:p>27</text:p>
          </table:table-cell>
          <table:table-cell table:style-name="ce1" table:formula="of:=AVERAGEIF([.$A$1:.$A$3639];ROW();[.B$1:.B$3639])" office:value-type="float" office:value="-30" calcext:value-type="float">
            <text:p>-30</text:p>
          </table:table-cell>
          <table:table-cell table:style-name="ce1" table:formula="of:=AVERAGEIF([.$A$1:.$A$3639];ROW();[.C$1:.C$3639])" office:value-type="float" office:value="-68" calcext:value-type="float">
            <text:p>-68</text:p>
          </table:table-cell>
          <table:table-cell table:style-name="ce1" table:formula="of:=AVERAGEIF([.$A$1:.$A$3639];ROW();[.D$1:.D$3639])" office:value-type="float" office:value="-34.93" calcext:value-type="float">
            <text:p>-34.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66" calcext:value-type="float">
            <text:p>-66</text:p>
          </table:table-cell>
          <table:table-cell office:value-type="float" office:value="-30.72" calcext:value-type="float">
            <text:p>-30.72</text:p>
          </table:table-cell>
          <table:table-cell table:number-columns-repeated="5"/>
          <table:table-cell table:formula="of:=ROW()" office:value-type="float" office:value="28" calcext:value-type="float">
            <text:p>28</text:p>
          </table:table-cell>
          <table:table-cell table:style-name="ce1" table:formula="of:=AVERAGEIF([.$A$1:.$A$3639];ROW();[.B$1:.B$3639])" office:value-type="float" office:value="-28.1" calcext:value-type="float">
            <text:p>-28.1</text:p>
          </table:table-cell>
          <table:table-cell table:style-name="ce1" table:formula="of:=AVERAGEIF([.$A$1:.$A$3639];ROW();[.C$1:.C$3639])" office:value-type="float" office:value="-64.4" calcext:value-type="float">
            <text:p>-64.4</text:p>
          </table:table-cell>
          <table:table-cell table:style-name="ce1" table:formula="of:=AVERAGEIF([.$A$1:.$A$3639];ROW();[.D$1:.D$3639])" office:value-type="float" office:value="-33.734" calcext:value-type="float">
            <text:p>-33.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-29.55" calcext:value-type="float">
            <text:p>-29.55</text:p>
          </table:table-cell>
          <table:table-cell table:number-columns-repeated="5"/>
          <table:table-cell table:formula="of:=ROW()" office:value-type="float" office:value="29" calcext:value-type="float">
            <text:p>29</text:p>
          </table:table-cell>
          <table:table-cell table:style-name="ce1" table:formula="of:=AVERAGEIF([.$A$1:.$A$3639];ROW();[.B$1:.B$3639])" office:value-type="float" office:value="-27.4" calcext:value-type="float">
            <text:p>-27.4</text:p>
          </table:table-cell>
          <table:table-cell table:style-name="ce1" table:formula="of:=AVERAGEIF([.$A$1:.$A$3639];ROW();[.C$1:.C$3639])" office:value-type="float" office:value="-61.5" calcext:value-type="float">
            <text:p>-61.5</text:p>
          </table:table-cell>
          <table:table-cell table:style-name="ce1" table:formula="of:=AVERAGEIF([.$A$1:.$A$3639];ROW();[.D$1:.D$3639])" office:value-type="float" office:value="-32.757" calcext:value-type="float">
            <text:p>-32.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float" office:value="-56" calcext:value-type="float">
            <text:p>-56</text:p>
          </table:table-cell>
          <table:table-cell office:value-type="float" office:value="-29.24" calcext:value-type="float">
            <text:p>-29.24</text:p>
          </table:table-cell>
          <table:table-cell table:number-columns-repeated="5"/>
          <table:table-cell table:formula="of:=ROW()" office:value-type="float" office:value="30" calcext:value-type="float">
            <text:p>30</text:p>
          </table:table-cell>
          <table:table-cell table:style-name="ce1" table:formula="of:=AVERAGEIF([.$A$1:.$A$3639];ROW();[.B$1:.B$3639])" office:value-type="float" office:value="-26.8" calcext:value-type="float">
            <text:p>-26.8</text:p>
          </table:table-cell>
          <table:table-cell table:style-name="ce1" table:formula="of:=AVERAGEIF([.$A$1:.$A$3639];ROW();[.C$1:.C$3639])" office:value-type="float" office:value="-64.6" calcext:value-type="float">
            <text:p>-64.6</text:p>
          </table:table-cell>
          <table:table-cell table:style-name="ce1" table:formula="of:=AVERAGEIF([.$A$1:.$A$3639];ROW();[.D$1:.D$3639])" office:value-type="float" office:value="-32.067" calcext:value-type="float">
            <text:p>-32.0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  <table:table-cell office:value-type="float" office:value="-64" calcext:value-type="float">
            <text:p>-64</text:p>
          </table:table-cell>
          <table:table-cell office:value-type="float" office:value="-29.55" calcext:value-type="float">
            <text:p>-29.55</text:p>
          </table:table-cell>
          <table:table-cell table:number-columns-repeated="5"/>
          <table:table-cell table:formula="of:=ROW()" office:value-type="float" office:value="31" calcext:value-type="float">
            <text:p>31</text:p>
          </table:table-cell>
          <table:table-cell table:style-name="ce1" table:formula="of:=AVERAGEIF([.$A$1:.$A$3639];ROW();[.B$1:.B$3639])" office:value-type="float" office:value="-25.6" calcext:value-type="float">
            <text:p>-25.6</text:p>
          </table:table-cell>
          <table:table-cell table:style-name="ce1" table:formula="of:=AVERAGEIF([.$A$1:.$A$3639];ROW();[.C$1:.C$3639])" office:value-type="float" office:value="-61.3" calcext:value-type="float">
            <text:p>-61.3</text:p>
          </table:table-cell>
          <table:table-cell table:style-name="ce1" table:formula="of:=AVERAGEIF([.$A$1:.$A$3639];ROW();[.D$1:.D$3639])" office:value-type="float" office:value="-31.531" calcext:value-type="float">
            <text:p>-31.5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-28.9" calcext:value-type="float">
            <text:p>-28.9</text:p>
          </table:table-cell>
          <table:table-cell table:number-columns-repeated="5"/>
          <table:table-cell table:formula="of:=ROW()" office:value-type="float" office:value="32" calcext:value-type="float">
            <text:p>32</text:p>
          </table:table-cell>
          <table:table-cell table:style-name="ce1" table:formula="of:=AVERAGEIF([.$A$1:.$A$3639];ROW();[.B$1:.B$3639])" office:value-type="float" office:value="-25.2" calcext:value-type="float">
            <text:p>-25.2</text:p>
          </table:table-cell>
          <table:table-cell table:style-name="ce1" table:formula="of:=AVERAGEIF([.$A$1:.$A$3639];ROW();[.C$1:.C$3639])" office:value-type="float" office:value="-61.4" calcext:value-type="float">
            <text:p>-61.4</text:p>
          </table:table-cell>
          <table:table-cell table:style-name="ce1" table:formula="of:=AVERAGEIF([.$A$1:.$A$3639];ROW();[.D$1:.D$3639])" office:value-type="float" office:value="-30.69" calcext:value-type="float">
            <text:p>-30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3" calcext:value-type="float">
            <text:p>-23</text:p>
          </table:table-cell>
          <table:table-cell office:value-type="float" office:value="-56" calcext:value-type="float">
            <text:p>-56</text:p>
          </table:table-cell>
          <table:table-cell office:value-type="float" office:value="-28.62" calcext:value-type="float">
            <text:p>-28.62</text:p>
          </table:table-cell>
          <table:table-cell table:number-columns-repeated="5"/>
          <table:table-cell table:formula="of:=ROW()" office:value-type="float" office:value="33" calcext:value-type="float">
            <text:p>33</text:p>
          </table:table-cell>
          <table:table-cell table:style-name="ce1" table:formula="of:=AVERAGEIF([.$A$1:.$A$3639];ROW();[.B$1:.B$3639])" office:value-type="float" office:value="-24.8" calcext:value-type="float">
            <text:p>-24.8</text:p>
          </table:table-cell>
          <table:table-cell table:style-name="ce1" table:formula="of:=AVERAGEIF([.$A$1:.$A$3639];ROW();[.C$1:.C$3639])" office:value-type="float" office:value="-60.2" calcext:value-type="float">
            <text:p>-60.2</text:p>
          </table:table-cell>
          <table:table-cell table:style-name="ce1" table:formula="of:=AVERAGEIF([.$A$1:.$A$3639];ROW();[.D$1:.D$3639])" office:value-type="float" office:value="-30.134" calcext:value-type="float">
            <text:p>-30.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0" calcext:value-type="float">
            <text:p>-20</text:p>
          </table:table-cell>
          <table:table-cell office:value-type="float" office:value="-59" calcext:value-type="float">
            <text:p>-59</text:p>
          </table:table-cell>
          <table:table-cell office:value-type="float" office:value="-27.81" calcext:value-type="float">
            <text:p>-27.81</text:p>
          </table:table-cell>
          <table:table-cell table:number-columns-repeated="5"/>
          <table:table-cell table:formula="of:=ROW()" office:value-type="float" office:value="34" calcext:value-type="float">
            <text:p>34</text:p>
          </table:table-cell>
          <table:table-cell table:style-name="ce1" table:formula="of:=AVERAGEIF([.$A$1:.$A$3639];ROW();[.B$1:.B$3639])" office:value-type="float" office:value="-23.8" calcext:value-type="float">
            <text:p>-23.8</text:p>
          </table:table-cell>
          <table:table-cell table:style-name="ce1" table:formula="of:=AVERAGEIF([.$A$1:.$A$3639];ROW();[.C$1:.C$3639])" office:value-type="float" office:value="-61.3" calcext:value-type="float">
            <text:p>-61.3</text:p>
          </table:table-cell>
          <table:table-cell table:style-name="ce1" table:formula="of:=AVERAGEIF([.$A$1:.$A$3639];ROW();[.D$1:.D$3639])" office:value-type="float" office:value="-29.411" calcext:value-type="float">
            <text:p>-29.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-76" calcext:value-type="float">
            <text:p>-76</text:p>
          </table:table-cell>
          <table:table-cell office:value-type="float" office:value="-28.02" calcext:value-type="float">
            <text:p>-28.02</text:p>
          </table:table-cell>
          <table:table-cell table:number-columns-repeated="5"/>
          <table:table-cell table:formula="of:=ROW()" office:value-type="float" office:value="35" calcext:value-type="float">
            <text:p>35</text:p>
          </table:table-cell>
          <table:table-cell table:style-name="ce1" table:formula="of:=AVERAGEIF([.$A$1:.$A$3639];ROW();[.B$1:.B$3639])" office:value-type="float" office:value="-23.2" calcext:value-type="float">
            <text:p>-23.2</text:p>
          </table:table-cell>
          <table:table-cell table:style-name="ce1" table:formula="of:=AVERAGEIF([.$A$1:.$A$3639];ROW();[.C$1:.C$3639])" office:value-type="float" office:value="-61.7" calcext:value-type="float">
            <text:p>-61.7</text:p>
          </table:table-cell>
          <table:table-cell table:style-name="ce1" table:formula="of:=AVERAGEIF([.$A$1:.$A$3639];ROW();[.D$1:.D$3639])" office:value-type="float" office:value="-28.863" calcext:value-type="float">
            <text:p>-28.8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  <table:table-cell office:value-type="float" office:value="-64" calcext:value-type="float">
            <text:p>-64</text:p>
          </table:table-cell>
          <table:table-cell office:value-type="float" office:value="-26.82" calcext:value-type="float">
            <text:p>-26.82</text:p>
          </table:table-cell>
          <table:table-cell table:number-columns-repeated="5"/>
          <table:table-cell table:formula="of:=ROW()" office:value-type="float" office:value="36" calcext:value-type="float">
            <text:p>36</text:p>
          </table:table-cell>
          <table:table-cell table:style-name="ce1" table:formula="of:=AVERAGEIF([.$A$1:.$A$3639];ROW();[.B$1:.B$3639])" office:value-type="float" office:value="-23" calcext:value-type="float">
            <text:p>-23</text:p>
          </table:table-cell>
          <table:table-cell table:style-name="ce1" table:formula="of:=AVERAGEIF([.$A$1:.$A$3639];ROW();[.C$1:.C$3639])" office:value-type="float" office:value="-58.5" calcext:value-type="float">
            <text:p>-58.5</text:p>
          </table:table-cell>
          <table:table-cell table:style-name="ce1" table:formula="of:=AVERAGEIF([.$A$1:.$A$3639];ROW();[.D$1:.D$3639])" office:value-type="float" office:value="-27.55" calcext:value-type="float">
            <text:p>-27.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0" calcext:value-type="float">
            <text:p>-20</text:p>
          </table:table-cell>
          <table:table-cell office:value-type="float" office:value="-45" calcext:value-type="float">
            <text:p>-45</text:p>
          </table:table-cell>
          <table:table-cell office:value-type="float" office:value="-25.14" calcext:value-type="float">
            <text:p>-25.14</text:p>
          </table:table-cell>
          <table:table-cell table:number-columns-repeated="5"/>
          <table:table-cell table:formula="of:=ROW()" office:value-type="float" office:value="37" calcext:value-type="float">
            <text:p>37</text:p>
          </table:table-cell>
          <table:table-cell table:style-name="ce1" table:formula="of:=AVERAGEIF([.$A$1:.$A$3639];ROW();[.B$1:.B$3639])" office:value-type="float" office:value="-22.7" calcext:value-type="float">
            <text:p>-22.7</text:p>
          </table:table-cell>
          <table:table-cell table:style-name="ce1" table:formula="of:=AVERAGEIF([.$A$1:.$A$3639];ROW();[.C$1:.C$3639])" office:value-type="float" office:value="-61.9" calcext:value-type="float">
            <text:p>-61.9</text:p>
          </table:table-cell>
          <table:table-cell table:style-name="ce1" table:formula="of:=AVERAGEIF([.$A$1:.$A$3639];ROW();[.D$1:.D$3639])" office:value-type="float" office:value="-26.384" calcext:value-type="float">
            <text:p>-26.3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  <table:table-cell office:value-type="float" office:value="-54" calcext:value-type="float">
            <text:p>-54</text:p>
          </table:table-cell>
          <table:table-cell office:value-type="float" office:value="-24.93" calcext:value-type="float">
            <text:p>-24.93</text:p>
          </table:table-cell>
          <table:table-cell table:number-columns-repeated="5"/>
          <table:table-cell table:formula="of:=ROW()" office:value-type="float" office:value="38" calcext:value-type="float">
            <text:p>38</text:p>
          </table:table-cell>
          <table:table-cell table:style-name="ce1" table:formula="of:=AVERAGEIF([.$A$1:.$A$3639];ROW();[.B$1:.B$3639])" office:value-type="float" office:value="-22.3" calcext:value-type="float">
            <text:p>-22.3</text:p>
          </table:table-cell>
          <table:table-cell table:style-name="ce1" table:formula="of:=AVERAGEIF([.$A$1:.$A$3639];ROW();[.C$1:.C$3639])" office:value-type="float" office:value="-55.7" calcext:value-type="float">
            <text:p>-55.7</text:p>
          </table:table-cell>
          <table:table-cell table:style-name="ce1" table:formula="of:=AVERAGEIF([.$A$1:.$A$3639];ROW();[.D$1:.D$3639])" office:value-type="float" office:value="-25.443" calcext:value-type="float">
            <text:p>-25.4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0" calcext:value-type="float">
            <text:p>-20</text:p>
          </table:table-cell>
          <table:table-cell office:value-type="float" office:value="-52" calcext:value-type="float">
            <text:p>-52</text:p>
          </table:table-cell>
          <table:table-cell office:value-type="float" office:value="-24.42" calcext:value-type="float">
            <text:p>-24.42</text:p>
          </table:table-cell>
          <table:table-cell table:number-columns-repeated="5"/>
          <table:table-cell table:formula="of:=ROW()" office:value-type="float" office:value="39" calcext:value-type="float">
            <text:p>39</text:p>
          </table:table-cell>
          <table:table-cell table:style-name="ce1" table:formula="of:=AVERAGEIF([.$A$1:.$A$3639];ROW();[.B$1:.B$3639])" office:value-type="float" office:value="-21.9" calcext:value-type="float">
            <text:p>-21.9</text:p>
          </table:table-cell>
          <table:table-cell table:style-name="ce1" table:formula="of:=AVERAGEIF([.$A$1:.$A$3639];ROW();[.C$1:.C$3639])" office:value-type="float" office:value="-59.2" calcext:value-type="float">
            <text:p>-59.2</text:p>
          </table:table-cell>
          <table:table-cell table:style-name="ce1" table:formula="of:=AVERAGEIF([.$A$1:.$A$3639];ROW();[.D$1:.D$3639])" office:value-type="float" office:value="-24.858" calcext:value-type="float">
            <text:p>-24.8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67" calcext:value-type="float">
            <text:p>-67</text:p>
          </table:table-cell>
          <table:table-cell office:value-type="float" office:value="-23.1" calcext:value-type="float">
            <text:p>-23.1</text:p>
          </table:table-cell>
          <table:table-cell table:number-columns-repeated="5"/>
          <table:table-cell table:formula="of:=ROW()" office:value-type="float" office:value="40" calcext:value-type="float">
            <text:p>40</text:p>
          </table:table-cell>
          <table:table-cell table:style-name="ce1" table:formula="of:=AVERAGEIF([.$A$1:.$A$3639];ROW();[.B$1:.B$3639])" office:value-type="float" office:value="-21.5" calcext:value-type="float">
            <text:p>-21.5</text:p>
          </table:table-cell>
          <table:table-cell table:style-name="ce1" table:formula="of:=AVERAGEIF([.$A$1:.$A$3639];ROW();[.C$1:.C$3639])" office:value-type="float" office:value="-52.5" calcext:value-type="float">
            <text:p>-52.5</text:p>
          </table:table-cell>
          <table:table-cell table:style-name="ce1" table:formula="of:=AVERAGEIF([.$A$1:.$A$3639];ROW();[.D$1:.D$3639])" office:value-type="float" office:value="-24.177" calcext:value-type="float">
            <text:p>-24.1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" calcext:value-type="float">
            <text:p>-20</text:p>
          </table:table-cell>
          <table:table-cell office:value-type="float" office:value="-43" calcext:value-type="float">
            <text:p>-43</text:p>
          </table:table-cell>
          <table:table-cell office:value-type="float" office:value="-20.48" calcext:value-type="float">
            <text:p>-20.48</text:p>
          </table:table-cell>
          <table:table-cell table:number-columns-repeated="5"/>
          <table:table-cell table:formula="of:=ROW()" office:value-type="float" office:value="41" calcext:value-type="float">
            <text:p>41</text:p>
          </table:table-cell>
          <table:table-cell table:style-name="ce1" table:formula="of:=AVERAGEIF([.$A$1:.$A$3639];ROW();[.B$1:.B$3639])" office:value-type="float" office:value="-20.3" calcext:value-type="float">
            <text:p>-20.3</text:p>
          </table:table-cell>
          <table:table-cell table:style-name="ce1" table:formula="of:=AVERAGEIF([.$A$1:.$A$3639];ROW();[.C$1:.C$3639])" office:value-type="float" office:value="-58.8" calcext:value-type="float">
            <text:p>-58.8</text:p>
          </table:table-cell>
          <table:table-cell table:style-name="ce1" table:formula="of:=AVERAGEIF([.$A$1:.$A$3639];ROW();[.D$1:.D$3639])" office:value-type="float" office:value="-23.807" calcext:value-type="float">
            <text:p>-23.8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20.8" calcext:value-type="float">
            <text:p>-20.8</text:p>
          </table:table-cell>
          <table:table-cell table:number-columns-repeated="5"/>
          <table:table-cell table:formula="of:=ROW()" office:value-type="float" office:value="42" calcext:value-type="float">
            <text:p>42</text:p>
          </table:table-cell>
          <table:table-cell table:style-name="ce1" table:formula="of:=AVERAGEIF([.$A$1:.$A$3639];ROW();[.B$1:.B$3639])" office:value-type="float" office:value="-19.4" calcext:value-type="float">
            <text:p>-19.4</text:p>
          </table:table-cell>
          <table:table-cell table:style-name="ce1" table:formula="of:=AVERAGEIF([.$A$1:.$A$3639];ROW();[.C$1:.C$3639])" office:value-type="float" office:value="-59.2" calcext:value-type="float">
            <text:p>-59.2</text:p>
          </table:table-cell>
          <table:table-cell table:style-name="ce1" table:formula="of:=AVERAGEIF([.$A$1:.$A$3639];ROW();[.D$1:.D$3639])" office:value-type="float" office:value="-23.504" calcext:value-type="float">
            <text:p>-23.5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-45" calcext:value-type="float">
            <text:p>-45</text:p>
          </table:table-cell>
          <table:table-cell office:value-type="float" office:value="-20.76" calcext:value-type="float">
            <text:p>-20.76</text:p>
          </table:table-cell>
          <table:table-cell table:number-columns-repeated="5"/>
          <table:table-cell table:formula="of:=ROW()" office:value-type="float" office:value="43" calcext:value-type="float">
            <text:p>43</text:p>
          </table:table-cell>
          <table:table-cell table:style-name="ce1" table:formula="of:=AVERAGEIF([.$A$1:.$A$3639];ROW();[.B$1:.B$3639])" office:value-type="float" office:value="-19.1" calcext:value-type="float">
            <text:p>-19.1</text:p>
          </table:table-cell>
          <table:table-cell table:style-name="ce1" table:formula="of:=AVERAGEIF([.$A$1:.$A$3639];ROW();[.C$1:.C$3639])" office:value-type="float" office:value="-57.6" calcext:value-type="float">
            <text:p>-57.6</text:p>
          </table:table-cell>
          <table:table-cell table:style-name="ce1" table:formula="of:=AVERAGEIF([.$A$1:.$A$3639];ROW();[.D$1:.D$3639])" office:value-type="float" office:value="-23.217" calcext:value-type="float">
            <text:p>-23.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1.01" calcext:value-type="float">
            <text:p>-21.01</text:p>
          </table:table-cell>
          <table:table-cell table:number-columns-repeated="5"/>
          <table:table-cell table:formula="of:=ROW()" office:value-type="float" office:value="44" calcext:value-type="float">
            <text:p>44</text:p>
          </table:table-cell>
          <table:table-cell table:style-name="ce1" table:formula="of:=AVERAGEIF([.$A$1:.$A$3639];ROW();[.B$1:.B$3639])" office:value-type="float" office:value="-19.1" calcext:value-type="float">
            <text:p>-19.1</text:p>
          </table:table-cell>
          <table:table-cell table:style-name="ce1" table:formula="of:=AVERAGEIF([.$A$1:.$A$3639];ROW();[.C$1:.C$3639])" office:value-type="float" office:value="-58.8" calcext:value-type="float">
            <text:p>-58.8</text:p>
          </table:table-cell>
          <table:table-cell table:style-name="ce1" table:formula="of:=AVERAGEIF([.$A$1:.$A$3639];ROW();[.D$1:.D$3639])" office:value-type="float" office:value="-22.88" calcext:value-type="float">
            <text:p>-22.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  <table:table-cell office:value-type="float" office:value="-50" calcext:value-type="float">
            <text:p>-50</text:p>
          </table:table-cell>
          <table:table-cell office:value-type="float" office:value="-20.69" calcext:value-type="float">
            <text:p>-20.69</text:p>
          </table:table-cell>
          <table:table-cell table:number-columns-repeated="5"/>
          <table:table-cell table:formula="of:=ROW()" office:value-type="float" office:value="45" calcext:value-type="float">
            <text:p>45</text:p>
          </table:table-cell>
          <table:table-cell table:style-name="ce1" table:formula="of:=AVERAGEIF([.$A$1:.$A$3639];ROW();[.B$1:.B$3639])" office:value-type="float" office:value="-18.9" calcext:value-type="float">
            <text:p>-18.9</text:p>
          </table:table-cell>
          <table:table-cell table:style-name="ce1" table:formula="of:=AVERAGEIF([.$A$1:.$A$3639];ROW();[.C$1:.C$3639])" office:value-type="float" office:value="-52.6" calcext:value-type="float">
            <text:p>-52.6</text:p>
          </table:table-cell>
          <table:table-cell table:style-name="ce1" table:formula="of:=AVERAGEIF([.$A$1:.$A$3639];ROW();[.D$1:.D$3639])" office:value-type="float" office:value="-22.393" calcext:value-type="float">
            <text:p>-22.3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" calcext:value-type="float">
            <text:p>-16</text:p>
          </table:table-cell>
          <table:table-cell office:value-type="float" office:value="-50" calcext:value-type="float">
            <text:p>-50</text:p>
          </table:table-cell>
          <table:table-cell office:value-type="float" office:value="-20.74" calcext:value-type="float">
            <text:p>-20.74</text:p>
          </table:table-cell>
          <table:table-cell table:number-columns-repeated="5"/>
          <table:table-cell table:formula="of:=ROW()" office:value-type="float" office:value="46" calcext:value-type="float">
            <text:p>46</text:p>
          </table:table-cell>
          <table:table-cell table:style-name="ce1" table:formula="of:=AVERAGEIF([.$A$1:.$A$3639];ROW();[.B$1:.B$3639])" office:value-type="float" office:value="-18.7" calcext:value-type="float">
            <text:p>-18.7</text:p>
          </table:table-cell>
          <table:table-cell table:style-name="ce1" table:formula="of:=AVERAGEIF([.$A$1:.$A$3639];ROW();[.C$1:.C$3639])" office:value-type="float" office:value="-57.5" calcext:value-type="float">
            <text:p>-57.5</text:p>
          </table:table-cell>
          <table:table-cell table:style-name="ce1" table:formula="of:=AVERAGEIF([.$A$1:.$A$3639];ROW();[.D$1:.D$3639])" office:value-type="float" office:value="-21.933" calcext:value-type="float">
            <text:p>-21.9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0.42" calcext:value-type="float">
            <text:p>-20.42</text:p>
          </table:table-cell>
          <table:table-cell table:number-columns-repeated="5"/>
          <table:table-cell table:formula="of:=ROW()" office:value-type="float" office:value="47" calcext:value-type="float">
            <text:p>47</text:p>
          </table:table-cell>
          <table:table-cell table:style-name="ce1" table:formula="of:=AVERAGEIF([.$A$1:.$A$3639];ROW();[.B$1:.B$3639])" office:value-type="float" office:value="-18.1" calcext:value-type="float">
            <text:p>-18.1</text:p>
          </table:table-cell>
          <table:table-cell table:style-name="ce1" table:formula="of:=AVERAGEIF([.$A$1:.$A$3639];ROW();[.C$1:.C$3639])" office:value-type="float" office:value="-54" calcext:value-type="float">
            <text:p>-54</text:p>
          </table:table-cell>
          <table:table-cell table:style-name="ce1" table:formula="of:=AVERAGEIF([.$A$1:.$A$3639];ROW();[.D$1:.D$3639])" office:value-type="float" office:value="-21.374" calcext:value-type="float">
            <text:p>-21.3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19.74" calcext:value-type="float">
            <text:p>-19.74</text:p>
          </table:table-cell>
          <table:table-cell table:number-columns-repeated="5"/>
          <table:table-cell table:formula="of:=ROW()" office:value-type="float" office:value="48" calcext:value-type="float">
            <text:p>48</text:p>
          </table:table-cell>
          <table:table-cell table:style-name="ce1" table:formula="of:=AVERAGEIF([.$A$1:.$A$3639];ROW();[.B$1:.B$3639])" office:value-type="float" office:value="-17.3" calcext:value-type="float">
            <text:p>-17.3</text:p>
          </table:table-cell>
          <table:table-cell table:style-name="ce1" table:formula="of:=AVERAGEIF([.$A$1:.$A$3639];ROW();[.C$1:.C$3639])" office:value-type="float" office:value="-53.9" calcext:value-type="float">
            <text:p>-53.9</text:p>
          </table:table-cell>
          <table:table-cell table:style-name="ce1" table:formula="of:=AVERAGEIF([.$A$1:.$A$3639];ROW();[.D$1:.D$3639])" office:value-type="float" office:value="-20.812" calcext:value-type="float">
            <text:p>-20.8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-58" calcext:value-type="float">
            <text:p>-58</text:p>
          </table:table-cell>
          <table:table-cell office:value-type="float" office:value="-18.5" calcext:value-type="float">
            <text:p>-18.5</text:p>
          </table:table-cell>
          <table:table-cell table:number-columns-repeated="5"/>
          <table:table-cell table:formula="of:=ROW()" office:value-type="float" office:value="49" calcext:value-type="float">
            <text:p>49</text:p>
          </table:table-cell>
          <table:table-cell table:style-name="ce1" table:formula="of:=AVERAGEIF([.$A$1:.$A$3639];ROW();[.B$1:.B$3639])" office:value-type="float" office:value="-16.8" calcext:value-type="float">
            <text:p>-16.8</text:p>
          </table:table-cell>
          <table:table-cell table:style-name="ce1" table:formula="of:=AVERAGEIF([.$A$1:.$A$3639];ROW();[.C$1:.C$3639])" office:value-type="float" office:value="-48.6" calcext:value-type="float">
            <text:p>-48.6</text:p>
          </table:table-cell>
          <table:table-cell table:style-name="ce1" table:formula="of:=AVERAGEIF([.$A$1:.$A$3639];ROW();[.D$1:.D$3639])" office:value-type="float" office:value="-20.032" calcext:value-type="float">
            <text:p>-20.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office:value-type="float" office:value="-59" calcext:value-type="float">
            <text:p>-59</text:p>
          </table:table-cell>
          <table:table-cell office:value-type="float" office:value="-17.18" calcext:value-type="float">
            <text:p>-17.18</text:p>
          </table:table-cell>
          <table:table-cell table:number-columns-repeated="5"/>
          <table:table-cell table:formula="of:=ROW()" office:value-type="float" office:value="50" calcext:value-type="float">
            <text:p>50</text:p>
          </table:table-cell>
          <table:table-cell table:style-name="ce1" table:formula="of:=AVERAGEIF([.$A$1:.$A$3639];ROW();[.B$1:.B$3639])" office:value-type="float" office:value="-16.6" calcext:value-type="float">
            <text:p>-16.6</text:p>
          </table:table-cell>
          <table:table-cell table:style-name="ce1" table:formula="of:=AVERAGEIF([.$A$1:.$A$3639];ROW();[.C$1:.C$3639])" office:value-type="float" office:value="-56.1" calcext:value-type="float">
            <text:p>-56.1</text:p>
          </table:table-cell>
          <table:table-cell table:style-name="ce1" table:formula="of:=AVERAGEIF([.$A$1:.$A$3639];ROW();[.D$1:.D$3639])" office:value-type="float" office:value="-19.875" calcext:value-type="float">
            <text:p>-19.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17.04" calcext:value-type="float">
            <text:p>-17.04</text:p>
          </table:table-cell>
          <table:table-cell table:number-columns-repeated="5"/>
          <table:table-cell table:formula="of:=ROW()" office:value-type="float" office:value="51" calcext:value-type="float">
            <text:p>51</text:p>
          </table:table-cell>
          <table:table-cell table:style-name="ce1" table:formula="of:=AVERAGEIF([.$A$1:.$A$3639];ROW();[.B$1:.B$3639])" office:value-type="float" office:value="-16.2" calcext:value-type="float">
            <text:p>-16.2</text:p>
          </table:table-cell>
          <table:table-cell table:style-name="ce1" table:formula="of:=AVERAGEIF([.$A$1:.$A$3639];ROW();[.C$1:.C$3639])" office:value-type="float" office:value="-53" calcext:value-type="float">
            <text:p>-53</text:p>
          </table:table-cell>
          <table:table-cell table:style-name="ce1" table:formula="of:=AVERAGEIF([.$A$1:.$A$3639];ROW();[.D$1:.D$3639])" office:value-type="float" office:value="-19.579" calcext:value-type="float">
            <text:p>-19.5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-59" calcext:value-type="float">
            <text:p>-59</text:p>
          </table:table-cell>
          <table:table-cell office:value-type="float" office:value="-16.69" calcext:value-type="float">
            <text:p>-16.69</text:p>
          </table:table-cell>
          <table:table-cell table:number-columns-repeated="5"/>
          <table:table-cell table:formula="of:=ROW()" office:value-type="float" office:value="52" calcext:value-type="float">
            <text:p>52</text:p>
          </table:table-cell>
          <table:table-cell table:style-name="ce1" table:formula="of:=AVERAGEIF([.$A$1:.$A$3639];ROW();[.B$1:.B$3639])" office:value-type="float" office:value="-16" calcext:value-type="float">
            <text:p>-16</text:p>
          </table:table-cell>
          <table:table-cell table:style-name="ce1" table:formula="of:=AVERAGEIF([.$A$1:.$A$3639];ROW();[.C$1:.C$3639])" office:value-type="float" office:value="-54.6" calcext:value-type="float">
            <text:p>-54.6</text:p>
          </table:table-cell>
          <table:table-cell table:style-name="ce1" table:formula="of:=AVERAGEIF([.$A$1:.$A$3639];ROW();[.D$1:.D$3639])" office:value-type="float" office:value="-19.199" calcext:value-type="float">
            <text:p>-19.1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16.55" calcext:value-type="float">
            <text:p>-16.55</text:p>
          </table:table-cell>
          <table:table-cell table:number-columns-repeated="5"/>
          <table:table-cell table:formula="of:=ROW()" office:value-type="float" office:value="53" calcext:value-type="float">
            <text:p>53</text:p>
          </table:table-cell>
          <table:table-cell table:style-name="ce1" table:formula="of:=AVERAGEIF([.$A$1:.$A$3639];ROW();[.B$1:.B$3639])" office:value-type="float" office:value="-15.7" calcext:value-type="float">
            <text:p>-15.7</text:p>
          </table:table-cell>
          <table:table-cell table:style-name="ce1" table:formula="of:=AVERAGEIF([.$A$1:.$A$3639];ROW();[.C$1:.C$3639])" office:value-type="float" office:value="-51.6" calcext:value-type="float">
            <text:p>-51.6</text:p>
          </table:table-cell>
          <table:table-cell table:style-name="ce1" table:formula="of:=AVERAGEIF([.$A$1:.$A$3639];ROW();[.D$1:.D$3639])" office:value-type="float" office:value="-18.755" calcext:value-type="float">
            <text:p>-18.7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6.9" calcext:value-type="float">
            <text:p>-16.9</text:p>
          </table:table-cell>
          <table:table-cell table:number-columns-repeated="5"/>
          <table:table-cell table:formula="of:=ROW()" office:value-type="float" office:value="54" calcext:value-type="float">
            <text:p>54</text:p>
          </table:table-cell>
          <table:table-cell table:style-name="ce1" table:formula="of:=AVERAGEIF([.$A$1:.$A$3639];ROW();[.B$1:.B$3639])" office:value-type="float" office:value="-15.3" calcext:value-type="float">
            <text:p>-15.3</text:p>
          </table:table-cell>
          <table:table-cell table:style-name="ce1" table:formula="of:=AVERAGEIF([.$A$1:.$A$3639];ROW();[.C$1:.C$3639])" office:value-type="float" office:value="-48.7" calcext:value-type="float">
            <text:p>-48.7</text:p>
          </table:table-cell>
          <table:table-cell table:style-name="ce1" table:formula="of:=AVERAGEIF([.$A$1:.$A$3639];ROW();[.D$1:.D$3639])" office:value-type="float" office:value="-18.552" calcext:value-type="float">
            <text:p>-18.5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5.9" calcext:value-type="float">
            <text:p>-15.9</text:p>
          </table:table-cell>
          <table:table-cell table:number-columns-repeated="5"/>
          <table:table-cell table:formula="of:=ROW()" office:value-type="float" office:value="55" calcext:value-type="float">
            <text:p>55</text:p>
          </table:table-cell>
          <table:table-cell table:style-name="ce1" table:formula="of:=AVERAGEIF([.$A$1:.$A$3639];ROW();[.B$1:.B$3639])" office:value-type="float" office:value="-15.2" calcext:value-type="float">
            <text:p>-15.2</text:p>
          </table:table-cell>
          <table:table-cell table:style-name="ce1" table:formula="of:=AVERAGEIF([.$A$1:.$A$3639];ROW();[.C$1:.C$3639])" office:value-type="float" office:value="-51.3" calcext:value-type="float">
            <text:p>-51.3</text:p>
          </table:table-cell>
          <table:table-cell table:style-name="ce1" table:formula="of:=AVERAGEIF([.$A$1:.$A$3639];ROW();[.D$1:.D$3639])" office:value-type="float" office:value="-18.362" calcext:value-type="float">
            <text:p>-18.3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5.5" calcext:value-type="float">
            <text:p>-15.5</text:p>
          </table:table-cell>
          <table:table-cell table:number-columns-repeated="5"/>
          <table:table-cell table:formula="of:=ROW()" office:value-type="float" office:value="56" calcext:value-type="float">
            <text:p>56</text:p>
          </table:table-cell>
          <table:table-cell table:style-name="ce1" table:formula="of:=AVERAGEIF([.$A$1:.$A$3639];ROW();[.B$1:.B$3639])" office:value-type="float" office:value="-14.8" calcext:value-type="float">
            <text:p>-14.8</text:p>
          </table:table-cell>
          <table:table-cell table:style-name="ce1" table:formula="of:=AVERAGEIF([.$A$1:.$A$3639];ROW();[.C$1:.C$3639])" office:value-type="float" office:value="-53.5" calcext:value-type="float">
            <text:p>-53.5</text:p>
          </table:table-cell>
          <table:table-cell table:style-name="ce1" table:formula="of:=AVERAGEIF([.$A$1:.$A$3639];ROW();[.D$1:.D$3639])" office:value-type="float" office:value="-17.909" calcext:value-type="float">
            <text:p>-17.9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  <table:table-cell office:value-type="float" office:value="-59" calcext:value-type="float">
            <text:p>-59</text:p>
          </table:table-cell>
          <table:table-cell office:value-type="float" office:value="-14.66" calcext:value-type="float">
            <text:p>-14.66</text:p>
          </table:table-cell>
          <table:table-cell table:number-columns-repeated="5"/>
          <table:table-cell table:formula="of:=ROW()" office:value-type="float" office:value="57" calcext:value-type="float">
            <text:p>57</text:p>
          </table:table-cell>
          <table:table-cell table:style-name="ce1" table:formula="of:=AVERAGEIF([.$A$1:.$A$3639];ROW();[.B$1:.B$3639])" office:value-type="float" office:value="-14.4" calcext:value-type="float">
            <text:p>-14.4</text:p>
          </table:table-cell>
          <table:table-cell table:style-name="ce1" table:formula="of:=AVERAGEIF([.$A$1:.$A$3639];ROW();[.C$1:.C$3639])" office:value-type="float" office:value="-53.4" calcext:value-type="float">
            <text:p>-53.4</text:p>
          </table:table-cell>
          <table:table-cell table:style-name="ce1" table:formula="of:=AVERAGEIF([.$A$1:.$A$3639];ROW();[.D$1:.D$3639])" office:value-type="float" office:value="-17.285" calcext:value-type="float">
            <text:p>-17.2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12.88" calcext:value-type="float">
            <text:p>-12.88</text:p>
          </table:table-cell>
          <table:table-cell table:number-columns-repeated="5"/>
          <table:table-cell table:formula="of:=ROW()" office:value-type="float" office:value="58" calcext:value-type="float">
            <text:p>58</text:p>
          </table:table-cell>
          <table:table-cell table:style-name="ce1" table:formula="of:=AVERAGEIF([.$A$1:.$A$3639];ROW();[.B$1:.B$3639])" office:value-type="float" office:value="-14.2" calcext:value-type="float">
            <text:p>-14.2</text:p>
          </table:table-cell>
          <table:table-cell table:style-name="ce1" table:formula="of:=AVERAGEIF([.$A$1:.$A$3639];ROW();[.C$1:.C$3639])" office:value-type="float" office:value="-45" calcext:value-type="float">
            <text:p>-45</text:p>
          </table:table-cell>
          <table:table-cell table:style-name="ce1" table:formula="of:=AVERAGEIF([.$A$1:.$A$3639];ROW();[.D$1:.D$3639])" office:value-type="float" office:value="-16.8" calcext:value-type="float">
            <text:p>-16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3.16" calcext:value-type="float">
            <text:p>-13.16</text:p>
          </table:table-cell>
          <table:table-cell table:number-columns-repeated="5"/>
          <table:table-cell table:formula="of:=ROW()" office:value-type="float" office:value="59" calcext:value-type="float">
            <text:p>59</text:p>
          </table:table-cell>
          <table:table-cell table:style-name="ce1" table:formula="of:=AVERAGEIF([.$A$1:.$A$3639];ROW();[.B$1:.B$3639])" office:value-type="float" office:value="-14.2" calcext:value-type="float">
            <text:p>-14.2</text:p>
          </table:table-cell>
          <table:table-cell table:style-name="ce1" table:formula="of:=AVERAGEIF([.$A$1:.$A$3639];ROW();[.C$1:.C$3639])" office:value-type="float" office:value="-50.5" calcext:value-type="float">
            <text:p>-50.5</text:p>
          </table:table-cell>
          <table:table-cell table:style-name="ce1" table:formula="of:=AVERAGEIF([.$A$1:.$A$3639];ROW();[.D$1:.D$3639])" office:value-type="float" office:value="-16.781" calcext:value-type="float">
            <text:p>-16.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12.96" calcext:value-type="float">
            <text:p>-12.96</text:p>
          </table:table-cell>
          <table:table-cell table:number-columns-repeated="5"/>
          <table:table-cell table:formula="of:=ROW()" office:value-type="float" office:value="60" calcext:value-type="float">
            <text:p>60</text:p>
          </table:table-cell>
          <table:table-cell table:style-name="ce1" table:formula="of:=AVERAGEIF([.$A$1:.$A$3639];ROW();[.B$1:.B$3639])" office:value-type="float" office:value="-14" calcext:value-type="float">
            <text:p>-14</text:p>
          </table:table-cell>
          <table:table-cell table:style-name="ce1" table:formula="of:=AVERAGEIF([.$A$1:.$A$3639];ROW();[.C$1:.C$3639])" office:value-type="float" office:value="-47.5" calcext:value-type="float">
            <text:p>-47.5</text:p>
          </table:table-cell>
          <table:table-cell table:style-name="ce1" table:formula="of:=AVERAGEIF([.$A$1:.$A$3639];ROW();[.D$1:.D$3639])" office:value-type="float" office:value="-16.252" calcext:value-type="float">
            <text:p>-16.2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3.12" calcext:value-type="float">
            <text:p>-13.12</text:p>
          </table:table-cell>
          <table:table-cell table:number-columns-repeated="5"/>
          <table:table-cell table:formula="of:=ROW()" office:value-type="float" office:value="61" calcext:value-type="float">
            <text:p>61</text:p>
          </table:table-cell>
          <table:table-cell table:style-name="ce1" table:formula="of:=AVERAGEIF([.$A$1:.$A$3639];ROW();[.B$1:.B$3639])" office:value-type="float" office:value="-13.4" calcext:value-type="float">
            <text:p>-13.4</text:p>
          </table:table-cell>
          <table:table-cell table:style-name="ce1" table:formula="of:=AVERAGEIF([.$A$1:.$A$3639];ROW();[.C$1:.C$3639])" office:value-type="float" office:value="-46.8" calcext:value-type="float">
            <text:p>-46.8</text:p>
          </table:table-cell>
          <table:table-cell table:style-name="ce1" table:formula="of:=AVERAGEIF([.$A$1:.$A$3639];ROW();[.D$1:.D$3639])" office:value-type="float" office:value="-16.008" calcext:value-type="float">
            <text:p>-16.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2.94" calcext:value-type="float">
            <text:p>-12.94</text:p>
          </table:table-cell>
          <table:table-cell table:number-columns-repeated="5"/>
          <table:table-cell table:formula="of:=ROW()" office:value-type="float" office:value="62" calcext:value-type="float">
            <text:p>62</text:p>
          </table:table-cell>
          <table:table-cell table:style-name="ce1" table:formula="of:=AVERAGEIF([.$A$1:.$A$3639];ROW();[.B$1:.B$3639])" office:value-type="float" office:value="-13.2" calcext:value-type="float">
            <text:p>-13.2</text:p>
          </table:table-cell>
          <table:table-cell table:style-name="ce1" table:formula="of:=AVERAGEIF([.$A$1:.$A$3639];ROW();[.C$1:.C$3639])" office:value-type="float" office:value="-47.9" calcext:value-type="float">
            <text:p>-47.9</text:p>
          </table:table-cell>
          <table:table-cell table:style-name="ce1" table:formula="of:=AVERAGEIF([.$A$1:.$A$3639];ROW();[.D$1:.D$3639])" office:value-type="float" office:value="-15.703" calcext:value-type="float">
            <text:p>-15.7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2.88" calcext:value-type="float">
            <text:p>-12.88</text:p>
          </table:table-cell>
          <table:table-cell table:number-columns-repeated="5"/>
          <table:table-cell table:formula="of:=ROW()" office:value-type="float" office:value="63" calcext:value-type="float">
            <text:p>63</text:p>
          </table:table-cell>
          <table:table-cell table:style-name="ce1" table:formula="of:=AVERAGEIF([.$A$1:.$A$3639];ROW();[.B$1:.B$3639])" office:value-type="float" office:value="-13" calcext:value-type="float">
            <text:p>-13</text:p>
          </table:table-cell>
          <table:table-cell table:style-name="ce1" table:formula="of:=AVERAGEIF([.$A$1:.$A$3639];ROW();[.C$1:.C$3639])" office:value-type="float" office:value="-51.2" calcext:value-type="float">
            <text:p>-51.2</text:p>
          </table:table-cell>
          <table:table-cell table:style-name="ce1" table:formula="of:=AVERAGEIF([.$A$1:.$A$3639];ROW();[.D$1:.D$3639])" office:value-type="float" office:value="-15.547" calcext:value-type="float">
            <text:p>-15.5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51" calcext:value-type="float">
            <text:p>-12.51</text:p>
          </table:table-cell>
          <table:table-cell table:number-columns-repeated="5"/>
          <table:table-cell table:formula="of:=ROW()" office:value-type="float" office:value="64" calcext:value-type="float">
            <text:p>64</text:p>
          </table:table-cell>
          <table:table-cell table:style-name="ce1" table:formula="of:=AVERAGEIF([.$A$1:.$A$3639];ROW();[.B$1:.B$3639])" office:value-type="float" office:value="-13" calcext:value-type="float">
            <text:p>-13</text:p>
          </table:table-cell>
          <table:table-cell table:style-name="ce1" table:formula="of:=AVERAGEIF([.$A$1:.$A$3639];ROW();[.C$1:.C$3639])" office:value-type="float" office:value="-44.2" calcext:value-type="float">
            <text:p>-44.2</text:p>
          </table:table-cell>
          <table:table-cell table:style-name="ce1" table:formula="of:=AVERAGEIF([.$A$1:.$A$3639];ROW();[.D$1:.D$3639])" office:value-type="float" office:value="-15.117" calcext:value-type="float">
            <text:p>-15.1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11.64" calcext:value-type="float">
            <text:p>-11.64</text:p>
          </table:table-cell>
          <table:table-cell table:number-columns-repeated="5"/>
          <table:table-cell table:formula="of:=ROW()" office:value-type="float" office:value="65" calcext:value-type="float">
            <text:p>65</text:p>
          </table:table-cell>
          <table:table-cell table:style-name="ce1" table:formula="of:=AVERAGEIF([.$A$1:.$A$3639];ROW();[.B$1:.B$3639])" office:value-type="float" office:value="-12.8" calcext:value-type="float">
            <text:p>-12.8</text:p>
          </table:table-cell>
          <table:table-cell table:style-name="ce1" table:formula="of:=AVERAGEIF([.$A$1:.$A$3639];ROW();[.C$1:.C$3639])" office:value-type="float" office:value="-44.8" calcext:value-type="float">
            <text:p>-44.8</text:p>
          </table:table-cell>
          <table:table-cell table:style-name="ce1" table:formula="of:=AVERAGEIF([.$A$1:.$A$3639];ROW();[.D$1:.D$3639])" office:value-type="float" office:value="-14.769" calcext:value-type="float">
            <text:p>-14.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2.14" calcext:value-type="float">
            <text:p>-12.14</text:p>
          </table:table-cell>
          <table:table-cell table:number-columns-repeated="5"/>
          <table:table-cell table:formula="of:=ROW()" office:value-type="float" office:value="66" calcext:value-type="float">
            <text:p>66</text:p>
          </table:table-cell>
          <table:table-cell table:style-name="ce1" table:formula="of:=AVERAGEIF([.$A$1:.$A$3639];ROW();[.B$1:.B$3639])" office:value-type="float" office:value="-12.8" calcext:value-type="float">
            <text:p>-12.8</text:p>
          </table:table-cell>
          <table:table-cell table:style-name="ce1" table:formula="of:=AVERAGEIF([.$A$1:.$A$3639];ROW();[.C$1:.C$3639])" office:value-type="float" office:value="-49.5" calcext:value-type="float">
            <text:p>-49.5</text:p>
          </table:table-cell>
          <table:table-cell table:style-name="ce1" table:formula="of:=AVERAGEIF([.$A$1:.$A$3639];ROW();[.D$1:.D$3639])" office:value-type="float" office:value="-14.699" calcext:value-type="float">
            <text:p>-14.6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1.49" calcext:value-type="float">
            <text:p>-11.49</text:p>
          </table:table-cell>
          <table:table-cell table:number-columns-repeated="5"/>
          <table:table-cell table:formula="of:=ROW()" office:value-type="float" office:value="67" calcext:value-type="float">
            <text:p>67</text:p>
          </table:table-cell>
          <table:table-cell table:style-name="ce1" table:formula="of:=AVERAGEIF([.$A$1:.$A$3639];ROW();[.B$1:.B$3639])" office:value-type="float" office:value="-12.6" calcext:value-type="float">
            <text:p>-12.6</text:p>
          </table:table-cell>
          <table:table-cell table:style-name="ce1" table:formula="of:=AVERAGEIF([.$A$1:.$A$3639];ROW();[.C$1:.C$3639])" office:value-type="float" office:value="-46.2" calcext:value-type="float">
            <text:p>-46.2</text:p>
          </table:table-cell>
          <table:table-cell table:style-name="ce1" table:formula="of:=AVERAGEIF([.$A$1:.$A$3639];ROW();[.D$1:.D$3639])" office:value-type="float" office:value="-14.357" calcext:value-type="float">
            <text:p>-14.3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11.35" calcext:value-type="float">
            <text:p>-11.35</text:p>
          </table:table-cell>
          <table:table-cell table:number-columns-repeated="5"/>
          <table:table-cell table:formula="of:=ROW()" office:value-type="float" office:value="68" calcext:value-type="float">
            <text:p>68</text:p>
          </table:table-cell>
          <table:table-cell table:style-name="ce1" table:formula="of:=AVERAGEIF([.$A$1:.$A$3639];ROW();[.B$1:.B$3639])" office:value-type="float" office:value="-12.2" calcext:value-type="float">
            <text:p>-12.2</text:p>
          </table:table-cell>
          <table:table-cell table:style-name="ce1" table:formula="of:=AVERAGEIF([.$A$1:.$A$3639];ROW();[.C$1:.C$3639])" office:value-type="float" office:value="-48.5" calcext:value-type="float">
            <text:p>-48.5</text:p>
          </table:table-cell>
          <table:table-cell table:style-name="ce1" table:formula="of:=AVERAGEIF([.$A$1:.$A$3639];ROW();[.D$1:.D$3639])"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12.35" calcext:value-type="float">
            <text:p>-12.35</text:p>
          </table:table-cell>
          <table:table-cell table:number-columns-repeated="5"/>
          <table:table-cell table:formula="of:=ROW()" office:value-type="float" office:value="69" calcext:value-type="float">
            <text:p>69</text:p>
          </table:table-cell>
          <table:table-cell table:style-name="ce1" table:formula="of:=AVERAGEIF([.$A$1:.$A$3639];ROW();[.B$1:.B$3639])" office:value-type="float" office:value="-12.1" calcext:value-type="float">
            <text:p>-12.1</text:p>
          </table:table-cell>
          <table:table-cell table:style-name="ce1" table:formula="of:=AVERAGEIF([.$A$1:.$A$3639];ROW();[.C$1:.C$3639])" office:value-type="float" office:value="-49.5" calcext:value-type="float">
            <text:p>-49.5</text:p>
          </table:table-cell>
          <table:table-cell table:style-name="ce1" table:formula="of:=AVERAGEIF([.$A$1:.$A$3639];ROW();[.D$1:.D$3639])" office:value-type="float" office:value="-14.111" calcext:value-type="float">
            <text:p>-14.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1.42" calcext:value-type="float">
            <text:p>-11.42</text:p>
          </table:table-cell>
          <table:table-cell table:number-columns-repeated="5"/>
          <table:table-cell table:formula="of:=ROW()" office:value-type="float" office:value="70" calcext:value-type="float">
            <text:p>70</text:p>
          </table:table-cell>
          <table:table-cell table:style-name="ce1" table:formula="of:=AVERAGEIF([.$A$1:.$A$3639];ROW();[.B$1:.B$3639])" office:value-type="float" office:value="-12.1" calcext:value-type="float">
            <text:p>-12.1</text:p>
          </table:table-cell>
          <table:table-cell table:style-name="ce1" table:formula="of:=AVERAGEIF([.$A$1:.$A$3639];ROW();[.C$1:.C$3639])" office:value-type="float" office:value="-52.1" calcext:value-type="float">
            <text:p>-52.1</text:p>
          </table:table-cell>
          <table:table-cell table:style-name="ce1" table:formula="of:=AVERAGEIF([.$A$1:.$A$3639];ROW();[.D$1:.D$3639])" office:value-type="float" office:value="-13.976" calcext:value-type="float">
            <text:p>-13.9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11.8" calcext:value-type="float">
            <text:p>-11.8</text:p>
          </table:table-cell>
          <table:table-cell table:number-columns-repeated="5"/>
          <table:table-cell table:formula="of:=ROW()" office:value-type="float" office:value="71" calcext:value-type="float">
            <text:p>71</text:p>
          </table:table-cell>
          <table:table-cell table:style-name="ce1" table:formula="of:=AVERAGEIF([.$A$1:.$A$3639];ROW();[.B$1:.B$3639])" office:value-type="float" office:value="-12.1" calcext:value-type="float">
            <text:p>-12.1</text:p>
          </table:table-cell>
          <table:table-cell table:style-name="ce1" table:formula="of:=AVERAGEIF([.$A$1:.$A$3639];ROW();[.C$1:.C$3639])" office:value-type="float" office:value="-48.6" calcext:value-type="float">
            <text:p>-48.6</text:p>
          </table:table-cell>
          <table:table-cell table:style-name="ce1" table:formula="of:=AVERAGEIF([.$A$1:.$A$3639];ROW();[.D$1:.D$3639])" office:value-type="float" office:value="-13.728" calcext:value-type="float">
            <text:p>-13.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1.36" calcext:value-type="float">
            <text:p>-11.36</text:p>
          </table:table-cell>
          <table:table-cell table:number-columns-repeated="5"/>
          <table:table-cell table:formula="of:=ROW()" office:value-type="float" office:value="72" calcext:value-type="float">
            <text:p>72</text:p>
          </table:table-cell>
          <table:table-cell table:style-name="ce1" table:formula="of:=AVERAGEIF([.$A$1:.$A$3639];ROW();[.B$1:.B$3639])" office:value-type="float" office:value="-12" calcext:value-type="float">
            <text:p>-12</text:p>
          </table:table-cell>
          <table:table-cell table:style-name="ce1" table:formula="of:=AVERAGEIF([.$A$1:.$A$3639];ROW();[.C$1:.C$3639])" office:value-type="float" office:value="-49.3" calcext:value-type="float">
            <text:p>-49.3</text:p>
          </table:table-cell>
          <table:table-cell table:style-name="ce1" table:formula="of:=AVERAGEIF([.$A$1:.$A$3639];ROW();[.D$1:.D$3639])" office:value-type="float" office:value="-13.77" calcext:value-type="float">
            <text:p>-13.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11.29" calcext:value-type="float">
            <text:p>-11.29</text:p>
          </table:table-cell>
          <table:table-cell table:number-columns-repeated="5"/>
          <table:table-cell table:formula="of:=ROW()" office:value-type="float" office:value="73" calcext:value-type="float">
            <text:p>73</text:p>
          </table:table-cell>
          <table:table-cell table:style-name="ce1" table:formula="of:=AVERAGEIF([.$A$1:.$A$3639];ROW();[.B$1:.B$3639])" office:value-type="float" office:value="-11.6" calcext:value-type="float">
            <text:p>-11.6</text:p>
          </table:table-cell>
          <table:table-cell table:style-name="ce1" table:formula="of:=AVERAGEIF([.$A$1:.$A$3639];ROW();[.C$1:.C$3639])" office:value-type="float" office:value="-44.6" calcext:value-type="float">
            <text:p>-44.6</text:p>
          </table:table-cell>
          <table:table-cell table:style-name="ce1" table:formula="of:=AVERAGEIF([.$A$1:.$A$3639];ROW();[.D$1:.D$3639])" office:value-type="float" office:value="-13.54" calcext:value-type="float">
            <text:p>-13.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9.98" calcext:value-type="float">
            <text:p>-9.98</text:p>
          </table:table-cell>
          <table:table-cell table:number-columns-repeated="5"/>
          <table:table-cell table:formula="of:=ROW()" office:value-type="float" office:value="74" calcext:value-type="float">
            <text:p>74</text:p>
          </table:table-cell>
          <table:table-cell table:style-name="ce1" table:formula="of:=AVERAGEIF([.$A$1:.$A$3639];ROW();[.B$1:.B$3639])" office:value-type="float" office:value="-11.2" calcext:value-type="float">
            <text:p>-11.2</text:p>
          </table:table-cell>
          <table:table-cell table:style-name="ce1" table:formula="of:=AVERAGEIF([.$A$1:.$A$3639];ROW();[.C$1:.C$3639])" office:value-type="float" office:value="-46.8" calcext:value-type="float">
            <text:p>-46.8</text:p>
          </table:table-cell>
          <table:table-cell table:style-name="ce1" table:formula="of:=AVERAGEIF([.$A$1:.$A$3639];ROW();[.D$1:.D$3639])" office:value-type="float" office:value="-13.235" calcext:value-type="float">
            <text:p>-13.2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10.01" calcext:value-type="float">
            <text:p>-10.01</text:p>
          </table:table-cell>
          <table:table-cell table:number-columns-repeated="5"/>
          <table:table-cell table:formula="of:=ROW()" office:value-type="float" office:value="75" calcext:value-type="float">
            <text:p>75</text:p>
          </table:table-cell>
          <table:table-cell table:style-name="ce1" table:formula="of:=AVERAGEIF([.$A$1:.$A$3639];ROW();[.B$1:.B$3639])" office:value-type="float" office:value="-11.1" calcext:value-type="float">
            <text:p>-11.1</text:p>
          </table:table-cell>
          <table:table-cell table:style-name="ce1" table:formula="of:=AVERAGEIF([.$A$1:.$A$3639];ROW();[.C$1:.C$3639])" office:value-type="float" office:value="-43.8" calcext:value-type="float">
            <text:p>-43.8</text:p>
          </table:table-cell>
          <table:table-cell table:style-name="ce1" table:formula="of:=AVERAGEIF([.$A$1:.$A$3639];ROW();[.D$1:.D$3639])" office:value-type="float" office:value="-13.016" calcext:value-type="float">
            <text:p>-13.0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" calcext:value-type="float">
            <text:p>-9</text:p>
          </table:table-cell>
          <table:table-cell office:value-type="float" office:value="-49" calcext:value-type="float">
            <text:p>-49</text:p>
          </table:table-cell>
          <table:table-cell office:value-type="float" office:value="-9.91" calcext:value-type="float">
            <text:p>-9.91</text:p>
          </table:table-cell>
          <table:table-cell table:number-columns-repeated="5"/>
          <table:table-cell table:formula="of:=ROW()" office:value-type="float" office:value="76" calcext:value-type="float">
            <text:p>76</text:p>
          </table:table-cell>
          <table:table-cell table:style-name="ce1" table:formula="of:=AVERAGEIF([.$A$1:.$A$3639];ROW();[.B$1:.B$3639])" office:value-type="float" office:value="-11" calcext:value-type="float">
            <text:p>-11</text:p>
          </table:table-cell>
          <table:table-cell table:style-name="ce1" table:formula="of:=AVERAGEIF([.$A$1:.$A$3639];ROW();[.C$1:.C$3639])" office:value-type="float" office:value="-48.3" calcext:value-type="float">
            <text:p>-48.3</text:p>
          </table:table-cell>
          <table:table-cell table:style-name="ce1" table:formula="of:=AVERAGEIF([.$A$1:.$A$3639];ROW();[.D$1:.D$3639])" office:value-type="float" office:value="-12.954" calcext:value-type="float">
            <text:p>-12.9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0.19" calcext:value-type="float">
            <text:p>-10.19</text:p>
          </table:table-cell>
          <table:table-cell table:number-columns-repeated="5"/>
          <table:table-cell table:formula="of:=ROW()" office:value-type="float" office:value="77" calcext:value-type="float">
            <text:p>77</text:p>
          </table:table-cell>
          <table:table-cell table:style-name="ce1" table:formula="of:=AVERAGEIF([.$A$1:.$A$3639];ROW();[.B$1:.B$3639])" office:value-type="float" office:value="-10.6" calcext:value-type="float">
            <text:p>-10.6</text:p>
          </table:table-cell>
          <table:table-cell table:style-name="ce1" table:formula="of:=AVERAGEIF([.$A$1:.$A$3639];ROW();[.C$1:.C$3639])" office:value-type="float" office:value="-45.4" calcext:value-type="float">
            <text:p>-45.4</text:p>
          </table:table-cell>
          <table:table-cell table:style-name="ce1" table:formula="of:=AVERAGEIF([.$A$1:.$A$3639];ROW();[.D$1:.D$3639])" office:value-type="float" office:value="-12.732" calcext:value-type="float">
            <text:p>-12.7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9.9" calcext:value-type="float">
            <text:p>-9.9</text:p>
          </table:table-cell>
          <table:table-cell table:number-columns-repeated="5"/>
          <table:table-cell table:formula="of:=ROW()" office:value-type="float" office:value="78" calcext:value-type="float">
            <text:p>78</text:p>
          </table:table-cell>
          <table:table-cell table:style-name="ce1" table:formula="of:=AVERAGEIF([.$A$1:.$A$3639];ROW();[.B$1:.B$3639])" office:value-type="float" office:value="-10.6" calcext:value-type="float">
            <text:p>-10.6</text:p>
          </table:table-cell>
          <table:table-cell table:style-name="ce1" table:formula="of:=AVERAGEIF([.$A$1:.$A$3639];ROW();[.C$1:.C$3639])" office:value-type="float" office:value="-47.1" calcext:value-type="float">
            <text:p>-47.1</text:p>
          </table:table-cell>
          <table:table-cell table:style-name="ce1" table:formula="of:=AVERAGEIF([.$A$1:.$A$3639];ROW();[.D$1:.D$3639])" office:value-type="float" office:value="-12.664" calcext:value-type="float">
            <text:p>-12.6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0.16" calcext:value-type="float">
            <text:p>-10.16</text:p>
          </table:table-cell>
          <table:table-cell table:number-columns-repeated="5"/>
          <table:table-cell table:formula="of:=ROW()" office:value-type="float" office:value="79" calcext:value-type="float">
            <text:p>79</text:p>
          </table:table-cell>
          <table:table-cell table:style-name="ce1" table:formula="of:=AVERAGEIF([.$A$1:.$A$3639];ROW();[.B$1:.B$3639])" office:value-type="float" office:value="-10.5" calcext:value-type="float">
            <text:p>-10.5</text:p>
          </table:table-cell>
          <table:table-cell table:style-name="ce1" table:formula="of:=AVERAGEIF([.$A$1:.$A$3639];ROW();[.C$1:.C$3639])" office:value-type="float" office:value="-42" calcext:value-type="float">
            <text:p>-42</text:p>
          </table:table-cell>
          <table:table-cell table:style-name="ce1" table:formula="of:=AVERAGEIF([.$A$1:.$A$3639];ROW();[.D$1:.D$3639])" office:value-type="float" office:value="-12.277" calcext:value-type="float">
            <text:p>-12.2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0.08" calcext:value-type="float">
            <text:p>-10.08</text:p>
          </table:table-cell>
          <table:table-cell table:number-columns-repeated="5"/>
          <table:table-cell table:formula="of:=ROW()" office:value-type="float" office:value="80" calcext:value-type="float">
            <text:p>80</text:p>
          </table:table-cell>
          <table:table-cell table:style-name="ce1" table:formula="of:=AVERAGEIF([.$A$1:.$A$3639];ROW();[.B$1:.B$3639])" office:value-type="float" office:value="-10.5" calcext:value-type="float">
            <text:p>-10.5</text:p>
          </table:table-cell>
          <table:table-cell table:style-name="ce1" table:formula="of:=AVERAGEIF([.$A$1:.$A$3639];ROW();[.C$1:.C$3639])" office:value-type="float" office:value="-43.8" calcext:value-type="float">
            <text:p>-43.8</text:p>
          </table:table-cell>
          <table:table-cell table:style-name="ce1" table:formula="of:=AVERAGEIF([.$A$1:.$A$3639];ROW();[.D$1:.D$3639])" office:value-type="float" office:value="-12.169" calcext:value-type="float">
            <text:p>-12.1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9.47" calcext:value-type="float">
            <text:p>-9.47</text:p>
          </table:table-cell>
          <table:table-cell table:number-columns-repeated="5"/>
          <table:table-cell table:formula="of:=ROW()" office:value-type="float" office:value="81" calcext:value-type="float">
            <text:p>81</text:p>
          </table:table-cell>
          <table:table-cell table:style-name="ce1" table:formula="of:=AVERAGEIF([.$A$1:.$A$3639];ROW();[.B$1:.B$3639])" office:value-type="float" office:value="-10.2" calcext:value-type="float">
            <text:p>-10.2</text:p>
          </table:table-cell>
          <table:table-cell table:style-name="ce1" table:formula="of:=AVERAGEIF([.$A$1:.$A$3639];ROW();[.C$1:.C$3639])" office:value-type="float" office:value="-45.3" calcext:value-type="float">
            <text:p>-45.3</text:p>
          </table:table-cell>
          <table:table-cell table:style-name="ce1" table:formula="of:=AVERAGEIF([.$A$1:.$A$3639];ROW();[.D$1:.D$3639])" office:value-type="float" office:value="-12.02" calcext:value-type="float">
            <text:p>-12.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10.32" calcext:value-type="float">
            <text:p>-10.32</text:p>
          </table:table-cell>
          <table:table-cell table:number-columns-repeated="5"/>
          <table:table-cell table:formula="of:=ROW()" office:value-type="float" office:value="82" calcext:value-type="float">
            <text:p>82</text:p>
          </table:table-cell>
          <table:table-cell table:style-name="ce1" table:formula="of:=AVERAGEIF([.$A$1:.$A$3639];ROW();[.B$1:.B$3639])" office:value-type="float" office:value="-10.2" calcext:value-type="float">
            <text:p>-10.2</text:p>
          </table:table-cell>
          <table:table-cell table:style-name="ce1" table:formula="of:=AVERAGEIF([.$A$1:.$A$3639];ROW();[.C$1:.C$3639])" office:value-type="float" office:value="-48.2" calcext:value-type="float">
            <text:p>-48.2</text:p>
          </table:table-cell>
          <table:table-cell table:style-name="ce1" table:formula="of:=AVERAGEIF([.$A$1:.$A$3639];ROW();[.D$1:.D$3639])" office:value-type="float" office:value="-11.983" calcext:value-type="float">
            <text:p>-11.9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9.59" calcext:value-type="float">
            <text:p>-9.59</text:p>
          </table:table-cell>
          <table:table-cell table:number-columns-repeated="5"/>
          <table:table-cell table:formula="of:=ROW()" office:value-type="float" office:value="83" calcext:value-type="float">
            <text:p>83</text:p>
          </table:table-cell>
          <table:table-cell table:style-name="ce1" table:formula="of:=AVERAGEIF([.$A$1:.$A$3639];ROW();[.B$1:.B$3639])" office:value-type="float" office:value="-10.2" calcext:value-type="float">
            <text:p>-10.2</text:p>
          </table:table-cell>
          <table:table-cell table:style-name="ce1" table:formula="of:=AVERAGEIF([.$A$1:.$A$3639];ROW();[.C$1:.C$3639])" office:value-type="float" office:value="-49" calcext:value-type="float">
            <text:p>-49</text:p>
          </table:table-cell>
          <table:table-cell table:style-name="ce1" table:formula="of:=AVERAGEIF([.$A$1:.$A$3639];ROW();[.D$1:.D$3639])" office:value-type="float" office:value="-11.741" calcext:value-type="float">
            <text:p>-11.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9.75" calcext:value-type="float">
            <text:p>-9.75</text:p>
          </table:table-cell>
          <table:table-cell table:number-columns-repeated="5"/>
          <table:table-cell table:formula="of:=ROW()" office:value-type="float" office:value="84" calcext:value-type="float">
            <text:p>84</text:p>
          </table:table-cell>
          <table:table-cell table:style-name="ce1" table:formula="of:=AVERAGEIF([.$A$1:.$A$3639];ROW();[.B$1:.B$3639])" office:value-type="float" office:value="-10.1" calcext:value-type="float">
            <text:p>-10.1</text:p>
          </table:table-cell>
          <table:table-cell table:style-name="ce1" table:formula="of:=AVERAGEIF([.$A$1:.$A$3639];ROW();[.C$1:.C$3639])" office:value-type="float" office:value="-44.5" calcext:value-type="float">
            <text:p>-44.5</text:p>
          </table:table-cell>
          <table:table-cell table:style-name="ce1" table:formula="of:=AVERAGEIF([.$A$1:.$A$3639];ROW();[.D$1:.D$3639])" office:value-type="float" office:value="-11.309" calcext:value-type="float">
            <text:p>-11.3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10.15" calcext:value-type="float">
            <text:p>-10.15</text:p>
          </table:table-cell>
          <table:table-cell table:number-columns-repeated="5"/>
          <table:table-cell table:formula="of:=ROW()" office:value-type="float" office:value="85" calcext:value-type="float">
            <text:p>85</text:p>
          </table:table-cell>
          <table:table-cell table:style-name="ce1" table:formula="of:=AVERAGEIF([.$A$1:.$A$3639];ROW();[.B$1:.B$3639])" office:value-type="float" office:value="-10.1" calcext:value-type="float">
            <text:p>-10.1</text:p>
          </table:table-cell>
          <table:table-cell table:style-name="ce1" table:formula="of:=AVERAGEIF([.$A$1:.$A$3639];ROW();[.C$1:.C$3639])" office:value-type="float" office:value="-41.7" calcext:value-type="float">
            <text:p>-41.7</text:p>
          </table:table-cell>
          <table:table-cell table:style-name="ce1" table:formula="of:=AVERAGEIF([.$A$1:.$A$3639];ROW();[.D$1:.D$3639])" office:value-type="float" office:value="-11.137" calcext:value-type="float">
            <text:p>-11.1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0" calcext:value-type="float">
            <text:p>-10</text:p>
          </table:table-cell>
          <table:table-cell table:number-columns-repeated="5"/>
          <table:table-cell table:formula="of:=ROW()" office:value-type="float" office:value="86" calcext:value-type="float">
            <text:p>86</text:p>
          </table:table-cell>
          <table:table-cell table:style-name="ce1" table:formula="of:=AVERAGEIF([.$A$1:.$A$3639];ROW();[.B$1:.B$3639])" office:value-type="float" office:value="-10.1" calcext:value-type="float">
            <text:p>-10.1</text:p>
          </table:table-cell>
          <table:table-cell table:style-name="ce1" table:formula="of:=AVERAGEIF([.$A$1:.$A$3639];ROW();[.C$1:.C$3639])" office:value-type="float" office:value="-44.6" calcext:value-type="float">
            <text:p>-44.6</text:p>
          </table:table-cell>
          <table:table-cell table:style-name="ce1" table:formula="of:=AVERAGEIF([.$A$1:.$A$3639];ROW();[.D$1:.D$3639])"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9.88" calcext:value-type="float">
            <text:p>-9.88</text:p>
          </table:table-cell>
          <table:table-cell table:number-columns-repeated="5"/>
          <table:table-cell table:formula="of:=ROW()" office:value-type="float" office:value="87" calcext:value-type="float">
            <text:p>87</text:p>
          </table:table-cell>
          <table:table-cell table:style-name="ce1" table:formula="of:=AVERAGEIF([.$A$1:.$A$3639];ROW();[.B$1:.B$3639])" office:value-type="float" office:value="-9.8" calcext:value-type="float">
            <text:p>-9.8</text:p>
          </table:table-cell>
          <table:table-cell table:style-name="ce1" table:formula="of:=AVERAGEIF([.$A$1:.$A$3639];ROW();[.C$1:.C$3639])" office:value-type="float" office:value="-45.3" calcext:value-type="float">
            <text:p>-45.3</text:p>
          </table:table-cell>
          <table:table-cell table:style-name="ce1" table:formula="of:=AVERAGEIF([.$A$1:.$A$3639];ROW();[.D$1:.D$3639])" office:value-type="float" office:value="-11.082" calcext:value-type="float">
            <text:p>-11.0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9.66" calcext:value-type="float">
            <text:p>-9.66</text:p>
          </table:table-cell>
          <table:table-cell table:number-columns-repeated="5"/>
          <table:table-cell table:formula="of:=ROW()" office:value-type="float" office:value="88" calcext:value-type="float">
            <text:p>88</text:p>
          </table:table-cell>
          <table:table-cell table:style-name="ce1" table:formula="of:=AVERAGEIF([.$A$1:.$A$3639];ROW();[.B$1:.B$3639])" office:value-type="float" office:value="-9.2" calcext:value-type="float">
            <text:p>-9.2</text:p>
          </table:table-cell>
          <table:table-cell table:style-name="ce1" table:formula="of:=AVERAGEIF([.$A$1:.$A$3639];ROW();[.C$1:.C$3639])" office:value-type="float" office:value="-42.1" calcext:value-type="float">
            <text:p>-42.1</text:p>
          </table:table-cell>
          <table:table-cell table:style-name="ce1" table:formula="of:=AVERAGEIF([.$A$1:.$A$3639];ROW();[.D$1:.D$3639])" office:value-type="float" office:value="-11.087" calcext:value-type="float">
            <text:p>-11.0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9.77" calcext:value-type="float">
            <text:p>-9.77</text:p>
          </table:table-cell>
          <table:table-cell table:number-columns-repeated="5"/>
          <table:table-cell table:formula="of:=ROW()" office:value-type="float" office:value="89" calcext:value-type="float">
            <text:p>89</text:p>
          </table:table-cell>
          <table:table-cell table:style-name="ce1" table:formula="of:=AVERAGEIF([.$A$1:.$A$3639];ROW();[.B$1:.B$3639])" office:value-type="float" office:value="-9.2" calcext:value-type="float">
            <text:p>-9.2</text:p>
          </table:table-cell>
          <table:table-cell table:style-name="ce1" table:formula="of:=AVERAGEIF([.$A$1:.$A$3639];ROW();[.C$1:.C$3639])" office:value-type="float" office:value="-47.6" calcext:value-type="float">
            <text:p>-47.6</text:p>
          </table:table-cell>
          <table:table-cell table:style-name="ce1" table:formula="of:=AVERAGEIF([.$A$1:.$A$3639];ROW();[.D$1:.D$3639])" office:value-type="float" office:value="-11.185" calcext:value-type="float">
            <text:p>-11.1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9.61" calcext:value-type="float">
            <text:p>-9.61</text:p>
          </table:table-cell>
          <table:table-cell table:number-columns-repeated="5"/>
          <table:table-cell table:formula="of:=ROW()" office:value-type="float" office:value="90" calcext:value-type="float">
            <text:p>90</text:p>
          </table:table-cell>
          <table:table-cell table:style-name="ce1" table:formula="of:=AVERAGEIF([.$A$1:.$A$3639];ROW();[.B$1:.B$3639])" office:value-type="float" office:value="-9.2" calcext:value-type="float">
            <text:p>-9.2</text:p>
          </table:table-cell>
          <table:table-cell table:style-name="ce1" table:formula="of:=AVERAGEIF([.$A$1:.$A$3639];ROW();[.C$1:.C$3639])" office:value-type="float" office:value="-45.4" calcext:value-type="float">
            <text:p>-45.4</text:p>
          </table:table-cell>
          <table:table-cell table:style-name="ce1" table:formula="of:=AVERAGEIF([.$A$1:.$A$3639];ROW();[.D$1:.D$3639])" office:value-type="float" office:value="-11.018" calcext:value-type="float">
            <text:p>-11.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10.12" calcext:value-type="float">
            <text:p>-10.12</text:p>
          </table:table-cell>
          <table:table-cell table:number-columns-repeated="5"/>
          <table:table-cell table:formula="of:=ROW()" office:value-type="float" office:value="91" calcext:value-type="float">
            <text:p>91</text:p>
          </table:table-cell>
          <table:table-cell table:style-name="ce1" table:formula="of:=AVERAGEIF([.$A$1:.$A$3639];ROW();[.B$1:.B$3639])" office:value-type="float" office:value="-9.1" calcext:value-type="float">
            <text:p>-9.1</text:p>
          </table:table-cell>
          <table:table-cell table:style-name="ce1" table:formula="of:=AVERAGEIF([.$A$1:.$A$3639];ROW();[.C$1:.C$3639])" office:value-type="float" office:value="-42.8" calcext:value-type="float">
            <text:p>-42.8</text:p>
          </table:table-cell>
          <table:table-cell table:style-name="ce1" table:formula="of:=AVERAGEIF([.$A$1:.$A$3639];ROW();[.D$1:.D$3639])" office:value-type="float" office:value="-10.882" calcext:value-type="float">
            <text:p>-10.8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43" calcext:value-type="float">
            <text:p>-43</text:p>
          </table:table-cell>
          <table:table-cell office:value-type="float" office:value="-9.81" calcext:value-type="float">
            <text:p>-9.81</text:p>
          </table:table-cell>
          <table:table-cell table:number-columns-repeated="5"/>
          <table:table-cell table:formula="of:=ROW()" office:value-type="float" office:value="92" calcext:value-type="float">
            <text:p>92</text:p>
          </table:table-cell>
          <table:table-cell table:style-name="ce1" table:formula="of:=AVERAGEIF([.$A$1:.$A$3639];ROW();[.B$1:.B$3639])" office:value-type="float" office:value="-9" calcext:value-type="float">
            <text:p>-9</text:p>
          </table:table-cell>
          <table:table-cell table:style-name="ce1" table:formula="of:=AVERAGEIF([.$A$1:.$A$3639];ROW();[.C$1:.C$3639])" office:value-type="float" office:value="-45.5" calcext:value-type="float">
            <text:p>-45.5</text:p>
          </table:table-cell>
          <table:table-cell table:style-name="ce1" table:formula="of:=AVERAGEIF([.$A$1:.$A$3639];ROW();[.D$1:.D$3639])" office:value-type="float" office:value="-10.824" calcext:value-type="float">
            <text:p>-10.8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9.94" calcext:value-type="float">
            <text:p>-9.94</text:p>
          </table:table-cell>
          <table:table-cell table:number-columns-repeated="5"/>
          <table:table-cell table:formula="of:=ROW()" office:value-type="float" office:value="93" calcext:value-type="float">
            <text:p>93</text:p>
          </table:table-cell>
          <table:table-cell table:style-name="ce1" table:formula="of:=AVERAGEIF([.$A$1:.$A$3639];ROW();[.B$1:.B$3639])" office:value-type="float" office:value="-9" calcext:value-type="float">
            <text:p>-9</text:p>
          </table:table-cell>
          <table:table-cell table:style-name="ce1" table:formula="of:=AVERAGEIF([.$A$1:.$A$3639];ROW();[.C$1:.C$3639])" office:value-type="float" office:value="-45.9" calcext:value-type="float">
            <text:p>-45.9</text:p>
          </table:table-cell>
          <table:table-cell table:style-name="ce1" table:formula="of:=AVERAGEIF([.$A$1:.$A$3639];ROW();[.D$1:.D$3639])" office:value-type="float" office:value="-10.606" calcext:value-type="float">
            <text:p>-10.6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9.75" calcext:value-type="float">
            <text:p>-9.75</text:p>
          </table:table-cell>
          <table:table-cell table:number-columns-repeated="5"/>
          <table:table-cell table:formula="of:=ROW()" office:value-type="float" office:value="94" calcext:value-type="float">
            <text:p>94</text:p>
          </table:table-cell>
          <table:table-cell table:style-name="ce1" table:formula="of:=AVERAGEIF([.$A$1:.$A$3639];ROW();[.B$1:.B$3639])" office:value-type="float" office:value="-8.8" calcext:value-type="float">
            <text:p>-8.8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10.394" calcext:value-type="float">
            <text:p>-10.3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9.51" calcext:value-type="float">
            <text:p>-9.51</text:p>
          </table:table-cell>
          <table:table-cell table:number-columns-repeated="5"/>
          <table:table-cell table:formula="of:=ROW()" office:value-type="float" office:value="95" calcext:value-type="float">
            <text:p>95</text:p>
          </table:table-cell>
          <table:table-cell table:style-name="ce1" table:formula="of:=AVERAGEIF([.$A$1:.$A$3639];ROW();[.B$1:.B$3639])" office:value-type="float" office:value="-8.8" calcext:value-type="float">
            <text:p>-8.8</text:p>
          </table:table-cell>
          <table:table-cell table:style-name="ce1" table:formula="of:=AVERAGEIF([.$A$1:.$A$3639];ROW();[.C$1:.C$3639])" office:value-type="float" office:value="-47.1" calcext:value-type="float">
            <text:p>-47.1</text:p>
          </table:table-cell>
          <table:table-cell table:style-name="ce1" table:formula="of:=AVERAGEIF([.$A$1:.$A$3639];ROW();[.D$1:.D$3639])" office:value-type="float" office:value="-10.371" calcext:value-type="float">
            <text:p>-10.3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9.64" calcext:value-type="float">
            <text:p>-9.64</text:p>
          </table:table-cell>
          <table:table-cell table:number-columns-repeated="5"/>
          <table:table-cell table:formula="of:=ROW()" office:value-type="float" office:value="96" calcext:value-type="float">
            <text:p>96</text:p>
          </table:table-cell>
          <table:table-cell table:style-name="ce1" table:formula="of:=AVERAGEIF([.$A$1:.$A$3639];ROW();[.B$1:.B$3639])" office:value-type="float" office:value="-8.8" calcext:value-type="float">
            <text:p>-8.8</text:p>
          </table:table-cell>
          <table:table-cell table:style-name="ce1" table:formula="of:=AVERAGEIF([.$A$1:.$A$3639];ROW();[.C$1:.C$3639])" office:value-type="float" office:value="-44.3" calcext:value-type="float">
            <text:p>-44.3</text:p>
          </table:table-cell>
          <table:table-cell table:style-name="ce1" table:formula="of:=AVERAGEIF([.$A$1:.$A$3639];ROW();[.D$1:.D$3639])" office:value-type="float" office:value="-9.964" calcext:value-type="float">
            <text:p>-9.9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10.09" calcext:value-type="float">
            <text:p>-10.09</text:p>
          </table:table-cell>
          <table:table-cell table:number-columns-repeated="5"/>
          <table:table-cell table:formula="of:=ROW()" office:value-type="float" office:value="97" calcext:value-type="float">
            <text:p>97</text:p>
          </table:table-cell>
          <table:table-cell table:style-name="ce1" table:formula="of:=AVERAGEIF([.$A$1:.$A$3639];ROW();[.B$1:.B$3639])" office:value-type="float" office:value="-8.7" calcext:value-type="float">
            <text:p>-8.7</text:p>
          </table:table-cell>
          <table:table-cell table:style-name="ce1" table:formula="of:=AVERAGEIF([.$A$1:.$A$3639];ROW();[.C$1:.C$3639])" office:value-type="float" office:value="-44.6" calcext:value-type="float">
            <text:p>-44.6</text:p>
          </table:table-cell>
          <table:table-cell table:style-name="ce1" table:formula="of:=AVERAGEIF([.$A$1:.$A$3639];ROW();[.D$1:.D$3639])" office:value-type="float" office:value="-9.946" calcext:value-type="float">
            <text:p>-9.9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-27" calcext:value-type="float">
            <text:p>-27</text:p>
          </table:table-cell>
          <table:table-cell office:value-type="float" office:value="-9.37" calcext:value-type="float">
            <text:p>-9.37</text:p>
          </table:table-cell>
          <table:table-cell table:number-columns-repeated="5"/>
          <table:table-cell table:formula="of:=ROW()" office:value-type="float" office:value="98" calcext:value-type="float">
            <text:p>98</text:p>
          </table:table-cell>
          <table:table-cell table:style-name="ce1" table:formula="of:=AVERAGEIF([.$A$1:.$A$3639];ROW();[.B$1:.B$3639])" office:value-type="float" office:value="-8.7" calcext:value-type="float">
            <text:p>-8.7</text:p>
          </table:table-cell>
          <table:table-cell table:style-name="ce1" table:formula="of:=AVERAGEIF([.$A$1:.$A$3639];ROW();[.C$1:.C$3639])" office:value-type="float" office:value="-38.2" calcext:value-type="float">
            <text:p>-38.2</text:p>
          </table:table-cell>
          <table:table-cell table:style-name="ce1" table:formula="of:=AVERAGEIF([.$A$1:.$A$3639];ROW();[.D$1:.D$3639])" office:value-type="float" office:value="-9.751" calcext:value-type="float">
            <text:p>-9.7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9.69" calcext:value-type="float">
            <text:p>-9.69</text:p>
          </table:table-cell>
          <table:table-cell table:number-columns-repeated="5"/>
          <table:table-cell table:formula="of:=ROW()" office:value-type="float" office:value="99" calcext:value-type="float">
            <text:p>99</text:p>
          </table:table-cell>
          <table:table-cell table:style-name="ce1" table:formula="of:=AVERAGEIF([.$A$1:.$A$3639];ROW();[.B$1:.B$3639])" office:value-type="float" office:value="-8.5" calcext:value-type="float">
            <text:p>-8.5</text:p>
          </table:table-cell>
          <table:table-cell table:style-name="ce1" table:formula="of:=AVERAGEIF([.$A$1:.$A$3639];ROW();[.C$1:.C$3639])" office:value-type="float" office:value="-43.5" calcext:value-type="float">
            <text:p>-43.5</text:p>
          </table:table-cell>
          <table:table-cell table:style-name="ce1" table:formula="of:=AVERAGEIF([.$A$1:.$A$3639];ROW();[.D$1:.D$3639])" office:value-type="float" office:value="-9.79" calcext:value-type="float">
            <text:p>-9.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0.19" calcext:value-type="float">
            <text:p>-10.19</text:p>
          </table:table-cell>
          <table:table-cell table:number-columns-repeated="5"/>
          <table:table-cell table:formula="of:=ROW()" office:value-type="float" office:value="100" calcext:value-type="float">
            <text:p>100</text:p>
          </table:table-cell>
          <table:table-cell table:style-name="ce1" table:formula="of:=AVERAGEIF([.$A$1:.$A$3639];ROW();[.B$1:.B$3639])" office:value-type="float" office:value="-8.5" calcext:value-type="float">
            <text:p>-8.5</text:p>
          </table:table-cell>
          <table:table-cell table:style-name="ce1" table:formula="of:=AVERAGEIF([.$A$1:.$A$3639];ROW();[.C$1:.C$3639])" office:value-type="float" office:value="-49.1" calcext:value-type="float">
            <text:p>-49.1</text:p>
          </table:table-cell>
          <table:table-cell table:style-name="ce1" table:formula="of:=AVERAGEIF([.$A$1:.$A$3639];ROW();[.D$1:.D$3639])" office:value-type="float" office:value="-9.882" calcext:value-type="float">
            <text:p>-9.8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9.96" calcext:value-type="float">
            <text:p>-9.96</text:p>
          </table:table-cell>
          <table:table-cell table:number-columns-repeated="5"/>
          <table:table-cell table:formula="of:=ROW()" office:value-type="float" office:value="101" calcext:value-type="float">
            <text:p>101</text:p>
          </table:table-cell>
          <table:table-cell table:style-name="ce1" table:formula="of:=AVERAGEIF([.$A$1:.$A$3639];ROW();[.B$1:.B$3639])" office:value-type="float" office:value="-8.5" calcext:value-type="float">
            <text:p>-8.5</text:p>
          </table:table-cell>
          <table:table-cell table:style-name="ce1" table:formula="of:=AVERAGEIF([.$A$1:.$A$3639];ROW();[.C$1:.C$3639])" office:value-type="float" office:value="-47.5" calcext:value-type="float">
            <text:p>-47.5</text:p>
          </table:table-cell>
          <table:table-cell table:style-name="ce1" table:formula="of:=AVERAGEIF([.$A$1:.$A$3639];ROW();[.D$1:.D$3639])"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0.38" calcext:value-type="float">
            <text:p>-10.38</text:p>
          </table:table-cell>
          <table:table-cell table:number-columns-repeated="5"/>
          <table:table-cell table:formula="of:=ROW()" office:value-type="float" office:value="102" calcext:value-type="float">
            <text:p>102</text:p>
          </table:table-cell>
          <table:table-cell table:style-name="ce1" table:formula="of:=AVERAGEIF([.$A$1:.$A$3639];ROW();[.B$1:.B$3639])" office:value-type="float" office:value="-8.3" calcext:value-type="float">
            <text:p>-8.3</text:p>
          </table:table-cell>
          <table:table-cell table:style-name="ce1" table:formula="of:=AVERAGEIF([.$A$1:.$A$3639];ROW();[.C$1:.C$3639])" office:value-type="float" office:value="-39.3" calcext:value-type="float">
            <text:p>-39.3</text:p>
          </table:table-cell>
          <table:table-cell table:style-name="ce1" table:formula="of:=AVERAGEIF([.$A$1:.$A$3639];ROW();[.D$1:.D$3639])" office:value-type="float" office:value="-9.507" calcext:value-type="float">
            <text:p>-9.5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9.64" calcext:value-type="float">
            <text:p>-9.64</text:p>
          </table:table-cell>
          <table:table-cell table:number-columns-repeated="5"/>
          <table:table-cell table:formula="of:=ROW()" office:value-type="float" office:value="103" calcext:value-type="float">
            <text:p>103</text:p>
          </table:table-cell>
          <table:table-cell table:style-name="ce1" table:formula="of:=AVERAGEIF([.$A$1:.$A$3639];ROW();[.B$1:.B$3639])" office:value-type="float" office:value="-8.2" calcext:value-type="float">
            <text:p>-8.2</text:p>
          </table:table-cell>
          <table:table-cell table:style-name="ce1" table:formula="of:=AVERAGEIF([.$A$1:.$A$3639];ROW();[.C$1:.C$3639])" office:value-type="float" office:value="-46.7" calcext:value-type="float">
            <text:p>-46.7</text:p>
          </table:table-cell>
          <table:table-cell table:style-name="ce1" table:formula="of:=AVERAGEIF([.$A$1:.$A$3639];ROW();[.D$1:.D$3639])" office:value-type="float" office:value="-9.559" calcext:value-type="float">
            <text:p>-9.5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9.67" calcext:value-type="float">
            <text:p>-9.67</text:p>
          </table:table-cell>
          <table:table-cell table:number-columns-repeated="5"/>
          <table:table-cell table:formula="of:=ROW()" office:value-type="float" office:value="104" calcext:value-type="float">
            <text:p>104</text:p>
          </table:table-cell>
          <table:table-cell table:style-name="ce1" table:formula="of:=AVERAGEIF([.$A$1:.$A$3639];ROW();[.B$1:.B$3639])" office:value-type="float" office:value="-8" calcext:value-type="float">
            <text:p>-8</text:p>
          </table:table-cell>
          <table:table-cell table:style-name="ce1" table:formula="of:=AVERAGEIF([.$A$1:.$A$3639];ROW();[.C$1:.C$3639])" office:value-type="float" office:value="-39.2" calcext:value-type="float">
            <text:p>-39.2</text:p>
          </table:table-cell>
          <table:table-cell table:style-name="ce1" table:formula="of:=AVERAGEIF([.$A$1:.$A$3639];ROW();[.D$1:.D$3639])" office:value-type="float" office:value="-9.347" calcext:value-type="float">
            <text:p>-9.3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 office:value-type="float" office:value="-42" calcext:value-type="float">
            <text:p>-42</text:p>
          </table:table-cell>
          <table:table-cell office:value-type="float" office:value="-9.69" calcext:value-type="float">
            <text:p>-9.69</text:p>
          </table:table-cell>
          <table:table-cell table:number-columns-repeated="5"/>
          <table:table-cell table:formula="of:=ROW()" office:value-type="float" office:value="105" calcext:value-type="float">
            <text:p>105</text:p>
          </table:table-cell>
          <table:table-cell table:style-name="ce1" table:formula="of:=AVERAGEIF([.$A$1:.$A$3639];ROW();[.B$1:.B$3639])" office:value-type="float" office:value="-8.2" calcext:value-type="float">
            <text:p>-8.2</text:p>
          </table:table-cell>
          <table:table-cell table:style-name="ce1" table:formula="of:=AVERAGEIF([.$A$1:.$A$3639];ROW();[.C$1:.C$3639])" office:value-type="float" office:value="-43.6" calcext:value-type="float">
            <text:p>-43.6</text:p>
          </table:table-cell>
          <table:table-cell table:style-name="ce1" table:formula="of:=AVERAGEIF([.$A$1:.$A$3639];ROW();[.D$1:.D$3639])" office:value-type="float" office:value="-9.565" calcext:value-type="float">
            <text:p>-9.5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10.05" calcext:value-type="float">
            <text:p>-10.05</text:p>
          </table:table-cell>
          <table:table-cell table:number-columns-repeated="5"/>
          <table:table-cell table:formula="of:=ROW()" office:value-type="float" office:value="106" calcext:value-type="float">
            <text:p>106</text:p>
          </table:table-cell>
          <table:table-cell table:style-name="ce1" table:formula="of:=AVERAGEIF([.$A$1:.$A$3639];ROW();[.B$1:.B$3639])" office:value-type="float" office:value="-7.7" calcext:value-type="float">
            <text:p>-7.7</text:p>
          </table:table-cell>
          <table:table-cell table:style-name="ce1" table:formula="of:=AVERAGEIF([.$A$1:.$A$3639];ROW();[.C$1:.C$3639])" office:value-type="float" office:value="-43.7" calcext:value-type="float">
            <text:p>-43.7</text:p>
          </table:table-cell>
          <table:table-cell table:style-name="ce1" table:formula="of:=AVERAGEIF([.$A$1:.$A$3639];ROW();[.D$1:.D$3639])" office:value-type="float" office:value="-9.311" calcext:value-type="float">
            <text:p>-9.3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10" calcext:value-type="float">
            <text:p>-10</text:p>
          </table:table-cell>
          <table:table-cell table:number-columns-repeated="5"/>
          <table:table-cell table:formula="of:=ROW()" office:value-type="float" office:value="107" calcext:value-type="float">
            <text:p>107</text:p>
          </table:table-cell>
          <table:table-cell table:style-name="ce1" table:formula="of:=AVERAGEIF([.$A$1:.$A$3639];ROW();[.B$1:.B$3639])" office:value-type="float" office:value="-7.7" calcext:value-type="float">
            <text:p>-7.7</text:p>
          </table:table-cell>
          <table:table-cell table:style-name="ce1" table:formula="of:=AVERAGEIF([.$A$1:.$A$3639];ROW();[.C$1:.C$3639])" office:value-type="float" office:value="-45.4" calcext:value-type="float">
            <text:p>-45.4</text:p>
          </table:table-cell>
          <table:table-cell table:style-name="ce1" table:formula="of:=AVERAGEIF([.$A$1:.$A$3639];ROW();[.D$1:.D$3639])" office:value-type="float" office:value="-9.169" calcext:value-type="float">
            <text:p>-9.1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9.83" calcext:value-type="float">
            <text:p>-9.83</text:p>
          </table:table-cell>
          <table:table-cell table:number-columns-repeated="5"/>
          <table:table-cell table:formula="of:=ROW()" office:value-type="float" office:value="108" calcext:value-type="float">
            <text:p>108</text:p>
          </table:table-cell>
          <table:table-cell table:style-name="ce1" table:formula="of:=AVERAGEIF([.$A$1:.$A$3639];ROW();[.B$1:.B$3639])" office:value-type="float" office:value="-7.7" calcext:value-type="float">
            <text:p>-7.7</text:p>
          </table:table-cell>
          <table:table-cell table:style-name="ce1" table:formula="of:=AVERAGEIF([.$A$1:.$A$3639];ROW();[.C$1:.C$3639])" office:value-type="float" office:value="-43.8" calcext:value-type="float">
            <text:p>-43.8</text:p>
          </table:table-cell>
          <table:table-cell table:style-name="ce1" table:formula="of:=AVERAGEIF([.$A$1:.$A$3639];ROW();[.D$1:.D$3639])" office:value-type="float" office:value="-9.268" calcext:value-type="float">
            <text:p>-9.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9.89" calcext:value-type="float">
            <text:p>-9.89</text:p>
          </table:table-cell>
          <table:table-cell table:number-columns-repeated="5"/>
          <table:table-cell table:formula="of:=ROW()" office:value-type="float" office:value="109" calcext:value-type="float">
            <text:p>109</text:p>
          </table:table-cell>
          <table:table-cell table:style-name="ce1" table:formula="of:=AVERAGEIF([.$A$1:.$A$3639];ROW();[.B$1:.B$3639])" office:value-type="float" office:value="-7.6" calcext:value-type="float">
            <text:p>-7.6</text:p>
          </table:table-cell>
          <table:table-cell table:style-name="ce1" table:formula="of:=AVERAGEIF([.$A$1:.$A$3639];ROW();[.C$1:.C$3639])" office:value-type="float" office:value="-43.1" calcext:value-type="float">
            <text:p>-43.1</text:p>
          </table:table-cell>
          <table:table-cell table:style-name="ce1" table:formula="of:=AVERAGEIF([.$A$1:.$A$3639];ROW();[.D$1:.D$3639])" office:value-type="float" office:value="-9.062" calcext:value-type="float">
            <text:p>-9.0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1" calcext:value-type="float">
            <text:p>-51</text:p>
          </table:table-cell>
          <table:table-cell office:value-type="float" office:value="-9.98" calcext:value-type="float">
            <text:p>-9.98</text:p>
          </table:table-cell>
          <table:table-cell table:number-columns-repeated="5"/>
          <table:table-cell table:formula="of:=ROW()" office:value-type="float" office:value="110" calcext:value-type="float">
            <text:p>110</text:p>
          </table:table-cell>
          <table:table-cell table:style-name="ce1" table:formula="of:=AVERAGEIF([.$A$1:.$A$3639];ROW();[.B$1:.B$3639])" office:value-type="float" office:value="-7.6" calcext:value-type="float">
            <text:p>-7.6</text:p>
          </table:table-cell>
          <table:table-cell table:style-name="ce1" table:formula="of:=AVERAGEIF([.$A$1:.$A$3639];ROW();[.C$1:.C$3639])" office:value-type="float" office:value="-44.3" calcext:value-type="float">
            <text:p>-44.3</text:p>
          </table:table-cell>
          <table:table-cell table:style-name="ce1" table:formula="of:=AVERAGEIF([.$A$1:.$A$3639];ROW();[.D$1:.D$3639])" office:value-type="float" office:value="-9.075" calcext:value-type="float">
            <text:p>-9.0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9.48" calcext:value-type="float">
            <text:p>-9.48</text:p>
          </table:table-cell>
          <table:table-cell table:number-columns-repeated="5"/>
          <table:table-cell table:formula="of:=ROW()" office:value-type="float" office:value="111" calcext:value-type="float">
            <text:p>111</text:p>
          </table:table-cell>
          <table:table-cell table:style-name="ce1" table:formula="of:=AVERAGEIF([.$A$1:.$A$3639];ROW();[.B$1:.B$3639])" office:value-type="float" office:value="-7.5" calcext:value-type="float">
            <text:p>-7.5</text:p>
          </table:table-cell>
          <table:table-cell table:style-name="ce1" table:formula="of:=AVERAGEIF([.$A$1:.$A$3639];ROW();[.C$1:.C$3639])" office:value-type="float" office:value="-41" calcext:value-type="float">
            <text:p>-41</text:p>
          </table:table-cell>
          <table:table-cell table:style-name="ce1" table:formula="of:=AVERAGEIF([.$A$1:.$A$3639];ROW();[.D$1:.D$3639])" office:value-type="float" office:value="-8.864" calcext:value-type="float">
            <text:p>-8.8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9.99" calcext:value-type="float">
            <text:p>-9.99</text:p>
          </table:table-cell>
          <table:table-cell table:number-columns-repeated="5"/>
          <table:table-cell table:formula="of:=ROW()" office:value-type="float" office:value="112" calcext:value-type="float">
            <text:p>112</text:p>
          </table:table-cell>
          <table:table-cell table:style-name="ce1" table:formula="of:=AVERAGEIF([.$A$1:.$A$3639];ROW();[.B$1:.B$3639])" office:value-type="float" office:value="-7.3" calcext:value-type="float">
            <text:p>-7.3</text:p>
          </table:table-cell>
          <table:table-cell table:style-name="ce1" table:formula="of:=AVERAGEIF([.$A$1:.$A$3639];ROW();[.C$1:.C$3639])" office:value-type="float" office:value="-45.7" calcext:value-type="float">
            <text:p>-45.7</text:p>
          </table:table-cell>
          <table:table-cell table:style-name="ce1" table:formula="of:=AVERAGEIF([.$A$1:.$A$3639];ROW();[.D$1:.D$3639])" office:value-type="float" office:value="-8.916" calcext:value-type="float">
            <text:p>-8.9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9.63" calcext:value-type="float">
            <text:p>-9.63</text:p>
          </table:table-cell>
          <table:table-cell table:number-columns-repeated="5"/>
          <table:table-cell table:formula="of:=ROW()" office:value-type="float" office:value="113" calcext:value-type="float">
            <text:p>113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5.1" calcext:value-type="float">
            <text:p>-45.1</text:p>
          </table:table-cell>
          <table:table-cell table:style-name="ce1" table:formula="of:=AVERAGEIF([.$A$1:.$A$3639];ROW();[.D$1:.D$3639])" office:value-type="float" office:value="-8.851" calcext:value-type="float">
            <text:p>-8.8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9.51" calcext:value-type="float">
            <text:p>-9.51</text:p>
          </table:table-cell>
          <table:table-cell table:number-columns-repeated="5"/>
          <table:table-cell table:formula="of:=ROW()" office:value-type="float" office:value="114" calcext:value-type="float">
            <text:p>114</text:p>
          </table:table-cell>
          <table:table-cell table:style-name="ce1" table:formula="of:=AVERAGEIF([.$A$1:.$A$3639];ROW();[.B$1:.B$3639])" office:value-type="float" office:value="-7.3" calcext:value-type="float">
            <text:p>-7.3</text:p>
          </table:table-cell>
          <table:table-cell table:style-name="ce1" table:formula="of:=AVERAGEIF([.$A$1:.$A$3639];ROW();[.C$1:.C$3639])" office:value-type="float" office:value="-42.1" calcext:value-type="float">
            <text:p>-42.1</text:p>
          </table:table-cell>
          <table:table-cell table:style-name="ce1" table:formula="of:=AVERAGEIF([.$A$1:.$A$3639];ROW();[.D$1:.D$3639])" office:value-type="float" office:value="-8.655" calcext:value-type="float">
            <text:p>-8.6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9.94" calcext:value-type="float">
            <text:p>-9.94</text:p>
          </table:table-cell>
          <table:table-cell table:number-columns-repeated="5"/>
          <table:table-cell table:formula="of:=ROW()" office:value-type="float" office:value="115" calcext:value-type="float">
            <text:p>115</text:p>
          </table:table-cell>
          <table:table-cell table:style-name="ce1" table:formula="of:=AVERAGEIF([.$A$1:.$A$3639];ROW();[.B$1:.B$3639])" office:value-type="float" office:value="-7.3" calcext:value-type="float">
            <text:p>-7.3</text:p>
          </table:table-cell>
          <table:table-cell table:style-name="ce1" table:formula="of:=AVERAGEIF([.$A$1:.$A$3639];ROW();[.C$1:.C$3639])" office:value-type="float" office:value="-47.5" calcext:value-type="float">
            <text:p>-47.5</text:p>
          </table:table-cell>
          <table:table-cell table:style-name="ce1" table:formula="of:=AVERAGEIF([.$A$1:.$A$3639];ROW();[.D$1:.D$3639])" office:value-type="float" office:value="-8.863" calcext:value-type="float">
            <text:p>-8.8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10.07" calcext:value-type="float">
            <text:p>-10.07</text:p>
          </table:table-cell>
          <table:table-cell table:number-columns-repeated="5"/>
          <table:table-cell table:formula="of:=ROW()" office:value-type="float" office:value="116" calcext:value-type="float">
            <text:p>116</text:p>
          </table:table-cell>
          <table:table-cell table:style-name="ce1" table:formula="of:=AVERAGEIF([.$A$1:.$A$3639];ROW();[.B$1:.B$3639])" office:value-type="float" office:value="-7.3" calcext:value-type="float">
            <text:p>-7.3</text:p>
          </table:table-cell>
          <table:table-cell table:style-name="ce1" table:formula="of:=AVERAGEIF([.$A$1:.$A$3639];ROW();[.C$1:.C$3639])" office:value-type="float" office:value="-38.7" calcext:value-type="float">
            <text:p>-38.7</text:p>
          </table:table-cell>
          <table:table-cell table:style-name="ce1" table:formula="of:=AVERAGEIF([.$A$1:.$A$3639];ROW();[.D$1:.D$3639])" office:value-type="float" office:value="-8.609" calcext:value-type="float">
            <text:p>-8.6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81" calcext:value-type="float">
            <text:p>-8.81</text:p>
          </table:table-cell>
          <table:table-cell table:number-columns-repeated="5"/>
          <table:table-cell table:formula="of:=ROW()" office:value-type="float" office:value="117" calcext:value-type="float">
            <text:p>117</text:p>
          </table:table-cell>
          <table:table-cell table:style-name="ce1" table:formula="of:=AVERAGEIF([.$A$1:.$A$3639];ROW();[.B$1:.B$3639])" office:value-type="float" office:value="-7.3" calcext:value-type="float">
            <text:p>-7.3</text:p>
          </table:table-cell>
          <table:table-cell table:style-name="ce1" table:formula="of:=AVERAGEIF([.$A$1:.$A$3639];ROW();[.C$1:.C$3639])" office:value-type="float" office:value="-44.5" calcext:value-type="float">
            <text:p>-44.5</text:p>
          </table:table-cell>
          <table:table-cell table:style-name="ce1" table:formula="of:=AVERAGEIF([.$A$1:.$A$3639];ROW();[.D$1:.D$3639])" office:value-type="float" office:value="-8.714" calcext:value-type="float">
            <text:p>-8.7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7.78" calcext:value-type="float">
            <text:p>-7.78</text:p>
          </table:table-cell>
          <table:table-cell table:number-columns-repeated="5"/>
          <table:table-cell table:formula="of:=ROW()" office:value-type="float" office:value="118" calcext:value-type="float">
            <text:p>118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3.8" calcext:value-type="float">
            <text:p>-43.8</text:p>
          </table:table-cell>
          <table:table-cell table:style-name="ce1" table:formula="of:=AVERAGEIF([.$A$1:.$A$3639];ROW();[.D$1:.D$3639])" office:value-type="float" office:value="-8.426" calcext:value-type="float">
            <text:p>-8.4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7.57" calcext:value-type="float">
            <text:p>-7.57</text:p>
          </table:table-cell>
          <table:table-cell table:number-columns-repeated="5"/>
          <table:table-cell table:formula="of:=ROW()" office:value-type="float" office:value="119" calcext:value-type="float">
            <text:p>119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2.6" calcext:value-type="float">
            <text:p>-42.6</text:p>
          </table:table-cell>
          <table:table-cell table:style-name="ce1" table:formula="of:=AVERAGEIF([.$A$1:.$A$3639];ROW();[.D$1:.D$3639])" office:value-type="float" office:value="-8.383" calcext:value-type="float">
            <text:p>-8.3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8.18" calcext:value-type="float">
            <text:p>-8.18</text:p>
          </table:table-cell>
          <table:table-cell table:number-columns-repeated="5"/>
          <table:table-cell table:formula="of:=ROW()" office:value-type="float" office:value="120" calcext:value-type="float">
            <text:p>120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0.3" calcext:value-type="float">
            <text:p>-40.3</text:p>
          </table:table-cell>
          <table:table-cell table:style-name="ce1" table:formula="of:=AVERAGEIF([.$A$1:.$A$3639];ROW();[.D$1:.D$3639])" office:value-type="float" office:value="-8.276" calcext:value-type="float">
            <text:p>-8.2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7.85" calcext:value-type="float">
            <text:p>-7.85</text:p>
          </table:table-cell>
          <table:table-cell table:number-columns-repeated="5"/>
          <table:table-cell table:formula="of:=ROW()" office:value-type="float" office:value="121" calcext:value-type="float">
            <text:p>121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39.3" calcext:value-type="float">
            <text:p>-39.3</text:p>
          </table:table-cell>
          <table:table-cell table:style-name="ce1" table:formula="of:=AVERAGEIF([.$A$1:.$A$3639];ROW();[.D$1:.D$3639])" office:value-type="float" office:value="-8.176" calcext:value-type="float">
            <text:p>-8.1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7.46" calcext:value-type="float">
            <text:p>-7.46</text:p>
          </table:table-cell>
          <table:table-cell table:number-columns-repeated="5"/>
          <table:table-cell table:formula="of:=ROW()" office:value-type="float" office:value="122" calcext:value-type="float">
            <text:p>122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2.7" calcext:value-type="float">
            <text:p>-42.7</text:p>
          </table:table-cell>
          <table:table-cell table:style-name="ce1" table:formula="of:=AVERAGEIF([.$A$1:.$A$3639];ROW();[.D$1:.D$3639])" office:value-type="float" office:value="-8.165" calcext:value-type="float">
            <text:p>-8.1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8.54" calcext:value-type="float">
            <text:p>-8.54</text:p>
          </table:table-cell>
          <table:table-cell table:number-columns-repeated="5"/>
          <table:table-cell table:formula="of:=ROW()" office:value-type="float" office:value="123" calcext:value-type="float">
            <text:p>123</text:p>
          </table:table-cell>
          <table:table-cell table:style-name="ce1" table:formula="of:=AVERAGEIF([.$A$1:.$A$3639];ROW();[.B$1:.B$3639])" office:value-type="float" office:value="-7.2" calcext:value-type="float">
            <text:p>-7.2</text:p>
          </table:table-cell>
          <table:table-cell table:style-name="ce1" table:formula="of:=AVERAGEIF([.$A$1:.$A$3639];ROW();[.C$1:.C$3639])" office:value-type="float" office:value="-43.6" calcext:value-type="float">
            <text:p>-43.6</text:p>
          </table:table-cell>
          <table:table-cell table:style-name="ce1" table:formula="of:=AVERAGEIF([.$A$1:.$A$3639];ROW();[.D$1:.D$3639])" office:value-type="float" office:value="-8.255" calcext:value-type="float">
            <text:p>-8.2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56" calcext:value-type="float">
            <text:p>-56</text:p>
          </table:table-cell>
          <table:table-cell office:value-type="float" office:value="-7.86" calcext:value-type="float">
            <text:p>-7.86</text:p>
          </table:table-cell>
          <table:table-cell table:number-columns-repeated="5"/>
          <table:table-cell table:formula="of:=ROW()" office:value-type="float" office:value="124" calcext:value-type="float">
            <text:p>124</text:p>
          </table:table-cell>
          <table:table-cell table:style-name="ce1" table:formula="of:=AVERAGEIF([.$A$1:.$A$3639];ROW();[.B$1:.B$3639])" office:value-type="float" office:value="-7" calcext:value-type="float">
            <text:p>-7</text:p>
          </table:table-cell>
          <table:table-cell table:style-name="ce1" table:formula="of:=AVERAGEIF([.$A$1:.$A$3639];ROW();[.C$1:.C$3639])" office:value-type="float" office:value="-41.7" calcext:value-type="float">
            <text:p>-41.7</text:p>
          </table:table-cell>
          <table:table-cell table:style-name="ce1" table:formula="of:=AVERAGEIF([.$A$1:.$A$3639];ROW();[.D$1:.D$3639])" office:value-type="float" office:value="-8.158" calcext:value-type="float">
            <text:p>-8.1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8.47" calcext:value-type="float">
            <text:p>-8.47</text:p>
          </table:table-cell>
          <table:table-cell table:number-columns-repeated="5"/>
          <table:table-cell table:formula="of:=ROW()" office:value-type="float" office:value="125" calcext:value-type="float">
            <text:p>125</text:p>
          </table:table-cell>
          <table:table-cell table:style-name="ce1" table:formula="of:=AVERAGEIF([.$A$1:.$A$3639];ROW();[.B$1:.B$3639])" office:value-type="float" office:value="-6.7" calcext:value-type="float">
            <text:p>-6.7</text:p>
          </table:table-cell>
          <table:table-cell table:style-name="ce1" table:formula="of:=AVERAGEIF([.$A$1:.$A$3639];ROW();[.C$1:.C$3639])" office:value-type="float" office:value="-41.3" calcext:value-type="float">
            <text:p>-41.3</text:p>
          </table:table-cell>
          <table:table-cell table:style-name="ce1" table:formula="of:=AVERAGEIF([.$A$1:.$A$3639];ROW();[.D$1:.D$3639])" office:value-type="float" office:value="-8.232" calcext:value-type="float">
            <text:p>-8.2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79" calcext:value-type="float">
            <text:p>-7.79</text:p>
          </table:table-cell>
          <table:table-cell table:number-columns-repeated="5"/>
          <table:table-cell table:formula="of:=ROW()" office:value-type="float" office:value="126" calcext:value-type="float">
            <text:p>126</text:p>
          </table:table-cell>
          <table:table-cell table:style-name="ce1" table:formula="of:=AVERAGEIF([.$A$1:.$A$3639];ROW();[.B$1:.B$3639])" office:value-type="float" office:value="-6.7" calcext:value-type="float">
            <text:p>-6.7</text:p>
          </table:table-cell>
          <table:table-cell table:style-name="ce1" table:formula="of:=AVERAGEIF([.$A$1:.$A$3639];ROW();[.C$1:.C$3639])" office:value-type="float" office:value="-45.5" calcext:value-type="float">
            <text:p>-45.5</text:p>
          </table:table-cell>
          <table:table-cell table:style-name="ce1" table:formula="of:=AVERAGEIF([.$A$1:.$A$3639];ROW();[.D$1:.D$3639])" office:value-type="float" office:value="-8.134" calcext:value-type="float">
            <text:p>-8.1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8.21" calcext:value-type="float">
            <text:p>-8.21</text:p>
          </table:table-cell>
          <table:table-cell table:number-columns-repeated="5"/>
          <table:table-cell table:formula="of:=ROW()" office:value-type="float" office:value="127" calcext:value-type="float">
            <text:p>127</text:p>
          </table:table-cell>
          <table:table-cell table:style-name="ce1" table:formula="of:=AVERAGEIF([.$A$1:.$A$3639];ROW();[.B$1:.B$3639])" office:value-type="float" office:value="-6.7" calcext:value-type="float">
            <text:p>-6.7</text:p>
          </table:table-cell>
          <table:table-cell table:style-name="ce1" table:formula="of:=AVERAGEIF([.$A$1:.$A$3639];ROW();[.C$1:.C$3639])" office:value-type="float" office:value="-43.3" calcext:value-type="float">
            <text:p>-43.3</text:p>
          </table:table-cell>
          <table:table-cell table:style-name="ce1" table:formula="of:=AVERAGEIF([.$A$1:.$A$3639];ROW();[.D$1:.D$3639])" office:value-type="float" office:value="-8.13" calcext:value-type="float">
            <text:p>-8.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54" calcext:value-type="float">
            <text:p>-7.54</text:p>
          </table:table-cell>
          <table:table-cell table:number-columns-repeated="5"/>
          <table:table-cell table:formula="of:=ROW()" office:value-type="float" office:value="128" calcext:value-type="float">
            <text:p>128</text:p>
          </table:table-cell>
          <table:table-cell table:style-name="ce1" table:formula="of:=AVERAGEIF([.$A$1:.$A$3639];ROW();[.B$1:.B$3639])" office:value-type="float" office:value="-6.7" calcext:value-type="float">
            <text:p>-6.7</text:p>
          </table:table-cell>
          <table:table-cell table:style-name="ce1" table:formula="of:=AVERAGEIF([.$A$1:.$A$3639];ROW();[.C$1:.C$3639])" office:value-type="float" office:value="-40.4" calcext:value-type="float">
            <text:p>-40.4</text:p>
          </table:table-cell>
          <table:table-cell table:style-name="ce1" table:formula="of:=AVERAGEIF([.$A$1:.$A$3639];ROW();[.D$1:.D$3639])" office:value-type="float" office:value="-8.021" calcext:value-type="float">
            <text:p>-8.0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7.92" calcext:value-type="float">
            <text:p>-7.92</text:p>
          </table:table-cell>
          <table:table-cell table:number-columns-repeated="5"/>
          <table:table-cell table:formula="of:=ROW()" office:value-type="float" office:value="129" calcext:value-type="float">
            <text:p>129</text:p>
          </table:table-cell>
          <table:table-cell table:style-name="ce1" table:formula="of:=AVERAGEIF([.$A$1:.$A$3639];ROW();[.B$1:.B$3639])" office:value-type="float" office:value="-6.6" calcext:value-type="float">
            <text:p>-6.6</text:p>
          </table:table-cell>
          <table:table-cell table:style-name="ce1" table:formula="of:=AVERAGEIF([.$A$1:.$A$3639];ROW();[.C$1:.C$3639])" office:value-type="float" office:value="-40.6" calcext:value-type="float">
            <text:p>-40.6</text:p>
          </table:table-cell>
          <table:table-cell table:style-name="ce1" table:formula="of:=AVERAGEIF([.$A$1:.$A$3639];ROW();[.D$1:.D$3639])" office:value-type="float" office:value="-8.082" calcext:value-type="float">
            <text:p>-8.0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7" calcext:value-type="float">
            <text:p>-7.7</text:p>
          </table:table-cell>
          <table:table-cell table:number-columns-repeated="5"/>
          <table:table-cell table:formula="of:=ROW()" office:value-type="float" office:value="130" calcext:value-type="float">
            <text:p>130</text:p>
          </table:table-cell>
          <table:table-cell table:style-name="ce1" table:formula="of:=AVERAGEIF([.$A$1:.$A$3639];ROW();[.B$1:.B$3639])" office:value-type="float" office:value="-6.4" calcext:value-type="float">
            <text:p>-6.4</text:p>
          </table:table-cell>
          <table:table-cell table:style-name="ce1" table:formula="of:=AVERAGEIF([.$A$1:.$A$3639];ROW();[.C$1:.C$3639])" office:value-type="float" office:value="-41.3" calcext:value-type="float">
            <text:p>-41.3</text:p>
          </table:table-cell>
          <table:table-cell table:style-name="ce1" table:formula="of:=AVERAGEIF([.$A$1:.$A$3639];ROW();[.D$1:.D$3639])" office:value-type="float" office:value="-7.922" calcext:value-type="float">
            <text:p>-7.9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81" calcext:value-type="float">
            <text:p>-6.81</text:p>
          </table:table-cell>
          <table:table-cell table:number-columns-repeated="5"/>
          <table:table-cell table:formula="of:=ROW()" office:value-type="float" office:value="131" calcext:value-type="float">
            <text:p>131</text:p>
          </table:table-cell>
          <table:table-cell table:style-name="ce1" table:formula="of:=AVERAGEIF([.$A$1:.$A$3639];ROW();[.B$1:.B$3639])" office:value-type="float" office:value="-6.4" calcext:value-type="float">
            <text:p>-6.4</text:p>
          </table:table-cell>
          <table:table-cell table:style-name="ce1" table:formula="of:=AVERAGEIF([.$A$1:.$A$3639];ROW();[.C$1:.C$3639])" office:value-type="float" office:value="-49.5" calcext:value-type="float">
            <text:p>-49.5</text:p>
          </table:table-cell>
          <table:table-cell table:style-name="ce1" table:formula="of:=AVERAGEIF([.$A$1:.$A$3639];ROW();[.D$1:.D$3639])" office:value-type="float" office:value="-8.111" calcext:value-type="float">
            <text:p>-8.1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ROW()" office:value-type="float" office:value="132" calcext:value-type="float">
            <text:p>132</text:p>
          </table:table-cell>
          <table:table-cell table:style-name="ce1" table:formula="of:=AVERAGEIF([.$A$1:.$A$3639];ROW();[.B$1:.B$3639])" office:value-type="float" office:value="-6.4" calcext:value-type="float">
            <text:p>-6.4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7.774" calcext:value-type="float">
            <text:p>-7.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28" calcext:value-type="float">
            <text:p>-6.28</text:p>
          </table:table-cell>
          <table:table-cell table:number-columns-repeated="5"/>
          <table:table-cell table:formula="of:=ROW()" office:value-type="float" office:value="133" calcext:value-type="float">
            <text:p>133</text:p>
          </table:table-cell>
          <table:table-cell table:style-name="ce1" table:formula="of:=AVERAGEIF([.$A$1:.$A$3639];ROW();[.B$1:.B$3639])" office:value-type="float" office:value="-6.3" calcext:value-type="float">
            <text:p>-6.3</text:p>
          </table:table-cell>
          <table:table-cell table:style-name="ce1" table:formula="of:=AVERAGEIF([.$A$1:.$A$3639];ROW();[.C$1:.C$3639])" office:value-type="float" office:value="-43.2" calcext:value-type="float">
            <text:p>-43.2</text:p>
          </table:table-cell>
          <table:table-cell table:style-name="ce1" table:formula="of:=AVERAGEIF([.$A$1:.$A$3639];ROW();[.D$1:.D$3639])" office:value-type="float" office:value="-7.565" calcext:value-type="float">
            <text:p>-7.5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5.87" calcext:value-type="float">
            <text:p>-5.87</text:p>
          </table:table-cell>
          <table:table-cell table:number-columns-repeated="5"/>
          <table:table-cell table:formula="of:=ROW()" office:value-type="float" office:value="134" calcext:value-type="float">
            <text:p>134</text:p>
          </table:table-cell>
          <table:table-cell table:style-name="ce1" table:formula="of:=AVERAGEIF([.$A$1:.$A$3639];ROW();[.B$1:.B$3639])" office:value-type="float" office:value="-6.3" calcext:value-type="float">
            <text:p>-6.3</text:p>
          </table:table-cell>
          <table:table-cell table:style-name="ce1" table:formula="of:=AVERAGEIF([.$A$1:.$A$3639];ROW();[.C$1:.C$3639])" office:value-type="float" office:value="-42.1" calcext:value-type="float">
            <text:p>-42.1</text:p>
          </table:table-cell>
          <table:table-cell table:style-name="ce1" table:formula="of:=AVERAGEIF([.$A$1:.$A$3639];ROW();[.D$1:.D$3639])" office:value-type="float" office:value="-7.553" calcext:value-type="float">
            <text:p>-7.5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26" calcext:value-type="float">
            <text:p>-6.26</text:p>
          </table:table-cell>
          <table:table-cell table:number-columns-repeated="5"/>
          <table:table-cell table:formula="of:=ROW()" office:value-type="float" office:value="135" calcext:value-type="float">
            <text:p>135</text:p>
          </table:table-cell>
          <table:table-cell table:style-name="ce1" table:formula="of:=AVERAGEIF([.$A$1:.$A$3639];ROW();[.B$1:.B$3639])" office:value-type="float" office:value="-6.3" calcext:value-type="float">
            <text:p>-6.3</text:p>
          </table:table-cell>
          <table:table-cell table:style-name="ce1" table:formula="of:=AVERAGEIF([.$A$1:.$A$3639];ROW();[.C$1:.C$3639])" office:value-type="float" office:value="-40.6" calcext:value-type="float">
            <text:p>-40.6</text:p>
          </table:table-cell>
          <table:table-cell table:style-name="ce1" table:formula="of:=AVERAGEIF([.$A$1:.$A$3639];ROW();[.D$1:.D$3639])" office:value-type="float" office:value="-7.42" calcext:value-type="float">
            <text:p>-7.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82" calcext:value-type="float">
            <text:p>-5.82</text:p>
          </table:table-cell>
          <table:table-cell table:number-columns-repeated="5"/>
          <table:table-cell table:formula="of:=ROW()" office:value-type="float" office:value="136" calcext:value-type="float">
            <text:p>136</text:p>
          </table:table-cell>
          <table:table-cell table:style-name="ce1" table:formula="of:=AVERAGEIF([.$A$1:.$A$3639];ROW();[.B$1:.B$3639])" office:value-type="float" office:value="-6.2" calcext:value-type="float">
            <text:p>-6.2</text:p>
          </table:table-cell>
          <table:table-cell table:style-name="ce1" table:formula="of:=AVERAGEIF([.$A$1:.$A$3639];ROW();[.C$1:.C$3639])" office:value-type="float" office:value="-44.4" calcext:value-type="float">
            <text:p>-44.4</text:p>
          </table:table-cell>
          <table:table-cell table:style-name="ce1" table:formula="of:=AVERAGEIF([.$A$1:.$A$3639];ROW();[.D$1:.D$3639])" office:value-type="float" office:value="-7.438" calcext:value-type="float">
            <text:p>-7.4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99" calcext:value-type="float">
            <text:p>-5.99</text:p>
          </table:table-cell>
          <table:table-cell table:number-columns-repeated="5"/>
          <table:table-cell table:formula="of:=ROW()" office:value-type="float" office:value="137" calcext:value-type="float">
            <text:p>137</text:p>
          </table:table-cell>
          <table:table-cell table:style-name="ce1" table:formula="of:=AVERAGEIF([.$A$1:.$A$3639];ROW();[.B$1:.B$3639])" office:value-type="float" office:value="-6" calcext:value-type="float">
            <text:p>-6</text:p>
          </table:table-cell>
          <table:table-cell table:style-name="ce1" table:formula="of:=AVERAGEIF([.$A$1:.$A$3639];ROW();[.C$1:.C$3639])" office:value-type="float" office:value="-39.9" calcext:value-type="float">
            <text:p>-39.9</text:p>
          </table:table-cell>
          <table:table-cell table:style-name="ce1" table:formula="of:=AVERAGEIF([.$A$1:.$A$3639];ROW();[.D$1:.D$3639])" office:value-type="float" office:value="-7.265" calcext:value-type="float">
            <text:p>-7.2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5.48" calcext:value-type="float">
            <text:p>-5.48</text:p>
          </table:table-cell>
          <table:table-cell table:number-columns-repeated="5"/>
          <table:table-cell table:formula="of:=ROW()" office:value-type="float" office:value="138" calcext:value-type="float">
            <text:p>138</text:p>
          </table:table-cell>
          <table:table-cell table:style-name="ce1" table:formula="of:=AVERAGEIF([.$A$1:.$A$3639];ROW();[.B$1:.B$3639])" office:value-type="float" office:value="-6" calcext:value-type="float">
            <text:p>-6</text:p>
          </table:table-cell>
          <table:table-cell table:style-name="ce1" table:formula="of:=AVERAGEIF([.$A$1:.$A$3639];ROW();[.C$1:.C$3639])" office:value-type="float" office:value="-36.7" calcext:value-type="float">
            <text:p>-36.7</text:p>
          </table:table-cell>
          <table:table-cell table:style-name="ce1" table:formula="of:=AVERAGEIF([.$A$1:.$A$3639];ROW();[.D$1:.D$3639])" office:value-type="float" office:value="-7.232" calcext:value-type="float">
            <text:p>-7.2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 office:value-type="float" office:value="-5.39" calcext:value-type="float">
            <text:p>-5.39</text:p>
          </table:table-cell>
          <table:table-cell table:number-columns-repeated="5"/>
          <table:table-cell table:formula="of:=ROW()" office:value-type="float" office:value="139" calcext:value-type="float">
            <text:p>139</text:p>
          </table:table-cell>
          <table:table-cell table:style-name="ce1" table:formula="of:=AVERAGEIF([.$A$1:.$A$3639];ROW();[.B$1:.B$3639])" office:value-type="float" office:value="-6" calcext:value-type="float">
            <text:p>-6</text:p>
          </table:table-cell>
          <table:table-cell table:style-name="ce1" table:formula="of:=AVERAGEIF([.$A$1:.$A$3639];ROW();[.C$1:.C$3639])" office:value-type="float" office:value="-37.8" calcext:value-type="float">
            <text:p>-37.8</text:p>
          </table:table-cell>
          <table:table-cell table:style-name="ce1" table:formula="of:=AVERAGEIF([.$A$1:.$A$3639];ROW();[.D$1:.D$3639])"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17" calcext:value-type="float">
            <text:p>-6.17</text:p>
          </table:table-cell>
          <table:table-cell table:number-columns-repeated="5"/>
          <table:table-cell table:formula="of:=ROW()" office:value-type="float" office:value="140" calcext:value-type="float">
            <text:p>140</text:p>
          </table:table-cell>
          <table:table-cell table:style-name="ce1" table:formula="of:=AVERAGEIF([.$A$1:.$A$3639];ROW();[.B$1:.B$3639])" office:value-type="float" office:value="-5.9" calcext:value-type="float">
            <text:p>-5.9</text:p>
          </table:table-cell>
          <table:table-cell table:style-name="ce1" table:formula="of:=AVERAGEIF([.$A$1:.$A$3639];ROW();[.C$1:.C$3639])" office:value-type="float" office:value="-38.6" calcext:value-type="float">
            <text:p>-38.6</text:p>
          </table:table-cell>
          <table:table-cell table:style-name="ce1" table:formula="of:=AVERAGEIF([.$A$1:.$A$3639];ROW();[.D$1:.D$3639])" office:value-type="float" office:value="-7.09" calcext:value-type="float">
            <text:p>-7.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19" calcext:value-type="float">
            <text:p>-19</text:p>
          </table:table-cell>
          <table:table-cell office:value-type="float" office:value="-5.33" calcext:value-type="float">
            <text:p>-5.33</text:p>
          </table:table-cell>
          <table:table-cell table:number-columns-repeated="5"/>
          <table:table-cell table:formula="of:=ROW()" office:value-type="float" office:value="141" calcext:value-type="float">
            <text:p>141</text:p>
          </table:table-cell>
          <table:table-cell table:style-name="ce1" table:formula="of:=AVERAGEIF([.$A$1:.$A$3639];ROW();[.B$1:.B$3639])" office:value-type="float" office:value="-5.6" calcext:value-type="float">
            <text:p>-5.6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6.938" calcext:value-type="float">
            <text:p>-6.9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9" calcext:value-type="float">
            <text:p>-5.9</text:p>
          </table:table-cell>
          <table:table-cell table:number-columns-repeated="5"/>
          <table:table-cell table:formula="of:=ROW()" office:value-type="float" office:value="142" calcext:value-type="float">
            <text:p>142</text:p>
          </table:table-cell>
          <table:table-cell table:style-name="ce1" table:formula="of:=AVERAGEIF([.$A$1:.$A$3639];ROW();[.B$1:.B$3639])" office:value-type="float" office:value="-5.4" calcext:value-type="float">
            <text:p>-5.4</text:p>
          </table:table-cell>
          <table:table-cell table:style-name="ce1" table:formula="of:=AVERAGEIF([.$A$1:.$A$3639];ROW();[.C$1:.C$3639])" office:value-type="float" office:value="-35.2" calcext:value-type="float">
            <text:p>-35.2</text:p>
          </table:table-cell>
          <table:table-cell table:style-name="ce1" table:formula="of:=AVERAGEIF([.$A$1:.$A$3639];ROW();[.D$1:.D$3639])" office:value-type="float" office:value="-6.948" calcext:value-type="float">
            <text:p>-6.9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43" calcext:value-type="float">
            <text:p>-5.43</text:p>
          </table:table-cell>
          <table:table-cell table:number-columns-repeated="5"/>
          <table:table-cell table:formula="of:=ROW()" office:value-type="float" office:value="143" calcext:value-type="float">
            <text:p>143</text:p>
          </table:table-cell>
          <table:table-cell table:style-name="ce1" table:formula="of:=AVERAGEIF([.$A$1:.$A$3639];ROW();[.B$1:.B$3639])" office:value-type="float" office:value="-5.3" calcext:value-type="float">
            <text:p>-5.3</text:p>
          </table:table-cell>
          <table:table-cell table:style-name="ce1" table:formula="of:=AVERAGEIF([.$A$1:.$A$3639];ROW();[.C$1:.C$3639])" office:value-type="float" office:value="-40.3" calcext:value-type="float">
            <text:p>-40.3</text:p>
          </table:table-cell>
          <table:table-cell table:style-name="ce1" table:formula="of:=AVERAGEIF([.$A$1:.$A$3639];ROW();[.D$1:.D$3639])" office:value-type="float" office:value="-6.924" calcext:value-type="float">
            <text:p>-6.9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77" calcext:value-type="float">
            <text:p>-5.77</text:p>
          </table:table-cell>
          <table:table-cell table:number-columns-repeated="5"/>
          <table:table-cell table:formula="of:=ROW()" office:value-type="float" office:value="144" calcext:value-type="float">
            <text:p>144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41.8" calcext:value-type="float">
            <text:p>-41.8</text:p>
          </table:table-cell>
          <table:table-cell table:style-name="ce1" table:formula="of:=AVERAGEIF([.$A$1:.$A$3639];ROW();[.D$1:.D$3639])" office:value-type="float" office:value="-6.907" calcext:value-type="float">
            <text:p>-6.9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5.94" calcext:value-type="float">
            <text:p>-5.94</text:p>
          </table:table-cell>
          <table:table-cell table:number-columns-repeated="5"/>
          <table:table-cell table:formula="of:=ROW()" office:value-type="float" office:value="145" calcext:value-type="float">
            <text:p>145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47.1" calcext:value-type="float">
            <text:p>-47.1</text:p>
          </table:table-cell>
          <table:table-cell table:style-name="ce1" table:formula="of:=AVERAGEIF([.$A$1:.$A$3639];ROW();[.D$1:.D$3639])" office:value-type="float" office:value="-6.838" calcext:value-type="float">
            <text:p>-6.8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6.24" calcext:value-type="float">
            <text:p>-6.24</text:p>
          </table:table-cell>
          <table:table-cell table:number-columns-repeated="5"/>
          <table:table-cell table:formula="of:=ROW()" office:value-type="float" office:value="146" calcext:value-type="float">
            <text:p>146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37.7" calcext:value-type="float">
            <text:p>-37.7</text:p>
          </table:table-cell>
          <table:table-cell table:style-name="ce1" table:formula="of:=AVERAGEIF([.$A$1:.$A$3639];ROW();[.D$1:.D$3639])" office:value-type="float" office:value="-6.628" calcext:value-type="float">
            <text:p>-6.6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5.47" calcext:value-type="float">
            <text:p>-5.47</text:p>
          </table:table-cell>
          <table:table-cell table:number-columns-repeated="5"/>
          <table:table-cell table:formula="of:=ROW()" office:value-type="float" office:value="147" calcext:value-type="float">
            <text:p>147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39.7" calcext:value-type="float">
            <text:p>-39.7</text:p>
          </table:table-cell>
          <table:table-cell table:style-name="ce1" table:formula="of:=AVERAGEIF([.$A$1:.$A$3639];ROW();[.D$1:.D$3639])" office:value-type="float" office:value="-6.403" calcext:value-type="float">
            <text:p>-6.4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77" calcext:value-type="float">
            <text:p>-5.77</text:p>
          </table:table-cell>
          <table:table-cell table:number-columns-repeated="5"/>
          <table:table-cell table:formula="of:=ROW()" office:value-type="float" office:value="148" calcext:value-type="float">
            <text:p>148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6.369" calcext:value-type="float">
            <text:p>-6.3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6" calcext:value-type="float">
            <text:p>-5.6</text:p>
          </table:table-cell>
          <table:table-cell table:number-columns-repeated="5"/>
          <table:table-cell table:formula="of:=ROW()" office:value-type="float" office:value="149" calcext:value-type="float">
            <text:p>149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39.2" calcext:value-type="float">
            <text:p>-39.2</text:p>
          </table:table-cell>
          <table:table-cell table:style-name="ce1" table:formula="of:=AVERAGEIF([.$A$1:.$A$3639];ROW();[.D$1:.D$3639])" office:value-type="float" office:value="-6.268" calcext:value-type="float">
            <text:p>-6.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59" calcext:value-type="float">
            <text:p>-5.59</text:p>
          </table:table-cell>
          <table:table-cell table:number-columns-repeated="5"/>
          <table:table-cell table:formula="of:=ROW()" office:value-type="float" office:value="150" calcext:value-type="float">
            <text:p>150</text:p>
          </table:table-cell>
          <table:table-cell table:style-name="ce1" table:formula="of:=AVERAGEIF([.$A$1:.$A$3639];ROW();[.B$1:.B$3639])" office:value-type="float" office:value="-5.1" calcext:value-type="float">
            <text:p>-5.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6.023" calcext:value-type="float">
            <text:p>-6.0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5.94" calcext:value-type="float">
            <text:p>-5.94</text:p>
          </table:table-cell>
          <table:table-cell table:number-columns-repeated="5"/>
          <table:table-cell table:formula="of:=ROW()" office:value-type="float" office:value="151" calcext:value-type="float">
            <text:p>151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40.7" calcext:value-type="float">
            <text:p>-40.7</text:p>
          </table:table-cell>
          <table:table-cell table:style-name="ce1" table:formula="of:=AVERAGEIF([.$A$1:.$A$3639];ROW();[.D$1:.D$3639])" office:value-type="float" office:value="-6.149" calcext:value-type="float">
            <text:p>-6.1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97" calcext:value-type="float">
            <text:p>-5.97</text:p>
          </table:table-cell>
          <table:table-cell table:number-columns-repeated="5"/>
          <table:table-cell table:formula="of:=ROW()" office:value-type="float" office:value="152" calcext:value-type="float">
            <text:p>152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40.9" calcext:value-type="float">
            <text:p>-40.9</text:p>
          </table:table-cell>
          <table:table-cell table:style-name="ce1" table:formula="of:=AVERAGEIF([.$A$1:.$A$3639];ROW();[.D$1:.D$3639])" office:value-type="float" office:value="-5.985" calcext:value-type="float">
            <text:p>-5.9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76" calcext:value-type="float">
            <text:p>-5.76</text:p>
          </table:table-cell>
          <table:table-cell table:number-columns-repeated="5"/>
          <table:table-cell table:formula="of:=ROW()" office:value-type="float" office:value="153" calcext:value-type="float">
            <text:p>153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6.074" calcext:value-type="float">
            <text:p>-6.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61" calcext:value-type="float">
            <text:p>-6.61</text:p>
          </table:table-cell>
          <table:table-cell table:number-columns-repeated="5"/>
          <table:table-cell table:formula="of:=ROW()" office:value-type="float" office:value="154" calcext:value-type="float">
            <text:p>154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38.6" calcext:value-type="float">
            <text:p>-38.6</text:p>
          </table:table-cell>
          <table:table-cell table:style-name="ce1" table:formula="of:=AVERAGEIF([.$A$1:.$A$3639];ROW();[.D$1:.D$3639])" office:value-type="float" office:value="-5.917" calcext:value-type="float">
            <text:p>-5.9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76" calcext:value-type="float">
            <text:p>-5.76</text:p>
          </table:table-cell>
          <table:table-cell table:number-columns-repeated="5"/>
          <table:table-cell table:formula="of:=ROW()" office:value-type="float" office:value="155" calcext:value-type="float">
            <text:p>155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37.4" calcext:value-type="float">
            <text:p>-37.4</text:p>
          </table:table-cell>
          <table:table-cell table:style-name="ce1" table:formula="of:=AVERAGEIF([.$A$1:.$A$3639];ROW();[.D$1:.D$3639])" office:value-type="float" office:value="-5.945" calcext:value-type="float">
            <text:p>-5.9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11" calcext:value-type="float">
            <text:p>-6.11</text:p>
          </table:table-cell>
          <table:table-cell table:number-columns-repeated="5"/>
          <table:table-cell table:formula="of:=ROW()" office:value-type="float" office:value="156" calcext:value-type="float">
            <text:p>156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36.9" calcext:value-type="float">
            <text:p>-36.9</text:p>
          </table:table-cell>
          <table:table-cell table:style-name="ce1" table:formula="of:=AVERAGEIF([.$A$1:.$A$3639];ROW();[.D$1:.D$3639])" office:value-type="float" office:value="-5.888" calcext:value-type="float">
            <text:p>-5.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18" calcext:value-type="float">
            <text:p>-6.18</text:p>
          </table:table-cell>
          <table:table-cell table:number-columns-repeated="5"/>
          <table:table-cell table:formula="of:=ROW()" office:value-type="float" office:value="157" calcext:value-type="float">
            <text:p>157</text:p>
          </table:table-cell>
          <table:table-cell table:style-name="ce1" table:formula="of:=AVERAGEIF([.$A$1:.$A$3639];ROW();[.B$1:.B$3639])" office:value-type="float" office:value="-5" calcext:value-type="float">
            <text:p>-5</text:p>
          </table:table-cell>
          <table:table-cell table:style-name="ce1" table:formula="of:=AVERAGEIF([.$A$1:.$A$3639];ROW();[.C$1:.C$3639])" office:value-type="float" office:value="-37.8" calcext:value-type="float">
            <text:p>-37.8</text:p>
          </table:table-cell>
          <table:table-cell table:style-name="ce1" table:formula="of:=AVERAGEIF([.$A$1:.$A$3639];ROW();[.D$1:.D$3639])" office:value-type="float" office:value="-5.958" calcext:value-type="float">
            <text:p>-5.9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5.82" calcext:value-type="float">
            <text:p>-5.82</text:p>
          </table:table-cell>
          <table:table-cell table:number-columns-repeated="5"/>
          <table:table-cell table:formula="of:=ROW()" office:value-type="float" office:value="158" calcext:value-type="float">
            <text:p>158</text:p>
          </table:table-cell>
          <table:table-cell table:style-name="ce1" table:formula="of:=AVERAGEIF([.$A$1:.$A$3639];ROW();[.B$1:.B$3639])" office:value-type="float" office:value="-4.9" calcext:value-type="float">
            <text:p>-4.9</text:p>
          </table:table-cell>
          <table:table-cell table:style-name="ce1" table:formula="of:=AVERAGEIF([.$A$1:.$A$3639];ROW();[.C$1:.C$3639])" office:value-type="float" office:value="-42.8" calcext:value-type="float">
            <text:p>-42.8</text:p>
          </table:table-cell>
          <table:table-cell table:style-name="ce1" table:formula="of:=AVERAGEIF([.$A$1:.$A$3639];ROW();[.D$1:.D$3639])" office:value-type="float" office:value="-6.056" calcext:value-type="float">
            <text:p>-6.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74" calcext:value-type="float">
            <text:p>-5.74</text:p>
          </table:table-cell>
          <table:table-cell table:number-columns-repeated="5"/>
          <table:table-cell table:formula="of:=ROW()" office:value-type="float" office:value="159" calcext:value-type="float">
            <text:p>159</text:p>
          </table:table-cell>
          <table:table-cell table:style-name="ce1" table:formula="of:=AVERAGEIF([.$A$1:.$A$3639];ROW();[.B$1:.B$3639])" office:value-type="float" office:value="-4.9" calcext:value-type="float">
            <text:p>-4.9</text:p>
          </table:table-cell>
          <table:table-cell table:style-name="ce1" table:formula="of:=AVERAGEIF([.$A$1:.$A$3639];ROW();[.C$1:.C$3639])" office:value-type="float" office:value="-41.7" calcext:value-type="float">
            <text:p>-41.7</text:p>
          </table:table-cell>
          <table:table-cell table:style-name="ce1" table:formula="of:=AVERAGEIF([.$A$1:.$A$3639];ROW();[.D$1:.D$3639])" office:value-type="float" office:value="-6.023" calcext:value-type="float">
            <text:p>-6.0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99" calcext:value-type="float">
            <text:p>-5.99</text:p>
          </table:table-cell>
          <table:table-cell table:number-columns-repeated="5"/>
          <table:table-cell table:formula="of:=ROW()" office:value-type="float" office:value="160" calcext:value-type="float">
            <text:p>160</text:p>
          </table:table-cell>
          <table:table-cell table:style-name="ce1" table:formula="of:=AVERAGEIF([.$A$1:.$A$3639];ROW();[.B$1:.B$3639])" office:value-type="float" office:value="-4.8" calcext:value-type="float">
            <text:p>-4.8</text:p>
          </table:table-cell>
          <table:table-cell table:style-name="ce1" table:formula="of:=AVERAGEIF([.$A$1:.$A$3639];ROW();[.C$1:.C$3639])" office:value-type="float" office:value="-37.4" calcext:value-type="float">
            <text:p>-37.4</text:p>
          </table:table-cell>
          <table:table-cell table:style-name="ce1" table:formula="of:=AVERAGEIF([.$A$1:.$A$3639];ROW();[.D$1:.D$3639])" office:value-type="float" office:value="-5.682" calcext:value-type="float">
            <text:p>-5.6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87" calcext:value-type="float">
            <text:p>-5.87</text:p>
          </table:table-cell>
          <table:table-cell table:number-columns-repeated="5"/>
          <table:table-cell table:formula="of:=ROW()" office:value-type="float" office:value="161" calcext:value-type="float">
            <text:p>161</text:p>
          </table:table-cell>
          <table:table-cell table:style-name="ce1" table:formula="of:=AVERAGEIF([.$A$1:.$A$3639];ROW();[.B$1:.B$3639])" office:value-type="float" office:value="-4.7" calcext:value-type="float">
            <text:p>-4.7</text:p>
          </table:table-cell>
          <table:table-cell table:style-name="ce1" table:formula="of:=AVERAGEIF([.$A$1:.$A$3639];ROW();[.C$1:.C$3639])" office:value-type="float" office:value="-38.9" calcext:value-type="float">
            <text:p>-38.9</text:p>
          </table:table-cell>
          <table:table-cell table:style-name="ce1" table:formula="of:=AVERAGEIF([.$A$1:.$A$3639];ROW();[.D$1:.D$3639])" office:value-type="float" office:value="-6.051" calcext:value-type="float">
            <text:p>-6.0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04" calcext:value-type="float">
            <text:p>-6.04</text:p>
          </table:table-cell>
          <table:table-cell table:number-columns-repeated="5"/>
          <table:table-cell table:formula="of:=ROW()" office:value-type="float" office:value="162" calcext:value-type="float">
            <text:p>162</text:p>
          </table:table-cell>
          <table:table-cell table:style-name="ce1" table:formula="of:=AVERAGEIF([.$A$1:.$A$3639];ROW();[.B$1:.B$3639])" office:value-type="float" office:value="-4.6" calcext:value-type="float">
            <text:p>-4.6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5.994" calcext:value-type="float">
            <text:p>-5.9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86" calcext:value-type="float">
            <text:p>-5.86</text:p>
          </table:table-cell>
          <table:table-cell table:number-columns-repeated="5"/>
          <table:table-cell table:formula="of:=ROW()" office:value-type="float" office:value="163" calcext:value-type="float">
            <text:p>163</text:p>
          </table:table-cell>
          <table:table-cell table:style-name="ce1" table:formula="of:=AVERAGEIF([.$A$1:.$A$3639];ROW();[.B$1:.B$3639])" office:value-type="float" office:value="-4.6" calcext:value-type="float">
            <text:p>-4.6</text:p>
          </table:table-cell>
          <table:table-cell table:style-name="ce1" table:formula="of:=AVERAGEIF([.$A$1:.$A$3639];ROW();[.C$1:.C$3639])" office:value-type="float" office:value="-35.2" calcext:value-type="float">
            <text:p>-35.2</text:p>
          </table:table-cell>
          <table:table-cell table:style-name="ce1" table:formula="of:=AVERAGEIF([.$A$1:.$A$3639];ROW();[.D$1:.D$3639])" office:value-type="float" office:value="-5.789" calcext:value-type="float">
            <text:p>-5.7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5.6" calcext:value-type="float">
            <text:p>-5.6</text:p>
          </table:table-cell>
          <table:table-cell table:number-columns-repeated="5"/>
          <table:table-cell table:formula="of:=ROW()" office:value-type="float" office:value="164" calcext:value-type="float">
            <text:p>164</text:p>
          </table:table-cell>
          <table:table-cell table:style-name="ce1" table:formula="of:=AVERAGEIF([.$A$1:.$A$3639];ROW();[.B$1:.B$3639])" office:value-type="float" office:value="-4.5" calcext:value-type="float">
            <text:p>-4.5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5.816" calcext:value-type="float">
            <text:p>-5.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165" calcext:value-type="float">
            <text:p>165</text:p>
          </table:table-cell>
          <table:table-cell table:style-name="ce1" table:formula="of:=AVERAGEIF([.$A$1:.$A$3639];ROW();[.B$1:.B$3639])" office:value-type="float" office:value="-4.5" calcext:value-type="float">
            <text:p>-4.5</text:p>
          </table:table-cell>
          <table:table-cell table:style-name="ce1" table:formula="of:=AVERAGEIF([.$A$1:.$A$3639];ROW();[.C$1:.C$3639])" office:value-type="float" office:value="-38.1" calcext:value-type="float">
            <text:p>-38.1</text:p>
          </table:table-cell>
          <table:table-cell table:style-name="ce1" table:formula="of:=AVERAGEIF([.$A$1:.$A$3639];ROW();[.D$1:.D$3639])" office:value-type="float" office:value="-5.73" calcext:value-type="float">
            <text:p>-5.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45" calcext:value-type="float">
            <text:p>-5.45</text:p>
          </table:table-cell>
          <table:table-cell table:number-columns-repeated="5"/>
          <table:table-cell table:formula="of:=ROW()" office:value-type="float" office:value="166" calcext:value-type="float">
            <text:p>166</text:p>
          </table:table-cell>
          <table:table-cell table:style-name="ce1" table:formula="of:=AVERAGEIF([.$A$1:.$A$3639];ROW();[.B$1:.B$3639])" office:value-type="float" office:value="-4.4" calcext:value-type="float">
            <text:p>-4.4</text:p>
          </table:table-cell>
          <table:table-cell table:style-name="ce1" table:formula="of:=AVERAGEIF([.$A$1:.$A$3639];ROW();[.C$1:.C$3639])" office:value-type="float" office:value="-40.9" calcext:value-type="float">
            <text:p>-40.9</text:p>
          </table:table-cell>
          <table:table-cell table:style-name="ce1" table:formula="of:=AVERAGEIF([.$A$1:.$A$3639];ROW();[.D$1:.D$3639])" office:value-type="float" office:value="-5.743" calcext:value-type="float">
            <text:p>-5.74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24" calcext:value-type="float">
            <text:p>-5.24</text:p>
          </table:table-cell>
          <table:table-cell table:number-columns-repeated="5"/>
          <table:table-cell table:formula="of:=ROW()" office:value-type="float" office:value="167" calcext:value-type="float">
            <text:p>167</text:p>
          </table:table-cell>
          <table:table-cell table:style-name="ce1" table:formula="of:=AVERAGEIF([.$A$1:.$A$3639];ROW();[.B$1:.B$3639])" office:value-type="float" office:value="-4.4" calcext:value-type="float">
            <text:p>-4.4</text:p>
          </table:table-cell>
          <table:table-cell table:style-name="ce1" table:formula="of:=AVERAGEIF([.$A$1:.$A$3639];ROW();[.C$1:.C$3639])" office:value-type="float" office:value="-37.9" calcext:value-type="float">
            <text:p>-37.9</text:p>
          </table:table-cell>
          <table:table-cell table:style-name="ce1" table:formula="of:=AVERAGEIF([.$A$1:.$A$3639];ROW();[.D$1:.D$3639])" office:value-type="float" office:value="-5.737" calcext:value-type="float">
            <text:p>-5.7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22" calcext:value-type="float">
            <text:p>-5.22</text:p>
          </table:table-cell>
          <table:table-cell table:number-columns-repeated="5"/>
          <table:table-cell table:formula="of:=ROW()" office:value-type="float" office:value="168" calcext:value-type="float">
            <text:p>168</text:p>
          </table:table-cell>
          <table:table-cell table:style-name="ce1" table:formula="of:=AVERAGEIF([.$A$1:.$A$3639];ROW();[.B$1:.B$3639])" office:value-type="float" office:value="-4.4" calcext:value-type="float">
            <text:p>-4.4</text:p>
          </table:table-cell>
          <table:table-cell table:style-name="ce1" table:formula="of:=AVERAGEIF([.$A$1:.$A$3639];ROW();[.C$1:.C$3639])" office:value-type="float" office:value="-37.3" calcext:value-type="float">
            <text:p>-37.3</text:p>
          </table:table-cell>
          <table:table-cell table:style-name="ce1" table:formula="of:=AVERAGEIF([.$A$1:.$A$3639];ROW();[.D$1:.D$3639])" office:value-type="float" office:value="-5.602" calcext:value-type="float">
            <text:p>-5.6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4.7" calcext:value-type="float">
            <text:p>-4.7</text:p>
          </table:table-cell>
          <table:table-cell table:number-columns-repeated="5"/>
          <table:table-cell table:formula="of:=ROW()" office:value-type="float" office:value="169" calcext:value-type="float">
            <text:p>169</text:p>
          </table:table-cell>
          <table:table-cell table:style-name="ce1" table:formula="of:=AVERAGEIF([.$A$1:.$A$3639];ROW();[.B$1:.B$3639])" office:value-type="float" office:value="-4.4" calcext:value-type="float">
            <text:p>-4.4</text:p>
          </table:table-cell>
          <table:table-cell table:style-name="ce1" table:formula="of:=AVERAGEIF([.$A$1:.$A$3639];ROW();[.C$1:.C$3639])" office:value-type="float" office:value="-35.7" calcext:value-type="float">
            <text:p>-35.7</text:p>
          </table:table-cell>
          <table:table-cell table:style-name="ce1" table:formula="of:=AVERAGEIF([.$A$1:.$A$3639];ROW();[.D$1:.D$3639])" office:value-type="float" office:value="-5.489" calcext:value-type="float">
            <text:p>-5.4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170" calcext:value-type="float">
            <text:p>170</text:p>
          </table:table-cell>
          <table:table-cell table:style-name="ce1" table:formula="of:=AVERAGEIF([.$A$1:.$A$3639];ROW();[.B$1:.B$3639])" office:value-type="float" office:value="-4.3" calcext:value-type="float">
            <text:p>-4.3</text:p>
          </table:table-cell>
          <table:table-cell table:style-name="ce1" table:formula="of:=AVERAGEIF([.$A$1:.$A$3639];ROW();[.C$1:.C$3639])" office:value-type="float" office:value="-39.2" calcext:value-type="float">
            <text:p>-39.2</text:p>
          </table:table-cell>
          <table:table-cell table:style-name="ce1" table:formula="of:=AVERAGEIF([.$A$1:.$A$3639];ROW();[.D$1:.D$3639])" office:value-type="float" office:value="-5.406" calcext:value-type="float">
            <text:p>-5.4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57" calcext:value-type="float">
            <text:p>-4.57</text:p>
          </table:table-cell>
          <table:table-cell table:number-columns-repeated="5"/>
          <table:table-cell table:formula="of:=ROW()" office:value-type="float" office:value="171" calcext:value-type="float">
            <text:p>171</text:p>
          </table:table-cell>
          <table:table-cell table:style-name="ce1" table:formula="of:=AVERAGEIF([.$A$1:.$A$3639];ROW();[.B$1:.B$3639])" office:value-type="float" office:value="-4.1" calcext:value-type="float">
            <text:p>-4.1</text:p>
          </table:table-cell>
          <table:table-cell table:style-name="ce1" table:formula="of:=AVERAGEIF([.$A$1:.$A$3639];ROW();[.C$1:.C$3639])" office:value-type="float" office:value="-36.2" calcext:value-type="float">
            <text:p>-36.2</text:p>
          </table:table-cell>
          <table:table-cell table:style-name="ce1" table:formula="of:=AVERAGEIF([.$A$1:.$A$3639];ROW();[.D$1:.D$3639])" office:value-type="float" office:value="-5.457" calcext:value-type="float">
            <text:p>-5.4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172" calcext:value-type="float">
            <text:p>172</text:p>
          </table:table-cell>
          <table:table-cell table:style-name="ce1" table:formula="of:=AVERAGEIF([.$A$1:.$A$3639];ROW();[.B$1:.B$3639])" office:value-type="float" office:value="-4.1" calcext:value-type="float">
            <text:p>-4.1</text:p>
          </table:table-cell>
          <table:table-cell table:style-name="ce1" table:formula="of:=AVERAGEIF([.$A$1:.$A$3639];ROW();[.C$1:.C$3639])" office:value-type="float" office:value="-40.2" calcext:value-type="float">
            <text:p>-40.2</text:p>
          </table:table-cell>
          <table:table-cell table:style-name="ce1" table:formula="of:=AVERAGEIF([.$A$1:.$A$3639];ROW();[.D$1:.D$3639])" office:value-type="float" office:value="-5.57" calcext:value-type="float">
            <text:p>-5.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4.58" calcext:value-type="float">
            <text:p>-4.58</text:p>
          </table:table-cell>
          <table:table-cell table:number-columns-repeated="5"/>
          <table:table-cell table:formula="of:=ROW()" office:value-type="float" office:value="173" calcext:value-type="float">
            <text:p>173</text:p>
          </table:table-cell>
          <table:table-cell table:style-name="ce1" table:formula="of:=AVERAGEIF([.$A$1:.$A$3639];ROW();[.B$1:.B$3639])" office:value-type="float" office:value="-4.1" calcext:value-type="float">
            <text:p>-4.1</text:p>
          </table:table-cell>
          <table:table-cell table:style-name="ce1" table:formula="of:=AVERAGEIF([.$A$1:.$A$3639];ROW();[.C$1:.C$3639])" office:value-type="float" office:value="-39.8" calcext:value-type="float">
            <text:p>-39.8</text:p>
          </table:table-cell>
          <table:table-cell table:style-name="ce1" table:formula="of:=AVERAGEIF([.$A$1:.$A$3639];ROW();[.D$1:.D$3639])" office:value-type="float" office:value="-5.431" calcext:value-type="float">
            <text:p>-5.4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76" calcext:value-type="float">
            <text:p>-4.76</text:p>
          </table:table-cell>
          <table:table-cell table:number-columns-repeated="5"/>
          <table:table-cell table:formula="of:=ROW()" office:value-type="float" office:value="174" calcext:value-type="float">
            <text:p>174</text:p>
          </table:table-cell>
          <table:table-cell table:style-name="ce1" table:formula="of:=AVERAGEIF([.$A$1:.$A$3639];ROW();[.B$1:.B$3639])" office:value-type="float" office:value="-4" calcext:value-type="float">
            <text:p>-4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5.347" calcext:value-type="float">
            <text:p>-5.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.87" calcext:value-type="float">
            <text:p>-4.87</text:p>
          </table:table-cell>
          <table:table-cell table:number-columns-repeated="5"/>
          <table:table-cell table:formula="of:=ROW()" office:value-type="float" office:value="175" calcext:value-type="float">
            <text:p>175</text:p>
          </table:table-cell>
          <table:table-cell table:style-name="ce1" table:formula="of:=AVERAGEIF([.$A$1:.$A$3639];ROW();[.B$1:.B$3639])" office:value-type="float" office:value="-4" calcext:value-type="float">
            <text:p>-4</text:p>
          </table:table-cell>
          <table:table-cell table:style-name="ce1" table:formula="of:=AVERAGEIF([.$A$1:.$A$3639];ROW();[.C$1:.C$3639])" office:value-type="float" office:value="-37.8" calcext:value-type="float">
            <text:p>-37.8</text:p>
          </table:table-cell>
          <table:table-cell table:style-name="ce1" table:formula="of:=AVERAGEIF([.$A$1:.$A$3639];ROW();[.D$1:.D$3639])" office:value-type="float" office:value="-5.207" calcext:value-type="float">
            <text:p>-5.2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4.44" calcext:value-type="float">
            <text:p>-4.44</text:p>
          </table:table-cell>
          <table:table-cell table:number-columns-repeated="5"/>
          <table:table-cell table:formula="of:=ROW()" office:value-type="float" office:value="176" calcext:value-type="float">
            <text:p>176</text:p>
          </table:table-cell>
          <table:table-cell table:style-name="ce1" table:formula="of:=AVERAGEIF([.$A$1:.$A$3639];ROW();[.B$1:.B$3639])" office:value-type="float" office:value="-4" calcext:value-type="float">
            <text:p>-4</text:p>
          </table:table-cell>
          <table:table-cell table:style-name="ce1" table:formula="of:=AVERAGEIF([.$A$1:.$A$3639];ROW();[.C$1:.C$3639])" office:value-type="float" office:value="-41.3" calcext:value-type="float">
            <text:p>-41.3</text:p>
          </table:table-cell>
          <table:table-cell table:style-name="ce1" table:formula="of:=AVERAGEIF([.$A$1:.$A$3639];ROW();[.D$1:.D$3639])" office:value-type="float" office:value="-5.297" calcext:value-type="float">
            <text:p>-5.2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82" calcext:value-type="float">
            <text:p>-4.82</text:p>
          </table:table-cell>
          <table:table-cell table:number-columns-repeated="5"/>
          <table:table-cell table:formula="of:=ROW()" office:value-type="float" office:value="177" calcext:value-type="float">
            <text:p>177</text:p>
          </table:table-cell>
          <table:table-cell table:style-name="ce1" table:formula="of:=AVERAGEIF([.$A$1:.$A$3639];ROW();[.B$1:.B$3639])" office:value-type="float" office:value="-4" calcext:value-type="float">
            <text:p>-4</text:p>
          </table:table-cell>
          <table:table-cell table:style-name="ce1" table:formula="of:=AVERAGEIF([.$A$1:.$A$3639];ROW();[.C$1:.C$3639])" office:value-type="float" office:value="-37.9" calcext:value-type="float">
            <text:p>-37.9</text:p>
          </table:table-cell>
          <table:table-cell table:style-name="ce1" table:formula="of:=AVERAGEIF([.$A$1:.$A$3639];ROW();[.D$1:.D$3639])" office:value-type="float" office:value="-5.014" calcext:value-type="float">
            <text:p>-5.0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4.92" calcext:value-type="float">
            <text:p>-4.92</text:p>
          </table:table-cell>
          <table:table-cell table:number-columns-repeated="5"/>
          <table:table-cell table:formula="of:=ROW()" office:value-type="float" office:value="178" calcext:value-type="float">
            <text:p>178</text:p>
          </table:table-cell>
          <table:table-cell table:style-name="ce1" table:formula="of:=AVERAGEIF([.$A$1:.$A$3639];ROW();[.B$1:.B$3639])" office:value-type="float" office:value="-4" calcext:value-type="float">
            <text:p>-4</text:p>
          </table:table-cell>
          <table:table-cell table:style-name="ce1" table:formula="of:=AVERAGEIF([.$A$1:.$A$3639];ROW();[.C$1:.C$3639])" office:value-type="float" office:value="-43.2" calcext:value-type="float">
            <text:p>-43.2</text:p>
          </table:table-cell>
          <table:table-cell table:style-name="ce1" table:formula="of:=AVERAGEIF([.$A$1:.$A$3639];ROW();[.D$1:.D$3639])" office:value-type="float" office:value="-5.124" calcext:value-type="float">
            <text:p>-5.1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09" calcext:value-type="float">
            <text:p>-5.09</text:p>
          </table:table-cell>
          <table:table-cell table:number-columns-repeated="5"/>
          <table:table-cell table:formula="of:=ROW()" office:value-type="float" office:value="179" calcext:value-type="float">
            <text:p>179</text:p>
          </table:table-cell>
          <table:table-cell table:style-name="ce1" table:formula="of:=AVERAGEIF([.$A$1:.$A$3639];ROW();[.B$1:.B$3639])" office:value-type="float" office:value="-3.8" calcext:value-type="float">
            <text:p>-3.8</text:p>
          </table:table-cell>
          <table:table-cell table:style-name="ce1" table:formula="of:=AVERAGEIF([.$A$1:.$A$3639];ROW();[.C$1:.C$3639])" office:value-type="float" office:value="-33.9" calcext:value-type="float">
            <text:p>-33.9</text:p>
          </table:table-cell>
          <table:table-cell table:style-name="ce1" table:formula="of:=AVERAGEIF([.$A$1:.$A$3639];ROW();[.D$1:.D$3639])" office:value-type="float" office:value="-4.945" calcext:value-type="float">
            <text:p>-4.9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44" calcext:value-type="float">
            <text:p>-5.44</text:p>
          </table:table-cell>
          <table:table-cell table:number-columns-repeated="5"/>
          <table:table-cell table:formula="of:=ROW()" office:value-type="float" office:value="180" calcext:value-type="float">
            <text:p>180</text:p>
          </table:table-cell>
          <table:table-cell table:style-name="ce1" table:formula="of:=AVERAGEIF([.$A$1:.$A$3639];ROW();[.B$1:.B$3639])" office:value-type="float" office:value="-3.7" calcext:value-type="float">
            <text:p>-3.7</text:p>
          </table:table-cell>
          <table:table-cell table:style-name="ce1" table:formula="of:=AVERAGEIF([.$A$1:.$A$3639];ROW();[.C$1:.C$3639])" office:value-type="float" office:value="-40.9" calcext:value-type="float">
            <text:p>-40.9</text:p>
          </table:table-cell>
          <table:table-cell table:style-name="ce1" table:formula="of:=AVERAGEIF([.$A$1:.$A$3639];ROW();[.D$1:.D$3639])" office:value-type="float" office:value="-4.968" calcext:value-type="float">
            <text:p>-4.96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4.72" calcext:value-type="float">
            <text:p>-4.72</text:p>
          </table:table-cell>
          <table:table-cell table:number-columns-repeated="5"/>
          <table:table-cell table:formula="of:=ROW()" office:value-type="float" office:value="181" calcext:value-type="float">
            <text:p>181</text:p>
          </table:table-cell>
          <table:table-cell table:style-name="ce1" table:formula="of:=AVERAGEIF([.$A$1:.$A$3639];ROW();[.B$1:.B$3639])" office:value-type="float" office:value="-3.7" calcext:value-type="float">
            <text:p>-3.7</text:p>
          </table:table-cell>
          <table:table-cell table:style-name="ce1" table:formula="of:=AVERAGEIF([.$A$1:.$A$3639];ROW();[.C$1:.C$3639])" office:value-type="float" office:value="-43.2" calcext:value-type="float">
            <text:p>-43.2</text:p>
          </table:table-cell>
          <table:table-cell table:style-name="ce1" table:formula="of:=AVERAGEIF([.$A$1:.$A$3639];ROW();[.D$1:.D$3639])" office:value-type="float" office:value="-4.91" calcext:value-type="float">
            <text:p>-4.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4.97" calcext:value-type="float">
            <text:p>-4.97</text:p>
          </table:table-cell>
          <table:table-cell table:number-columns-repeated="5"/>
          <table:table-cell table:formula="of:=ROW()" office:value-type="float" office:value="182" calcext:value-type="float">
            <text:p>182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1.1" calcext:value-type="float">
            <text:p>-41.1</text:p>
          </table:table-cell>
          <table:table-cell table:style-name="ce1" table:formula="of:=AVERAGEIF([.$A$1:.$A$3639];ROW();[.D$1:.D$3639])" office:value-type="float" office:value="-4.896" calcext:value-type="float">
            <text:p>-4.8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183" calcext:value-type="float">
            <text:p>183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7.9" calcext:value-type="float">
            <text:p>-47.9</text:p>
          </table:table-cell>
          <table:table-cell table:style-name="ce1" table:formula="of:=AVERAGEIF([.$A$1:.$A$3639];ROW();[.D$1:.D$3639])" office:value-type="float" office:value="-5.225" calcext:value-type="float">
            <text:p>-5.2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5" calcext:value-type="float">
            <text:p>-4.5</text:p>
          </table:table-cell>
          <table:table-cell table:number-columns-repeated="5"/>
          <table:table-cell table:formula="of:=ROW()" office:value-type="float" office:value="184" calcext:value-type="float">
            <text:p>184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4.609" calcext:value-type="float">
            <text:p>-4.6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4.92" calcext:value-type="float">
            <text:p>-4.92</text:p>
          </table:table-cell>
          <table:table-cell table:number-columns-repeated="5"/>
          <table:table-cell table:formula="of:=ROW()" office:value-type="float" office:value="185" calcext:value-type="float">
            <text:p>185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9.1" calcext:value-type="float">
            <text:p>-39.1</text:p>
          </table:table-cell>
          <table:table-cell table:style-name="ce1" table:formula="of:=AVERAGEIF([.$A$1:.$A$3639];ROW();[.D$1:.D$3639])" office:value-type="float" office:value="-4.816" calcext:value-type="float">
            <text:p>-4.8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15" calcext:value-type="float">
            <text:p>-5.15</text:p>
          </table:table-cell>
          <table:table-cell table:number-columns-repeated="5"/>
          <table:table-cell table:formula="of:=ROW()" office:value-type="float" office:value="186" calcext:value-type="float">
            <text:p>186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5.6" calcext:value-type="float">
            <text:p>-35.6</text:p>
          </table:table-cell>
          <table:table-cell table:style-name="ce1" table:formula="of:=AVERAGEIF([.$A$1:.$A$3639];ROW();[.D$1:.D$3639])" office:value-type="float" office:value="-4.66" calcext:value-type="float">
            <text:p>-4.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38" calcext:value-type="float">
            <text:p>-5.38</text:p>
          </table:table-cell>
          <table:table-cell table:number-columns-repeated="5"/>
          <table:table-cell table:formula="of:=ROW()" office:value-type="float" office:value="187" calcext:value-type="float">
            <text:p>187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1.3" calcext:value-type="float">
            <text:p>-41.3</text:p>
          </table:table-cell>
          <table:table-cell table:style-name="ce1" table:formula="of:=AVERAGEIF([.$A$1:.$A$3639];ROW();[.D$1:.D$3639])" office:value-type="float" office:value="-4.745" calcext:value-type="float">
            <text:p>-4.7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188" calcext:value-type="float">
            <text:p>188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1.7" calcext:value-type="float">
            <text:p>-41.7</text:p>
          </table:table-cell>
          <table:table-cell table:style-name="ce1" table:formula="of:=AVERAGEIF([.$A$1:.$A$3639];ROW();[.D$1:.D$3639])" office:value-type="float" office:value="-4.675" calcext:value-type="float">
            <text:p>-4.6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74" calcext:value-type="float">
            <text:p>-4.74</text:p>
          </table:table-cell>
          <table:table-cell table:number-columns-repeated="5"/>
          <table:table-cell table:formula="of:=ROW()" office:value-type="float" office:value="189" calcext:value-type="float">
            <text:p>189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8.7" calcext:value-type="float">
            <text:p>-38.7</text:p>
          </table:table-cell>
          <table:table-cell table:style-name="ce1" table:formula="of:=AVERAGEIF([.$A$1:.$A$3639];ROW();[.D$1:.D$3639])" office:value-type="float" office:value="-4.521" calcext:value-type="float">
            <text:p>-4.5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23" calcext:value-type="float">
            <text:p>-5.23</text:p>
          </table:table-cell>
          <table:table-cell table:number-columns-repeated="5"/>
          <table:table-cell table:formula="of:=ROW()" office:value-type="float" office:value="190" calcext:value-type="float">
            <text:p>190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0.9" calcext:value-type="float">
            <text:p>-40.9</text:p>
          </table:table-cell>
          <table:table-cell table:style-name="ce1" table:formula="of:=AVERAGEIF([.$A$1:.$A$3639];ROW();[.D$1:.D$3639])" office:value-type="float" office:value="-4.702" calcext:value-type="float">
            <text:p>-4.7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-4.57" calcext:value-type="float">
            <text:p>-4.57</text:p>
          </table:table-cell>
          <table:table-cell table:number-columns-repeated="5"/>
          <table:table-cell table:formula="of:=ROW()" office:value-type="float" office:value="191" calcext:value-type="float">
            <text:p>191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4.6" calcext:value-type="float">
            <text:p>-34.6</text:p>
          </table:table-cell>
          <table:table-cell table:style-name="ce1" table:formula="of:=AVERAGEIF([.$A$1:.$A$3639];ROW();[.D$1:.D$3639])" office:value-type="float" office:value="-4.357" calcext:value-type="float">
            <text:p>-4.3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4.77" calcext:value-type="float">
            <text:p>-4.77</text:p>
          </table:table-cell>
          <table:table-cell table:number-columns-repeated="5"/>
          <table:table-cell table:formula="of:=ROW()" office:value-type="float" office:value="192" calcext:value-type="float">
            <text:p>192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5.5" calcext:value-type="float">
            <text:p>-35.5</text:p>
          </table:table-cell>
          <table:table-cell table:style-name="ce1" table:formula="of:=AVERAGEIF([.$A$1:.$A$3639];ROW();[.D$1:.D$3639])" office:value-type="float" office:value="-4.466" calcext:value-type="float">
            <text:p>-4.4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91" calcext:value-type="float">
            <text:p>-4.91</text:p>
          </table:table-cell>
          <table:table-cell table:number-columns-repeated="5"/>
          <table:table-cell table:formula="of:=ROW()" office:value-type="float" office:value="193" calcext:value-type="float">
            <text:p>193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0.3" calcext:value-type="float">
            <text:p>-40.3</text:p>
          </table:table-cell>
          <table:table-cell table:style-name="ce1" table:formula="of:=AVERAGEIF([.$A$1:.$A$3639];ROW();[.D$1:.D$3639])" office:value-type="float" office:value="-4.584" calcext:value-type="float">
            <text:p>-4.5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44" calcext:value-type="float">
            <text:p>-5.44</text:p>
          </table:table-cell>
          <table:table-cell table:number-columns-repeated="5"/>
          <table:table-cell table:formula="of:=ROW()" office:value-type="float" office:value="194" calcext:value-type="float">
            <text:p>194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6.4" calcext:value-type="float">
            <text:p>-36.4</text:p>
          </table:table-cell>
          <table:table-cell table:style-name="ce1" table:formula="of:=AVERAGEIF([.$A$1:.$A$3639];ROW();[.D$1:.D$3639])" office:value-type="float" office:value="-4.536" calcext:value-type="float">
            <text:p>-4.5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4.54" calcext:value-type="float">
            <text:p>-4.54</text:p>
          </table:table-cell>
          <table:table-cell table:number-columns-repeated="5"/>
          <table:table-cell table:formula="of:=ROW()" office:value-type="float" office:value="195" calcext:value-type="float">
            <text:p>195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36.8" calcext:value-type="float">
            <text:p>-36.8</text:p>
          </table:table-cell>
          <table:table-cell table:style-name="ce1" table:formula="of:=AVERAGEIF([.$A$1:.$A$3639];ROW();[.D$1:.D$3639])" office:value-type="float" office:value="-4.535" calcext:value-type="float">
            <text:p>-4.5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196" calcext:value-type="float">
            <text:p>196</text:p>
          </table:table-cell>
          <table:table-cell table:style-name="ce1" table:formula="of:=AVERAGEIF([.$A$1:.$A$3639];ROW();[.B$1:.B$3639])" office:value-type="float" office:value="-3.6" calcext:value-type="float">
            <text:p>-3.6</text:p>
          </table:table-cell>
          <table:table-cell table:style-name="ce1" table:formula="of:=AVERAGEIF([.$A$1:.$A$3639];ROW();[.C$1:.C$3639])" office:value-type="float" office:value="-40.3" calcext:value-type="float">
            <text:p>-40.3</text:p>
          </table:table-cell>
          <table:table-cell table:style-name="ce1" table:formula="of:=AVERAGEIF([.$A$1:.$A$3639];ROW();[.D$1:.D$3639])"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26" calcext:value-type="float">
            <text:p>-5.26</text:p>
          </table:table-cell>
          <table:table-cell table:number-columns-repeated="5"/>
          <table:table-cell table:formula="of:=ROW()" office:value-type="float" office:value="197" calcext:value-type="float">
            <text:p>197</text:p>
          </table:table-cell>
          <table:table-cell table:style-name="ce1" table:formula="of:=AVERAGEIF([.$A$1:.$A$3639];ROW();[.B$1:.B$3639])" office:value-type="float" office:value="-3.5" calcext:value-type="float">
            <text:p>-3.5</text:p>
          </table:table-cell>
          <table:table-cell table:style-name="ce1" table:formula="of:=AVERAGEIF([.$A$1:.$A$3639];ROW();[.C$1:.C$3639])" office:value-type="float" office:value="-38.8" calcext:value-type="float">
            <text:p>-38.8</text:p>
          </table:table-cell>
          <table:table-cell table:style-name="ce1" table:formula="of:=AVERAGEIF([.$A$1:.$A$3639];ROW();[.D$1:.D$3639])" office:value-type="float" office:value="-4.608" calcext:value-type="float">
            <text:p>-4.6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74" calcext:value-type="float">
            <text:p>-5.74</text:p>
          </table:table-cell>
          <table:table-cell table:number-columns-repeated="5"/>
          <table:table-cell table:formula="of:=ROW()" office:value-type="float" office:value="198" calcext:value-type="float">
            <text:p>198</text:p>
          </table:table-cell>
          <table:table-cell table:style-name="ce1" table:formula="of:=AVERAGEIF([.$A$1:.$A$3639];ROW();[.B$1:.B$3639])" office:value-type="float" office:value="-3.5" calcext:value-type="float">
            <text:p>-3.5</text:p>
          </table:table-cell>
          <table:table-cell table:style-name="ce1" table:formula="of:=AVERAGEIF([.$A$1:.$A$3639];ROW();[.C$1:.C$3639])" office:value-type="float" office:value="-42.8" calcext:value-type="float">
            <text:p>-42.8</text:p>
          </table:table-cell>
          <table:table-cell table:style-name="ce1" table:formula="of:=AVERAGEIF([.$A$1:.$A$3639];ROW();[.D$1:.D$3639])" office:value-type="float" office:value="-4.728" calcext:value-type="float">
            <text:p>-4.7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4.91" calcext:value-type="float">
            <text:p>-4.91</text:p>
          </table:table-cell>
          <table:table-cell table:number-columns-repeated="5"/>
          <table:table-cell table:formula="of:=ROW()" office:value-type="float" office:value="199" calcext:value-type="float">
            <text:p>199</text:p>
          </table:table-cell>
          <table:table-cell table:style-name="ce1" table:formula="of:=AVERAGEIF([.$A$1:.$A$3639];ROW();[.B$1:.B$3639])" office:value-type="float" office:value="-3.4" calcext:value-type="float">
            <text:p>-3.4</text:p>
          </table:table-cell>
          <table:table-cell table:style-name="ce1" table:formula="of:=AVERAGEIF([.$A$1:.$A$3639];ROW();[.C$1:.C$3639])" office:value-type="float" office:value="-37.2" calcext:value-type="float">
            <text:p>-37.2</text:p>
          </table:table-cell>
          <table:table-cell table:style-name="ce1" table:formula="of:=AVERAGEIF([.$A$1:.$A$3639];ROW();[.D$1:.D$3639])" office:value-type="float" office:value="-4.38" calcext:value-type="float">
            <text:p>-4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87" calcext:value-type="float">
            <text:p>-4.87</text:p>
          </table:table-cell>
          <table:table-cell table:number-columns-repeated="5"/>
          <table:table-cell table:formula="of:=ROW()" office:value-type="float" office:value="200" calcext:value-type="float">
            <text:p>200</text:p>
          </table:table-cell>
          <table:table-cell table:style-name="ce1" table:formula="of:=AVERAGEIF([.$A$1:.$A$3639];ROW();[.B$1:.B$3639])" office:value-type="float" office:value="-3.4" calcext:value-type="float">
            <text:p>-3.4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4.534" calcext:value-type="float">
            <text:p>-4.5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201" calcext:value-type="float">
            <text:p>201</text:p>
          </table:table-cell>
          <table:table-cell table:style-name="ce1" table:formula="of:=AVERAGEIF([.$A$1:.$A$3639];ROW();[.B$1:.B$3639])" office:value-type="float" office:value="-3.4" calcext:value-type="float">
            <text:p>-3.4</text:p>
          </table:table-cell>
          <table:table-cell table:style-name="ce1" table:formula="of:=AVERAGEIF([.$A$1:.$A$3639];ROW();[.C$1:.C$3639])" office:value-type="float" office:value="-43.8" calcext:value-type="float">
            <text:p>-43.8</text:p>
          </table:table-cell>
          <table:table-cell table:style-name="ce1" table:formula="of:=AVERAGEIF([.$A$1:.$A$3639];ROW();[.D$1:.D$3639])" office:value-type="float" office:value="-4.591" calcext:value-type="float">
            <text:p>-4.5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06" calcext:value-type="float">
            <text:p>-5.06</text:p>
          </table:table-cell>
          <table:table-cell table:number-columns-repeated="5"/>
          <table:table-cell table:formula="of:=ROW()" office:value-type="float" office:value="202" calcext:value-type="float">
            <text:p>202</text:p>
          </table:table-cell>
          <table:table-cell table:style-name="ce1" table:formula="of:=AVERAGEIF([.$A$1:.$A$3639];ROW();[.B$1:.B$3639])" office:value-type="float" office:value="-3.4" calcext:value-type="float">
            <text:p>-3.4</text:p>
          </table:table-cell>
          <table:table-cell table:style-name="ce1" table:formula="of:=AVERAGEIF([.$A$1:.$A$3639];ROW();[.C$1:.C$3639])" office:value-type="float" office:value="-44.3" calcext:value-type="float">
            <text:p>-44.3</text:p>
          </table:table-cell>
          <table:table-cell table:style-name="ce1" table:formula="of:=AVERAGEIF([.$A$1:.$A$3639];ROW();[.D$1:.D$3639])" office:value-type="float" office:value="-4.516" calcext:value-type="float">
            <text:p>-4.5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4.35" calcext:value-type="float">
            <text:p>-4.35</text:p>
          </table:table-cell>
          <table:table-cell table:number-columns-repeated="5"/>
          <table:table-cell table:formula="of:=ROW()" office:value-type="float" office:value="203" calcext:value-type="float">
            <text:p>203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5.6" calcext:value-type="float">
            <text:p>-35.6</text:p>
          </table:table-cell>
          <table:table-cell table:style-name="ce1" table:formula="of:=AVERAGEIF([.$A$1:.$A$3639];ROW();[.D$1:.D$3639])" office:value-type="float" office:value="-4.178" calcext:value-type="float">
            <text:p>-4.1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83" calcext:value-type="float">
            <text:p>-4.83</text:p>
          </table:table-cell>
          <table:table-cell table:number-columns-repeated="5"/>
          <table:table-cell table:formula="of:=ROW()" office:value-type="float" office:value="204" calcext:value-type="float">
            <text:p>204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4.389" calcext:value-type="float">
            <text:p>-4.3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  <table:table-cell table:formula="of:=ROW()" office:value-type="float" office:value="205" calcext:value-type="float">
            <text:p>205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9.6" calcext:value-type="float">
            <text:p>-39.6</text:p>
          </table:table-cell>
          <table:table-cell table:style-name="ce1" table:formula="of:=AVERAGEIF([.$A$1:.$A$3639];ROW();[.D$1:.D$3639])" office:value-type="float" office:value="-4.263" calcext:value-type="float">
            <text:p>-4.2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69" calcext:value-type="float">
            <text:p>-4.69</text:p>
          </table:table-cell>
          <table:table-cell table:number-columns-repeated="5"/>
          <table:table-cell table:formula="of:=ROW()" office:value-type="float" office:value="206" calcext:value-type="float">
            <text:p>206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7.7" calcext:value-type="float">
            <text:p>-37.7</text:p>
          </table:table-cell>
          <table:table-cell table:style-name="ce1" table:formula="of:=AVERAGEIF([.$A$1:.$A$3639];ROW();[.D$1:.D$3639])" office:value-type="float" office:value="-4.254" calcext:value-type="float">
            <text:p>-4.2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27" calcext:value-type="float">
            <text:p>-4.27</text:p>
          </table:table-cell>
          <table:table-cell table:number-columns-repeated="5"/>
          <table:table-cell table:formula="of:=ROW()" office:value-type="float" office:value="207" calcext:value-type="float">
            <text:p>207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5.2" calcext:value-type="float">
            <text:p>-35.2</text:p>
          </table:table-cell>
          <table:table-cell table:style-name="ce1" table:formula="of:=AVERAGEIF([.$A$1:.$A$3639];ROW();[.D$1:.D$3639])" office:value-type="float" office:value="-4.269" calcext:value-type="float">
            <text:p>-4.2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47" calcext:value-type="float">
            <text:p>-4.47</text:p>
          </table:table-cell>
          <table:table-cell table:number-columns-repeated="5"/>
          <table:table-cell table:formula="of:=ROW()" office:value-type="float" office:value="208" calcext:value-type="float">
            <text:p>208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5.7" calcext:value-type="float">
            <text:p>-35.7</text:p>
          </table:table-cell>
          <table:table-cell table:style-name="ce1" table:formula="of:=AVERAGEIF([.$A$1:.$A$3639];ROW();[.D$1:.D$3639])" office:value-type="float" office:value="-4.266" calcext:value-type="float">
            <text:p>-4.2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88" calcext:value-type="float">
            <text:p>-3.88</text:p>
          </table:table-cell>
          <table:table-cell table:number-columns-repeated="5"/>
          <table:table-cell table:formula="of:=ROW()" office:value-type="float" office:value="209" calcext:value-type="float">
            <text:p>209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40.8" calcext:value-type="float">
            <text:p>-40.8</text:p>
          </table:table-cell>
          <table:table-cell table:style-name="ce1" table:formula="of:=AVERAGEIF([.$A$1:.$A$3639];ROW();[.D$1:.D$3639])" office:value-type="float" office:value="-4.346" calcext:value-type="float">
            <text:p>-4.3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3.35" calcext:value-type="float">
            <text:p>-3.35</text:p>
          </table:table-cell>
          <table:table-cell table:number-columns-repeated="5"/>
          <table:table-cell table:formula="of:=ROW()" office:value-type="float" office:value="210" calcext:value-type="float">
            <text:p>210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4.237" calcext:value-type="float">
            <text:p>-4.2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64" calcext:value-type="float">
            <text:p>-3.64</text:p>
          </table:table-cell>
          <table:table-cell table:number-columns-repeated="5"/>
          <table:table-cell table:formula="of:=ROW()" office:value-type="float" office:value="211" calcext:value-type="float">
            <text:p>211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9.1" calcext:value-type="float">
            <text:p>-39.1</text:p>
          </table:table-cell>
          <table:table-cell table:style-name="ce1" table:formula="of:=AVERAGEIF([.$A$1:.$A$3639];ROW();[.D$1:.D$3639])" office:value-type="float" office:value="-4.179" calcext:value-type="float">
            <text:p>-4.1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27" calcext:value-type="float">
            <text:p>-4.27</text:p>
          </table:table-cell>
          <table:table-cell table:number-columns-repeated="5"/>
          <table:table-cell table:formula="of:=ROW()" office:value-type="float" office:value="212" calcext:value-type="float">
            <text:p>212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4.399" calcext:value-type="float">
            <text:p>-4.3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213" calcext:value-type="float">
            <text:p>213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6.4" calcext:value-type="float">
            <text:p>-36.4</text:p>
          </table:table-cell>
          <table:table-cell table:style-name="ce1" table:formula="of:=AVERAGEIF([.$A$1:.$A$3639];ROW();[.D$1:.D$3639])" office:value-type="float" office:value="-4.189" calcext:value-type="float">
            <text:p>-4.1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88" calcext:value-type="float">
            <text:p>-3.88</text:p>
          </table:table-cell>
          <table:table-cell table:number-columns-repeated="5"/>
          <table:table-cell table:formula="of:=ROW()" office:value-type="float" office:value="214" calcext:value-type="float">
            <text:p>214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6.4" calcext:value-type="float">
            <text:p>-36.4</text:p>
          </table:table-cell>
          <table:table-cell table:style-name="ce1" table:formula="of:=AVERAGEIF([.$A$1:.$A$3639];ROW();[.D$1:.D$3639])" office:value-type="float" office:value="-4.284" calcext:value-type="float">
            <text:p>-4.2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  <table:table-cell table:formula="of:=ROW()" office:value-type="float" office:value="215" calcext:value-type="float">
            <text:p>215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42.3" calcext:value-type="float">
            <text:p>-42.3</text:p>
          </table:table-cell>
          <table:table-cell table:style-name="ce1" table:formula="of:=AVERAGEIF([.$A$1:.$A$3639];ROW();[.D$1:.D$3639])" office:value-type="float" office:value="-4.279" calcext:value-type="float">
            <text:p>-4.2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73" calcext:value-type="float">
            <text:p>-3.73</text:p>
          </table:table-cell>
          <table:table-cell table:number-columns-repeated="5"/>
          <table:table-cell table:formula="of:=ROW()" office:value-type="float" office:value="216" calcext:value-type="float">
            <text:p>216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4.287" calcext:value-type="float">
            <text:p>-4.2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4" calcext:value-type="float">
            <text:p>-4.4</text:p>
          </table:table-cell>
          <table:table-cell table:number-columns-repeated="5"/>
          <table:table-cell table:formula="of:=ROW()" office:value-type="float" office:value="217" calcext:value-type="float">
            <text:p>217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40.1" calcext:value-type="float">
            <text:p>-40.1</text:p>
          </table:table-cell>
          <table:table-cell table:style-name="ce1" table:formula="of:=AVERAGEIF([.$A$1:.$A$3639];ROW();[.D$1:.D$3639])" office:value-type="float" office:value="-4.296" calcext:value-type="float">
            <text:p>-4.2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54" calcext:value-type="float">
            <text:p>-4.54</text:p>
          </table:table-cell>
          <table:table-cell table:number-columns-repeated="5"/>
          <table:table-cell table:formula="of:=ROW()" office:value-type="float" office:value="218" calcext:value-type="float">
            <text:p>218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4.212" calcext:value-type="float">
            <text:p>-4.2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219" calcext:value-type="float">
            <text:p>219</text:p>
          </table:table-cell>
          <table:table-cell table:style-name="ce1" table:formula="of:=AVERAGEIF([.$A$1:.$A$3639];ROW();[.B$1:.B$3639])" office:value-type="float" office:value="-3.3" calcext:value-type="float">
            <text:p>-3.3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4.222" calcext:value-type="float">
            <text:p>-4.2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68" calcext:value-type="float">
            <text:p>-3.68</text:p>
          </table:table-cell>
          <table:table-cell table:number-columns-repeated="5"/>
          <table:table-cell table:formula="of:=ROW()" office:value-type="float" office:value="220" calcext:value-type="float">
            <text:p>220</text:p>
          </table:table-cell>
          <table:table-cell table:style-name="ce1" table:formula="of:=AVERAGEIF([.$A$1:.$A$3639];ROW();[.B$1:.B$3639])" office:value-type="float" office:value="-3.2" calcext:value-type="float">
            <text:p>-3.2</text:p>
          </table:table-cell>
          <table:table-cell table:style-name="ce1" table:formula="of:=AVERAGEIF([.$A$1:.$A$3639];ROW();[.C$1:.C$3639])" office:value-type="float" office:value="-33.3" calcext:value-type="float">
            <text:p>-33.3</text:p>
          </table:table-cell>
          <table:table-cell table:style-name="ce1" table:formula="of:=AVERAGEIF([.$A$1:.$A$3639];ROW();[.D$1:.D$3639])"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95" calcext:value-type="float">
            <text:p>-3.95</text:p>
          </table:table-cell>
          <table:table-cell table:number-columns-repeated="5"/>
          <table:table-cell table:formula="of:=ROW()" office:value-type="float" office:value="221" calcext:value-type="float">
            <text:p>221</text:p>
          </table:table-cell>
          <table:table-cell table:style-name="ce1" table:formula="of:=AVERAGEIF([.$A$1:.$A$3639];ROW();[.B$1:.B$3639])" office:value-type="float" office:value="-3.2" calcext:value-type="float">
            <text:p>-3.2</text:p>
          </table:table-cell>
          <table:table-cell table:style-name="ce1" table:formula="of:=AVERAGEIF([.$A$1:.$A$3639];ROW();[.C$1:.C$3639])" office:value-type="float" office:value="-40.1" calcext:value-type="float">
            <text:p>-40.1</text:p>
          </table:table-cell>
          <table:table-cell table:style-name="ce1" table:formula="of:=AVERAGEIF([.$A$1:.$A$3639];ROW();[.D$1:.D$3639])" office:value-type="float" office:value="-4.269" calcext:value-type="float">
            <text:p>-4.2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222" calcext:value-type="float">
            <text:p>222</text:p>
          </table:table-cell>
          <table:table-cell table:style-name="ce1" table:formula="of:=AVERAGEIF([.$A$1:.$A$3639];ROW();[.B$1:.B$3639])" office:value-type="float" office:value="-3.2" calcext:value-type="float">
            <text:p>-3.2</text:p>
          </table:table-cell>
          <table:table-cell table:style-name="ce1" table:formula="of:=AVERAGEIF([.$A$1:.$A$3639];ROW();[.C$1:.C$3639])" office:value-type="float" office:value="-44" calcext:value-type="float">
            <text:p>-44</text:p>
          </table:table-cell>
          <table:table-cell table:style-name="ce1" table:formula="of:=AVERAGEIF([.$A$1:.$A$3639];ROW();[.D$1:.D$3639])" office:value-type="float" office:value="-4.409" calcext:value-type="float">
            <text:p>-4.4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76" calcext:value-type="float">
            <text:p>-3.76</text:p>
          </table:table-cell>
          <table:table-cell table:number-columns-repeated="5"/>
          <table:table-cell table:formula="of:=ROW()" office:value-type="float" office:value="223" calcext:value-type="float">
            <text:p>223</text:p>
          </table:table-cell>
          <table:table-cell table:style-name="ce1" table:formula="of:=AVERAGEIF([.$A$1:.$A$3639];ROW();[.B$1:.B$3639])" office:value-type="float" office:value="-3.1" calcext:value-type="float">
            <text:p>-3.1</text:p>
          </table:table-cell>
          <table:table-cell table:style-name="ce1" table:formula="of:=AVERAGEIF([.$A$1:.$A$3639];ROW();[.C$1:.C$3639])" office:value-type="float" office:value="-38.3" calcext:value-type="float">
            <text:p>-38.3</text:p>
          </table:table-cell>
          <table:table-cell table:style-name="ce1" table:formula="of:=AVERAGEIF([.$A$1:.$A$3639];ROW();[.D$1:.D$3639])" office:value-type="float" office:value="-4.192" calcext:value-type="float">
            <text:p>-4.1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67" calcext:value-type="float">
            <text:p>-3.67</text:p>
          </table:table-cell>
          <table:table-cell table:number-columns-repeated="5"/>
          <table:table-cell table:formula="of:=ROW()" office:value-type="float" office:value="224" calcext:value-type="float">
            <text:p>224</text:p>
          </table:table-cell>
          <table:table-cell table:style-name="ce1" table:formula="of:=AVERAGEIF([.$A$1:.$A$3639];ROW();[.B$1:.B$3639])" office:value-type="float" office:value="-3.1" calcext:value-type="float">
            <text:p>-3.1</text:p>
          </table:table-cell>
          <table:table-cell table:style-name="ce1" table:formula="of:=AVERAGEIF([.$A$1:.$A$3639];ROW();[.C$1:.C$3639])" office:value-type="float" office:value="-40.6" calcext:value-type="float">
            <text:p>-40.6</text:p>
          </table:table-cell>
          <table:table-cell table:style-name="ce1" table:formula="of:=AVERAGEIF([.$A$1:.$A$3639];ROW();[.D$1:.D$3639])" office:value-type="float" office:value="-4.317" calcext:value-type="float">
            <text:p>-4.3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49" calcext:value-type="float">
            <text:p>-4.49</text:p>
          </table:table-cell>
          <table:table-cell table:number-columns-repeated="5"/>
          <table:table-cell table:formula="of:=ROW()" office:value-type="float" office:value="225" calcext:value-type="float">
            <text:p>225</text:p>
          </table:table-cell>
          <table:table-cell table:style-name="ce1" table:formula="of:=AVERAGEIF([.$A$1:.$A$3639];ROW();[.B$1:.B$3639])" office:value-type="float" office:value="-3" calcext:value-type="float">
            <text:p>-3</text:p>
          </table:table-cell>
          <table:table-cell table:style-name="ce1" table:formula="of:=AVERAGEIF([.$A$1:.$A$3639];ROW();[.C$1:.C$3639])" office:value-type="float" office:value="-32.8" calcext:value-type="float">
            <text:p>-32.8</text:p>
          </table:table-cell>
          <table:table-cell table:style-name="ce1" table:formula="of:=AVERAGEIF([.$A$1:.$A$3639];ROW();[.D$1:.D$3639])" office:value-type="float" office:value="-4.116" calcext:value-type="float">
            <text:p>-4.1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3.24" calcext:value-type="float">
            <text:p>-3.24</text:p>
          </table:table-cell>
          <table:table-cell table:number-columns-repeated="5"/>
          <table:table-cell table:formula="of:=ROW()" office:value-type="float" office:value="226" calcext:value-type="float">
            <text:p>226</text:p>
          </table:table-cell>
          <table:table-cell table:style-name="ce1" table:formula="of:=AVERAGEIF([.$A$1:.$A$3639];ROW();[.B$1:.B$3639])" office:value-type="float" office:value="-2.9" calcext:value-type="float">
            <text:p>-2.9</text:p>
          </table:table-cell>
          <table:table-cell table:style-name="ce1" table:formula="of:=AVERAGEIF([.$A$1:.$A$3639];ROW();[.C$1:.C$3639])" office:value-type="float" office:value="-37.2" calcext:value-type="float">
            <text:p>-37.2</text:p>
          </table:table-cell>
          <table:table-cell table:style-name="ce1" table:formula="of:=AVERAGEIF([.$A$1:.$A$3639];ROW();[.D$1:.D$3639])"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  <table:table-cell table:formula="of:=ROW()" office:value-type="float" office:value="227" calcext:value-type="float">
            <text:p>227</text:p>
          </table:table-cell>
          <table:table-cell table:style-name="ce1" table:formula="of:=AVERAGEIF([.$A$1:.$A$3639];ROW();[.B$1:.B$3639])" office:value-type="float" office:value="-2.9" calcext:value-type="float">
            <text:p>-2.9</text:p>
          </table:table-cell>
          <table:table-cell table:style-name="ce1" table:formula="of:=AVERAGEIF([.$A$1:.$A$3639];ROW();[.C$1:.C$3639])" office:value-type="float" office:value="-35.8" calcext:value-type="float">
            <text:p>-35.8</text:p>
          </table:table-cell>
          <table:table-cell table:style-name="ce1" table:formula="of:=AVERAGEIF([.$A$1:.$A$3639];ROW();[.D$1:.D$3639])" office:value-type="float" office:value="-4.076" calcext:value-type="float">
            <text:p>-4.0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228" calcext:value-type="float">
            <text:p>228</text:p>
          </table:table-cell>
          <table:table-cell table:style-name="ce1" table:formula="of:=AVERAGEIF([.$A$1:.$A$3639];ROW();[.B$1:.B$3639])" office:value-type="float" office:value="-2.7" calcext:value-type="float">
            <text:p>-2.7</text:p>
          </table:table-cell>
          <table:table-cell table:style-name="ce1" table:formula="of:=AVERAGEIF([.$A$1:.$A$3639];ROW();[.C$1:.C$3639])" office:value-type="float" office:value="-38.9" calcext:value-type="float">
            <text:p>-38.9</text:p>
          </table:table-cell>
          <table:table-cell table:style-name="ce1" table:formula="of:=AVERAGEIF([.$A$1:.$A$3639];ROW();[.D$1:.D$3639])" office:value-type="float" office:value="-4.078" calcext:value-type="float">
            <text:p>-4.0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229" calcext:value-type="float">
            <text:p>229</text:p>
          </table:table-cell>
          <table:table-cell table:style-name="ce1" table:formula="of:=AVERAGEIF([.$A$1:.$A$3639];ROW();[.B$1:.B$3639])" office:value-type="float" office:value="-2.7" calcext:value-type="float">
            <text:p>-2.7</text:p>
          </table:table-cell>
          <table:table-cell table:style-name="ce1" table:formula="of:=AVERAGEIF([.$A$1:.$A$3639];ROW();[.C$1:.C$3639])" office:value-type="float" office:value="-33.7" calcext:value-type="float">
            <text:p>-33.7</text:p>
          </table:table-cell>
          <table:table-cell table:style-name="ce1" table:formula="of:=AVERAGEIF([.$A$1:.$A$3639];ROW();[.D$1:.D$3639])" office:value-type="float" office:value="-3.97" calcext:value-type="float">
            <text:p>-3.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3" calcext:value-type="float">
            <text:p>-3.83</text:p>
          </table:table-cell>
          <table:table-cell table:number-columns-repeated="5"/>
          <table:table-cell table:formula="of:=ROW()" office:value-type="float" office:value="230" calcext:value-type="float">
            <text:p>230</text:p>
          </table:table-cell>
          <table:table-cell table:style-name="ce1" table:formula="of:=AVERAGEIF([.$A$1:.$A$3639];ROW();[.B$1:.B$3639])" office:value-type="float" office:value="-2.7" calcext:value-type="float">
            <text:p>-2.7</text:p>
          </table:table-cell>
          <table:table-cell table:style-name="ce1" table:formula="of:=AVERAGEIF([.$A$1:.$A$3639];ROW();[.C$1:.C$3639])" office:value-type="float" office:value="-43.4" calcext:value-type="float">
            <text:p>-43.4</text:p>
          </table:table-cell>
          <table:table-cell table:style-name="ce1" table:formula="of:=AVERAGEIF([.$A$1:.$A$3639];ROW();[.D$1:.D$3639])" office:value-type="float" office:value="-4.164" calcext:value-type="float">
            <text:p>-4.1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2.89" calcext:value-type="float">
            <text:p>-2.89</text:p>
          </table:table-cell>
          <table:table-cell table:number-columns-repeated="5"/>
          <table:table-cell table:formula="of:=ROW()" office:value-type="float" office:value="231" calcext:value-type="float">
            <text:p>231</text:p>
          </table:table-cell>
          <table:table-cell table:style-name="ce1" table:formula="of:=AVERAGEIF([.$A$1:.$A$3639];ROW();[.B$1:.B$3639])" office:value-type="float" office:value="-2.7" calcext:value-type="float">
            <text:p>-2.7</text:p>
          </table:table-cell>
          <table:table-cell table:style-name="ce1" table:formula="of:=AVERAGEIF([.$A$1:.$A$3639];ROW();[.C$1:.C$3639])" office:value-type="float" office:value="-33.2" calcext:value-type="float">
            <text:p>-33.2</text:p>
          </table:table-cell>
          <table:table-cell table:style-name="ce1" table:formula="of:=AVERAGEIF([.$A$1:.$A$3639];ROW();[.D$1:.D$3639])" office:value-type="float" office:value="-3.864" calcext:value-type="float">
            <text:p>-3.8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2" calcext:value-type="float">
            <text:p>-3.2</text:p>
          </table:table-cell>
          <table:table-cell table:number-columns-repeated="5"/>
          <table:table-cell table:formula="of:=ROW()" office:value-type="float" office:value="232" calcext:value-type="float">
            <text:p>232</text:p>
          </table:table-cell>
          <table:table-cell table:style-name="ce1" table:formula="of:=AVERAGEIF([.$A$1:.$A$3639];ROW();[.B$1:.B$3639])" office:value-type="float" office:value="-2.8" calcext:value-type="float">
            <text:p>-2.8</text:p>
          </table:table-cell>
          <table:table-cell table:style-name="ce1" table:formula="of:=AVERAGEIF([.$A$1:.$A$3639];ROW();[.C$1:.C$3639])" office:value-type="float" office:value="-38.7" calcext:value-type="float">
            <text:p>-38.7</text:p>
          </table:table-cell>
          <table:table-cell table:style-name="ce1" table:formula="of:=AVERAGEIF([.$A$1:.$A$3639];ROW();[.D$1:.D$3639])" office:value-type="float" office:value="-3.863" calcext:value-type="float">
            <text:p>-3.8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233" calcext:value-type="float">
            <text:p>233</text:p>
          </table:table-cell>
          <table:table-cell table:style-name="ce1" table:formula="of:=AVERAGEIF([.$A$1:.$A$3639];ROW();[.B$1:.B$3639])" office:value-type="float" office:value="-2.7" calcext:value-type="float">
            <text:p>-2.7</text:p>
          </table:table-cell>
          <table:table-cell table:style-name="ce1" table:formula="of:=AVERAGEIF([.$A$1:.$A$3639];ROW();[.C$1:.C$3639])" office:value-type="float" office:value="-44.2" calcext:value-type="float">
            <text:p>-44.2</text:p>
          </table:table-cell>
          <table:table-cell table:style-name="ce1" table:formula="of:=AVERAGEIF([.$A$1:.$A$3639];ROW();[.D$1:.D$3639])" office:value-type="float" office:value="-4.006" calcext:value-type="float">
            <text:p>-4.0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87" calcext:value-type="float">
            <text:p>-2.87</text:p>
          </table:table-cell>
          <table:table-cell table:number-columns-repeated="5"/>
          <table:table-cell table:formula="of:=ROW()" office:value-type="float" office:value="234" calcext:value-type="float">
            <text:p>234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7.8" calcext:value-type="float">
            <text:p>-37.8</text:p>
          </table:table-cell>
          <table:table-cell table:style-name="ce1" table:formula="of:=AVERAGEIF([.$A$1:.$A$3639];ROW();[.D$1:.D$3639])" office:value-type="float" office:value="-3.782" calcext:value-type="float">
            <text:p>-3.7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6" calcext:value-type="float">
            <text:p>-3.26</text:p>
          </table:table-cell>
          <table:table-cell table:number-columns-repeated="5"/>
          <table:table-cell table:formula="of:=ROW()" office:value-type="float" office:value="235" calcext:value-type="float">
            <text:p>235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0.4" calcext:value-type="float">
            <text:p>-40.4</text:p>
          </table:table-cell>
          <table:table-cell table:style-name="ce1" table:formula="of:=AVERAGEIF([.$A$1:.$A$3639];ROW();[.D$1:.D$3639])" office:value-type="float" office:value="-3.919" calcext:value-type="float">
            <text:p>-3.9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236" calcext:value-type="float">
            <text:p>236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9.9" calcext:value-type="float">
            <text:p>-39.9</text:p>
          </table:table-cell>
          <table:table-cell table:style-name="ce1" table:formula="of:=AVERAGEIF([.$A$1:.$A$3639];ROW();[.D$1:.D$3639])"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24" calcext:value-type="float">
            <text:p>-2.24</text:p>
          </table:table-cell>
          <table:table-cell table:number-columns-repeated="5"/>
          <table:table-cell table:formula="of:=ROW()" office:value-type="float" office:value="237" calcext:value-type="float">
            <text:p>237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4.8" calcext:value-type="float">
            <text:p>-34.8</text:p>
          </table:table-cell>
          <table:table-cell table:style-name="ce1" table:formula="of:=AVERAGEIF([.$A$1:.$A$3639];ROW();[.D$1:.D$3639])" office:value-type="float" office:value="-3.628" calcext:value-type="float">
            <text:p>-3.6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" calcext:value-type="float">
            <text:p>-2.3</text:p>
          </table:table-cell>
          <table:table-cell table:number-columns-repeated="5"/>
          <table:table-cell table:formula="of:=ROW()" office:value-type="float" office:value="238" calcext:value-type="float">
            <text:p>238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7.4" calcext:value-type="float">
            <text:p>-37.4</text:p>
          </table:table-cell>
          <table:table-cell table:style-name="ce1" table:formula="of:=AVERAGEIF([.$A$1:.$A$3639];ROW();[.D$1:.D$3639])" office:value-type="float" office:value="-3.758" calcext:value-type="float">
            <text:p>-3.7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16" calcext:value-type="float">
            <text:p>-2.16</text:p>
          </table:table-cell>
          <table:table-cell table:number-columns-repeated="5"/>
          <table:table-cell table:formula="of:=ROW()" office:value-type="float" office:value="239" calcext:value-type="float">
            <text:p>239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40.8" calcext:value-type="float">
            <text:p>-40.8</text:p>
          </table:table-cell>
          <table:table-cell table:style-name="ce1" table:formula="of:=AVERAGEIF([.$A$1:.$A$3639];ROW();[.D$1:.D$3639])" office:value-type="float" office:value="-3.889" calcext:value-type="float">
            <text:p>-3.8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8" calcext:value-type="float">
            <text:p>-1.88</text:p>
          </table:table-cell>
          <table:table-cell table:number-columns-repeated="5"/>
          <table:table-cell table:formula="of:=ROW()" office:value-type="float" office:value="240" calcext:value-type="float">
            <text:p>240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7.6" calcext:value-type="float">
            <text:p>-37.6</text:p>
          </table:table-cell>
          <table:table-cell table:style-name="ce1" table:formula="of:=AVERAGEIF([.$A$1:.$A$3639];ROW();[.D$1:.D$3639])" office:value-type="float" office:value="-3.559" calcext:value-type="float">
            <text:p>-3.5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6" calcext:value-type="float">
            <text:p>-1.96</text:p>
          </table:table-cell>
          <table:table-cell table:number-columns-repeated="5"/>
          <table:table-cell table:formula="of:=ROW()" office:value-type="float" office:value="241" calcext:value-type="float">
            <text:p>241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7.1" calcext:value-type="float">
            <text:p>-37.1</text:p>
          </table:table-cell>
          <table:table-cell table:style-name="ce1" table:formula="of:=AVERAGEIF([.$A$1:.$A$3639];ROW();[.D$1:.D$3639])" office:value-type="float" office:value="-3.465" calcext:value-type="float">
            <text:p>-3.4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2" calcext:value-type="float">
            <text:p>-2.22</text:p>
          </table:table-cell>
          <table:table-cell table:number-columns-repeated="5"/>
          <table:table-cell table:formula="of:=ROW()" office:value-type="float" office:value="242" calcext:value-type="float">
            <text:p>242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42.4" calcext:value-type="float">
            <text:p>-42.4</text:p>
          </table:table-cell>
          <table:table-cell table:style-name="ce1" table:formula="of:=AVERAGEIF([.$A$1:.$A$3639];ROW();[.D$1:.D$3639])"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9" calcext:value-type="float">
            <text:p>-1.79</text:p>
          </table:table-cell>
          <table:table-cell table:number-columns-repeated="5"/>
          <table:table-cell table:formula="of:=ROW()" office:value-type="float" office:value="243" calcext:value-type="float">
            <text:p>243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8.4" calcext:value-type="float">
            <text:p>-38.4</text:p>
          </table:table-cell>
          <table:table-cell table:style-name="ce1" table:formula="of:=AVERAGEIF([.$A$1:.$A$3639];ROW();[.D$1:.D$3639])" office:value-type="float" office:value="-3.41" calcext:value-type="float">
            <text:p>-3.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4" calcext:value-type="float">
            <text:p>-1.74</text:p>
          </table:table-cell>
          <table:table-cell table:number-columns-repeated="5"/>
          <table:table-cell table:formula="of:=ROW()" office:value-type="float" office:value="244" calcext:value-type="float">
            <text:p>244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3.326" calcext:value-type="float">
            <text:p>-3.3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53" calcext:value-type="float">
            <text:p>-2.53</text:p>
          </table:table-cell>
          <table:table-cell table:number-columns-repeated="5"/>
          <table:table-cell table:formula="of:=ROW()" office:value-type="float" office:value="245" calcext:value-type="float">
            <text:p>245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3.328" calcext:value-type="float">
            <text:p>-3.3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8" calcext:value-type="float">
            <text:p>-2.18</text:p>
          </table:table-cell>
          <table:table-cell table:number-columns-repeated="5"/>
          <table:table-cell table:formula="of:=ROW()" office:value-type="float" office:value="246" calcext:value-type="float">
            <text:p>246</text:p>
          </table:table-cell>
          <table:table-cell table:style-name="ce1" table:formula="of:=AVERAGEIF([.$A$1:.$A$3639];ROW();[.B$1:.B$3639])" office:value-type="float" office:value="-2.3" calcext:value-type="float">
            <text:p>-2.3</text:p>
          </table:table-cell>
          <table:table-cell table:style-name="ce1" table:formula="of:=AVERAGEIF([.$A$1:.$A$3639];ROW();[.C$1:.C$3639])" office:value-type="float" office:value="-41.1" calcext:value-type="float">
            <text:p>-41.1</text:p>
          </table:table-cell>
          <table:table-cell table:style-name="ce1" table:formula="of:=AVERAGEIF([.$A$1:.$A$3639];ROW();[.D$1:.D$3639])" office:value-type="float" office:value="-3.458" calcext:value-type="float">
            <text:p>-3.4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2" calcext:value-type="float">
            <text:p>-1.42</text:p>
          </table:table-cell>
          <table:table-cell table:number-columns-repeated="5"/>
          <table:table-cell table:formula="of:=ROW()" office:value-type="float" office:value="247" calcext:value-type="float">
            <text:p>247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7.3" calcext:value-type="float">
            <text:p>-37.3</text:p>
          </table:table-cell>
          <table:table-cell table:style-name="ce1" table:formula="of:=AVERAGEIF([.$A$1:.$A$3639];ROW();[.D$1:.D$3639])" office:value-type="float" office:value="-3.351" calcext:value-type="float">
            <text:p>-3.3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4" calcext:value-type="float">
            <text:p>-1.84</text:p>
          </table:table-cell>
          <table:table-cell table:number-columns-repeated="5"/>
          <table:table-cell table:formula="of:=ROW()" office:value-type="float" office:value="248" calcext:value-type="float">
            <text:p>248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40.4" calcext:value-type="float">
            <text:p>-40.4</text:p>
          </table:table-cell>
          <table:table-cell table:style-name="ce1" table:formula="of:=AVERAGEIF([.$A$1:.$A$3639];ROW();[.D$1:.D$3639])" office:value-type="float" office:value="-3.486" calcext:value-type="float">
            <text:p>-3.4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59" calcext:value-type="float">
            <text:p>-1.59</text:p>
          </table:table-cell>
          <table:table-cell table:number-columns-repeated="5"/>
          <table:table-cell table:formula="of:=ROW()" office:value-type="float" office:value="249" calcext:value-type="float">
            <text:p>249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1.7" calcext:value-type="float">
            <text:p>-31.7</text:p>
          </table:table-cell>
          <table:table-cell table:style-name="ce1" table:formula="of:=AVERAGEIF([.$A$1:.$A$3639];ROW();[.D$1:.D$3639])" office:value-type="float" office:value="-3.145" calcext:value-type="float">
            <text:p>-3.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8" calcext:value-type="float">
            <text:p>-2.18</text:p>
          </table:table-cell>
          <table:table-cell table:number-columns-repeated="5"/>
          <table:table-cell table:formula="of:=ROW()" office:value-type="float" office:value="250" calcext:value-type="float">
            <text:p>250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6.4" calcext:value-type="float">
            <text:p>-36.4</text:p>
          </table:table-cell>
          <table:table-cell table:style-name="ce1" table:formula="of:=AVERAGEIF([.$A$1:.$A$3639];ROW();[.D$1:.D$3639])" office:value-type="float" office:value="-3.237" calcext:value-type="float">
            <text:p>-3.2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81" calcext:value-type="float">
            <text:p>-1.81</text:p>
          </table:table-cell>
          <table:table-cell table:number-columns-repeated="5"/>
          <table:table-cell table:formula="of:=ROW()" office:value-type="float" office:value="251" calcext:value-type="float">
            <text:p>251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6.7" calcext:value-type="float">
            <text:p>-36.7</text:p>
          </table:table-cell>
          <table:table-cell table:style-name="ce1" table:formula="of:=AVERAGEIF([.$A$1:.$A$3639];ROW();[.D$1:.D$3639])" office:value-type="float" office:value="-3.218" calcext:value-type="float">
            <text:p>-3.2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34" calcext:value-type="float">
            <text:p>-1.34</text:p>
          </table:table-cell>
          <table:table-cell table:number-columns-repeated="5"/>
          <table:table-cell table:formula="of:=ROW()" office:value-type="float" office:value="252" calcext:value-type="float">
            <text:p>252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3.111" calcext:value-type="float">
            <text:p>-3.1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8" calcext:value-type="float">
            <text:p>-1.68</text:p>
          </table:table-cell>
          <table:table-cell table:number-columns-repeated="5"/>
          <table:table-cell table:formula="of:=ROW()" office:value-type="float" office:value="253" calcext:value-type="float">
            <text:p>253</text:p>
          </table:table-cell>
          <table:table-cell table:style-name="ce1" table:formula="of:=AVERAGEIF([.$A$1:.$A$3639];ROW();[.B$1:.B$3639])" office:value-type="float" office:value="-2.1" calcext:value-type="float">
            <text:p>-2.1</text:p>
          </table:table-cell>
          <table:table-cell table:style-name="ce1" table:formula="of:=AVERAGEIF([.$A$1:.$A$3639];ROW();[.C$1:.C$3639])" office:value-type="float" office:value="-35.8" calcext:value-type="float">
            <text:p>-35.8</text:p>
          </table:table-cell>
          <table:table-cell table:style-name="ce1" table:formula="of:=AVERAGEIF([.$A$1:.$A$3639];ROW();[.D$1:.D$3639])" office:value-type="float" office:value="-3.075" calcext:value-type="float">
            <text:p>-3.0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1" calcext:value-type="float">
            <text:p>-2.11</text:p>
          </table:table-cell>
          <table:table-cell table:number-columns-repeated="5"/>
          <table:table-cell table:formula="of:=ROW()" office:value-type="float" office:value="254" calcext:value-type="float">
            <text:p>254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1.8" calcext:value-type="float">
            <text:p>-41.8</text:p>
          </table:table-cell>
          <table:table-cell table:style-name="ce1" table:formula="of:=AVERAGEIF([.$A$1:.$A$3639];ROW();[.D$1:.D$3639])" office:value-type="float" office:value="-3.172" calcext:value-type="float">
            <text:p>-3.1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6" calcext:value-type="float">
            <text:p>-1.76</text:p>
          </table:table-cell>
          <table:table-cell table:number-columns-repeated="5"/>
          <table:table-cell table:formula="of:=ROW()" office:value-type="float" office:value="255" calcext:value-type="float">
            <text:p>255</text:p>
          </table:table-cell>
          <table:table-cell table:style-name="ce1" table:formula="of:=AVERAGEIF([.$A$1:.$A$3639];ROW();[.B$1:.B$3639])" office:value-type="float" office:value="-2.22222222222222" calcext:value-type="float">
            <text:p>-2.2222222222</text:p>
          </table:table-cell>
          <table:table-cell table:style-name="ce1" table:formula="of:=AVERAGEIF([.$A$1:.$A$3639];ROW();[.C$1:.C$3639])" office:value-type="float" office:value="-32.5555555555556" calcext:value-type="float">
            <text:p>-32.5555555556</text:p>
          </table:table-cell>
          <table:table-cell table:style-name="ce1" table:formula="of:=AVERAGEIF([.$A$1:.$A$3639];ROW();[.D$1:.D$3639])" office:value-type="float" office:value="-3.12333333333333" calcext:value-type="float">
            <text:p>-3.12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1.51" calcext:value-type="float">
            <text:p>-1.51</text:p>
          </table:table-cell>
          <table:table-cell table:number-columns-repeated="5"/>
          <table:table-cell table:formula="of:=ROW()" office:value-type="float" office:value="256" calcext:value-type="float">
            <text:p>256</text:p>
          </table:table-cell>
          <table:table-cell table:style-name="ce1" table:formula="of:=AVERAGEIF([.$A$1:.$A$3639];ROW();[.B$1:.B$3639])" office:value-type="float" office:value="-2.22222222222222" calcext:value-type="float">
            <text:p>-2.2222222222</text:p>
          </table:table-cell>
          <table:table-cell table:style-name="ce1" table:formula="of:=AVERAGEIF([.$A$1:.$A$3639];ROW();[.C$1:.C$3639])" office:value-type="float" office:value="-30.4444444444444" calcext:value-type="float">
            <text:p>-30.4444444444</text:p>
          </table:table-cell>
          <table:table-cell table:style-name="ce1" table:formula="of:=AVERAGEIF([.$A$1:.$A$3639];ROW();[.D$1:.D$3639])" office:value-type="float" office:value="-3.05" calcext:value-type="float">
            <text:p>-3.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33" calcext:value-type="float">
            <text:p>-2.33</text:p>
          </table:table-cell>
          <table:table-cell table:number-columns-repeated="5"/>
          <table:table-cell table:formula="of:=ROW()" office:value-type="float" office:value="257" calcext:value-type="float">
            <text:p>257</text:p>
          </table:table-cell>
          <table:table-cell table:style-name="ce1" table:formula="of:=AVERAGEIF([.$A$1:.$A$3639];ROW();[.B$1:.B$3639])" office:value-type="float" office:value="-2.22222222222222" calcext:value-type="float">
            <text:p>-2.2222222222</text:p>
          </table:table-cell>
          <table:table-cell table:style-name="ce1" table:formula="of:=AVERAGEIF([.$A$1:.$A$3639];ROW();[.C$1:.C$3639])" office:value-type="float" office:value="-40.5555555555556" calcext:value-type="float">
            <text:p>-40.5555555556</text:p>
          </table:table-cell>
          <table:table-cell table:style-name="ce1" table:formula="of:=AVERAGEIF([.$A$1:.$A$3639];ROW();[.D$1:.D$3639])" office:value-type="float" office:value="-3.12666666666667" calcext:value-type="float">
            <text:p>-3.12666666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7" calcext:value-type="float">
            <text:p>-2.17</text:p>
          </table:table-cell>
          <table:table-cell table:number-columns-repeated="5"/>
          <table:table-cell table:formula="of:=ROW()" office:value-type="float" office:value="258" calcext:value-type="float">
            <text:p>258</text:p>
          </table:table-cell>
          <table:table-cell table:style-name="ce1" table:formula="of:=AVERAGEIF([.$A$1:.$A$3639];ROW();[.B$1:.B$3639])" office:value-type="float" office:value="-2.11111111111111" calcext:value-type="float">
            <text:p>-2.1111111111</text:p>
          </table:table-cell>
          <table:table-cell table:style-name="ce1" table:formula="of:=AVERAGEIF([.$A$1:.$A$3639];ROW();[.C$1:.C$3639])" office:value-type="float" office:value="-35.8888888888889" calcext:value-type="float">
            <text:p>-35.8888888889</text:p>
          </table:table-cell>
          <table:table-cell table:style-name="ce1" table:formula="of:=AVERAGEIF([.$A$1:.$A$3639];ROW();[.D$1:.D$3639])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72" calcext:value-type="float">
            <text:p>-1.72</text:p>
          </table:table-cell>
          <table:table-cell table:number-columns-repeated="5"/>
          <table:table-cell table:formula="of:=ROW()" office:value-type="float" office:value="259" calcext:value-type="float">
            <text:p>259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8.2222222222222" calcext:value-type="float">
            <text:p>-38.2222222222</text:p>
          </table:table-cell>
          <table:table-cell table:style-name="ce1" table:formula="of:=AVERAGEIF([.$A$1:.$A$3639];ROW();[.D$1:.D$3639])"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4" calcext:value-type="float">
            <text:p>-1.4</text:p>
          </table:table-cell>
          <table:table-cell table:number-columns-repeated="5"/>
          <table:table-cell table:formula="of:=ROW()" office:value-type="float" office:value="260" calcext:value-type="float">
            <text:p>260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3.235" calcext:value-type="float">
            <text:p>-3.2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2" calcext:value-type="float">
            <text:p>-2.2</text:p>
          </table:table-cell>
          <table:table-cell table:number-columns-repeated="5"/>
          <table:table-cell table:formula="of:=ROW()" office:value-type="float" office:value="261" calcext:value-type="float">
            <text:p>261</text:p>
          </table:table-cell>
          <table:table-cell table:style-name="ce1" table:formula="of:=AVERAGEIF([.$A$1:.$A$3639];ROW();[.B$1:.B$3639])" office:value-type="float" office:value="-2.125" calcext:value-type="float">
            <text:p>-2.125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3.18875" calcext:value-type="float">
            <text:p>-3.188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" calcext:value-type="float">
            <text:p>-1.9</text:p>
          </table:table-cell>
          <table:table-cell table:number-columns-repeated="5"/>
          <table:table-cell table:formula="of:=ROW()" office:value-type="float" office:value="262" calcext:value-type="float">
            <text:p>262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1" calcext:value-type="float">
            <text:p>-1.81</text:p>
          </table:table-cell>
          <table:table-cell table:number-columns-repeated="5"/>
          <table:table-cell table:formula="of:=ROW()" office:value-type="float" office:value="263" calcext:value-type="float">
            <text:p>263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36.2857142857143" calcext:value-type="float">
            <text:p>-36.2857142857</text:p>
          </table:table-cell>
          <table:table-cell table:style-name="ce1" table:formula="of:=AVERAGEIF([.$A$1:.$A$3639];ROW();[.D$1:.D$3639])" office:value-type="float" office:value="-3.49714285714286" calcext:value-type="float">
            <text:p>-3.49714285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" calcext:value-type="float">
            <text:p>-1.9</text:p>
          </table:table-cell>
          <table:table-cell table:number-columns-repeated="5"/>
          <table:table-cell table:formula="of:=ROW()" office:value-type="float" office:value="264" calcext:value-type="float">
            <text:p>264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34.4285714285714" calcext:value-type="float">
            <text:p>-34.4285714286</text:p>
          </table:table-cell>
          <table:table-cell table:style-name="ce1" table:formula="of:=AVERAGEIF([.$A$1:.$A$3639];ROW();[.D$1:.D$3639])" office:value-type="float" office:value="-3.36142857142857" calcext:value-type="float">
            <text:p>-3.36142857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5" calcext:value-type="float">
            <text:p>-1.55</text:p>
          </table:table-cell>
          <table:table-cell table:number-columns-repeated="5"/>
          <table:table-cell table:formula="of:=ROW()" office:value-type="float" office:value="265" calcext:value-type="float">
            <text:p>265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39.8571428571429" calcext:value-type="float">
            <text:p>-39.8571428571</text:p>
          </table:table-cell>
          <table:table-cell table:style-name="ce1" table:formula="of:=AVERAGEIF([.$A$1:.$A$3639];ROW();[.D$1:.D$3639])" office:value-type="float" office:value="-3.50428571428571" calcext:value-type="float">
            <text:p>-3.50428571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1" calcext:value-type="float">
            <text:p>-1.91</text:p>
          </table:table-cell>
          <table:table-cell table:number-columns-repeated="5"/>
          <table:table-cell table:formula="of:=ROW()" office:value-type="float" office:value="266" calcext:value-type="float">
            <text:p>266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41.1428571428572" calcext:value-type="float">
            <text:p>-41.1428571429</text:p>
          </table:table-cell>
          <table:table-cell table:style-name="ce1" table:formula="of:=AVERAGEIF([.$A$1:.$A$3639];ROW();[.D$1:.D$3639])" office:value-type="float" office:value="-3.53428571428571" calcext:value-type="float">
            <text:p>-3.534285714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4" calcext:value-type="float">
            <text:p>-2.14</text:p>
          </table:table-cell>
          <table:table-cell table:number-columns-repeated="5"/>
          <table:table-cell table:formula="of:=ROW()" office:value-type="float" office:value="267" calcext:value-type="float">
            <text:p>267</text:p>
          </table:table-cell>
          <table:table-cell table:style-name="ce1" table:formula="of:=AVERAGEIF([.$A$1:.$A$3639];ROW();[.B$1:.B$3639])" office:value-type="float" office:value="-2.42857142857143" calcext:value-type="float">
            <text:p>-2.4285714286</text:p>
          </table:table-cell>
          <table:table-cell table:style-name="ce1" table:formula="of:=AVERAGEIF([.$A$1:.$A$3639];ROW();[.C$1:.C$3639])" office:value-type="float" office:value="-36.8571428571429" calcext:value-type="float">
            <text:p>-36.8571428571</text:p>
          </table:table-cell>
          <table:table-cell table:style-name="ce1" table:formula="of:=AVERAGEIF([.$A$1:.$A$3639];ROW();[.D$1:.D$3639])" office:value-type="float" office:value="-3.38142857142857" calcext:value-type="float">
            <text:p>-3.38142857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52" calcext:value-type="float">
            <text:p>-2.52</text:p>
          </table:table-cell>
          <table:table-cell table:number-columns-repeated="5"/>
          <table:table-cell table:formula="of:=ROW()" office:value-type="float" office:value="268" calcext:value-type="float">
            <text:p>268</text:p>
          </table:table-cell>
          <table:table-cell table:style-name="ce1" table:formula="of:=AVERAGEIF([.$A$1:.$A$3639];ROW();[.B$1:.B$3639])" office:value-type="float" office:value="-2.28571428571429" calcext:value-type="float">
            <text:p>-2.2857142857</text:p>
          </table:table-cell>
          <table:table-cell table:style-name="ce1" table:formula="of:=AVERAGEIF([.$A$1:.$A$3639];ROW();[.C$1:.C$3639])" office:value-type="float" office:value="-36.1428571428571" calcext:value-type="float">
            <text:p>-36.1428571429</text:p>
          </table:table-cell>
          <table:table-cell table:style-name="ce1" table:formula="of:=AVERAGEIF([.$A$1:.$A$3639];ROW();[.D$1:.D$3639])"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7" calcext:value-type="float">
            <text:p>-1.87</text:p>
          </table:table-cell>
          <table:table-cell table:number-columns-repeated="5"/>
          <table:table-cell table:formula="of:=ROW()" office:value-type="float" office:value="269" calcext:value-type="float">
            <text:p>269</text:p>
          </table:table-cell>
          <table:table-cell table:style-name="ce1" table:formula="of:=AVERAGEIF([.$A$1:.$A$3639];ROW();[.B$1:.B$3639])" office:value-type="float" office:value="-2.28571428571429" calcext:value-type="float">
            <text:p>-2.2857142857</text:p>
          </table:table-cell>
          <table:table-cell table:style-name="ce1" table:formula="of:=AVERAGEIF([.$A$1:.$A$3639];ROW();[.C$1:.C$3639])" office:value-type="float" office:value="-36.2857142857143" calcext:value-type="float">
            <text:p>-36.2857142857</text:p>
          </table:table-cell>
          <table:table-cell table:style-name="ce1" table:formula="of:=AVERAGEIF([.$A$1:.$A$3639];ROW();[.D$1:.D$3639])" office:value-type="float" office:value="-3.2" calcext:value-type="float">
            <text:p>-3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74" calcext:value-type="float">
            <text:p>-1.74</text:p>
          </table:table-cell>
          <table:table-cell table:number-columns-repeated="5"/>
          <table:table-cell table:formula="of:=ROW()" office:value-type="float" office:value="270" calcext:value-type="float">
            <text:p>270</text:p>
          </table:table-cell>
          <table:table-cell table:style-name="ce1" table:formula="of:=AVERAGEIF([.$A$1:.$A$3639];ROW();[.B$1:.B$3639])" office:value-type="float" office:value="-2.14285714285714" calcext:value-type="float">
            <text:p>-2.1428571429</text:p>
          </table:table-cell>
          <table:table-cell table:style-name="ce1" table:formula="of:=AVERAGEIF([.$A$1:.$A$3639];ROW();[.C$1:.C$3639])" office:value-type="float" office:value="-32.8571428571429" calcext:value-type="float">
            <text:p>-32.8571428571</text:p>
          </table:table-cell>
          <table:table-cell table:style-name="ce1" table:formula="of:=AVERAGEIF([.$A$1:.$A$3639];ROW();[.D$1:.D$3639])" office:value-type="float" office:value="-3.16714285714286" calcext:value-type="float">
            <text:p>-3.16714285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271" calcext:value-type="float">
            <text:p>271</text:p>
          </table:table-cell>
          <table:table-cell table:style-name="ce1" table:formula="of:=AVERAGEIF([.$A$1:.$A$3639];ROW();[.B$1:.B$3639])" office:value-type="float" office:value="-2.14285714285714" calcext:value-type="float">
            <text:p>-2.1428571429</text:p>
          </table:table-cell>
          <table:table-cell table:style-name="ce1" table:formula="of:=AVERAGEIF([.$A$1:.$A$3639];ROW();[.C$1:.C$3639])" office:value-type="float" office:value="-40.2857142857143" calcext:value-type="float">
            <text:p>-40.2857142857</text:p>
          </table:table-cell>
          <table:table-cell table:style-name="ce1" table:formula="of:=AVERAGEIF([.$A$1:.$A$3639];ROW();[.D$1:.D$3639])" office:value-type="float" office:value="-3.49857142857143" calcext:value-type="float">
            <text:p>-3.49857142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66" calcext:value-type="float">
            <text:p>-1.66</text:p>
          </table:table-cell>
          <table:table-cell table:number-columns-repeated="5"/>
          <table:table-cell table:formula="of:=ROW()" office:value-type="float" office:value="272" calcext:value-type="float">
            <text:p>272</text:p>
          </table:table-cell>
          <table:table-cell table:style-name="ce1" table:formula="of:=AVERAGEIF([.$A$1:.$A$3639];ROW();[.B$1:.B$3639])" office:value-type="float" office:value="-2.14285714285714" calcext:value-type="float">
            <text:p>-2.1428571429</text:p>
          </table:table-cell>
          <table:table-cell table:style-name="ce1" table:formula="of:=AVERAGEIF([.$A$1:.$A$3639];ROW();[.C$1:.C$3639])" office:value-type="float" office:value="-41.2857142857143" calcext:value-type="float">
            <text:p>-41.2857142857</text:p>
          </table:table-cell>
          <table:table-cell table:style-name="ce1" table:formula="of:=AVERAGEIF([.$A$1:.$A$3639];ROW();[.D$1:.D$3639])" office:value-type="float" office:value="-3.39428571428571" calcext:value-type="float">
            <text:p>-3.39428571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29" calcext:value-type="float">
            <text:p>-2.29</text:p>
          </table:table-cell>
          <table:table-cell table:number-columns-repeated="5"/>
          <table:table-cell table:formula="of:=ROW()" office:value-type="float" office:value="273" calcext:value-type="float">
            <text:p>273</text:p>
          </table:table-cell>
          <table:table-cell table:style-name="ce1" table:formula="of:=AVERAGEIF([.$A$1:.$A$3639];ROW();[.B$1:.B$3639])" office:value-type="float" office:value="-2.14285714285714" calcext:value-type="float">
            <text:p>-2.1428571429</text:p>
          </table:table-cell>
          <table:table-cell table:style-name="ce1" table:formula="of:=AVERAGEIF([.$A$1:.$A$3639];ROW();[.C$1:.C$3639])" office:value-type="float" office:value="-39.1428571428571" calcext:value-type="float">
            <text:p>-39.1428571429</text:p>
          </table:table-cell>
          <table:table-cell table:style-name="ce1" table:formula="of:=AVERAGEIF([.$A$1:.$A$3639];ROW();[.D$1:.D$3639])" office:value-type="float" office:value="-3.23857142857143" calcext:value-type="float">
            <text:p>-3.23857142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.26" calcext:value-type="float">
            <text:p>-1.26</text:p>
          </table:table-cell>
          <table:table-cell table:number-columns-repeated="5"/>
          <table:table-cell table:formula="of:=ROW()" office:value-type="float" office:value="274" calcext:value-type="float">
            <text:p>274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5.1428571428571" calcext:value-type="float">
            <text:p>-35.1428571429</text:p>
          </table:table-cell>
          <table:table-cell table:style-name="ce1" table:formula="of:=AVERAGEIF([.$A$1:.$A$3639];ROW();[.D$1:.D$3639])" office:value-type="float" office:value="-3.02428571428571" calcext:value-type="float">
            <text:p>-3.02428571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62" calcext:value-type="float">
            <text:p>-2.62</text:p>
          </table:table-cell>
          <table:table-cell table:number-columns-repeated="5"/>
          <table:table-cell table:formula="of:=ROW()" office:value-type="float" office:value="275" calcext:value-type="float">
            <text:p>275</text:p>
          </table:table-cell>
          <table:table-cell table:style-name="ce1" table:formula="of:=AVERAGEIF([.$A$1:.$A$3639];ROW();[.B$1:.B$3639])" office:value-type="float" office:value="-2.33333333333333" calcext:value-type="float">
            <text:p>-2.3333333333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3.61666666666667" calcext:value-type="float">
            <text:p>-3.61666666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3" calcext:value-type="float">
            <text:p>-1.63</text:p>
          </table:table-cell>
          <table:table-cell table:number-columns-repeated="5"/>
          <table:table-cell table:formula="of:=ROW()" office:value-type="float" office:value="276" calcext:value-type="float">
            <text:p>276</text:p>
          </table:table-cell>
          <table:table-cell table:style-name="ce1" table:formula="of:=AVERAGEIF([.$A$1:.$A$3639];ROW();[.B$1:.B$3639])" office:value-type="float" office:value="-2.33333333333333" calcext:value-type="float">
            <text:p>-2.3333333333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3.30166666666667" calcext:value-type="float">
            <text:p>-3.30166666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9" calcext:value-type="float">
            <text:p>-1.89</text:p>
          </table:table-cell>
          <table:table-cell table:number-columns-repeated="5"/>
          <table:table-cell table:formula="of:=ROW()" office:value-type="float" office:value="277" calcext:value-type="float">
            <text:p>277</text:p>
          </table:table-cell>
          <table:table-cell table:style-name="ce1" table:formula="of:=AVERAGEIF([.$A$1:.$A$3639];ROW();[.B$1:.B$3639])" office:value-type="float" office:value="-2.33333333333333" calcext:value-type="float">
            <text:p>-2.3333333333</text:p>
          </table:table-cell>
          <table:table-cell table:style-name="ce1" table:formula="of:=AVERAGEIF([.$A$1:.$A$3639];ROW();[.C$1:.C$3639])" office:value-type="float" office:value="-34.8333333333333" calcext:value-type="float">
            <text:p>-34.8333333333</text:p>
          </table:table-cell>
          <table:table-cell table:style-name="ce1" table:formula="of:=AVERAGEIF([.$A$1:.$A$3639];ROW();[.D$1:.D$3639])" office:value-type="float" office:value="-3.33666666666667" calcext:value-type="float">
            <text:p>-3.33666666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1" calcext:value-type="float">
            <text:p>-1.71</text:p>
          </table:table-cell>
          <table:table-cell table:number-columns-repeated="5"/>
          <table:table-cell table:formula="of:=ROW()" office:value-type="float" office:value="278" calcext:value-type="float">
            <text:p>278</text:p>
          </table:table-cell>
          <table:table-cell table:style-name="ce1" table:formula="of:=AVERAGEIF([.$A$1:.$A$3639];ROW();[.B$1:.B$3639])" office:value-type="float" office:value="-2.33333333333333" calcext:value-type="float">
            <text:p>-2.3333333333</text:p>
          </table:table-cell>
          <table:table-cell table:style-name="ce1" table:formula="of:=AVERAGEIF([.$A$1:.$A$3639];ROW();[.C$1:.C$3639])" office:value-type="float" office:value="-37.6666666666667" calcext:value-type="float">
            <text:p>-37.6666666667</text:p>
          </table:table-cell>
          <table:table-cell table:style-name="ce1" table:formula="of:=AVERAGEIF([.$A$1:.$A$3639];ROW();[.D$1:.D$3639])"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7" calcext:value-type="float">
            <text:p>-2.37</text:p>
          </table:table-cell>
          <table:table-cell table:number-columns-repeated="5"/>
          <table:table-cell table:formula="of:=ROW()" office:value-type="float" office:value="279" calcext:value-type="float">
            <text:p>279</text:p>
          </table:table-cell>
          <table:table-cell table:style-name="ce1" table:formula="of:=AVERAGEIF([.$A$1:.$A$3639];ROW();[.B$1:.B$3639])" office:value-type="float" office:value="-2.16666666666667" calcext:value-type="float">
            <text:p>-2.1666666667</text:p>
          </table:table-cell>
          <table:table-cell table:style-name="ce1" table:formula="of:=AVERAGEIF([.$A$1:.$A$3639];ROW();[.C$1:.C$3639])" office:value-type="float" office:value="-38.8333333333333" calcext:value-type="float">
            <text:p>-38.8333333333</text:p>
          </table:table-cell>
          <table:table-cell table:style-name="ce1" table:formula="of:=AVERAGEIF([.$A$1:.$A$3639];ROW();[.D$1:.D$3639])" office:value-type="float" office:value="-3.43333333333333" calcext:value-type="float">
            <text:p>-3.43333333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41" calcext:value-type="float">
            <text:p>-2.41</text:p>
          </table:table-cell>
          <table:table-cell table:number-columns-repeated="5"/>
          <table:table-cell table:formula="of:=ROW()" office:value-type="float" office:value="280" calcext:value-type="float">
            <text:p>280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8.8" calcext:value-type="float">
            <text:p>-38.8</text:p>
          </table:table-cell>
          <table:table-cell table:style-name="ce1" table:formula="of:=AVERAGEIF([.$A$1:.$A$3639];ROW();[.D$1:.D$3639])" office:value-type="float" office:value="-3.714" calcext:value-type="float">
            <text:p>-3.7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3" calcext:value-type="float">
            <text:p>-1.73</text:p>
          </table:table-cell>
          <table:table-cell table:number-columns-repeated="5"/>
          <table:table-cell table:formula="of:=ROW()" office:value-type="float" office:value="281" calcext:value-type="float">
            <text:p>281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3.406" calcext:value-type="float">
            <text:p>-3.4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6" calcext:value-type="float">
            <text:p>-2.06</text:p>
          </table:table-cell>
          <table:table-cell table:number-columns-repeated="5"/>
          <table:table-cell table:formula="of:=ROW()" office:value-type="float" office:value="282" calcext:value-type="float">
            <text:p>282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40.8" calcext:value-type="float">
            <text:p>-40.8</text:p>
          </table:table-cell>
          <table:table-cell table:style-name="ce1" table:formula="of:=AVERAGEIF([.$A$1:.$A$3639];ROW();[.D$1:.D$3639])"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1" calcext:value-type="float">
            <text:p>-1.91</text:p>
          </table:table-cell>
          <table:table-cell table:number-columns-repeated="5"/>
          <table:table-cell table:formula="of:=ROW()" office:value-type="float" office:value="283" calcext:value-type="float">
            <text:p>283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8.6" calcext:value-type="float">
            <text:p>-38.6</text:p>
          </table:table-cell>
          <table:table-cell table:style-name="ce1" table:formula="of:=AVERAGEIF([.$A$1:.$A$3639];ROW();[.D$1:.D$3639])" office:value-type="float" office:value="-3.546" calcext:value-type="float">
            <text:p>-3.5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97" calcext:value-type="float">
            <text:p>-1.97</text:p>
          </table:table-cell>
          <table:table-cell table:number-columns-repeated="5"/>
          <table:table-cell table:formula="of:=ROW()" office:value-type="float" office:value="284" calcext:value-type="float">
            <text:p>284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9.4" calcext:value-type="float">
            <text:p>-39.4</text:p>
          </table:table-cell>
          <table:table-cell table:style-name="ce1" table:formula="of:=AVERAGEIF([.$A$1:.$A$3639];ROW();[.D$1:.D$3639])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3" calcext:value-type="float">
            <text:p>-2.03</text:p>
          </table:table-cell>
          <table:table-cell table:number-columns-repeated="5"/>
          <table:table-cell table:formula="of:=ROW()" office:value-type="float" office:value="285" calcext:value-type="float">
            <text:p>285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41.4" calcext:value-type="float">
            <text:p>-41.4</text:p>
          </table:table-cell>
          <table:table-cell table:style-name="ce1" table:formula="of:=AVERAGEIF([.$A$1:.$A$3639];ROW();[.D$1:.D$3639])" office:value-type="float" office:value="-3.506" calcext:value-type="float">
            <text:p>-3.5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" calcext:value-type="float">
            <text:p>-1.9</text:p>
          </table:table-cell>
          <table:table-cell table:number-columns-repeated="5"/>
          <table:table-cell table:formula="of:=ROW()" office:value-type="float" office:value="286" calcext:value-type="float">
            <text:p>286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5.8" calcext:value-type="float">
            <text:p>-35.8</text:p>
          </table:table-cell>
          <table:table-cell table:style-name="ce1" table:formula="of:=AVERAGEIF([.$A$1:.$A$3639];ROW();[.D$1:.D$3639])"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1.84" calcext:value-type="float">
            <text:p>-1.84</text:p>
          </table:table-cell>
          <table:table-cell table:number-columns-repeated="5"/>
          <table:table-cell table:formula="of:=ROW()" office:value-type="float" office:value="287" calcext:value-type="float">
            <text:p>287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44.4" calcext:value-type="float">
            <text:p>-44.4</text:p>
          </table:table-cell>
          <table:table-cell table:style-name="ce1" table:formula="of:=AVERAGEIF([.$A$1:.$A$3639];ROW();[.D$1:.D$3639])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9" calcext:value-type="float">
            <text:p>-2.19</text:p>
          </table:table-cell>
          <table:table-cell table:number-columns-repeated="5"/>
          <table:table-cell table:formula="of:=ROW()" office:value-type="float" office:value="288" calcext:value-type="float">
            <text:p>288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8.4" calcext:value-type="float">
            <text:p>-38.4</text:p>
          </table:table-cell>
          <table:table-cell table:style-name="ce1" table:formula="of:=AVERAGEIF([.$A$1:.$A$3639];ROW();[.D$1:.D$3639])" office:value-type="float" office:value="-3.702" calcext:value-type="float">
            <text:p>-3.7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4" calcext:value-type="float">
            <text:p>-1.54</text:p>
          </table:table-cell>
          <table:table-cell table:number-columns-repeated="5"/>
          <table:table-cell table:formula="of:=ROW()" office:value-type="float" office:value="289" calcext:value-type="float">
            <text:p>289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7.4" calcext:value-type="float">
            <text:p>-37.4</text:p>
          </table:table-cell>
          <table:table-cell table:style-name="ce1" table:formula="of:=AVERAGEIF([.$A$1:.$A$3639];ROW();[.D$1:.D$3639])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2" calcext:value-type="float">
            <text:p>-2.22</text:p>
          </table:table-cell>
          <table:table-cell table:number-columns-repeated="5"/>
          <table:table-cell table:formula="of:=ROW()" office:value-type="float" office:value="290" calcext:value-type="float">
            <text:p>290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32.2" calcext:value-type="float">
            <text:p>-32.2</text:p>
          </table:table-cell>
          <table:table-cell table:style-name="ce1" table:formula="of:=AVERAGEIF([.$A$1:.$A$3639];ROW();[.D$1:.D$3639])" office:value-type="float" office:value="-3.508" calcext:value-type="float">
            <text:p>-3.5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87" calcext:value-type="float">
            <text:p>-1.87</text:p>
          </table:table-cell>
          <table:table-cell table:number-columns-repeated="5"/>
          <table:table-cell table:formula="of:=ROW()" office:value-type="float" office:value="291" calcext:value-type="float">
            <text:p>291</text:p>
          </table:table-cell>
          <table:table-cell table:style-name="ce1" table:formula="of:=AVERAGEIF([.$A$1:.$A$3639];ROW();[.B$1:.B$3639])" office:value-type="float" office:value="-2.6" calcext:value-type="float">
            <text:p>-2.6</text:p>
          </table:table-cell>
          <table:table-cell table:style-name="ce1" table:formula="of:=AVERAGEIF([.$A$1:.$A$3639];ROW();[.C$1:.C$3639])" office:value-type="float" office:value="-27.6" calcext:value-type="float">
            <text:p>-27.6</text:p>
          </table:table-cell>
          <table:table-cell table:style-name="ce1" table:formula="of:=AVERAGEIF([.$A$1:.$A$3639];ROW();[.D$1:.D$3639])" office:value-type="float" office:value="-3.318" calcext:value-type="float">
            <text:p>-3.3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9" calcext:value-type="float">
            <text:p>-2.09</text:p>
          </table:table-cell>
          <table:table-cell table:number-columns-repeated="5"/>
          <table:table-cell table:formula="of:=ROW()" office:value-type="float" office:value="292" calcext:value-type="float">
            <text:p>292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6.4" calcext:value-type="float">
            <text:p>-36.4</text:p>
          </table:table-cell>
          <table:table-cell table:style-name="ce1" table:formula="of:=AVERAGEIF([.$A$1:.$A$3639];ROW();[.D$1:.D$3639])" office:value-type="float" office:value="-3.534" calcext:value-type="float">
            <text:p>-3.5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43" calcext:value-type="float">
            <text:p>-2.43</text:p>
          </table:table-cell>
          <table:table-cell table:number-columns-repeated="5"/>
          <table:table-cell table:formula="of:=ROW()" office:value-type="float" office:value="293" calcext:value-type="float">
            <text:p>293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3.682" calcext:value-type="float">
            <text:p>-3.6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.36" calcext:value-type="float">
            <text:p>-1.36</text:p>
          </table:table-cell>
          <table:table-cell table:number-columns-repeated="5"/>
          <table:table-cell table:formula="of:=ROW()" office:value-type="float" office:value="294" calcext:value-type="float">
            <text:p>294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1.2" calcext:value-type="float">
            <text:p>-31.2</text:p>
          </table:table-cell>
          <table:table-cell table:style-name="ce1" table:formula="of:=AVERAGEIF([.$A$1:.$A$3639];ROW();[.D$1:.D$3639])" office:value-type="float" office:value="-3.368" calcext:value-type="float">
            <text:p>-3.3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5" calcext:value-type="float">
            <text:p>-1.85</text:p>
          </table:table-cell>
          <table:table-cell table:number-columns-repeated="5"/>
          <table:table-cell table:formula="of:=ROW()" office:value-type="float" office:value="295" calcext:value-type="float">
            <text:p>295</text:p>
          </table:table-cell>
          <table:table-cell table:style-name="ce1" table:formula="of:=AVERAGEIF([.$A$1:.$A$3639];ROW();[.B$1:.B$3639])" office:value-type="float" office:value="-2.4" calcext:value-type="float">
            <text:p>-2.4</text:p>
          </table:table-cell>
          <table:table-cell table:style-name="ce1" table:formula="of:=AVERAGEIF([.$A$1:.$A$3639];ROW();[.C$1:.C$3639])" office:value-type="float" office:value="-35.4" calcext:value-type="float">
            <text:p>-35.4</text:p>
          </table:table-cell>
          <table:table-cell table:style-name="ce1" table:formula="of:=AVERAGEIF([.$A$1:.$A$3639];ROW();[.D$1:.D$3639])"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2.17" calcext:value-type="float">
            <text:p>-2.17</text:p>
          </table:table-cell>
          <table:table-cell table:number-columns-repeated="5"/>
          <table:table-cell table:formula="of:=ROW()" office:value-type="float" office:value="296" calcext:value-type="float">
            <text:p>296</text:p>
          </table:table-cell>
          <table:table-cell table:style-name="ce1" table:formula="of:=AVERAGEIF([.$A$1:.$A$3639];ROW();[.B$1:.B$3639])" office:value-type="float" office:value="-2.2" calcext:value-type="float">
            <text:p>-2.2</text:p>
          </table:table-cell>
          <table:table-cell table:style-name="ce1" table:formula="of:=AVERAGEIF([.$A$1:.$A$3639];ROW();[.C$1:.C$3639])" office:value-type="float" office:value="-45.4" calcext:value-type="float">
            <text:p>-45.4</text:p>
          </table:table-cell>
          <table:table-cell table:style-name="ce1" table:formula="of:=AVERAGEIF([.$A$1:.$A$3639];ROW();[.D$1:.D$3639])"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 office:value-type="float" office:value="-228" calcext:value-type="float">
            <text:p>-228</text:p>
          </table:table-cell>
          <table:table-cell office:value-type="float" office:value="-155.13" calcext:value-type="float">
            <text:p>-155.13</text:p>
          </table:table-cell>
          <table:table-cell table:number-columns-repeated="5"/>
          <table:table-cell table:formula="of:=ROW()" office:value-type="float" office:value="297" calcext:value-type="float">
            <text:p>297</text:p>
          </table:table-cell>
          <table:table-cell table:style-name="ce1" table:formula="of:=AVERAGEIF([.$A$1:.$A$3639];ROW();[.B$1:.B$3639])" office:value-type="float" office:value="-2.75" calcext:value-type="float">
            <text:p>-2.75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3.885" calcext:value-type="float">
            <text:p>-3.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208" calcext:value-type="float">
            <text:p>-208</text:p>
          </table:table-cell>
          <table:table-cell office:value-type="float" office:value="-136.96" calcext:value-type="float">
            <text:p>-136.96</text:p>
          </table:table-cell>
          <table:table-cell table:number-columns-repeated="5"/>
          <table:table-cell table:formula="of:=ROW()" office:value-type="float" office:value="298" calcext:value-type="float">
            <text:p>298</text:p>
          </table:table-cell>
          <table:table-cell table:style-name="ce1" table:formula="of:=AVERAGEIF([.$A$1:.$A$3639];ROW();[.B$1:.B$3639])" office:value-type="float" office:value="-2.75" calcext:value-type="float">
            <text:p>-2.75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3.9875" calcext:value-type="float">
            <text:p>-3.9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4" calcext:value-type="float">
            <text:p>-84</text:p>
          </table:table-cell>
          <table:table-cell office:value-type="float" office:value="-161" calcext:value-type="float">
            <text:p>-161</text:p>
          </table:table-cell>
          <table:table-cell office:value-type="float" office:value="-118.32" calcext:value-type="float">
            <text:p>-118.32</text:p>
          </table:table-cell>
          <table:table-cell table:number-columns-repeated="5"/>
          <table:table-cell table:formula="of:=ROW()" office:value-type="float" office:value="299" calcext:value-type="float">
            <text:p>299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3.7425" calcext:value-type="float">
            <text:p>-3.7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3" calcext:value-type="float">
            <text:p>-63</text:p>
          </table:table-cell>
          <table:table-cell office:value-type="float" office:value="-131" calcext:value-type="float">
            <text:p>-131</text:p>
          </table:table-cell>
          <table:table-cell office:value-type="float" office:value="-104.51" calcext:value-type="float">
            <text:p>-104.51</text:p>
          </table:table-cell>
          <table:table-cell table:number-columns-repeated="5"/>
          <table:table-cell table:formula="of:=ROW()" office:value-type="float" office:value="300" calcext:value-type="float">
            <text:p>300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3.6475" calcext:value-type="float">
            <text:p>-3.6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3" calcext:value-type="float">
            <text:p>-63</text:p>
          </table:table-cell>
          <table:table-cell office:value-type="float" office:value="-127" calcext:value-type="float">
            <text:p>-127</text:p>
          </table:table-cell>
          <table:table-cell office:value-type="float" office:value="-92.75" calcext:value-type="float">
            <text:p>-92.75</text:p>
          </table:table-cell>
          <table:table-cell table:number-columns-repeated="5"/>
          <table:table-cell table:formula="of:=ROW()" office:value-type="float" office:value="301" calcext:value-type="float">
            <text:p>301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1.75" calcext:value-type="float">
            <text:p>-31.75</text:p>
          </table:table-cell>
          <table:table-cell table:style-name="ce1" table:formula="of:=AVERAGEIF([.$A$1:.$A$3639];ROW();[.D$1:.D$3639])" office:value-type="float" office:value="-3.6525" calcext:value-type="float">
            <text:p>-3.6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3" calcext:value-type="float">
            <text:p>-63</text:p>
          </table:table-cell>
          <table:table-cell office:value-type="float" office:value="-117" calcext:value-type="float">
            <text:p>-117</text:p>
          </table:table-cell>
          <table:table-cell office:value-type="float" office:value="-82.59" calcext:value-type="float">
            <text:p>-82.59</text:p>
          </table:table-cell>
          <table:table-cell table:number-columns-repeated="5"/>
          <table:table-cell table:formula="of:=ROW()" office:value-type="float" office:value="302" calcext:value-type="float">
            <text:p>302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3.5225" calcext:value-type="float">
            <text:p>-3.5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3" calcext:value-type="float">
            <text:p>-63</text:p>
          </table:table-cell>
          <table:table-cell office:value-type="float" office:value="-108" calcext:value-type="float">
            <text:p>-108</text:p>
          </table:table-cell>
          <table:table-cell office:value-type="float" office:value="-72.61" calcext:value-type="float">
            <text:p>-72.61</text:p>
          </table:table-cell>
          <table:table-cell table:number-columns-repeated="5"/>
          <table:table-cell table:formula="of:=ROW()" office:value-type="float" office:value="303" calcext:value-type="float">
            <text:p>303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3.6225" calcext:value-type="float">
            <text:p>-3.6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0" calcext:value-type="float">
            <text:p>-50</text:p>
          </table:table-cell>
          <table:table-cell office:value-type="float" office:value="-115" calcext:value-type="float">
            <text:p>-115</text:p>
          </table:table-cell>
          <table:table-cell office:value-type="float" office:value="-67.67" calcext:value-type="float">
            <text:p>-67.67</text:p>
          </table:table-cell>
          <table:table-cell table:number-columns-repeated="5"/>
          <table:table-cell table:formula="of:=ROW()" office:value-type="float" office:value="304" calcext:value-type="float">
            <text:p>304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3.6575" calcext:value-type="float">
            <text:p>-3.6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0" calcext:value-type="float">
            <text:p>-50</text:p>
          </table:table-cell>
          <table:table-cell office:value-type="float" office:value="-109" calcext:value-type="float">
            <text:p>-109</text:p>
          </table:table-cell>
          <table:table-cell office:value-type="float" office:value="-63.58" calcext:value-type="float">
            <text:p>-63.58</text:p>
          </table:table-cell>
          <table:table-cell table:number-columns-repeated="5"/>
          <table:table-cell table:formula="of:=ROW()" office:value-type="float" office:value="305" calcext:value-type="float">
            <text:p>305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3.4225" calcext:value-type="float">
            <text:p>-3.4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office:value-type="float" office:value="-83" calcext:value-type="float">
            <text:p>-83</text:p>
          </table:table-cell>
          <table:table-cell office:value-type="float" office:value="-62.89" calcext:value-type="float">
            <text:p>-62.89</text:p>
          </table:table-cell>
          <table:table-cell table:number-columns-repeated="5"/>
          <table:table-cell table:formula="of:=ROW()" office:value-type="float" office:value="306" calcext:value-type="float">
            <text:p>306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1.75" calcext:value-type="float">
            <text:p>-41.75</text:p>
          </table:table-cell>
          <table:table-cell table:style-name="ce1" table:formula="of:=AVERAGEIF([.$A$1:.$A$3639];ROW();[.D$1:.D$3639])" office:value-type="float" office:value="-3.84" calcext:value-type="float">
            <text:p>-3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" calcext:value-type="float">
            <text:p>-49</text:p>
          </table:table-cell>
          <table:table-cell office:value-type="float" office:value="-92" calcext:value-type="float">
            <text:p>-92</text:p>
          </table:table-cell>
          <table:table-cell office:value-type="float" office:value="-61.84" calcext:value-type="float">
            <text:p>-61.84</text:p>
          </table:table-cell>
          <table:table-cell table:number-columns-repeated="5"/>
          <table:table-cell table:formula="of:=ROW()" office:value-type="float" office:value="307" calcext:value-type="float">
            <text:p>307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3.395" calcext:value-type="float">
            <text:p>-3.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  <table:table-cell office:value-type="float" office:value="-87" calcext:value-type="float">
            <text:p>-87</text:p>
          </table:table-cell>
          <table:table-cell office:value-type="float" office:value="-59.96" calcext:value-type="float">
            <text:p>-59.96</text:p>
          </table:table-cell>
          <table:table-cell table:number-columns-repeated="5"/>
          <table:table-cell table:formula="of:=ROW()" office:value-type="float" office:value="308" calcext:value-type="float">
            <text:p>308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1.75" calcext:value-type="float">
            <text:p>-41.75</text:p>
          </table:table-cell>
          <table:table-cell table:style-name="ce1" table:formula="of:=AVERAGEIF([.$A$1:.$A$3639];ROW();[.D$1:.D$3639])" office:value-type="float" office:value="-3.495" calcext:value-type="float">
            <text:p>-3.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3" calcext:value-type="float">
            <text:p>-43</text:p>
          </table:table-cell>
          <table:table-cell office:value-type="float" office:value="-105" calcext:value-type="float">
            <text:p>-105</text:p>
          </table:table-cell>
          <table:table-cell office:value-type="float" office:value="-57.33" calcext:value-type="float">
            <text:p>-57.33</text:p>
          </table:table-cell>
          <table:table-cell table:number-columns-repeated="5"/>
          <table:table-cell table:formula="of:=ROW()" office:value-type="float" office:value="309" calcext:value-type="float">
            <text:p>309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3.575" calcext:value-type="float">
            <text:p>-3.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8" calcext:value-type="float">
            <text:p>-38</text:p>
          </table:table-cell>
          <table:table-cell office:value-type="float" office:value="-96" calcext:value-type="float">
            <text:p>-96</text:p>
          </table:table-cell>
          <table:table-cell office:value-type="float" office:value="-52.02" calcext:value-type="float">
            <text:p>-52.02</text:p>
          </table:table-cell>
          <table:table-cell table:number-columns-repeated="5"/>
          <table:table-cell table:formula="of:=ROW()" office:value-type="float" office:value="310" calcext:value-type="float">
            <text:p>310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0.25" calcext:value-type="float">
            <text:p>-40.25</text:p>
          </table:table-cell>
          <table:table-cell table:style-name="ce1" table:formula="of:=AVERAGEIF([.$A$1:.$A$3639];ROW();[.D$1:.D$3639])" office:value-type="float" office:value="-3.6825" calcext:value-type="float">
            <text:p>-3.6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office:value-type="float" office:value="-69" calcext:value-type="float">
            <text:p>-69</text:p>
          </table:table-cell>
          <table:table-cell office:value-type="float" office:value="-48.19" calcext:value-type="float">
            <text:p>-48.19</text:p>
          </table:table-cell>
          <table:table-cell table:number-columns-repeated="5"/>
          <table:table-cell table:formula="of:=ROW()" office:value-type="float" office:value="311" calcext:value-type="float">
            <text:p>311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4.25" calcext:value-type="float">
            <text:p>-44.25</text:p>
          </table:table-cell>
          <table:table-cell table:style-name="ce1" table:formula="of:=AVERAGEIF([.$A$1:.$A$3639];ROW();[.D$1:.D$3639])" office:value-type="float" office:value="-3.5975" calcext:value-type="float">
            <text:p>-3.5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56" calcext:value-type="float">
            <text:p>-56</text:p>
          </table:table-cell>
          <table:table-cell office:value-type="float" office:value="-46.37" calcext:value-type="float">
            <text:p>-46.37</text:p>
          </table:table-cell>
          <table:table-cell table:number-columns-repeated="5"/>
          <table:table-cell table:formula="of:=ROW()" office:value-type="float" office:value="312" calcext:value-type="float">
            <text:p>312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3.5925" calcext:value-type="float">
            <text:p>-3.59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80" calcext:value-type="float">
            <text:p>-80</text:p>
          </table:table-cell>
          <table:table-cell office:value-type="float" office:value="-44.58" calcext:value-type="float">
            <text:p>-44.58</text:p>
          </table:table-cell>
          <table:table-cell table:number-columns-repeated="5"/>
          <table:table-cell table:formula="of:=ROW()" office:value-type="float" office:value="313" calcext:value-type="float">
            <text:p>313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6.25" calcext:value-type="float">
            <text:p>-36.25</text:p>
          </table:table-cell>
          <table:table-cell table:style-name="ce1" table:formula="of:=AVERAGEIF([.$A$1:.$A$3639];ROW();[.D$1:.D$3639])" office:value-type="float" office:value="-3.435" calcext:value-type="float">
            <text:p>-3.4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8" calcext:value-type="float">
            <text:p>-28</text:p>
          </table:table-cell>
          <table:table-cell office:value-type="float" office:value="-80" calcext:value-type="float">
            <text:p>-80</text:p>
          </table:table-cell>
          <table:table-cell office:value-type="float" office:value="-41.89" calcext:value-type="float">
            <text:p>-41.89</text:p>
          </table:table-cell>
          <table:table-cell table:number-columns-repeated="5"/>
          <table:table-cell table:formula="of:=ROW()" office:value-type="float" office:value="314" calcext:value-type="float">
            <text:p>314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8.25" calcext:value-type="float">
            <text:p>-38.25</text:p>
          </table:table-cell>
          <table:table-cell table:style-name="ce1" table:formula="of:=AVERAGEIF([.$A$1:.$A$3639];ROW();[.D$1:.D$3639])" office:value-type="float" office:value="-3.5525" calcext:value-type="float">
            <text:p>-3.55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8" calcext:value-type="float">
            <text:p>-28</text:p>
          </table:table-cell>
          <table:table-cell office:value-type="float" office:value="-78" calcext:value-type="float">
            <text:p>-78</text:p>
          </table:table-cell>
          <table:table-cell office:value-type="float" office:value="-37.98" calcext:value-type="float">
            <text:p>-37.98</text:p>
          </table:table-cell>
          <table:table-cell table:number-columns-repeated="5"/>
          <table:table-cell table:formula="of:=ROW()" office:value-type="float" office:value="315" calcext:value-type="float">
            <text:p>315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5" calcext:value-type="float">
            <text:p>-25</text:p>
          </table:table-cell>
          <table:table-cell office:value-type="float" office:value="-80" calcext:value-type="float">
            <text:p>-80</text:p>
          </table:table-cell>
          <table:table-cell office:value-type="float" office:value="-35.09" calcext:value-type="float">
            <text:p>-35.09</text:p>
          </table:table-cell>
          <table:table-cell table:number-columns-repeated="5"/>
          <table:table-cell table:formula="of:=ROW()" office:value-type="float" office:value="316" calcext:value-type="float">
            <text:p>316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3.2125" calcext:value-type="float">
            <text:p>-3.2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5" calcext:value-type="float">
            <text:p>-25</text:p>
          </table:table-cell>
          <table:table-cell office:value-type="float" office:value="-59" calcext:value-type="float">
            <text:p>-59</text:p>
          </table:table-cell>
          <table:table-cell office:value-type="float" office:value="-31.25" calcext:value-type="float">
            <text:p>-31.25</text:p>
          </table:table-cell>
          <table:table-cell table:number-columns-repeated="5"/>
          <table:table-cell table:formula="of:=ROW()" office:value-type="float" office:value="317" calcext:value-type="float">
            <text:p>317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1.25" calcext:value-type="float">
            <text:p>-41.25</text:p>
          </table:table-cell>
          <table:table-cell table:style-name="ce1" table:formula="of:=AVERAGEIF([.$A$1:.$A$3639];ROW();[.D$1:.D$3639])"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5" calcext:value-type="float">
            <text:p>-25</text:p>
          </table:table-cell>
          <table:table-cell office:value-type="float" office:value="-70" calcext:value-type="float">
            <text:p>-70</text:p>
          </table:table-cell>
          <table:table-cell office:value-type="float" office:value="-29.52" calcext:value-type="float">
            <text:p>-29.52</text:p>
          </table:table-cell>
          <table:table-cell table:number-columns-repeated="5"/>
          <table:table-cell table:formula="of:=ROW()" office:value-type="float" office:value="318" calcext:value-type="float">
            <text:p>318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41" calcext:value-type="float">
            <text:p>-41</text:p>
          </table:table-cell>
          <table:table-cell table:style-name="ce1" table:formula="of:=AVERAGEIF([.$A$1:.$A$3639];ROW();[.D$1:.D$3639])" office:value-type="float" office:value="-3.5975" calcext:value-type="float">
            <text:p>-3.59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-52" calcext:value-type="float">
            <text:p>-52</text:p>
          </table:table-cell>
          <table:table-cell office:value-type="float" office:value="-28.41" calcext:value-type="float">
            <text:p>-28.41</text:p>
          </table:table-cell>
          <table:table-cell table:number-columns-repeated="5"/>
          <table:table-cell table:formula="of:=ROW()" office:value-type="float" office:value="319" calcext:value-type="float">
            <text:p>319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3.4475" calcext:value-type="float">
            <text:p>-3.44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60" calcext:value-type="float">
            <text:p>-60</text:p>
          </table:table-cell>
          <table:table-cell office:value-type="float" office:value="-28.5" calcext:value-type="float">
            <text:p>-28.5</text:p>
          </table:table-cell>
          <table:table-cell table:number-columns-repeated="5"/>
          <table:table-cell table:formula="of:=ROW()" office:value-type="float" office:value="320" calcext:value-type="float">
            <text:p>320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3.4275" calcext:value-type="float">
            <text:p>-3.42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60" calcext:value-type="float">
            <text:p>-60</text:p>
          </table:table-cell>
          <table:table-cell office:value-type="float" office:value="-27.95" calcext:value-type="float">
            <text:p>-27.95</text:p>
          </table:table-cell>
          <table:table-cell table:number-columns-repeated="5"/>
          <table:table-cell table:formula="of:=ROW()" office:value-type="float" office:value="321" calcext:value-type="float">
            <text:p>321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-59" calcext:value-type="float">
            <text:p>-59</text:p>
          </table:table-cell>
          <table:table-cell office:value-type="float" office:value="-26.94" calcext:value-type="float">
            <text:p>-26.94</text:p>
          </table:table-cell>
          <table:table-cell table:number-columns-repeated="5"/>
          <table:table-cell table:formula="of:=ROW()" office:value-type="float" office:value="322" calcext:value-type="float">
            <text:p>322</text:p>
          </table:table-cell>
          <table:table-cell table:style-name="ce1" table:formula="of:=AVERAGEIF([.$A$1:.$A$3639];ROW();[.B$1:.B$3639])" office:value-type="float" office:value="-2.5" calcext:value-type="float">
            <text:p>-2.5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3.335" calcext:value-type="float">
            <text:p>-3.3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25.98" calcext:value-type="float">
            <text:p>-25.98</text:p>
          </table:table-cell>
          <table:table-cell table:number-columns-repeated="5"/>
          <table:table-cell table:formula="of:=ROW()" office:value-type="float" office:value="323" calcext:value-type="float">
            <text:p>323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.25" calcext:value-type="float">
            <text:p>-39.25</text:p>
          </table:table-cell>
          <table:table-cell table:style-name="ce1" table:formula="of:=AVERAGEIF([.$A$1:.$A$3639];ROW();[.D$1:.D$3639])" office:value-type="float" office:value="-3.405" calcext:value-type="float">
            <text:p>-3.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25.74" calcext:value-type="float">
            <text:p>-25.74</text:p>
          </table:table-cell>
          <table:table-cell table:number-columns-repeated="5"/>
          <table:table-cell table:formula="of:=ROW()" office:value-type="float" office:value="324" calcext:value-type="float">
            <text:p>324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27.75" calcext:value-type="float">
            <text:p>-27.75</text:p>
          </table:table-cell>
          <table:table-cell table:style-name="ce1" table:formula="of:=AVERAGEIF([.$A$1:.$A$3639];ROW();[.D$1:.D$3639])" office:value-type="float" office:value="-3.095" calcext:value-type="float">
            <text:p>-3.0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60" calcext:value-type="float">
            <text:p>-60</text:p>
          </table:table-cell>
          <table:table-cell office:value-type="float" office:value="-25.56" calcext:value-type="float">
            <text:p>-25.56</text:p>
          </table:table-cell>
          <table:table-cell table:number-columns-repeated="5"/>
          <table:table-cell table:formula="of:=ROW()" office:value-type="float" office:value="325" calcext:value-type="float">
            <text:p>325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3.725" calcext:value-type="float">
            <text:p>-3.7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-61" calcext:value-type="float">
            <text:p>-61</text:p>
          </table:table-cell>
          <table:table-cell office:value-type="float" office:value="-25.4" calcext:value-type="float">
            <text:p>-25.4</text:p>
          </table:table-cell>
          <table:table-cell table:number-columns-repeated="5"/>
          <table:table-cell table:formula="of:=ROW()" office:value-type="float" office:value="326" calcext:value-type="float">
            <text:p>326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3.3375" calcext:value-type="float">
            <text:p>-3.3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1" calcext:value-type="float">
            <text:p>-21</text:p>
          </table:table-cell>
          <table:table-cell office:value-type="float" office:value="-69" calcext:value-type="float">
            <text:p>-69</text:p>
          </table:table-cell>
          <table:table-cell office:value-type="float" office:value="-25.89" calcext:value-type="float">
            <text:p>-25.89</text:p>
          </table:table-cell>
          <table:table-cell table:number-columns-repeated="5"/>
          <table:table-cell table:formula="of:=ROW()" office:value-type="float" office:value="327" calcext:value-type="float">
            <text:p>327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3.34" calcext:value-type="float">
            <text:p>-3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1" calcext:value-type="float">
            <text:p>-21</text:p>
          </table:table-cell>
          <table:table-cell office:value-type="float" office:value="-44" calcext:value-type="float">
            <text:p>-44</text:p>
          </table:table-cell>
          <table:table-cell office:value-type="float" office:value="-24.41" calcext:value-type="float">
            <text:p>-24.41</text:p>
          </table:table-cell>
          <table:table-cell table:number-columns-repeated="5"/>
          <table:table-cell table:formula="of:=ROW()" office:value-type="float" office:value="328" calcext:value-type="float">
            <text:p>328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3.2775" calcext:value-type="float">
            <text:p>-3.2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1" calcext:value-type="float">
            <text:p>-21</text:p>
          </table:table-cell>
          <table:table-cell office:value-type="float" office:value="-47" calcext:value-type="float">
            <text:p>-47</text:p>
          </table:table-cell>
          <table:table-cell office:value-type="float" office:value="-23.85" calcext:value-type="float">
            <text:p>-23.85</text:p>
          </table:table-cell>
          <table:table-cell table:number-columns-repeated="5"/>
          <table:table-cell table:formula="of:=ROW()" office:value-type="float" office:value="329" calcext:value-type="float">
            <text:p>329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1" calcext:value-type="float">
            <text:p>-21</text:p>
          </table:table-cell>
          <table:table-cell office:value-type="float" office:value="-54" calcext:value-type="float">
            <text:p>-54</text:p>
          </table:table-cell>
          <table:table-cell office:value-type="float" office:value="-23.44" calcext:value-type="float">
            <text:p>-23.44</text:p>
          </table:table-cell>
          <table:table-cell table:number-columns-repeated="5"/>
          <table:table-cell table:formula="of:=ROW()" office:value-type="float" office:value="330" calcext:value-type="float">
            <text:p>330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.25" calcext:value-type="float">
            <text:p>-39.25</text:p>
          </table:table-cell>
          <table:table-cell table:style-name="ce1" table:formula="of:=AVERAGEIF([.$A$1:.$A$3639];ROW();[.D$1:.D$3639])" office:value-type="float" office:value="-3.295" calcext:value-type="float">
            <text:p>-3.2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1" calcext:value-type="float">
            <text:p>-21</text:p>
          </table:table-cell>
          <table:table-cell office:value-type="float" office:value="-48" calcext:value-type="float">
            <text:p>-48</text:p>
          </table:table-cell>
          <table:table-cell office:value-type="float" office:value="-22.62" calcext:value-type="float">
            <text:p>-22.62</text:p>
          </table:table-cell>
          <table:table-cell table:number-columns-repeated="5"/>
          <table:table-cell table:formula="of:=ROW()" office:value-type="float" office:value="331" calcext:value-type="float">
            <text:p>331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3.245" calcext:value-type="float">
            <text:p>-3.2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1" calcext:value-type="float">
            <text:p>-21</text:p>
          </table:table-cell>
          <table:table-cell office:value-type="float" office:value="-59" calcext:value-type="float">
            <text:p>-59</text:p>
          </table:table-cell>
          <table:table-cell office:value-type="float" office:value="-22.28" calcext:value-type="float">
            <text:p>-22.28</text:p>
          </table:table-cell>
          <table:table-cell table:number-columns-repeated="5"/>
          <table:table-cell table:formula="of:=ROW()" office:value-type="float" office:value="332" calcext:value-type="float">
            <text:p>332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6.5" calcext:value-type="float">
            <text:p>-36.5</text:p>
          </table:table-cell>
          <table:table-cell table:style-name="ce1" table:formula="of:=AVERAGEIF([.$A$1:.$A$3639];ROW();[.D$1:.D$3639])" office:value-type="float" office:value="-3.2225" calcext:value-type="float">
            <text:p>-3.22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1" calcext:value-type="float">
            <text:p>-21</text:p>
          </table:table-cell>
          <table:table-cell office:value-type="float" office:value="-67" calcext:value-type="float">
            <text:p>-67</text:p>
          </table:table-cell>
          <table:table-cell office:value-type="float" office:value="-21.87" calcext:value-type="float">
            <text:p>-21.87</text:p>
          </table:table-cell>
          <table:table-cell table:number-columns-repeated="5"/>
          <table:table-cell table:formula="of:=ROW()" office:value-type="float" office:value="333" calcext:value-type="float">
            <text:p>333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3.345" calcext:value-type="float">
            <text:p>-3.3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float" office:value="-21.89" calcext:value-type="float">
            <text:p>-21.89</text:p>
          </table:table-cell>
          <table:table-cell table:number-columns-repeated="5"/>
          <table:table-cell table:formula="of:=ROW()" office:value-type="float" office:value="334" calcext:value-type="float">
            <text:p>334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3.215" calcext:value-type="float">
            <text:p>-3.2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1" calcext:value-type="float">
            <text:p>-21</text:p>
          </table:table-cell>
          <table:table-cell office:value-type="float" office:value="-40" calcext:value-type="float">
            <text:p>-40</text:p>
          </table:table-cell>
          <table:table-cell office:value-type="float" office:value="-21.59" calcext:value-type="float">
            <text:p>-21.59</text:p>
          </table:table-cell>
          <table:table-cell table:number-columns-repeated="5"/>
          <table:table-cell table:formula="of:=ROW()" office:value-type="float" office:value="335" calcext:value-type="float">
            <text:p>335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5.75" calcext:value-type="float">
            <text:p>-35.75</text:p>
          </table:table-cell>
          <table:table-cell table:style-name="ce1" table:formula="of:=AVERAGEIF([.$A$1:.$A$3639];ROW();[.D$1:.D$3639])" office:value-type="float" office:value="-3.1925" calcext:value-type="float">
            <text:p>-3.1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float" office:value="-21.21" calcext:value-type="float">
            <text:p>-21.21</text:p>
          </table:table-cell>
          <table:table-cell table:number-columns-repeated="5"/>
          <table:table-cell table:formula="of:=ROW()" office:value-type="float" office:value="336" calcext:value-type="float">
            <text:p>336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1.5" calcext:value-type="float">
            <text:p>-31.5</text:p>
          </table:table-cell>
          <table:table-cell table:style-name="ce1" table:formula="of:=AVERAGEIF([.$A$1:.$A$3639];ROW();[.D$1:.D$3639])" office:value-type="float" office:value="-3.0675" calcext:value-type="float">
            <text:p>-3.06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-21.85" calcext:value-type="float">
            <text:p>-21.85</text:p>
          </table:table-cell>
          <table:table-cell table:number-columns-repeated="5"/>
          <table:table-cell table:formula="of:=ROW()" office:value-type="float" office:value="337" calcext:value-type="float">
            <text:p>337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3.3075" calcext:value-type="float">
            <text:p>-3.30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0" calcext:value-type="float">
            <text:p>-20</text:p>
          </table:table-cell>
          <table:table-cell office:value-type="float" office:value="-57" calcext:value-type="float">
            <text:p>-57</text:p>
          </table:table-cell>
          <table:table-cell office:value-type="float" office:value="-21.83" calcext:value-type="float">
            <text:p>-21.83</text:p>
          </table:table-cell>
          <table:table-cell table:number-columns-repeated="5"/>
          <table:table-cell table:formula="of:=ROW()" office:value-type="float" office:value="338" calcext:value-type="float">
            <text:p>338</text:p>
          </table:table-cell>
          <table:table-cell table:style-name="ce1" table:formula="of:=AVERAGEIF([.$A$1:.$A$3639];ROW();[.B$1:.B$3639])" office:value-type="float" office:value="-2.25" calcext:value-type="float">
            <text:p>-2.25</text:p>
          </table:table-cell>
          <table:table-cell table:style-name="ce1" table:formula="of:=AVERAGEIF([.$A$1:.$A$3639];ROW();[.C$1:.C$3639])" office:value-type="float" office:value="-33.75" calcext:value-type="float">
            <text:p>-33.75</text:p>
          </table:table-cell>
          <table:table-cell table:style-name="ce1" table:formula="of:=AVERAGEIF([.$A$1:.$A$3639];ROW();[.D$1:.D$3639])" office:value-type="float" office:value="-3.0825" calcext:value-type="float">
            <text:p>-3.08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2.27" calcext:value-type="float">
            <text:p>-22.27</text:p>
          </table:table-cell>
          <table:table-cell table:number-columns-repeated="5"/>
          <table:table-cell table:formula="of:=ROW()" office:value-type="float" office:value="339" calcext:value-type="float">
            <text:p>339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3.0225" calcext:value-type="float">
            <text:p>-3.02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" calcext:value-type="float">
            <text:p>-20</text:p>
          </table:table-cell>
          <table:table-cell office:value-type="float" office:value="-58" calcext:value-type="float">
            <text:p>-58</text:p>
          </table:table-cell>
          <table:table-cell office:value-type="float" office:value="-21.78" calcext:value-type="float">
            <text:p>-21.78</text:p>
          </table:table-cell>
          <table:table-cell table:number-columns-repeated="5"/>
          <table:table-cell table:formula="of:=ROW()" office:value-type="float" office:value="340" calcext:value-type="float">
            <text:p>340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3.2375" calcext:value-type="float">
            <text:p>-3.2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-21.1" calcext:value-type="float">
            <text:p>-21.1</text:p>
          </table:table-cell>
          <table:table-cell table:number-columns-repeated="5"/>
          <table:table-cell table:formula="of:=ROW()" office:value-type="float" office:value="341" calcext:value-type="float">
            <text:p>341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8.75" calcext:value-type="float">
            <text:p>-38.75</text:p>
          </table:table-cell>
          <table:table-cell table:style-name="ce1" table:formula="of:=AVERAGEIF([.$A$1:.$A$3639];ROW();[.D$1:.D$3639])" office:value-type="float" office:value="-3.07" calcext:value-type="float">
            <text:p>-3.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  <table:table-cell office:value-type="float" office:value="-59" calcext:value-type="float">
            <text:p>-59</text:p>
          </table:table-cell>
          <table:table-cell office:value-type="float" office:value="-21.1" calcext:value-type="float">
            <text:p>-21.1</text:p>
          </table:table-cell>
          <table:table-cell table:number-columns-repeated="5"/>
          <table:table-cell table:formula="of:=ROW()" office:value-type="float" office:value="342" calcext:value-type="float">
            <text:p>342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1.5" calcext:value-type="float">
            <text:p>-31.5</text:p>
          </table:table-cell>
          <table:table-cell table:style-name="ce1" table:formula="of:=AVERAGEIF([.$A$1:.$A$3639];ROW();[.D$1:.D$3639])" office:value-type="float" office:value="-3.1525" calcext:value-type="float">
            <text:p>-3.15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8" calcext:value-type="float">
            <text:p>-18</text:p>
          </table:table-cell>
          <table:table-cell office:value-type="float" office:value="-37" calcext:value-type="float">
            <text:p>-37</text:p>
          </table:table-cell>
          <table:table-cell office:value-type="float" office:value="-20.28" calcext:value-type="float">
            <text:p>-20.28</text:p>
          </table:table-cell>
          <table:table-cell table:number-columns-repeated="5"/>
          <table:table-cell table:formula="of:=ROW()" office:value-type="float" office:value="343" calcext:value-type="float">
            <text:p>343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1.75" calcext:value-type="float">
            <text:p>-31.75</text:p>
          </table:table-cell>
          <table:table-cell table:style-name="ce1" table:formula="of:=AVERAGEIF([.$A$1:.$A$3639];ROW();[.D$1:.D$3639])" office:value-type="float" office:value="-3.0525" calcext:value-type="float">
            <text:p>-3.05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  <table:table-cell office:value-type="float" office:value="-48" calcext:value-type="float">
            <text:p>-48</text:p>
          </table:table-cell>
          <table:table-cell office:value-type="float" office:value="-20.37" calcext:value-type="float">
            <text:p>-20.37</text:p>
          </table:table-cell>
          <table:table-cell table:number-columns-repeated="5"/>
          <table:table-cell table:formula="of:=ROW()" office:value-type="float" office:value="344" calcext:value-type="float">
            <text:p>344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26.75" calcext:value-type="float">
            <text:p>-26.75</text:p>
          </table:table-cell>
          <table:table-cell table:style-name="ce1" table:formula="of:=AVERAGEIF([.$A$1:.$A$3639];ROW();[.D$1:.D$3639])" office:value-type="float" office:value="-2.8675" calcext:value-type="float">
            <text:p>-2.86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21.1" calcext:value-type="float">
            <text:p>-21.1</text:p>
          </table:table-cell>
          <table:table-cell table:number-columns-repeated="5"/>
          <table:table-cell table:formula="of:=ROW()" office:value-type="float" office:value="345" calcext:value-type="float">
            <text:p>345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5.25" calcext:value-type="float">
            <text:p>-35.25</text:p>
          </table:table-cell>
          <table:table-cell table:style-name="ce1" table:formula="of:=AVERAGEIF([.$A$1:.$A$3639];ROW();[.D$1:.D$3639])" office:value-type="float" office:value="-3.0375" calcext:value-type="float">
            <text:p>-3.0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-58" calcext:value-type="float">
            <text:p>-58</text:p>
          </table:table-cell>
          <table:table-cell office:value-type="float" office:value="-20.16" calcext:value-type="float">
            <text:p>-20.16</text:p>
          </table:table-cell>
          <table:table-cell table:number-columns-repeated="5"/>
          <table:table-cell table:formula="of:=ROW()" office:value-type="float" office:value="346" calcext:value-type="float">
            <text:p>346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3.2275" calcext:value-type="float">
            <text:p>-3.22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-51" calcext:value-type="float">
            <text:p>-51</text:p>
          </table:table-cell>
          <table:table-cell office:value-type="float" office:value="-19.75" calcext:value-type="float">
            <text:p>-19.75</text:p>
          </table:table-cell>
          <table:table-cell table:number-columns-repeated="5"/>
          <table:table-cell table:formula="of:=ROW()" office:value-type="float" office:value="347" calcext:value-type="float">
            <text:p>347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2.775" calcext:value-type="float">
            <text:p>-2.7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" calcext:value-type="float">
            <text:p>-16</text:p>
          </table:table-cell>
          <table:table-cell office:value-type="float" office:value="-45" calcext:value-type="float">
            <text:p>-45</text:p>
          </table:table-cell>
          <table:table-cell office:value-type="float" office:value="-19.08" calcext:value-type="float">
            <text:p>-19.08</text:p>
          </table:table-cell>
          <table:table-cell table:number-columns-repeated="5"/>
          <table:table-cell table:formula="of:=ROW()" office:value-type="float" office:value="348" calcext:value-type="float">
            <text:p>348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99" calcext:value-type="float">
            <text:p>-2.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18.47" calcext:value-type="float">
            <text:p>-18.47</text:p>
          </table:table-cell>
          <table:table-cell table:number-columns-repeated="5"/>
          <table:table-cell table:formula="of:=ROW()" office:value-type="float" office:value="349" calcext:value-type="float">
            <text:p>349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2.98" calcext:value-type="float">
            <text:p>-2.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 office:value-type="float" office:value="-18.35" calcext:value-type="float">
            <text:p>-18.35</text:p>
          </table:table-cell>
          <table:table-cell table:number-columns-repeated="5"/>
          <table:table-cell table:formula="of:=ROW()" office:value-type="float" office:value="350" calcext:value-type="float">
            <text:p>350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0.25" calcext:value-type="float">
            <text:p>-40.25</text:p>
          </table:table-cell>
          <table:table-cell table:style-name="ce1" table:formula="of:=AVERAGEIF([.$A$1:.$A$3639];ROW();[.D$1:.D$3639])" office:value-type="float" office:value="-3.0975" calcext:value-type="float">
            <text:p>-3.0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18.26" calcext:value-type="float">
            <text:p>-18.26</text:p>
          </table:table-cell>
          <table:table-cell table:number-columns-repeated="5"/>
          <table:table-cell table:formula="of:=ROW()" office:value-type="float" office:value="351" calcext:value-type="float">
            <text:p>351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7.25" calcext:value-type="float">
            <text:p>-37.25</text:p>
          </table:table-cell>
          <table:table-cell table:style-name="ce1" table:formula="of:=AVERAGEIF([.$A$1:.$A$3639];ROW();[.D$1:.D$3639])" office:value-type="float" office:value="-2.9675" calcext:value-type="float">
            <text:p>-2.96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17.93" calcext:value-type="float">
            <text:p>-17.93</text:p>
          </table:table-cell>
          <table:table-cell table:number-columns-repeated="5"/>
          <table:table-cell table:formula="of:=ROW()" office:value-type="float" office:value="352" calcext:value-type="float">
            <text:p>352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6.94" calcext:value-type="float">
            <text:p>-16.94</text:p>
          </table:table-cell>
          <table:table-cell table:number-columns-repeated="5"/>
          <table:table-cell table:formula="of:=ROW()" office:value-type="float" office:value="353" calcext:value-type="float">
            <text:p>353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9.75" calcext:value-type="float">
            <text:p>-39.75</text:p>
          </table:table-cell>
          <table:table-cell table:style-name="ce1" table:formula="of:=AVERAGEIF([.$A$1:.$A$3639];ROW();[.D$1:.D$3639])" office:value-type="float" office:value="-3.1975" calcext:value-type="float">
            <text:p>-3.19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6.59" calcext:value-type="float">
            <text:p>-16.59</text:p>
          </table:table-cell>
          <table:table-cell table:number-columns-repeated="5"/>
          <table:table-cell table:formula="of:=ROW()" office:value-type="float" office:value="354" calcext:value-type="float">
            <text:p>354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3.75" calcext:value-type="float">
            <text:p>-43.75</text:p>
          </table:table-cell>
          <table:table-cell table:style-name="ce1" table:formula="of:=AVERAGEIF([.$A$1:.$A$3639];ROW();[.D$1:.D$3639])" office:value-type="float" office:value="-3.09" calcext:value-type="float">
            <text:p>-3.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7.3" calcext:value-type="float">
            <text:p>-17.3</text:p>
          </table:table-cell>
          <table:table-cell table:number-columns-repeated="5"/>
          <table:table-cell table:formula="of:=ROW()" office:value-type="float" office:value="355" calcext:value-type="float">
            <text:p>355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2.9225" calcext:value-type="float">
            <text:p>-2.92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16.64" calcext:value-type="float">
            <text:p>-16.64</text:p>
          </table:table-cell>
          <table:table-cell table:number-columns-repeated="5"/>
          <table:table-cell table:formula="of:=ROW()" office:value-type="float" office:value="356" calcext:value-type="float">
            <text:p>356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0.25" calcext:value-type="float">
            <text:p>-30.25</text:p>
          </table:table-cell>
          <table:table-cell table:style-name="ce1" table:formula="of:=AVERAGEIF([.$A$1:.$A$3639];ROW();[.D$1:.D$3639])" office:value-type="float" office:value="-2.7975" calcext:value-type="float">
            <text:p>-2.79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6.5" calcext:value-type="float">
            <text:p>-16.5</text:p>
          </table:table-cell>
          <table:table-cell table:number-columns-repeated="5"/>
          <table:table-cell table:formula="of:=ROW()" office:value-type="float" office:value="357" calcext:value-type="float">
            <text:p>357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6.75" calcext:value-type="float">
            <text:p>-36.75</text:p>
          </table:table-cell>
          <table:table-cell table:style-name="ce1" table:formula="of:=AVERAGEIF([.$A$1:.$A$3639];ROW();[.D$1:.D$3639])" office:value-type="float" office:value="-3.005" calcext:value-type="float">
            <text:p>-3.0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5.59" calcext:value-type="float">
            <text:p>-15.59</text:p>
          </table:table-cell>
          <table:table-cell table:number-columns-repeated="5"/>
          <table:table-cell table:formula="of:=ROW()" office:value-type="float" office:value="358" calcext:value-type="float">
            <text:p>358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3.75" calcext:value-type="float">
            <text:p>-43.75</text:p>
          </table:table-cell>
          <table:table-cell table:style-name="ce1" table:formula="of:=AVERAGEIF([.$A$1:.$A$3639];ROW();[.D$1:.D$3639])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5.18" calcext:value-type="float">
            <text:p>-15.18</text:p>
          </table:table-cell>
          <table:table-cell table:number-columns-repeated="5"/>
          <table:table-cell table:formula="of:=ROW()" office:value-type="float" office:value="359" calcext:value-type="float">
            <text:p>359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2.785" calcext:value-type="float">
            <text:p>-2.7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4.6" calcext:value-type="float">
            <text:p>-14.6</text:p>
          </table:table-cell>
          <table:table-cell table:number-columns-repeated="5"/>
          <table:table-cell table:formula="of:=ROW()" office:value-type="float" office:value="360" calcext:value-type="float">
            <text:p>360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2.7775" calcext:value-type="float">
            <text:p>-2.77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3.42" calcext:value-type="float">
            <text:p>-13.42</text:p>
          </table:table-cell>
          <table:table-cell table:number-columns-repeated="5"/>
          <table:table-cell table:formula="of:=ROW()" office:value-type="float" office:value="361" calcext:value-type="float">
            <text:p>361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4.75" calcext:value-type="float">
            <text:p>-34.75</text:p>
          </table:table-cell>
          <table:table-cell table:style-name="ce1" table:formula="of:=AVERAGEIF([.$A$1:.$A$3639];ROW();[.D$1:.D$3639])" office:value-type="float" office:value="-2.9825" calcext:value-type="float">
            <text:p>-2.98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3.18" calcext:value-type="float">
            <text:p>-13.18</text:p>
          </table:table-cell>
          <table:table-cell table:number-columns-repeated="5"/>
          <table:table-cell table:formula="of:=ROW()" office:value-type="float" office:value="362" calcext:value-type="float">
            <text:p>362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0.25" calcext:value-type="float">
            <text:p>-40.25</text:p>
          </table:table-cell>
          <table:table-cell table:style-name="ce1" table:formula="of:=AVERAGEIF([.$A$1:.$A$3639];ROW();[.D$1:.D$3639])" office:value-type="float" office:value="-3.0075" calcext:value-type="float">
            <text:p>-3.00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-40" calcext:value-type="float">
            <text:p>-40</text:p>
          </table:table-cell>
          <table:table-cell office:value-type="float" office:value="-12.77" calcext:value-type="float">
            <text:p>-12.77</text:p>
          </table:table-cell>
          <table:table-cell table:number-columns-repeated="5"/>
          <table:table-cell table:formula="of:=ROW()" office:value-type="float" office:value="363" calcext:value-type="float">
            <text:p>363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3.1675" calcext:value-type="float">
            <text:p>-3.16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2.93" calcext:value-type="float">
            <text:p>-12.93</text:p>
          </table:table-cell>
          <table:table-cell table:number-columns-repeated="5"/>
          <table:table-cell table:formula="of:=ROW()" office:value-type="float" office:value="364" calcext:value-type="float">
            <text:p>364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2.75" calcext:value-type="float">
            <text:p>-32.75</text:p>
          </table:table-cell>
          <table:table-cell table:style-name="ce1" table:formula="of:=AVERAGEIF([.$A$1:.$A$3639];ROW();[.D$1:.D$3639])" office:value-type="float" office:value="-2.82" calcext:value-type="float">
            <text:p>-2.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" calcext:value-type="float">
            <text:p>-11</text:p>
          </table:table-cell>
          <table:table-cell office:value-type="float" office:value="-58" calcext:value-type="float">
            <text:p>-58</text:p>
          </table:table-cell>
          <table:table-cell office:value-type="float" office:value="-13.17" calcext:value-type="float">
            <text:p>-13.17</text:p>
          </table:table-cell>
          <table:table-cell table:number-columns-repeated="5"/>
          <table:table-cell table:formula="of:=ROW()" office:value-type="float" office:value="365" calcext:value-type="float">
            <text:p>365</text:p>
          </table:table-cell>
          <table:table-cell table:style-name="ce1" table:formula="of:=AVERAGEIF([.$A$1:.$A$3639];ROW();[.B$1:.B$3639])" office:value-type="float" office:value="-2" calcext:value-type="float">
            <text:p>-2</text:p>
          </table:table-cell>
          <table:table-cell table:style-name="ce1" table:formula="of:=AVERAGEIF([.$A$1:.$A$3639];ROW();[.C$1:.C$3639])" office:value-type="float" office:value="-37.75" calcext:value-type="float">
            <text:p>-37.75</text:p>
          </table:table-cell>
          <table:table-cell table:style-name="ce1" table:formula="of:=AVERAGEIF([.$A$1:.$A$3639];ROW();[.D$1:.D$3639])" office:value-type="float" office:value="-3.1275" calcext:value-type="float">
            <text:p>-3.12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12.7" calcext:value-type="float">
            <text:p>-12.7</text:p>
          </table:table-cell>
          <table:table-cell table:number-columns-repeated="5"/>
          <table:table-cell table:formula="of:=ROW()" office:value-type="float" office:value="366" calcext:value-type="float">
            <text:p>366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23.75" calcext:value-type="float">
            <text:p>-23.75</text:p>
          </table:table-cell>
          <table:table-cell table:style-name="ce1" table:formula="of:=AVERAGEIF([.$A$1:.$A$3639];ROW();[.D$1:.D$3639])" office:value-type="float" office:value="-2.4975" calcext:value-type="float">
            <text:p>-2.49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2.69" calcext:value-type="float">
            <text:p>-12.69</text:p>
          </table:table-cell>
          <table:table-cell table:number-columns-repeated="5"/>
          <table:table-cell table:formula="of:=ROW()" office:value-type="float" office:value="367" calcext:value-type="float">
            <text:p>367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2.5" calcext:value-type="float">
            <text:p>-32.5</text:p>
          </table:table-cell>
          <table:table-cell table:style-name="ce1" table:formula="of:=AVERAGEIF([.$A$1:.$A$3639];ROW();[.D$1:.D$3639])" office:value-type="float" office:value="-2.895" calcext:value-type="float">
            <text:p>-2.8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2.82" calcext:value-type="float">
            <text:p>-12.82</text:p>
          </table:table-cell>
          <table:table-cell table:number-columns-repeated="5"/>
          <table:table-cell table:formula="of:=ROW()" office:value-type="float" office:value="368" calcext:value-type="float">
            <text:p>368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41.75" calcext:value-type="float">
            <text:p>-41.75</text:p>
          </table:table-cell>
          <table:table-cell table:style-name="ce1" table:formula="of:=AVERAGEIF([.$A$1:.$A$3639];ROW();[.D$1:.D$3639])" office:value-type="float" office:value="-3.2025" calcext:value-type="float">
            <text:p>-3.20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2.82" calcext:value-type="float">
            <text:p>-12.82</text:p>
          </table:table-cell>
          <table:table-cell table:number-columns-repeated="5"/>
          <table:table-cell table:formula="of:=ROW()" office:value-type="float" office:value="369" calcext:value-type="float">
            <text:p>369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6.25" calcext:value-type="float">
            <text:p>-36.25</text:p>
          </table:table-cell>
          <table:table-cell table:style-name="ce1" table:formula="of:=AVERAGEIF([.$A$1:.$A$3639];ROW();[.D$1:.D$3639])" office:value-type="float" office:value="-3.045" calcext:value-type="float">
            <text:p>-3.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12.16" calcext:value-type="float">
            <text:p>-12.16</text:p>
          </table:table-cell>
          <table:table-cell table:number-columns-repeated="5"/>
          <table:table-cell table:formula="of:=ROW()" office:value-type="float" office:value="370" calcext:value-type="float">
            <text:p>370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5.75" calcext:value-type="float">
            <text:p>-35.75</text:p>
          </table:table-cell>
          <table:table-cell table:style-name="ce1" table:formula="of:=AVERAGEIF([.$A$1:.$A$3639];ROW();[.D$1:.D$3639])" office:value-type="float" office:value="-2.7925" calcext:value-type="float">
            <text:p>-2.7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office:value-type="float" office:value="-11.15" calcext:value-type="float">
            <text:p>-11.15</text:p>
          </table:table-cell>
          <table:table-cell table:number-columns-repeated="5"/>
          <table:table-cell table:formula="of:=ROW()" office:value-type="float" office:value="371" calcext:value-type="float">
            <text:p>371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2.775" calcext:value-type="float">
            <text:p>-2.7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11.61" calcext:value-type="float">
            <text:p>-11.61</text:p>
          </table:table-cell>
          <table:table-cell table:number-columns-repeated="5"/>
          <table:table-cell table:formula="of:=ROW()" office:value-type="float" office:value="372" calcext:value-type="float">
            <text:p>372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6.25" calcext:value-type="float">
            <text:p>-36.25</text:p>
          </table:table-cell>
          <table:table-cell table:style-name="ce1" table:formula="of:=AVERAGEIF([.$A$1:.$A$3639];ROW();[.D$1:.D$3639])" office:value-type="float" office:value="-2.965" calcext:value-type="float">
            <text:p>-2.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1.83" calcext:value-type="float">
            <text:p>-11.83</text:p>
          </table:table-cell>
          <table:table-cell table:number-columns-repeated="5"/>
          <table:table-cell table:formula="of:=ROW()" office:value-type="float" office:value="373" calcext:value-type="float">
            <text:p>373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1" calcext:value-type="float">
            <text:p>-31</text:p>
          </table:table-cell>
          <table:table-cell table:style-name="ce1" table:formula="of:=AVERAGEIF([.$A$1:.$A$3639];ROW();[.D$1:.D$3639])" office:value-type="float" office:value="-2.6525" calcext:value-type="float">
            <text:p>-2.65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" calcext:value-type="float">
            <text:p>-11</text:p>
          </table:table-cell>
          <table:table-cell office:value-type="float" office:value="-60" calcext:value-type="float">
            <text:p>-60</text:p>
          </table:table-cell>
          <table:table-cell office:value-type="float" office:value="-12.46" calcext:value-type="float">
            <text:p>-12.46</text:p>
          </table:table-cell>
          <table:table-cell table:number-columns-repeated="5"/>
          <table:table-cell table:formula="of:=ROW()" office:value-type="float" office:value="374" calcext:value-type="float">
            <text:p>374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40.25" calcext:value-type="float">
            <text:p>-40.25</text:p>
          </table:table-cell>
          <table:table-cell table:style-name="ce1" table:formula="of:=AVERAGEIF([.$A$1:.$A$3639];ROW();[.D$1:.D$3639])" office:value-type="float" office:value="-2.955" calcext:value-type="float">
            <text:p>-2.9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1.87" calcext:value-type="float">
            <text:p>-11.87</text:p>
          </table:table-cell>
          <table:table-cell table:number-columns-repeated="5"/>
          <table:table-cell table:formula="of:=ROW()" office:value-type="float" office:value="375" calcext:value-type="float">
            <text:p>375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7.25" calcext:value-type="float">
            <text:p>-37.25</text:p>
          </table:table-cell>
          <table:table-cell table:style-name="ce1" table:formula="of:=AVERAGEIF([.$A$1:.$A$3639];ROW();[.D$1:.D$3639])" office:value-type="float" office:value="-2.8225" calcext:value-type="float">
            <text:p>-2.8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5" calcext:value-type="float">
            <text:p>-12.5</text:p>
          </table:table-cell>
          <table:table-cell table:number-columns-repeated="5"/>
          <table:table-cell table:formula="of:=ROW()" office:value-type="float" office:value="376" calcext:value-type="float">
            <text:p>376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11.82" calcext:value-type="float">
            <text:p>-11.82</text:p>
          </table:table-cell>
          <table:table-cell table:number-columns-repeated="5"/>
          <table:table-cell table:formula="of:=ROW()" office:value-type="float" office:value="377" calcext:value-type="float">
            <text:p>377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7925" calcext:value-type="float">
            <text:p>-2.79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36" calcext:value-type="float">
            <text:p>-12.36</text:p>
          </table:table-cell>
          <table:table-cell table:number-columns-repeated="5"/>
          <table:table-cell table:formula="of:=ROW()" office:value-type="float" office:value="378" calcext:value-type="float">
            <text:p>378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4.25" calcext:value-type="float">
            <text:p>-34.25</text:p>
          </table:table-cell>
          <table:table-cell table:style-name="ce1" table:formula="of:=AVERAGEIF([.$A$1:.$A$3639];ROW();[.D$1:.D$3639])" office:value-type="float" office:value="-2.7125" calcext:value-type="float">
            <text:p>-2.7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2.18" calcext:value-type="float">
            <text:p>-12.18</text:p>
          </table:table-cell>
          <table:table-cell table:number-columns-repeated="5"/>
          <table:table-cell table:formula="of:=ROW()" office:value-type="float" office:value="379" calcext:value-type="float">
            <text:p>379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2.725" calcext:value-type="float">
            <text:p>-2.7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2.2" calcext:value-type="float">
            <text:p>-12.2</text:p>
          </table:table-cell>
          <table:table-cell table:number-columns-repeated="5"/>
          <table:table-cell table:formula="of:=ROW()" office:value-type="float" office:value="380" calcext:value-type="float">
            <text:p>380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5.25" calcext:value-type="float">
            <text:p>-35.25</text:p>
          </table:table-cell>
          <table:table-cell table:style-name="ce1" table:formula="of:=AVERAGEIF([.$A$1:.$A$3639];ROW();[.D$1:.D$3639])"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1.86" calcext:value-type="float">
            <text:p>-11.86</text:p>
          </table:table-cell>
          <table:table-cell table:number-columns-repeated="5"/>
          <table:table-cell table:formula="of:=ROW()" office:value-type="float" office:value="381" calcext:value-type="float">
            <text:p>381</text:p>
          </table:table-cell>
          <table:table-cell table:style-name="ce1" table:formula="of:=AVERAGEIF([.$A$1:.$A$3639];ROW();[.B$1:.B$3639])" office:value-type="float" office:value="-1.75" calcext:value-type="float">
            <text:p>-1.7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73" calcext:value-type="float">
            <text:p>-2.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1" calcext:value-type="float">
            <text:p>-11</text:p>
          </table:table-cell>
          <table:table-cell office:value-type="float" office:value="-60" calcext:value-type="float">
            <text:p>-60</text:p>
          </table:table-cell>
          <table:table-cell office:value-type="float" office:value="-12.07" calcext:value-type="float">
            <text:p>-12.07</text:p>
          </table:table-cell>
          <table:table-cell table:number-columns-repeated="5"/>
          <table:table-cell table:formula="of:=ROW()" office:value-type="float" office:value="382" calcext:value-type="float">
            <text:p>382</text:p>
          </table:table-cell>
          <table:table-cell table:style-name="ce1" table:formula="of:=AVERAGEIF([.$A$1:.$A$3639];ROW();[.B$1:.B$3639])" office:value-type="float" office:value="-1.5" calcext:value-type="float">
            <text:p>-1.5</text:p>
          </table:table-cell>
          <table:table-cell table:style-name="ce1" table:formula="of:=AVERAGEIF([.$A$1:.$A$3639];ROW();[.C$1:.C$3639])" office:value-type="float" office:value="-40.25" calcext:value-type="float">
            <text:p>-40.25</text:p>
          </table:table-cell>
          <table:table-cell table:style-name="ce1" table:formula="of:=AVERAGEIF([.$A$1:.$A$3639];ROW();[.D$1:.D$3639])" office:value-type="float" office:value="-2.8225" calcext:value-type="float">
            <text:p>-2.82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11.53" calcext:value-type="float">
            <text:p>-11.53</text:p>
          </table:table-cell>
          <table:table-cell table:number-columns-repeated="5"/>
          <table:table-cell table:formula="of:=ROW()" office:value-type="float" office:value="383" calcext:value-type="float">
            <text:p>383</text:p>
          </table:table-cell>
          <table:table-cell table:style-name="ce1" table:formula="of:=AVERAGEIF([.$A$1:.$A$3639];ROW();[.B$1:.B$3639])" office:value-type="float" office:value="-1.5" calcext:value-type="float">
            <text:p>-1.5</text:p>
          </table:table-cell>
          <table:table-cell table:style-name="ce1" table:formula="of:=AVERAGEIF([.$A$1:.$A$3639];ROW();[.C$1:.C$3639])" office:value-type="float" office:value="-37.25" calcext:value-type="float">
            <text:p>-37.25</text:p>
          </table:table-cell>
          <table:table-cell table:style-name="ce1" table:formula="of:=AVERAGEIF([.$A$1:.$A$3639];ROW();[.D$1:.D$3639])" office:value-type="float" office:value="-2.7725" calcext:value-type="float">
            <text:p>-2.77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1.45" calcext:value-type="float">
            <text:p>-11.45</text:p>
          </table:table-cell>
          <table:table-cell table:number-columns-repeated="5"/>
          <table:table-cell table:formula="of:=ROW()" office:value-type="float" office:value="384" calcext:value-type="float">
            <text:p>384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2.7325" calcext:value-type="float">
            <text:p>-2.73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2.09" calcext:value-type="float">
            <text:p>-12.09</text:p>
          </table:table-cell>
          <table:table-cell table:number-columns-repeated="5"/>
          <table:table-cell table:formula="of:=ROW()" office:value-type="float" office:value="385" calcext:value-type="float">
            <text:p>385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45.25" calcext:value-type="float">
            <text:p>-45.25</text:p>
          </table:table-cell>
          <table:table-cell table:style-name="ce1" table:formula="of:=AVERAGEIF([.$A$1:.$A$3639];ROW();[.D$1:.D$3639])" office:value-type="float" office:value="-2.7825" calcext:value-type="float">
            <text:p>-2.78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1.67" calcext:value-type="float">
            <text:p>-11.67</text:p>
          </table:table-cell>
          <table:table-cell table:number-columns-repeated="5"/>
          <table:table-cell table:formula="of:=ROW()" office:value-type="float" office:value="386" calcext:value-type="float">
            <text:p>386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41.75" calcext:value-type="float">
            <text:p>-41.75</text:p>
          </table:table-cell>
          <table:table-cell table:style-name="ce1" table:formula="of:=AVERAGEIF([.$A$1:.$A$3639];ROW();[.D$1:.D$3639])" office:value-type="float" office:value="-2.7175" calcext:value-type="float">
            <text:p>-2.71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float" office:value="-11.35" calcext:value-type="float">
            <text:p>-11.35</text:p>
          </table:table-cell>
          <table:table-cell table:number-columns-repeated="5"/>
          <table:table-cell table:formula="of:=ROW()" office:value-type="float" office:value="387" calcext:value-type="float">
            <text:p>387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2.7125" calcext:value-type="float">
            <text:p>-2.7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0.71" calcext:value-type="float">
            <text:p>-10.71</text:p>
          </table:table-cell>
          <table:table-cell table:number-columns-repeated="5"/>
          <table:table-cell table:formula="of:=ROW()" office:value-type="float" office:value="388" calcext:value-type="float">
            <text:p>388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2.7875" calcext:value-type="float">
            <text:p>-2.7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1.02" calcext:value-type="float">
            <text:p>-11.02</text:p>
          </table:table-cell>
          <table:table-cell table:number-columns-repeated="5"/>
          <table:table-cell table:formula="of:=ROW()" office:value-type="float" office:value="389" calcext:value-type="float">
            <text:p>389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41.25" calcext:value-type="float">
            <text:p>-41.25</text:p>
          </table:table-cell>
          <table:table-cell table:style-name="ce1" table:formula="of:=AVERAGEIF([.$A$1:.$A$3639];ROW();[.D$1:.D$3639]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10.95" calcext:value-type="float">
            <text:p>-10.95</text:p>
          </table:table-cell>
          <table:table-cell table:number-columns-repeated="5"/>
          <table:table-cell table:formula="of:=ROW()" office:value-type="float" office:value="390" calcext:value-type="float">
            <text:p>390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1.15" calcext:value-type="float">
            <text:p>-11.15</text:p>
          </table:table-cell>
          <table:table-cell table:number-columns-repeated="5"/>
          <table:table-cell table:formula="of:=ROW()" office:value-type="float" office:value="391" calcext:value-type="float">
            <text:p>391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2.31" calcext:value-type="float">
            <text:p>-2.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 office:value-type="float" office:value="-10.28" calcext:value-type="float">
            <text:p>-10.28</text:p>
          </table:table-cell>
          <table:table-cell table:number-columns-repeated="5"/>
          <table:table-cell table:formula="of:=ROW()" office:value-type="float" office:value="392" calcext:value-type="float">
            <text:p>392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9.25" calcext:value-type="float">
            <text:p>-39.25</text:p>
          </table:table-cell>
          <table:table-cell table:style-name="ce1" table:formula="of:=AVERAGEIF([.$A$1:.$A$3639];ROW();[.D$1:.D$3639])" office:value-type="float" office:value="-2.2975" calcext:value-type="float">
            <text:p>-2.29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0.59" calcext:value-type="float">
            <text:p>-10.59</text:p>
          </table:table-cell>
          <table:table-cell table:number-columns-repeated="5"/>
          <table:table-cell table:formula="of:=ROW()" office:value-type="float" office:value="393" calcext:value-type="float">
            <text:p>393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2.1875" calcext:value-type="float">
            <text:p>-2.1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10.4" calcext:value-type="float">
            <text:p>-10.4</text:p>
          </table:table-cell>
          <table:table-cell table:number-columns-repeated="5"/>
          <table:table-cell table:formula="of:=ROW()" office:value-type="float" office:value="394" calcext:value-type="float">
            <text:p>394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01" calcext:value-type="float">
            <text:p>-11.01</text:p>
          </table:table-cell>
          <table:table-cell table:number-columns-repeated="5"/>
          <table:table-cell table:formula="of:=ROW()" office:value-type="float" office:value="395" calcext:value-type="float">
            <text:p>395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2.1375" calcext:value-type="float">
            <text:p>-2.1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float" office:value="-11.69" calcext:value-type="float">
            <text:p>-11.69</text:p>
          </table:table-cell>
          <table:table-cell table:number-columns-repeated="5"/>
          <table:table-cell table:formula="of:=ROW()" office:value-type="float" office:value="396" calcext:value-type="float">
            <text:p>396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29.5" calcext:value-type="float">
            <text:p>-29.5</text:p>
          </table:table-cell>
          <table:table-cell table:style-name="ce1" table:formula="of:=AVERAGEIF([.$A$1:.$A$3639];ROW();[.D$1:.D$3639])" office:value-type="float" office:value="-1.935" calcext:value-type="float">
            <text:p>-1.9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0.56" calcext:value-type="float">
            <text:p>-10.56</text:p>
          </table:table-cell>
          <table:table-cell table:number-columns-repeated="5"/>
          <table:table-cell table:formula="of:=ROW()" office:value-type="float" office:value="397" calcext:value-type="float">
            <text:p>397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-10.2" calcext:value-type="float">
            <text:p>-10.2</text:p>
          </table:table-cell>
          <table:table-cell table:number-columns-repeated="5"/>
          <table:table-cell table:formula="of:=ROW()" office:value-type="float" office:value="398" calcext:value-type="float">
            <text:p>398</text:p>
          </table:table-cell>
          <table:table-cell table:style-name="ce1" table:formula="of:=AVERAGEIF([.$A$1:.$A$3639];ROW();[.B$1:.B$3639])" office:value-type="float" office:value="-1.25" calcext:value-type="float">
            <text:p>-1.25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195" calcext:value-type="float">
            <text:p>-2.1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1.07" calcext:value-type="float">
            <text:p>-11.07</text:p>
          </table:table-cell>
          <table:table-cell table:number-columns-repeated="5"/>
          <table:table-cell table:formula="of:=ROW()" office:value-type="float" office:value="399" calcext:value-type="float">
            <text:p>39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.75" calcext:value-type="float">
            <text:p>-43.75</text:p>
          </table:table-cell>
          <table:table-cell table:style-name="ce1" table:formula="of:=AVERAGEIF([.$A$1:.$A$3639];ROW();[.D$1:.D$3639])" office:value-type="float" office:value="-2.3575" calcext:value-type="float">
            <text:p>-2.35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10.45" calcext:value-type="float">
            <text:p>-10.45</text:p>
          </table:table-cell>
          <table:table-cell table:number-columns-repeated="5"/>
          <table:table-cell table:formula="of:=ROW()" office:value-type="float" office:value="400" calcext:value-type="float">
            <text:p>40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8" calcext:value-type="float">
            <text:p>-28</text:p>
          </table:table-cell>
          <table:table-cell table:style-name="ce1" table:formula="of:=AVERAGEIF([.$A$1:.$A$3639];ROW();[.D$1:.D$3639])" office:value-type="float" office:value="-1.8775" calcext:value-type="float">
            <text:p>-1.87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10.76" calcext:value-type="float">
            <text:p>-10.76</text:p>
          </table:table-cell>
          <table:table-cell table:number-columns-repeated="5"/>
          <table:table-cell table:formula="of:=ROW()" office:value-type="float" office:value="401" calcext:value-type="float">
            <text:p>40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75" calcext:value-type="float">
            <text:p>-36.75</text:p>
          </table:table-cell>
          <table:table-cell table:style-name="ce1" table:formula="of:=AVERAGEIF([.$A$1:.$A$3639];ROW();[.D$1:.D$3639])" office:value-type="float" office:value="-2.075" calcext:value-type="float">
            <text:p>-2.0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10.45" calcext:value-type="float">
            <text:p>-10.45</text:p>
          </table:table-cell>
          <table:table-cell table:number-columns-repeated="5"/>
          <table:table-cell table:formula="of:=ROW()" office:value-type="float" office:value="402" calcext:value-type="float">
            <text:p>40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0.35" calcext:value-type="float">
            <text:p>-10.35</text:p>
          </table:table-cell>
          <table:table-cell table:number-columns-repeated="5"/>
          <table:table-cell table:formula="of:=ROW()" office:value-type="float" office:value="403" calcext:value-type="float">
            <text:p>40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.75" calcext:value-type="float">
            <text:p>-35.75</text:p>
          </table:table-cell>
          <table:table-cell table:style-name="ce1" table:formula="of:=AVERAGEIF([.$A$1:.$A$3639];ROW();[.D$1:.D$3639])" office:value-type="float" office:value="-2.0925" calcext:value-type="float">
            <text:p>-2.09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10.46" calcext:value-type="float">
            <text:p>-10.46</text:p>
          </table:table-cell>
          <table:table-cell table:number-columns-repeated="5"/>
          <table:table-cell table:formula="of:=ROW()" office:value-type="float" office:value="404" calcext:value-type="float">
            <text:p>404</text:p>
          </table:table-cell>
          <table:table-cell table:style-name="ce1" table:formula="of:=AVERAGEIF([.$A$1:.$A$3639];ROW();[.B$1:.B$3639])" office:value-type="float" office:value="-0.75" calcext:value-type="float">
            <text:p>-0.75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2.095" calcext:value-type="float">
            <text:p>-2.0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0.9" calcext:value-type="float">
            <text:p>-10.9</text:p>
          </table:table-cell>
          <table:table-cell table:number-columns-repeated="5"/>
          <table:table-cell table:formula="of:=ROW()" office:value-type="float" office:value="405" calcext:value-type="float">
            <text:p>40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2.05666666666667" calcext:value-type="float">
            <text:p>-2.05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10.87" calcext:value-type="float">
            <text:p>-10.87</text:p>
          </table:table-cell>
          <table:table-cell table:number-columns-repeated="5"/>
          <table:table-cell table:formula="of:=ROW()" office:value-type="float" office:value="406" calcext:value-type="float">
            <text:p>40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3333333333333" calcext:value-type="float">
            <text:p>-38.3333333333</text:p>
          </table:table-cell>
          <table:table-cell table:style-name="ce1" table:formula="of:=AVERAGEIF([.$A$1:.$A$3639];ROW();[.D$1:.D$3639])" office:value-type="float" office:value="-2.12666666666667" calcext:value-type="float">
            <text:p>-2.1266666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10.28" calcext:value-type="float">
            <text:p>-10.28</text:p>
          </table:table-cell>
          <table:table-cell table:number-columns-repeated="5"/>
          <table:table-cell table:formula="of:=ROW()" office:value-type="float" office:value="407" calcext:value-type="float">
            <text:p>40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6666666666667" calcext:value-type="float">
            <text:p>-36.6666666667</text:p>
          </table:table-cell>
          <table:table-cell table:style-name="ce1" table:formula="of:=AVERAGEIF([.$A$1:.$A$3639];ROW();[.D$1:.D$3639])" office:value-type="float" office:value="-1.72333333333333" calcext:value-type="float">
            <text:p>-1.7233333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0.34" calcext:value-type="float">
            <text:p>-10.34</text:p>
          </table:table-cell>
          <table:table-cell table:number-columns-repeated="5"/>
          <table:table-cell table:formula="of:=ROW()" office:value-type="float" office:value="408" calcext:value-type="float">
            <text:p>40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6666666666667" calcext:value-type="float">
            <text:p>-38.6666666667</text:p>
          </table:table-cell>
          <table:table-cell table:style-name="ce1" table:formula="of:=AVERAGEIF([.$A$1:.$A$3639];ROW();[.D$1:.D$3639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0.08" calcext:value-type="float">
            <text:p>-10.08</text:p>
          </table:table-cell>
          <table:table-cell table:number-columns-repeated="5"/>
          <table:table-cell table:formula="of:=ROW()" office:value-type="float" office:value="409" calcext:value-type="float">
            <text:p>40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.6666666666667" calcext:value-type="float">
            <text:p>-32.6666666667</text:p>
          </table:table-cell>
          <table:table-cell table:style-name="ce1" table:formula="of:=AVERAGEIF([.$A$1:.$A$3639];ROW();[.D$1:.D$3639])" office:value-type="float" office:value="-2.00666666666667" calcext:value-type="float">
            <text:p>-2.00666666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62" calcext:value-type="float">
            <text:p>-8.62</text:p>
          </table:table-cell>
          <table:table-cell table:number-columns-repeated="5"/>
          <table:table-cell table:formula="of:=ROW()" office:value-type="float" office:value="410" calcext:value-type="float">
            <text:p>41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0.6666666666667" calcext:value-type="float">
            <text:p>-30.6666666667</text:p>
          </table:table-cell>
          <table:table-cell table:style-name="ce1" table:formula="of:=AVERAGEIF([.$A$1:.$A$3639];ROW();[.D$1:.D$3639])" office:value-type="float" office:value="-1.69666666666667" calcext:value-type="float">
            <text:p>-1.69666666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8.71" calcext:value-type="float">
            <text:p>-8.71</text:p>
          </table:table-cell>
          <table:table-cell table:number-columns-repeated="5"/>
          <table:table-cell table:formula="of:=ROW()" office:value-type="float" office:value="411" calcext:value-type="float">
            <text:p>41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1.79666666666667" calcext:value-type="float">
            <text:p>-1.7966666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9.28" calcext:value-type="float">
            <text:p>-9.28</text:p>
          </table:table-cell>
          <table:table-cell table:number-columns-repeated="5"/>
          <table:table-cell table:formula="of:=ROW()" office:value-type="float" office:value="412" calcext:value-type="float">
            <text:p>41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6666666666667" calcext:value-type="float">
            <text:p>-40.6666666667</text:p>
          </table:table-cell>
          <table:table-cell table:style-name="ce1" table:formula="of:=AVERAGEIF([.$A$1:.$A$3639];ROW();[.D$1:.D$3639])" office:value-type="float" office:value="-2.09333333333333" calcext:value-type="float">
            <text:p>-2.09333333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9.02" calcext:value-type="float">
            <text:p>-9.02</text:p>
          </table:table-cell>
          <table:table-cell table:number-columns-repeated="5"/>
          <table:table-cell table:formula="of:=ROW()" office:value-type="float" office:value="413" calcext:value-type="float">
            <text:p>41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3333333333333" calcext:value-type="float">
            <text:p>-39.3333333333</text:p>
          </table:table-cell>
          <table:table-cell table:style-name="ce1" table:formula="of:=AVERAGEIF([.$A$1:.$A$3639];ROW();[.D$1:.D$3639])" office:value-type="float" office:value="-1.94666666666667" calcext:value-type="float">
            <text:p>-1.94666666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9.2" calcext:value-type="float">
            <text:p>-9.2</text:p>
          </table:table-cell>
          <table:table-cell table:number-columns-repeated="5"/>
          <table:table-cell table:formula="of:=ROW()" office:value-type="float" office:value="414" calcext:value-type="float">
            <text:p>41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2.07666666666667" calcext:value-type="float">
            <text:p>-2.0766666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8.92" calcext:value-type="float">
            <text:p>-8.92</text:p>
          </table:table-cell>
          <table:table-cell table:number-columns-repeated="5"/>
          <table:table-cell table:formula="of:=ROW()" office:value-type="float" office:value="415" calcext:value-type="float">
            <text:p>41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8.73" calcext:value-type="float">
            <text:p>-8.73</text:p>
          </table:table-cell>
          <table:table-cell table:number-columns-repeated="5"/>
          <table:table-cell table:formula="of:=ROW()" office:value-type="float" office:value="416" calcext:value-type="float">
            <text:p>41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1.72666666666667" calcext:value-type="float">
            <text:p>-1.72666666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-8.48" calcext:value-type="float">
            <text:p>-8.48</text:p>
          </table:table-cell>
          <table:table-cell table:number-columns-repeated="5"/>
          <table:table-cell table:formula="of:=ROW()" office:value-type="float" office:value="417" calcext:value-type="float">
            <text:p>41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0.3333333333333" calcext:value-type="float">
            <text:p>-30.3333333333</text:p>
          </table:table-cell>
          <table:table-cell table:style-name="ce1" table:formula="of:=AVERAGEIF([.$A$1:.$A$3639];ROW();[.D$1:.D$3639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9.29" calcext:value-type="float">
            <text:p>-9.29</text:p>
          </table:table-cell>
          <table:table-cell table:number-columns-repeated="5"/>
          <table:table-cell table:formula="of:=ROW()" office:value-type="float" office:value="418" calcext:value-type="float">
            <text:p>41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" calcext:value-type="float">
            <text:p>-25</text:p>
          </table:table-cell>
          <table:table-cell table:style-name="ce1" table:formula="of:=AVERAGEIF([.$A$1:.$A$3639];ROW();[.D$1:.D$3639])" office:value-type="float" office:value="-1.65333333333333" calcext:value-type="float">
            <text:p>-1.65333333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9.29" calcext:value-type="float">
            <text:p>-9.29</text:p>
          </table:table-cell>
          <table:table-cell table:number-columns-repeated="5"/>
          <table:table-cell table:formula="of:=ROW()" office:value-type="float" office:value="419" calcext:value-type="float">
            <text:p>41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6666666666667" calcext:value-type="float">
            <text:p>-39.6666666667</text:p>
          </table:table-cell>
          <table:table-cell table:style-name="ce1" table:formula="of:=AVERAGEIF([.$A$1:.$A$3639];ROW();[.D$1:.D$3639])" office:value-type="float" office:value="-2.03333333333333" calcext:value-type="float">
            <text:p>-2.03333333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9.11" calcext:value-type="float">
            <text:p>-9.11</text:p>
          </table:table-cell>
          <table:table-cell table:number-columns-repeated="5"/>
          <table:table-cell table:formula="of:=ROW()" office:value-type="float" office:value="420" calcext:value-type="float">
            <text:p>42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.6666666666667" calcext:value-type="float">
            <text:p>-33.6666666667</text:p>
          </table:table-cell>
          <table:table-cell table:style-name="ce1" table:formula="of:=AVERAGEIF([.$A$1:.$A$3639];ROW();[.D$1:.D$3639])" office:value-type="float" office:value="-1.87333333333333" calcext:value-type="float">
            <text:p>-1.8733333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8.74" calcext:value-type="float">
            <text:p>-8.74</text:p>
          </table:table-cell>
          <table:table-cell table:number-columns-repeated="5"/>
          <table:table-cell table:formula="of:=ROW()" office:value-type="float" office:value="421" calcext:value-type="float">
            <text:p>42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6666666666667" calcext:value-type="float">
            <text:p>-34.6666666667</text:p>
          </table:table-cell>
          <table:table-cell table:style-name="ce1" table:formula="of:=AVERAGEIF([.$A$1:.$A$3639];ROW();[.D$1:.D$3639])" office:value-type="float" office:value="-1.84333333333333" calcext:value-type="float">
            <text:p>-1.84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-9.01" calcext:value-type="float">
            <text:p>-9.01</text:p>
          </table:table-cell>
          <table:table-cell table:number-columns-repeated="5"/>
          <table:table-cell table:formula="of:=ROW()" office:value-type="float" office:value="422" calcext:value-type="float">
            <text:p>42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8" calcext:value-type="float">
            <text:p>-48</text:p>
          </table:table-cell>
          <table:table-cell table:style-name="ce1" table:formula="of:=AVERAGEIF([.$A$1:.$A$3639];ROW();[.D$1:.D$3639])" office:value-type="float" office:value="-2.40333333333333" calcext:value-type="float">
            <text:p>-2.40333333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8.83" calcext:value-type="float">
            <text:p>-8.83</text:p>
          </table:table-cell>
          <table:table-cell table:number-columns-repeated="5"/>
          <table:table-cell table:formula="of:=ROW()" office:value-type="float" office:value="423" calcext:value-type="float">
            <text:p>42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9.3333333333333" calcext:value-type="float">
            <text:p>-29.3333333333</text:p>
          </table:table-cell>
          <table:table-cell table:style-name="ce1" table:formula="of:=AVERAGEIF([.$A$1:.$A$3639];ROW();[.D$1:.D$3639])" office:value-type="float" office:value="-1.91666666666667" calcext:value-type="float">
            <text:p>-1.91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8.44" calcext:value-type="float">
            <text:p>-8.44</text:p>
          </table:table-cell>
          <table:table-cell table:number-columns-repeated="5"/>
          <table:table-cell table:formula="of:=ROW()" office:value-type="float" office:value="424" calcext:value-type="float">
            <text:p>42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8.92" calcext:value-type="float">
            <text:p>-8.92</text:p>
          </table:table-cell>
          <table:table-cell table:number-columns-repeated="5"/>
          <table:table-cell table:formula="of:=ROW()" office:value-type="float" office:value="425" calcext:value-type="float">
            <text:p>42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7.6666666666667" calcext:value-type="float">
            <text:p>-47.6666666667</text:p>
          </table:table-cell>
          <table:table-cell table:style-name="ce1" table:formula="of:=AVERAGEIF([.$A$1:.$A$3639];ROW();[.D$1:.D$3639])" office:value-type="float" office:value="-2.08666666666667" calcext:value-type="float">
            <text:p>-2.08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8.95" calcext:value-type="float">
            <text:p>-8.95</text:p>
          </table:table-cell>
          <table:table-cell table:number-columns-repeated="5"/>
          <table:table-cell table:formula="of:=ROW()" office:value-type="float" office:value="426" calcext:value-type="float">
            <text:p>42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1.84333333333333" calcext:value-type="float">
            <text:p>-1.84333333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18" calcext:value-type="float">
            <text:p>-9.18</text:p>
          </table:table-cell>
          <table:table-cell table:number-columns-repeated="5"/>
          <table:table-cell table:formula="of:=ROW()" office:value-type="float" office:value="427" calcext:value-type="float">
            <text:p>42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90666666666667" calcext:value-type="float">
            <text:p>-1.90666666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8.9" calcext:value-type="float">
            <text:p>-8.9</text:p>
          </table:table-cell>
          <table:table-cell table:number-columns-repeated="5"/>
          <table:table-cell table:formula="of:=ROW()" office:value-type="float" office:value="428" calcext:value-type="float">
            <text:p>42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3333333333333" calcext:value-type="float">
            <text:p>-36.3333333333</text:p>
          </table:table-cell>
          <table:table-cell table:style-name="ce1" table:formula="of:=AVERAGEIF([.$A$1:.$A$3639];ROW();[.D$1:.D$3639])" office:value-type="float" office:value="-1.95666666666667" calcext:value-type="float">
            <text:p>-1.95666666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9.23" calcext:value-type="float">
            <text:p>-9.23</text:p>
          </table:table-cell>
          <table:table-cell table:number-columns-repeated="5"/>
          <table:table-cell table:formula="of:=ROW()" office:value-type="float" office:value="429" calcext:value-type="float">
            <text:p>42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3333333333333" calcext:value-type="float">
            <text:p>-39.3333333333</text:p>
          </table:table-cell>
          <table:table-cell table:style-name="ce1" table:formula="of:=AVERAGEIF([.$A$1:.$A$3639];ROW();[.D$1:.D$3639])" office:value-type="float" office:value="-1.92333333333333" calcext:value-type="float">
            <text:p>-1.92333333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9" calcext:value-type="float">
            <text:p>-8.9</text:p>
          </table:table-cell>
          <table:table-cell table:number-columns-repeated="5"/>
          <table:table-cell table:formula="of:=ROW()" office:value-type="float" office:value="430" calcext:value-type="float">
            <text:p>43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59" calcext:value-type="float">
            <text:p>-8.59</text:p>
          </table:table-cell>
          <table:table-cell table:number-columns-repeated="5"/>
          <table:table-cell table:formula="of:=ROW()" office:value-type="float" office:value="431" calcext:value-type="float">
            <text:p>43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.3333333333333" calcext:value-type="float">
            <text:p>-42.3333333333</text:p>
          </table:table-cell>
          <table:table-cell table:style-name="ce1" table:formula="of:=AVERAGEIF([.$A$1:.$A$3639];ROW();[.D$1:.D$3639])" office:value-type="float" office:value="-1.83333333333333" calcext:value-type="float">
            <text:p>-1.83333333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8.83" calcext:value-type="float">
            <text:p>-8.83</text:p>
          </table:table-cell>
          <table:table-cell table:number-columns-repeated="5"/>
          <table:table-cell table:formula="of:=ROW()" office:value-type="float" office:value="432" calcext:value-type="float">
            <text:p>43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68" calcext:value-type="float">
            <text:p>-8.68</text:p>
          </table:table-cell>
          <table:table-cell table:number-columns-repeated="5"/>
          <table:table-cell table:formula="of:=ROW()" office:value-type="float" office:value="433" calcext:value-type="float">
            <text:p>43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06333333333333" calcext:value-type="float">
            <text:p>-2.06333333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9.4" calcext:value-type="float">
            <text:p>-9.4</text:p>
          </table:table-cell>
          <table:table-cell table:number-columns-repeated="5"/>
          <table:table-cell table:formula="of:=ROW()" office:value-type="float" office:value="434" calcext:value-type="float">
            <text:p>43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.6666666666667" calcext:value-type="float">
            <text:p>-41.6666666667</text:p>
          </table:table-cell>
          <table:table-cell table:style-name="ce1" table:formula="of:=AVERAGEIF([.$A$1:.$A$3639];ROW();[.D$1:.D$3639])" office:value-type="float" office:value="-1.78333333333333" calcext:value-type="float">
            <text:p>-1.7833333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9.16" calcext:value-type="float">
            <text:p>-9.16</text:p>
          </table:table-cell>
          <table:table-cell table:number-columns-repeated="5"/>
          <table:table-cell table:formula="of:=ROW()" office:value-type="float" office:value="435" calcext:value-type="float">
            <text:p>43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6666666666667" calcext:value-type="float">
            <text:p>-36.6666666667</text:p>
          </table:table-cell>
          <table:table-cell table:style-name="ce1" table:formula="of:=AVERAGEIF([.$A$1:.$A$3639];ROW();[.D$1:.D$3639])" office:value-type="float" office:value="-1.86333333333333" calcext:value-type="float">
            <text:p>-1.86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9.08" calcext:value-type="float">
            <text:p>-9.08</text:p>
          </table:table-cell>
          <table:table-cell table:number-columns-repeated="5"/>
          <table:table-cell table:formula="of:=ROW()" office:value-type="float" office:value="436" calcext:value-type="float">
            <text:p>43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3333333333333" calcext:value-type="float">
            <text:p>-40.3333333333</text:p>
          </table:table-cell>
          <table:table-cell table:style-name="ce1" table:formula="of:=AVERAGEIF([.$A$1:.$A$3639];ROW();[.D$1:.D$3639])" office:value-type="float" office:value="-2.05333333333333" calcext:value-type="float">
            <text:p>-2.05333333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8.67" calcext:value-type="float">
            <text:p>-8.67</text:p>
          </table:table-cell>
          <table:table-cell table:number-columns-repeated="5"/>
          <table:table-cell table:formula="of:=ROW()" office:value-type="float" office:value="437" calcext:value-type="float">
            <text:p>43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6666666666667" calcext:value-type="float">
            <text:p>-38.6666666667</text:p>
          </table:table-cell>
          <table:table-cell table:style-name="ce1" table:formula="of:=AVERAGEIF([.$A$1:.$A$3639];ROW();[.D$1:.D$3639])" office:value-type="float" office:value="-2.10333333333333" calcext:value-type="float">
            <text:p>-2.10333333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9" calcext:value-type="float">
            <text:p>-9</text:p>
          </table:table-cell>
          <table:table-cell table:number-columns-repeated="5"/>
          <table:table-cell table:formula="of:=ROW()" office:value-type="float" office:value="438" calcext:value-type="float">
            <text:p>43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.6666666666667" calcext:value-type="float">
            <text:p>-35.6666666667</text:p>
          </table:table-cell>
          <table:table-cell table:style-name="ce1" table:formula="of:=AVERAGEIF([.$A$1:.$A$3639];ROW();[.D$1:.D$3639])" office:value-type="float" office:value="-1.88333333333333" calcext:value-type="float">
            <text:p>-1.8833333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8.84" calcext:value-type="float">
            <text:p>-8.84</text:p>
          </table:table-cell>
          <table:table-cell table:number-columns-repeated="5"/>
          <table:table-cell table:formula="of:=ROW()" office:value-type="float" office:value="439" calcext:value-type="float">
            <text:p>43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8" calcext:value-type="float">
            <text:p>-28</text:p>
          </table:table-cell>
          <table:table-cell table:style-name="ce1" table:formula="of:=AVERAGEIF([.$A$1:.$A$3639];ROW();[.D$1:.D$3639])" office:value-type="float" office:value="-1.71333333333333" calcext:value-type="float">
            <text:p>-1.71333333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8.3" calcext:value-type="float">
            <text:p>-8.3</text:p>
          </table:table-cell>
          <table:table-cell table:number-columns-repeated="5"/>
          <table:table-cell table:formula="of:=ROW()" office:value-type="float" office:value="440" calcext:value-type="float">
            <text:p>44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.6666666666667" calcext:value-type="float">
            <text:p>-35.6666666667</text:p>
          </table:table-cell>
          <table:table-cell table:style-name="ce1" table:formula="of:=AVERAGEIF([.$A$1:.$A$3639];ROW();[.D$1:.D$3639])" office:value-type="float" office:value="-1.83666666666667" calcext:value-type="float">
            <text:p>-1.83666666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8.84" calcext:value-type="float">
            <text:p>-8.84</text:p>
          </table:table-cell>
          <table:table-cell table:number-columns-repeated="5"/>
          <table:table-cell table:formula="of:=ROW()" office:value-type="float" office:value="441" calcext:value-type="float">
            <text:p>44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.6666666666667" calcext:value-type="float">
            <text:p>-43.6666666667</text:p>
          </table:table-cell>
          <table:table-cell table:style-name="ce1" table:formula="of:=AVERAGEIF([.$A$1:.$A$3639];ROW();[.D$1:.D$3639])" office:value-type="float" office:value="-2.20666666666667" calcext:value-type="float">
            <text:p>-2.2066666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8.9" calcext:value-type="float">
            <text:p>-8.9</text:p>
          </table:table-cell>
          <table:table-cell table:number-columns-repeated="5"/>
          <table:table-cell table:formula="of:=ROW()" office:value-type="float" office:value="442" calcext:value-type="float">
            <text:p>44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.6666666666667" calcext:value-type="float">
            <text:p>-25.6666666667</text:p>
          </table:table-cell>
          <table:table-cell table:style-name="ce1" table:formula="of:=AVERAGEIF([.$A$1:.$A$3639];ROW();[.D$1:.D$3639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table:number-columns-repeated="5"/>
          <table:table-cell table:formula="of:=ROW()" office:value-type="float" office:value="443" calcext:value-type="float">
            <text:p>44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1.94666666666667" calcext:value-type="float">
            <text:p>-1.94666666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7.89" calcext:value-type="float">
            <text:p>-7.89</text:p>
          </table:table-cell>
          <table:table-cell table:number-columns-repeated="5"/>
          <table:table-cell table:formula="of:=ROW()" office:value-type="float" office:value="444" calcext:value-type="float">
            <text:p>44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6666666666667" calcext:value-type="float">
            <text:p>-36.6666666667</text:p>
          </table:table-cell>
          <table:table-cell table:style-name="ce1" table:formula="of:=AVERAGEIF([.$A$1:.$A$3639];ROW();[.D$1:.D$3639])" office:value-type="float" office:value="-1.91333333333333" calcext:value-type="float">
            <text:p>-1.91333333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06" calcext:value-type="float">
            <text:p>-8.06</text:p>
          </table:table-cell>
          <table:table-cell table:number-columns-repeated="5"/>
          <table:table-cell table:formula="of:=ROW()" office:value-type="float" office:value="445" calcext:value-type="float">
            <text:p>44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3333333333333" calcext:value-type="float">
            <text:p>-39.3333333333</text:p>
          </table:table-cell>
          <table:table-cell table:style-name="ce1" table:formula="of:=AVERAGEIF([.$A$1:.$A$3639];ROW();[.D$1:.D$3639]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8.26" calcext:value-type="float">
            <text:p>-8.26</text:p>
          </table:table-cell>
          <table:table-cell table:number-columns-repeated="5"/>
          <table:table-cell table:formula="of:=ROW()" office:value-type="float" office:value="446" calcext:value-type="float">
            <text:p>44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9.6666666666667" calcext:value-type="float">
            <text:p>-29.6666666667</text:p>
          </table:table-cell>
          <table:table-cell table:style-name="ce1" table:formula="of:=AVERAGEIF([.$A$1:.$A$3639];ROW();[.D$1:.D$3639])"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7.64" calcext:value-type="float">
            <text:p>-7.64</text:p>
          </table:table-cell>
          <table:table-cell table:number-columns-repeated="5"/>
          <table:table-cell table:formula="of:=ROW()" office:value-type="float" office:value="447" calcext:value-type="float">
            <text:p>44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6666666666667" calcext:value-type="float">
            <text:p>-38.6666666667</text:p>
          </table:table-cell>
          <table:table-cell table:style-name="ce1" table:formula="of:=AVERAGEIF([.$A$1:.$A$3639];ROW();[.D$1:.D$3639])" office:value-type="float" office:value="-2.04666666666667" calcext:value-type="float">
            <text:p>-2.04666666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6" calcext:value-type="float">
            <text:p>-7.6</text:p>
          </table:table-cell>
          <table:table-cell table:number-columns-repeated="5"/>
          <table:table-cell table:formula="of:=ROW()" office:value-type="float" office:value="448" calcext:value-type="float">
            <text:p>44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2.40666666666667" calcext:value-type="float">
            <text:p>-2.40666666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97" calcext:value-type="float">
            <text:p>-7.97</text:p>
          </table:table-cell>
          <table:table-cell table:number-columns-repeated="5"/>
          <table:table-cell table:formula="of:=ROW()" office:value-type="float" office:value="449" calcext:value-type="float">
            <text:p>44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9.3333333333333" calcext:value-type="float">
            <text:p>-29.3333333333</text:p>
          </table:table-cell>
          <table:table-cell table:style-name="ce1" table:formula="of:=AVERAGEIF([.$A$1:.$A$3639];ROW();[.D$1:.D$3639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6" calcext:value-type="float">
            <text:p>-7.6</text:p>
          </table:table-cell>
          <table:table-cell table:number-columns-repeated="5"/>
          <table:table-cell table:formula="of:=ROW()" office:value-type="float" office:value="450" calcext:value-type="float">
            <text:p>45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.3333333333333" calcext:value-type="float">
            <text:p>-43.3333333333</text:p>
          </table:table-cell>
          <table:table-cell table:style-name="ce1" table:formula="of:=AVERAGEIF([.$A$1:.$A$3639];ROW();[.D$1:.D$3639])" office:value-type="float" office:value="-2.11333333333333" calcext:value-type="float">
            <text:p>-2.1133333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7.33" calcext:value-type="float">
            <text:p>-7.33</text:p>
          </table:table-cell>
          <table:table-cell table:number-columns-repeated="5"/>
          <table:table-cell table:formula="of:=ROW()" office:value-type="float" office:value="451" calcext:value-type="float">
            <text:p>45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6666666666667" calcext:value-type="float">
            <text:p>-34.6666666667</text:p>
          </table:table-cell>
          <table:table-cell table:style-name="ce1" table:formula="of:=AVERAGEIF([.$A$1:.$A$3639];ROW();[.D$1:.D$3639])" office:value-type="float" office:value="-1.81333333333333" calcext:value-type="float">
            <text:p>-1.81333333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73" calcext:value-type="float">
            <text:p>-6.73</text:p>
          </table:table-cell>
          <table:table-cell table:number-columns-repeated="5"/>
          <table:table-cell table:formula="of:=ROW()" office:value-type="float" office:value="452" calcext:value-type="float">
            <text:p>45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88666666666667" calcext:value-type="float">
            <text:p>-1.88666666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89" calcext:value-type="float">
            <text:p>-6.89</text:p>
          </table:table-cell>
          <table:table-cell table:number-columns-repeated="5"/>
          <table:table-cell table:formula="of:=ROW()" office:value-type="float" office:value="453" calcext:value-type="float">
            <text:p>45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.3333333333333" calcext:value-type="float">
            <text:p>-36.3333333333</text:p>
          </table:table-cell>
          <table:table-cell table:style-name="ce1" table:formula="of:=AVERAGEIF([.$A$1:.$A$3639];ROW();[.D$1:.D$3639])" office:value-type="float" office:value="-2.06333333333333" calcext:value-type="float">
            <text:p>-2.06333333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46" calcext:value-type="float">
            <text:p>-6.46</text:p>
          </table:table-cell>
          <table:table-cell table:number-columns-repeated="5"/>
          <table:table-cell table:formula="of:=ROW()" office:value-type="float" office:value="454" calcext:value-type="float">
            <text:p>45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81" calcext:value-type="float">
            <text:p>-6.81</text:p>
          </table:table-cell>
          <table:table-cell table:number-columns-repeated="5"/>
          <table:table-cell table:formula="of:=ROW()" office:value-type="float" office:value="455" calcext:value-type="float">
            <text:p>45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1.89333333333333" calcext:value-type="float">
            <text:p>-1.89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71" calcext:value-type="float">
            <text:p>-6.71</text:p>
          </table:table-cell>
          <table:table-cell table:number-columns-repeated="5"/>
          <table:table-cell table:formula="of:=ROW()" office:value-type="float" office:value="456" calcext:value-type="float">
            <text:p>45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6.3333333333333" calcext:value-type="float">
            <text:p>-46.3333333333</text:p>
          </table:table-cell>
          <table:table-cell table:style-name="ce1" table:formula="of:=AVERAGEIF([.$A$1:.$A$3639];ROW();[.D$1:.D$3639])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6.73" calcext:value-type="float">
            <text:p>-6.73</text:p>
          </table:table-cell>
          <table:table-cell table:number-columns-repeated="5"/>
          <table:table-cell table:formula="of:=ROW()" office:value-type="float" office:value="457" calcext:value-type="float">
            <text:p>45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6.3333333333333" calcext:value-type="float">
            <text:p>-26.3333333333</text:p>
          </table:table-cell>
          <table:table-cell table:style-name="ce1" table:formula="of:=AVERAGEIF([.$A$1:.$A$3639];ROW();[.D$1:.D$3639])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58" calcext:value-type="float">
            <text:p>-6.58</text:p>
          </table:table-cell>
          <table:table-cell table:number-columns-repeated="5"/>
          <table:table-cell table:formula="of:=ROW()" office:value-type="float" office:value="458" calcext:value-type="float">
            <text:p>45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6666666666667" calcext:value-type="float">
            <text:p>-37.6666666667</text:p>
          </table:table-cell>
          <table:table-cell table:style-name="ce1" table:formula="of:=AVERAGEIF([.$A$1:.$A$3639];ROW();[.D$1:.D$3639])" office:value-type="float" office:value="-1.99333333333333" calcext:value-type="float">
            <text:p>-1.99333333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11" calcext:value-type="float">
            <text:p>-7.11</text:p>
          </table:table-cell>
          <table:table-cell table:number-columns-repeated="5"/>
          <table:table-cell table:formula="of:=ROW()" office:value-type="float" office:value="459" calcext:value-type="float">
            <text:p>45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1.6666666666667" calcext:value-type="float">
            <text:p>-31.6666666667</text:p>
          </table:table-cell>
          <table:table-cell table:style-name="ce1" table:formula="of:=AVERAGEIF([.$A$1:.$A$3639];ROW();[.D$1:.D$3639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7.05" calcext:value-type="float">
            <text:p>-7.05</text:p>
          </table:table-cell>
          <table:table-cell table:number-columns-repeated="5"/>
          <table:table-cell table:formula="of:=ROW()" office:value-type="float" office:value="460" calcext:value-type="float">
            <text:p>46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6.6666666666667" calcext:value-type="float">
            <text:p>-26.6666666667</text:p>
          </table:table-cell>
          <table:table-cell table:style-name="ce1" table:formula="of:=AVERAGEIF([.$A$1:.$A$3639];ROW();[.D$1:.D$3639])" office:value-type="float" office:value="-1.66333333333333" calcext:value-type="float">
            <text:p>-1.66333333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79" calcext:value-type="float">
            <text:p>-6.79</text:p>
          </table:table-cell>
          <table:table-cell table:number-columns-repeated="5"/>
          <table:table-cell table:formula="of:=ROW()" office:value-type="float" office:value="461" calcext:value-type="float">
            <text:p>46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3333333333333" calcext:value-type="float">
            <text:p>-37.3333333333</text:p>
          </table:table-cell>
          <table:table-cell table:style-name="ce1" table:formula="of:=AVERAGEIF([.$A$1:.$A$3639];ROW();[.D$1:.D$3639])" office:value-type="float" office:value="-1.79666666666667" calcext:value-type="float">
            <text:p>-1.79666666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28" calcext:value-type="float">
            <text:p>-7.28</text:p>
          </table:table-cell>
          <table:table-cell table:number-columns-repeated="5"/>
          <table:table-cell table:formula="of:=ROW()" office:value-type="float" office:value="462" calcext:value-type="float">
            <text:p>46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6666666666667" calcext:value-type="float">
            <text:p>-34.6666666667</text:p>
          </table:table-cell>
          <table:table-cell table:style-name="ce1" table:formula="of:=AVERAGEIF([.$A$1:.$A$3639];ROW();[.D$1:.D$3639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59" calcext:value-type="float">
            <text:p>-6.59</text:p>
          </table:table-cell>
          <table:table-cell table:number-columns-repeated="5"/>
          <table:table-cell table:formula="of:=ROW()" office:value-type="float" office:value="463" calcext:value-type="float">
            <text:p>46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6666666666667" calcext:value-type="float">
            <text:p>-39.6666666667</text:p>
          </table:table-cell>
          <table:table-cell table:style-name="ce1" table:formula="of:=AVERAGEIF([.$A$1:.$A$3639];ROW();[.D$1:.D$3639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56" calcext:value-type="float">
            <text:p>-6.56</text:p>
          </table:table-cell>
          <table:table-cell table:number-columns-repeated="5"/>
          <table:table-cell table:formula="of:=ROW()" office:value-type="float" office:value="464" calcext:value-type="float">
            <text:p>46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.3333333333333" calcext:value-type="float">
            <text:p>-41.3333333333</text:p>
          </table:table-cell>
          <table:table-cell table:style-name="ce1" table:formula="of:=AVERAGEIF([.$A$1:.$A$3639];ROW();[.D$1:.D$3639])" office:value-type="float" office:value="-2.20333333333333" calcext:value-type="float">
            <text:p>-2.20333333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6.96" calcext:value-type="float">
            <text:p>-6.96</text:p>
          </table:table-cell>
          <table:table-cell table:number-columns-repeated="5"/>
          <table:table-cell table:formula="of:=ROW()" office:value-type="float" office:value="465" calcext:value-type="float">
            <text:p>46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2" calcext:value-type="float">
            <text:p>-7.2</text:p>
          </table:table-cell>
          <table:table-cell table:number-columns-repeated="5"/>
          <table:table-cell table:formula="of:=ROW()" office:value-type="float" office:value="466" calcext:value-type="float">
            <text:p>46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6666666666667" calcext:value-type="float">
            <text:p>-38.6666666667</text:p>
          </table:table-cell>
          <table:table-cell table:style-name="ce1" table:formula="of:=AVERAGEIF([.$A$1:.$A$3639];ROW();[.D$1:.D$3639])" office:value-type="float" office:value="-2.03666666666667" calcext:value-type="float">
            <text:p>-2.03666666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46" calcext:value-type="float">
            <text:p>-7.46</text:p>
          </table:table-cell>
          <table:table-cell table:number-columns-repeated="5"/>
          <table:table-cell table:formula="of:=ROW()" office:value-type="float" office:value="467" calcext:value-type="float">
            <text:p>46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48" calcext:value-type="float">
            <text:p>-7.48</text:p>
          </table:table-cell>
          <table:table-cell table:number-columns-repeated="5"/>
          <table:table-cell table:formula="of:=ROW()" office:value-type="float" office:value="468" calcext:value-type="float">
            <text:p>46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77" calcext:value-type="float">
            <text:p>-6.77</text:p>
          </table:table-cell>
          <table:table-cell table:number-columns-repeated="5"/>
          <table:table-cell table:formula="of:=ROW()" office:value-type="float" office:value="469" calcext:value-type="float">
            <text:p>46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6666666666667" calcext:value-type="float">
            <text:p>-40.6666666667</text:p>
          </table:table-cell>
          <table:table-cell table:style-name="ce1" table:formula="of:=AVERAGEIF([.$A$1:.$A$3639];ROW();[.D$1:.D$3639])" office:value-type="float" office:value="-2.06333333333333" calcext:value-type="float">
            <text:p>-2.06333333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17" calcext:value-type="float">
            <text:p>-7.17</text:p>
          </table:table-cell>
          <table:table-cell table:number-columns-repeated="5"/>
          <table:table-cell table:formula="of:=ROW()" office:value-type="float" office:value="470" calcext:value-type="float">
            <text:p>47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76" calcext:value-type="float">
            <text:p>-6.76</text:p>
          </table:table-cell>
          <table:table-cell table:number-columns-repeated="5"/>
          <table:table-cell table:formula="of:=ROW()" office:value-type="float" office:value="471" calcext:value-type="float">
            <text:p>471</text:p>
          </table:table-cell>
          <table:table-cell table:style-name="ce1" table:formula="of:=AVERAGEIF([.$A$1:.$A$3639];ROW();[.B$1:.B$3639])" office:value-type="float" office:value="-0.666666666666667" calcext:value-type="float">
            <text:p>-0.6666666667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00666666666667" calcext:value-type="float">
            <text:p>-2.006666666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45" calcext:value-type="float">
            <text:p>-7.45</text:p>
          </table:table-cell>
          <table:table-cell table:number-columns-repeated="5"/>
          <table:table-cell table:formula="of:=ROW()" office:value-type="float" office:value="472" calcext:value-type="float">
            <text:p>47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1.755" calcext:value-type="float">
            <text:p>-1.7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85" calcext:value-type="float">
            <text:p>-6.85</text:p>
          </table:table-cell>
          <table:table-cell table:number-columns-repeated="5"/>
          <table:table-cell table:formula="of:=ROW()" office:value-type="float" office:value="473" calcext:value-type="float">
            <text:p>47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83" calcext:value-type="float">
            <text:p>-6.83</text:p>
          </table:table-cell>
          <table:table-cell table:number-columns-repeated="5"/>
          <table:table-cell table:formula="of:=ROW()" office:value-type="float" office:value="474" calcext:value-type="float">
            <text:p>47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8" calcext:value-type="float">
            <text:p>-28</text:p>
          </table:table-cell>
          <table:table-cell table:style-name="ce1" table:formula="of:=AVERAGEIF([.$A$1:.$A$3639];ROW();[.D$1:.D$3639])" office:value-type="float" office:value="-1.735" calcext:value-type="float">
            <text:p>-1.7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-6.5" calcext:value-type="float">
            <text:p>-6.5</text:p>
          </table:table-cell>
          <table:table-cell table:number-columns-repeated="5"/>
          <table:table-cell table:formula="of:=ROW()" office:value-type="float" office:value="475" calcext:value-type="float">
            <text:p>47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2.035" calcext:value-type="float">
            <text:p>-2.0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74" calcext:value-type="float">
            <text:p>-6.74</text:p>
          </table:table-cell>
          <table:table-cell table:number-columns-repeated="5"/>
          <table:table-cell table:formula="of:=ROW()" office:value-type="float" office:value="476" calcext:value-type="float">
            <text:p>47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.5" calcext:value-type="float">
            <text:p>-35.5</text:p>
          </table:table-cell>
          <table:table-cell table:style-name="ce1" table:formula="of:=AVERAGEIF([.$A$1:.$A$3639];ROW();[.D$1:.D$3639])" office:value-type="float" office:value="-1.955" calcext:value-type="float">
            <text:p>-1.9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64" calcext:value-type="float">
            <text:p>-6.64</text:p>
          </table:table-cell>
          <table:table-cell table:number-columns-repeated="5"/>
          <table:table-cell table:formula="of:=ROW()" office:value-type="float" office:value="477" calcext:value-type="float">
            <text:p>47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6.88" calcext:value-type="float">
            <text:p>-6.88</text:p>
          </table:table-cell>
          <table:table-cell table:number-columns-repeated="5"/>
          <table:table-cell table:formula="of:=ROW()" office:value-type="float" office:value="478" calcext:value-type="float">
            <text:p>47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1.935" calcext:value-type="float">
            <text:p>-1.9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7.23" calcext:value-type="float">
            <text:p>-7.23</text:p>
          </table:table-cell>
          <table:table-cell table:number-columns-repeated="5"/>
          <table:table-cell table:formula="of:=ROW()" office:value-type="float" office:value="479" calcext:value-type="float">
            <text:p>47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025" calcext:value-type="float">
            <text:p>-2.0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69" calcext:value-type="float">
            <text:p>-6.69</text:p>
          </table:table-cell>
          <table:table-cell table:number-columns-repeated="5"/>
          <table:table-cell table:formula="of:=ROW()" office:value-type="float" office:value="480" calcext:value-type="float">
            <text:p>48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.5" calcext:value-type="float">
            <text:p>-25.5</text:p>
          </table:table-cell>
          <table:table-cell table:style-name="ce1" table:formula="of:=AVERAGEIF([.$A$1:.$A$3639];ROW();[.D$1:.D$3639])"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32" calcext:value-type="float">
            <text:p>-7.32</text:p>
          </table:table-cell>
          <table:table-cell table:number-columns-repeated="5"/>
          <table:table-cell table:formula="of:=ROW()" office:value-type="float" office:value="481" calcext:value-type="float">
            <text:p>48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2.025" calcext:value-type="float">
            <text:p>-2.0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69" calcext:value-type="float">
            <text:p>-6.69</text:p>
          </table:table-cell>
          <table:table-cell table:number-columns-repeated="5"/>
          <table:table-cell table:formula="of:=ROW()" office:value-type="float" office:value="482" calcext:value-type="float">
            <text:p>48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9.5" calcext:value-type="float">
            <text:p>-29.5</text:p>
          </table:table-cell>
          <table:table-cell table:style-name="ce1" table:formula="of:=AVERAGEIF([.$A$1:.$A$3639];ROW();[.D$1:.D$3639])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6.89" calcext:value-type="float">
            <text:p>-6.89</text:p>
          </table:table-cell>
          <table:table-cell table:number-columns-repeated="5"/>
          <table:table-cell table:formula="of:=ROW()" office:value-type="float" office:value="483" calcext:value-type="float">
            <text:p>48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72" calcext:value-type="float">
            <text:p>-6.72</text:p>
          </table:table-cell>
          <table:table-cell table:number-columns-repeated="5"/>
          <table:table-cell table:formula="of:=ROW()" office:value-type="float" office:value="484" calcext:value-type="float">
            <text:p>48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" calcext:value-type="float">
            <text:p>-41</text:p>
          </table:table-cell>
          <table:table-cell table:style-name="ce1" table:formula="of:=AVERAGEIF([.$A$1:.$A$3639];ROW();[.D$1:.D$3639])"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6.35" calcext:value-type="float">
            <text:p>-6.35</text:p>
          </table:table-cell>
          <table:table-cell table:number-columns-repeated="5"/>
          <table:table-cell table:formula="of:=ROW()" office:value-type="float" office:value="485" calcext:value-type="float">
            <text:p>48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26" calcext:value-type="float">
            <text:p>-7.26</text:p>
          </table:table-cell>
          <table:table-cell table:number-columns-repeated="5"/>
          <table:table-cell table:formula="of:=ROW()" office:value-type="float" office:value="486" calcext:value-type="float">
            <text:p>48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.5" calcext:value-type="float">
            <text:p>-25.5</text:p>
          </table:table-cell>
          <table:table-cell table:style-name="ce1" table:formula="of:=AVERAGEIF([.$A$1:.$A$3639];ROW();[.D$1:.D$3639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6.76" calcext:value-type="float">
            <text:p>-6.76</text:p>
          </table:table-cell>
          <table:table-cell table:number-columns-repeated="5"/>
          <table:table-cell table:formula="of:=ROW()" office:value-type="float" office:value="487" calcext:value-type="float">
            <text:p>48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" calcext:value-type="float">
            <text:p>-42</text:p>
          </table:table-cell>
          <table:table-cell table:style-name="ce1" table:formula="of:=AVERAGEIF([.$A$1:.$A$3639];ROW();[.D$1:.D$3639])"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92" calcext:value-type="float">
            <text:p>-6.92</text:p>
          </table:table-cell>
          <table:table-cell table:number-columns-repeated="5"/>
          <table:table-cell table:formula="of:=ROW()" office:value-type="float" office:value="488" calcext:value-type="float">
            <text:p>48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6.89" calcext:value-type="float">
            <text:p>-6.89</text:p>
          </table:table-cell>
          <table:table-cell table:number-columns-repeated="5"/>
          <table:table-cell table:formula="of:=ROW()" office:value-type="float" office:value="489" calcext:value-type="float">
            <text:p>48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" calcext:value-type="float">
            <text:p>-7</text:p>
          </table:table-cell>
          <table:table-cell table:number-columns-repeated="5"/>
          <table:table-cell table:formula="of:=ROW()" office:value-type="float" office:value="490" calcext:value-type="float">
            <text:p>49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" calcext:value-type="float">
            <text:p>-25</text:p>
          </table:table-cell>
          <table:table-cell table:style-name="ce1" table:formula="of:=AVERAGEIF([.$A$1:.$A$3639];ROW();[.D$1:.D$3639])"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7.03" calcext:value-type="float">
            <text:p>-7.03</text:p>
          </table:table-cell>
          <table:table-cell table:number-columns-repeated="5"/>
          <table:table-cell table:formula="of:=ROW()" office:value-type="float" office:value="491" calcext:value-type="float">
            <text:p>49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33" calcext:value-type="float">
            <text:p>-7.33</text:p>
          </table:table-cell>
          <table:table-cell table:number-columns-repeated="5"/>
          <table:table-cell table:formula="of:=ROW()" office:value-type="float" office:value="492" calcext:value-type="float">
            <text:p>49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.5" calcext:value-type="float">
            <text:p>-43.5</text:p>
          </table:table-cell>
          <table:table-cell table:style-name="ce1" table:formula="of:=AVERAGEIF([.$A$1:.$A$3639];ROW();[.D$1:.D$3639]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72" calcext:value-type="float">
            <text:p>-6.72</text:p>
          </table:table-cell>
          <table:table-cell table:number-columns-repeated="5"/>
          <table:table-cell table:formula="of:=ROW()" office:value-type="float" office:value="493" calcext:value-type="float">
            <text:p>49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7.48" calcext:value-type="float">
            <text:p>-7.48</text:p>
          </table:table-cell>
          <table:table-cell table:number-columns-repeated="5"/>
          <table:table-cell table:formula="of:=ROW()" office:value-type="float" office:value="494" calcext:value-type="float">
            <text:p>49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7.09" calcext:value-type="float">
            <text:p>-7.09</text:p>
          </table:table-cell>
          <table:table-cell table:number-columns-repeated="5"/>
          <table:table-cell table:formula="of:=ROW()" office:value-type="float" office:value="495" calcext:value-type="float">
            <text:p>49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02" calcext:value-type="float">
            <text:p>-7.02</text:p>
          </table:table-cell>
          <table:table-cell table:number-columns-repeated="5"/>
          <table:table-cell table:formula="of:=ROW()" office:value-type="float" office:value="496" calcext:value-type="float">
            <text:p>49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1.765" calcext:value-type="float">
            <text:p>-1.7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78" calcext:value-type="float">
            <text:p>-6.78</text:p>
          </table:table-cell>
          <table:table-cell table:number-columns-repeated="5"/>
          <table:table-cell table:formula="of:=ROW()" office:value-type="float" office:value="497" calcext:value-type="float">
            <text:p>49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66" calcext:value-type="float">
            <text:p>-6.66</text:p>
          </table:table-cell>
          <table:table-cell table:number-columns-repeated="5"/>
          <table:table-cell table:formula="of:=ROW()" office:value-type="float" office:value="498" calcext:value-type="float">
            <text:p>49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7" calcext:value-type="float">
            <text:p>-47</text:p>
          </table:table-cell>
          <table:table-cell table:style-name="ce1" table:formula="of:=AVERAGEIF([.$A$1:.$A$3639];ROW();[.D$1:.D$3639])" office:value-type="float" office:value="-2.18" calcext:value-type="float">
            <text:p>-2.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68" calcext:value-type="float">
            <text:p>-5.68</text:p>
          </table:table-cell>
          <table:table-cell table:number-columns-repeated="5"/>
          <table:table-cell table:formula="of:=ROW()" office:value-type="float" office:value="499" calcext:value-type="float">
            <text:p>49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7.5" calcext:value-type="float">
            <text:p>-47.5</text:p>
          </table:table-cell>
          <table:table-cell table:style-name="ce1" table:formula="of:=AVERAGEIF([.$A$1:.$A$3639];ROW();[.D$1:.D$3639])" office:value-type="float" office:value="-2.395" calcext:value-type="float">
            <text:p>-2.3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500" calcext:value-type="float">
            <text:p>50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1.845" calcext:value-type="float">
            <text:p>-1.8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5.84" calcext:value-type="float">
            <text:p>-5.84</text:p>
          </table:table-cell>
          <table:table-cell table:number-columns-repeated="5"/>
          <table:table-cell table:formula="of:=ROW()" office:value-type="float" office:value="501" calcext:value-type="float">
            <text:p>50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2.065" calcext:value-type="float">
            <text:p>-2.0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502" calcext:value-type="float">
            <text:p>50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1.5" calcext:value-type="float">
            <text:p>-31.5</text:p>
          </table:table-cell>
          <table:table-cell table:style-name="ce1" table:formula="of:=AVERAGEIF([.$A$1:.$A$3639];ROW();[.D$1:.D$3639]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64" calcext:value-type="float">
            <text:p>-5.64</text:p>
          </table:table-cell>
          <table:table-cell table:number-columns-repeated="5"/>
          <table:table-cell table:formula="of:=ROW()" office:value-type="float" office:value="503" calcext:value-type="float">
            <text:p>50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1.735" calcext:value-type="float">
            <text:p>-1.7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" calcext:value-type="float">
            <text:p>-5</text:p>
          </table:table-cell>
          <table:table-cell office:value-type="float" office:value="-19" calcext:value-type="float">
            <text:p>-19</text:p>
          </table:table-cell>
          <table:table-cell office:value-type="float" office:value="-5.48" calcext:value-type="float">
            <text:p>-5.48</text:p>
          </table:table-cell>
          <table:table-cell table:number-columns-repeated="5"/>
          <table:table-cell table:formula="of:=ROW()" office:value-type="float" office:value="504" calcext:value-type="float">
            <text:p>50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" calcext:value-type="float">
            <text:p>-42</text:p>
          </table:table-cell>
          <table:table-cell table:style-name="ce1" table:formula="of:=AVERAGEIF([.$A$1:.$A$3639];ROW();[.D$1:.D$3639])" office:value-type="float" office:value="-1.795" calcext:value-type="float">
            <text:p>-1.7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4" calcext:value-type="float">
            <text:p>-6.4</text:p>
          </table:table-cell>
          <table:table-cell table:number-columns-repeated="5"/>
          <table:table-cell table:formula="of:=ROW()" office:value-type="float" office:value="505" calcext:value-type="float">
            <text:p>50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2.025" calcext:value-type="float">
            <text:p>-2.0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55" calcext:value-type="float">
            <text:p>-6.55</text:p>
          </table:table-cell>
          <table:table-cell table:number-columns-repeated="5"/>
          <table:table-cell table:formula="of:=ROW()" office:value-type="float" office:value="506" calcext:value-type="float">
            <text:p>50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" calcext:value-type="float">
            <text:p>-42</text:p>
          </table:table-cell>
          <table:table-cell table:style-name="ce1" table:formula="of:=AVERAGEIF([.$A$1:.$A$3639];ROW();[.D$1:.D$3639])" office:value-type="float" office:value="-1.775" calcext:value-type="float">
            <text:p>-1.7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38" calcext:value-type="float">
            <text:p>-6.38</text:p>
          </table:table-cell>
          <table:table-cell table:number-columns-repeated="5"/>
          <table:table-cell table:formula="of:=ROW()" office:value-type="float" office:value="507" calcext:value-type="float">
            <text:p>50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3" calcext:value-type="float">
            <text:p>-23</text:p>
          </table:table-cell>
          <table:table-cell table:style-name="ce1" table:formula="of:=AVERAGEIF([.$A$1:.$A$3639];ROW();[.D$1:.D$3639])" office:value-type="float" office:value="-1.615" calcext:value-type="float">
            <text:p>-1.6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59" calcext:value-type="float">
            <text:p>-6.59</text:p>
          </table:table-cell>
          <table:table-cell table:number-columns-repeated="5"/>
          <table:table-cell table:formula="of:=ROW()" office:value-type="float" office:value="508" calcext:value-type="float">
            <text:p>50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float" office:value="-5.83" calcext:value-type="float">
            <text:p>-5.83</text:p>
          </table:table-cell>
          <table:table-cell table:number-columns-repeated="5"/>
          <table:table-cell table:formula="of:=ROW()" office:value-type="float" office:value="509" calcext:value-type="float">
            <text:p>50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1.86" calcext:value-type="float">
            <text:p>-1.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5.57" calcext:value-type="float">
            <text:p>-5.57</text:p>
          </table:table-cell>
          <table:table-cell table:number-columns-repeated="5"/>
          <table:table-cell table:formula="of:=ROW()" office:value-type="float" office:value="510" calcext:value-type="float">
            <text:p>51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6.11" calcext:value-type="float">
            <text:p>-6.11</text:p>
          </table:table-cell>
          <table:table-cell table:number-columns-repeated="5"/>
          <table:table-cell table:formula="of:=ROW()" office:value-type="float" office:value="511" calcext:value-type="float">
            <text:p>51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56" calcext:value-type="float">
            <text:p>-5.56</text:p>
          </table:table-cell>
          <table:table-cell table:number-columns-repeated="5"/>
          <table:table-cell table:formula="of:=ROW()" office:value-type="float" office:value="512" calcext:value-type="float">
            <text:p>51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1.775" calcext:value-type="float">
            <text:p>-1.7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37" calcext:value-type="float">
            <text:p>-6.37</text:p>
          </table:table-cell>
          <table:table-cell table:number-columns-repeated="5"/>
          <table:table-cell table:formula="of:=ROW()" office:value-type="float" office:value="513" calcext:value-type="float">
            <text:p>51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5.49" calcext:value-type="float">
            <text:p>-5.49</text:p>
          </table:table-cell>
          <table:table-cell table:number-columns-repeated="5"/>
          <table:table-cell table:formula="of:=ROW()" office:value-type="float" office:value="514" calcext:value-type="float">
            <text:p>51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83" calcext:value-type="float">
            <text:p>-5.83</text:p>
          </table:table-cell>
          <table:table-cell table:number-columns-repeated="5"/>
          <table:table-cell table:formula="of:=ROW()" office:value-type="float" office:value="515" calcext:value-type="float">
            <text:p>51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1" calcext:value-type="float">
            <text:p>-31</text:p>
          </table:table-cell>
          <table:table-cell table:style-name="ce1" table:formula="of:=AVERAGEIF([.$A$1:.$A$3639];ROW();[.D$1:.D$3639]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" calcext:value-type="float">
            <text:p>-5</text:p>
          </table:table-cell>
          <table:table-cell office:value-type="float" office:value="-19" calcext:value-type="float">
            <text:p>-19</text:p>
          </table:table-cell>
          <table:table-cell office:value-type="float" office:value="-5.37" calcext:value-type="float">
            <text:p>-5.37</text:p>
          </table:table-cell>
          <table:table-cell table:number-columns-repeated="5"/>
          <table:table-cell table:formula="of:=ROW()" office:value-type="float" office:value="516" calcext:value-type="float">
            <text:p>51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21" calcext:value-type="float">
            <text:p>-6.21</text:p>
          </table:table-cell>
          <table:table-cell table:number-columns-repeated="5"/>
          <table:table-cell table:formula="of:=ROW()" office:value-type="float" office:value="517" calcext:value-type="float">
            <text:p>51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8.5" calcext:value-type="float">
            <text:p>-48.5</text:p>
          </table:table-cell>
          <table:table-cell table:style-name="ce1" table:formula="of:=AVERAGEIF([.$A$1:.$A$3639];ROW();[.D$1:.D$3639])"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21" calcext:value-type="float">
            <text:p>-6.21</text:p>
          </table:table-cell>
          <table:table-cell table:number-columns-repeated="5"/>
          <table:table-cell table:formula="of:=ROW()" office:value-type="float" office:value="518" calcext:value-type="float">
            <text:p>51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.5" calcext:value-type="float">
            <text:p>-35.5</text:p>
          </table:table-cell>
          <table:table-cell table:style-name="ce1" table:formula="of:=AVERAGEIF([.$A$1:.$A$3639];ROW();[.D$1:.D$363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17" calcext:value-type="float">
            <text:p>-6.17</text:p>
          </table:table-cell>
          <table:table-cell table:number-columns-repeated="5"/>
          <table:table-cell table:formula="of:=ROW()" office:value-type="float" office:value="519" calcext:value-type="float">
            <text:p>51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1.86" calcext:value-type="float">
            <text:p>-1.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15" calcext:value-type="float">
            <text:p>-6.15</text:p>
          </table:table-cell>
          <table:table-cell table:number-columns-repeated="5"/>
          <table:table-cell table:formula="of:=ROW()" office:value-type="float" office:value="520" calcext:value-type="float">
            <text:p>52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1.835" calcext:value-type="float">
            <text:p>-1.8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7" calcext:value-type="float">
            <text:p>-5.7</text:p>
          </table:table-cell>
          <table:table-cell table:number-columns-repeated="5"/>
          <table:table-cell table:formula="of:=ROW()" office:value-type="float" office:value="521" calcext:value-type="float">
            <text:p>52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2" calcext:value-type="float">
            <text:p>-32</text:p>
          </table:table-cell>
          <table:table-cell table:style-name="ce1" table:formula="of:=AVERAGEIF([.$A$1:.$A$3639];ROW();[.D$1:.D$3639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15" calcext:value-type="float">
            <text:p>-6.15</text:p>
          </table:table-cell>
          <table:table-cell table:number-columns-repeated="5"/>
          <table:table-cell table:formula="of:=ROW()" office:value-type="float" office:value="522" calcext:value-type="float">
            <text:p>52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5.63" calcext:value-type="float">
            <text:p>-5.63</text:p>
          </table:table-cell>
          <table:table-cell table:number-columns-repeated="5"/>
          <table:table-cell table:formula="of:=ROW()" office:value-type="float" office:value="523" calcext:value-type="float">
            <text:p>52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51" calcext:value-type="float">
            <text:p>-5.51</text:p>
          </table:table-cell>
          <table:table-cell table:number-columns-repeated="5"/>
          <table:table-cell table:formula="of:=ROW()" office:value-type="float" office:value="524" calcext:value-type="float">
            <text:p>52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" calcext:value-type="float">
            <text:p>-40</text:p>
          </table:table-cell>
          <table:table-cell table:style-name="ce1" table:formula="of:=AVERAGEIF([.$A$1:.$A$3639];ROW();[.D$1:.D$3639])" office:value-type="float" office:value="-2.21" calcext:value-type="float">
            <text:p>-2.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5.48" calcext:value-type="float">
            <text:p>-5.48</text:p>
          </table:table-cell>
          <table:table-cell table:number-columns-repeated="5"/>
          <table:table-cell table:formula="of:=ROW()" office:value-type="float" office:value="525" calcext:value-type="float">
            <text:p>52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1.745" calcext:value-type="float">
            <text:p>-1.7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.29" calcext:value-type="float">
            <text:p>-6.29</text:p>
          </table:table-cell>
          <table:table-cell table:number-columns-repeated="5"/>
          <table:table-cell table:formula="of:=ROW()" office:value-type="float" office:value="526" calcext:value-type="float">
            <text:p>52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18" calcext:value-type="float">
            <text:p>-6.18</text:p>
          </table:table-cell>
          <table:table-cell table:number-columns-repeated="5"/>
          <table:table-cell table:formula="of:=ROW()" office:value-type="float" office:value="527" calcext:value-type="float">
            <text:p>52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2.135" calcext:value-type="float">
            <text:p>-2.1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81" calcext:value-type="float">
            <text:p>-5.81</text:p>
          </table:table-cell>
          <table:table-cell table:number-columns-repeated="5"/>
          <table:table-cell table:formula="of:=ROW()" office:value-type="float" office:value="528" calcext:value-type="float">
            <text:p>52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84" calcext:value-type="float">
            <text:p>-5.84</text:p>
          </table:table-cell>
          <table:table-cell table:number-columns-repeated="5"/>
          <table:table-cell table:formula="of:=ROW()" office:value-type="float" office:value="529" calcext:value-type="float">
            <text:p>52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" calcext:value-type="float">
            <text:p>-37</text:p>
          </table:table-cell>
          <table:table-cell table:style-name="ce1" table:formula="of:=AVERAGEIF([.$A$1:.$A$3639];ROW();[.D$1:.D$3639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21" calcext:value-type="float">
            <text:p>-6.21</text:p>
          </table:table-cell>
          <table:table-cell table:number-columns-repeated="5"/>
          <table:table-cell table:formula="of:=ROW()" office:value-type="float" office:value="530" calcext:value-type="float">
            <text:p>53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.5" calcext:value-type="float">
            <text:p>-34.5</text:p>
          </table:table-cell>
          <table:table-cell table:style-name="ce1" table:formula="of:=AVERAGEIF([.$A$1:.$A$3639];ROW();[.D$1:.D$3639])" office:value-type="float" office:value="-1.905" calcext:value-type="float">
            <text:p>-1.9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05" calcext:value-type="float">
            <text:p>-6.05</text:p>
          </table:table-cell>
          <table:table-cell table:number-columns-repeated="5"/>
          <table:table-cell table:formula="of:=ROW()" office:value-type="float" office:value="531" calcext:value-type="float">
            <text:p>53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14" calcext:value-type="float">
            <text:p>-6.14</text:p>
          </table:table-cell>
          <table:table-cell table:number-columns-repeated="5"/>
          <table:table-cell table:formula="of:=ROW()" office:value-type="float" office:value="532" calcext:value-type="float">
            <text:p>53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2" calcext:value-type="float">
            <text:p>-42</text:p>
          </table:table-cell>
          <table:table-cell table:style-name="ce1" table:formula="of:=AVERAGEIF([.$A$1:.$A$3639];ROW();[.D$1:.D$3639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5.16" calcext:value-type="float">
            <text:p>-5.16</text:p>
          </table:table-cell>
          <table:table-cell table:number-columns-repeated="5"/>
          <table:table-cell table:formula="of:=ROW()" office:value-type="float" office:value="533" calcext:value-type="float">
            <text:p>53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1.895" calcext:value-type="float">
            <text:p>-1.8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71" calcext:value-type="float">
            <text:p>-5.71</text:p>
          </table:table-cell>
          <table:table-cell table:number-columns-repeated="5"/>
          <table:table-cell table:formula="of:=ROW()" office:value-type="float" office:value="534" calcext:value-type="float">
            <text:p>53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5.5" calcext:value-type="float">
            <text:p>-45.5</text:p>
          </table:table-cell>
          <table:table-cell table:style-name="ce1" table:formula="of:=AVERAGEIF([.$A$1:.$A$3639];ROW();[.D$1:.D$3639])" office:value-type="float" office:value="-2.155" calcext:value-type="float">
            <text:p>-2.1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59" calcext:value-type="float">
            <text:p>-5.59</text:p>
          </table:table-cell>
          <table:table-cell table:number-columns-repeated="5"/>
          <table:table-cell table:formula="of:=ROW()" office:value-type="float" office:value="535" calcext:value-type="float">
            <text:p>53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1.5" calcext:value-type="float">
            <text:p>-31.5</text:p>
          </table:table-cell>
          <table:table-cell table:style-name="ce1" table:formula="of:=AVERAGEIF([.$A$1:.$A$3639];ROW();[.D$1:.D$3639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51" calcext:value-type="float">
            <text:p>-5.51</text:p>
          </table:table-cell>
          <table:table-cell table:number-columns-repeated="5"/>
          <table:table-cell table:formula="of:=ROW()" office:value-type="float" office:value="536" calcext:value-type="float">
            <text:p>53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61" calcext:value-type="float">
            <text:p>-4.61</text:p>
          </table:table-cell>
          <table:table-cell table:number-columns-repeated="5"/>
          <table:table-cell table:formula="of:=ROW()" office:value-type="float" office:value="537" calcext:value-type="float">
            <text:p>53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26" calcext:value-type="float">
            <text:p>-4.26</text:p>
          </table:table-cell>
          <table:table-cell table:number-columns-repeated="5"/>
          <table:table-cell table:formula="of:=ROW()" office:value-type="float" office:value="538" calcext:value-type="float">
            <text:p>53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4" calcext:value-type="float">
            <text:p>-34</text:p>
          </table:table-cell>
          <table:table-cell table:style-name="ce1" table:formula="of:=AVERAGEIF([.$A$1:.$A$3639];ROW();[.D$1:.D$3639])" office:value-type="float" office:value="-2.125" calcext:value-type="float">
            <text:p>-2.1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26" calcext:value-type="float">
            <text:p>-5.26</text:p>
          </table:table-cell>
          <table:table-cell table:number-columns-repeated="5"/>
          <table:table-cell table:formula="of:=ROW()" office:value-type="float" office:value="539" calcext:value-type="float">
            <text:p>53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1" calcext:value-type="float">
            <text:p>-31</text:p>
          </table:table-cell>
          <table:table-cell table:style-name="ce1" table:formula="of:=AVERAGEIF([.$A$1:.$A$3639];ROW();[.D$1:.D$3639])" office:value-type="float" office:value="-1.935" calcext:value-type="float">
            <text:p>-1.9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27" calcext:value-type="float">
            <text:p>-4.27</text:p>
          </table:table-cell>
          <table:table-cell table:number-columns-repeated="5"/>
          <table:table-cell table:formula="of:=ROW()" office:value-type="float" office:value="540" calcext:value-type="float">
            <text:p>54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3.5" calcext:value-type="float">
            <text:p>-23.5</text:p>
          </table:table-cell>
          <table:table-cell table:style-name="ce1" table:formula="of:=AVERAGEIF([.$A$1:.$A$3639];ROW();[.D$1:.D$3639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89" calcext:value-type="float">
            <text:p>-3.89</text:p>
          </table:table-cell>
          <table:table-cell table:number-columns-repeated="5"/>
          <table:table-cell table:formula="of:=ROW()" office:value-type="float" office:value="541" calcext:value-type="float">
            <text:p>54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4" calcext:value-type="float">
            <text:p>-44</text:p>
          </table:table-cell>
          <table:table-cell table:style-name="ce1" table:formula="of:=AVERAGEIF([.$A$1:.$A$3639];ROW();[.D$1:.D$3639])" office:value-type="float" office:value="-2.415" calcext:value-type="float">
            <text:p>-2.4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542" calcext:value-type="float">
            <text:p>54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2.215" calcext:value-type="float">
            <text:p>-2.2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34" calcext:value-type="float">
            <text:p>-4.34</text:p>
          </table:table-cell>
          <table:table-cell table:number-columns-repeated="5"/>
          <table:table-cell table:formula="of:=ROW()" office:value-type="float" office:value="543" calcext:value-type="float">
            <text:p>54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" calcext:value-type="float">
            <text:p>-41</text:p>
          </table:table-cell>
          <table:table-cell table:style-name="ce1" table:formula="of:=AVERAGEIF([.$A$1:.$A$3639];ROW();[.D$1:.D$3639])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3.51" calcext:value-type="float">
            <text:p>-3.51</text:p>
          </table:table-cell>
          <table:table-cell table:number-columns-repeated="5"/>
          <table:table-cell table:formula="of:=ROW()" office:value-type="float" office:value="544" calcext:value-type="float">
            <text:p>54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7.5" calcext:value-type="float">
            <text:p>-27.5</text:p>
          </table:table-cell>
          <table:table-cell table:style-name="ce1" table:formula="of:=AVERAGEIF([.$A$1:.$A$3639];ROW();[.D$1:.D$3639])" office:value-type="float" office:value="-1.765" calcext:value-type="float">
            <text:p>-1.7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73" calcext:value-type="float">
            <text:p>-3.73</text:p>
          </table:table-cell>
          <table:table-cell table:number-columns-repeated="5"/>
          <table:table-cell table:formula="of:=ROW()" office:value-type="float" office:value="545" calcext:value-type="float">
            <text:p>54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8" calcext:value-type="float">
            <text:p>-28</text:p>
          </table:table-cell>
          <table:table-cell table:style-name="ce1" table:formula="of:=AVERAGEIF([.$A$1:.$A$3639];ROW();[.D$1:.D$3639])" office:value-type="float" office:value="-1.845" calcext:value-type="float">
            <text:p>-1.8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546" calcext:value-type="float">
            <text:p>54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" calcext:value-type="float">
            <text:p>-38</text:p>
          </table:table-cell>
          <table:table-cell table:style-name="ce1" table:formula="of:=AVERAGEIF([.$A$1:.$A$3639];ROW();[.D$1:.D$3639])" office:value-type="float" office:value="-2.105" calcext:value-type="float">
            <text:p>-2.1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547" calcext:value-type="float">
            <text:p>54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8.5" calcext:value-type="float">
            <text:p>-28.5</text:p>
          </table:table-cell>
          <table:table-cell table:style-name="ce1" table:formula="of:=AVERAGEIF([.$A$1:.$A$3639];ROW();[.D$1:.D$3639]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table:formula="of:=ROW()" office:value-type="float" office:value="548" calcext:value-type="float">
            <text:p>54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0.5" calcext:value-type="float">
            <text:p>-30.5</text:p>
          </table:table-cell>
          <table:table-cell table:style-name="ce1" table:formula="of:=AVERAGEIF([.$A$1:.$A$3639];ROW();[.D$1:.D$3639])"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9" calcext:value-type="float">
            <text:p>-2.89</text:p>
          </table:table-cell>
          <table:table-cell table:number-columns-repeated="5"/>
          <table:table-cell table:formula="of:=ROW()" office:value-type="float" office:value="549" calcext:value-type="float">
            <text:p>54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1.995" calcext:value-type="float">
            <text:p>-1.9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550" calcext:value-type="float">
            <text:p>55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1.785" calcext:value-type="float">
            <text:p>-1.7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52" calcext:value-type="float">
            <text:p>-2.52</text:p>
          </table:table-cell>
          <table:table-cell table:number-columns-repeated="5"/>
          <table:table-cell table:formula="of:=ROW()" office:value-type="float" office:value="551" calcext:value-type="float">
            <text:p>55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2.5" calcext:value-type="float">
            <text:p>-22.5</text:p>
          </table:table-cell>
          <table:table-cell table:style-name="ce1" table:formula="of:=AVERAGEIF([.$A$1:.$A$3639];ROW();[.D$1:.D$3639])" office:value-type="float" office:value="-1.615" calcext:value-type="float">
            <text:p>-1.6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552" calcext:value-type="float">
            <text:p>55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.5" calcext:value-type="float">
            <text:p>-43.5</text:p>
          </table:table-cell>
          <table:table-cell table:style-name="ce1" table:formula="of:=AVERAGEIF([.$A$1:.$A$3639];ROW();[.D$1:.D$3639])" office:value-type="float" office:value="-2.045" calcext:value-type="float">
            <text:p>-2.0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6" calcext:value-type="float">
            <text:p>-2.76</text:p>
          </table:table-cell>
          <table:table-cell table:number-columns-repeated="5"/>
          <table:table-cell table:formula="of:=ROW()" office:value-type="float" office:value="553" calcext:value-type="float">
            <text:p>55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5" calcext:value-type="float">
            <text:p>-25</text:p>
          </table:table-cell>
          <table:table-cell table:style-name="ce1" table:formula="of:=AVERAGEIF([.$A$1:.$A$3639];ROW();[.D$1:.D$3639])" office:value-type="float" office:value="-1.725" calcext:value-type="float">
            <text:p>-1.7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74" calcext:value-type="float">
            <text:p>-2.74</text:p>
          </table:table-cell>
          <table:table-cell table:number-columns-repeated="5"/>
          <table:table-cell table:formula="of:=ROW()" office:value-type="float" office:value="554" calcext:value-type="float">
            <text:p>55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24" calcext:value-type="float">
            <text:p>-24</text:p>
          </table:table-cell>
          <table:table-cell table:style-name="ce1" table:formula="of:=AVERAGEIF([.$A$1:.$A$3639];ROW();[.D$1:.D$3639])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86" calcext:value-type="float">
            <text:p>-2.86</text:p>
          </table:table-cell>
          <table:table-cell table:number-columns-repeated="5"/>
          <table:table-cell table:formula="of:=ROW()" office:value-type="float" office:value="555" calcext:value-type="float">
            <text:p>55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3" calcext:value-type="float">
            <text:p>-43</text:p>
          </table:table-cell>
          <table:table-cell table:style-name="ce1" table:formula="of:=AVERAGEIF([.$A$1:.$A$3639];ROW();[.D$1:.D$3639]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07" calcext:value-type="float">
            <text:p>-3.07</text:p>
          </table:table-cell>
          <table:table-cell table:number-columns-repeated="5"/>
          <table:table-cell table:formula="of:=ROW()" office:value-type="float" office:value="556" calcext:value-type="float">
            <text:p>55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0.5" calcext:value-type="float">
            <text:p>-40.5</text:p>
          </table:table-cell>
          <table:table-cell table:style-name="ce1" table:formula="of:=AVERAGEIF([.$A$1:.$A$3639];ROW();[.D$1:.D$3639])" office:value-type="float" office:value="-1.865" calcext:value-type="float">
            <text:p>-1.8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557" calcext:value-type="float">
            <text:p>55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.5" calcext:value-type="float">
            <text:p>-33.5</text:p>
          </table:table-cell>
          <table:table-cell table:style-name="ce1" table:formula="of:=AVERAGEIF([.$A$1:.$A$3639];ROW();[.D$1:.D$3639])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558" calcext:value-type="float">
            <text:p>55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" calcext:value-type="float">
            <text:p>-39</text:p>
          </table:table-cell>
          <table:table-cell table:style-name="ce1" table:formula="of:=AVERAGEIF([.$A$1:.$A$3639];ROW();[.D$1:.D$3639]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56" calcext:value-type="float">
            <text:p>-2.56</text:p>
          </table:table-cell>
          <table:table-cell table:number-columns-repeated="5"/>
          <table:table-cell table:formula="of:=ROW()" office:value-type="float" office:value="559" calcext:value-type="float">
            <text:p>559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11.5" calcext:value-type="float">
            <text:p>-11.5</text:p>
          </table:table-cell>
          <table:table-cell table:style-name="ce1" table:formula="of:=AVERAGEIF([.$A$1:.$A$3639];ROW();[.D$1:.D$3639])" office:value-type="float" office:value="-1.34" calcext:value-type="float">
            <text:p>-1.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07" calcext:value-type="float">
            <text:p>-3.07</text:p>
          </table:table-cell>
          <table:table-cell table:number-columns-repeated="5"/>
          <table:table-cell table:formula="of:=ROW()" office:value-type="float" office:value="560" calcext:value-type="float">
            <text:p>56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9.5" calcext:value-type="float">
            <text:p>-39.5</text:p>
          </table:table-cell>
          <table:table-cell table:style-name="ce1" table:formula="of:=AVERAGEIF([.$A$1:.$A$3639];ROW();[.D$1:.D$3639])"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561" calcext:value-type="float">
            <text:p>56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4" calcext:value-type="float">
            <text:p>-44</text:p>
          </table:table-cell>
          <table:table-cell table:style-name="ce1" table:formula="of:=AVERAGEIF([.$A$1:.$A$3639];ROW();[.D$1:.D$3639]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7" calcext:value-type="float">
            <text:p>-2.47</text:p>
          </table:table-cell>
          <table:table-cell table:number-columns-repeated="5"/>
          <table:table-cell table:formula="of:=ROW()" office:value-type="float" office:value="562" calcext:value-type="float">
            <text:p>562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5" calcext:value-type="float">
            <text:p>-45</text:p>
          </table:table-cell>
          <table:table-cell table:style-name="ce1" table:formula="of:=AVERAGEIF([.$A$1:.$A$3639];ROW();[.D$1:.D$3639])"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54" calcext:value-type="float">
            <text:p>-2.54</text:p>
          </table:table-cell>
          <table:table-cell table:number-columns-repeated="5"/>
          <table:table-cell table:formula="of:=ROW()" office:value-type="float" office:value="563" calcext:value-type="float">
            <text:p>563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6" calcext:value-type="float">
            <text:p>-1.56</text:p>
          </table:table-cell>
          <table:table-cell table:number-columns-repeated="5"/>
          <table:table-cell table:formula="of:=ROW()" office:value-type="float" office:value="564" calcext:value-type="float">
            <text:p>564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7.5" calcext:value-type="float">
            <text:p>-37.5</text:p>
          </table:table-cell>
          <table:table-cell table:style-name="ce1" table:formula="of:=AVERAGEIF([.$A$1:.$A$3639];ROW();[.D$1:.D$3639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6" calcext:value-type="float">
            <text:p>-1.56</text:p>
          </table:table-cell>
          <table:table-cell table:number-columns-repeated="5"/>
          <table:table-cell table:formula="of:=ROW()" office:value-type="float" office:value="565" calcext:value-type="float">
            <text:p>565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8.5" calcext:value-type="float">
            <text:p>-48.5</text:p>
          </table:table-cell>
          <table:table-cell table:style-name="ce1" table:formula="of:=AVERAGEIF([.$A$1:.$A$3639];ROW();[.D$1:.D$3639])" office:value-type="float" office:value="-2.205" calcext:value-type="float">
            <text:p>-2.2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566" calcext:value-type="float">
            <text:p>566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8.5" calcext:value-type="float">
            <text:p>-38.5</text:p>
          </table:table-cell>
          <table:table-cell table:style-name="ce1" table:formula="of:=AVERAGEIF([.$A$1:.$A$3639];ROW();[.D$1:.D$3639])" office:value-type="float" office:value="-1.855" calcext:value-type="float">
            <text:p>-1.8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9" calcext:value-type="float">
            <text:p>-2.29</text:p>
          </table:table-cell>
          <table:table-cell table:number-columns-repeated="5"/>
          <table:table-cell table:formula="of:=ROW()" office:value-type="float" office:value="567" calcext:value-type="float">
            <text:p>567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41.5" calcext:value-type="float">
            <text:p>-41.5</text:p>
          </table:table-cell>
          <table:table-cell table:style-name="ce1" table:formula="of:=AVERAGEIF([.$A$1:.$A$3639];ROW();[.D$1:.D$3639])" office:value-type="float" office:value="-2.085" calcext:value-type="float">
            <text:p>-2.0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1" calcext:value-type="float">
            <text:p>-2.11</text:p>
          </table:table-cell>
          <table:table-cell table:number-columns-repeated="5"/>
          <table:table-cell table:formula="of:=ROW()" office:value-type="float" office:value="568" calcext:value-type="float">
            <text:p>568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6" calcext:value-type="float">
            <text:p>-36</text:p>
          </table:table-cell>
          <table:table-cell table:style-name="ce1" table:formula="of:=AVERAGEIF([.$A$1:.$A$3639];ROW();[.D$1:.D$3639])"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3" calcext:value-type="float">
            <text:p>-1.83</text:p>
          </table:table-cell>
          <table:table-cell table:number-columns-repeated="5"/>
          <table:table-cell table:formula="of:=ROW()" office:value-type="float" office:value="569" calcext:value-type="float">
            <text:p>569</text:p>
          </table:table-cell>
          <table:table-cell table:style-name="ce1" table:formula="of:=AVERAGEIF([.$A$1:.$A$3639];ROW();[.B$1:.B$3639])" office:value-type="float" office:value="-0.5" calcext:value-type="float">
            <text:p>-0.5</text:p>
          </table:table-cell>
          <table:table-cell table:style-name="ce1" table:formula="of:=AVERAGEIF([.$A$1:.$A$3639];ROW();[.C$1:.C$3639])" office:value-type="float" office:value="-42.5" calcext:value-type="float">
            <text:p>-42.5</text:p>
          </table:table-cell>
          <table:table-cell table:style-name="ce1" table:formula="of:=AVERAGEIF([.$A$1:.$A$3639];ROW();[.D$1:.D$3639])" office:value-type="float" office:value="-2.295" calcext:value-type="float">
            <text:p>-2.2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8" calcext:value-type="float">
            <text:p>-1.8</text:p>
          </table:table-cell>
          <table:table-cell table:number-columns-repeated="5"/>
          <table:table-cell table:formula="of:=ROW()" office:value-type="float" office:value="570" calcext:value-type="float">
            <text:p>570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3" calcext:value-type="float">
            <text:p>-33</text:p>
          </table:table-cell>
          <table:table-cell table:style-name="ce1" table:formula="of:=AVERAGEIF([.$A$1:.$A$3639];ROW();[.D$1:.D$3639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74" calcext:value-type="float">
            <text:p>-1.74</text:p>
          </table:table-cell>
          <table:table-cell table:number-columns-repeated="5"/>
          <table:table-cell table:formula="of:=ROW()" office:value-type="float" office:value="571" calcext:value-type="float">
            <text:p>571</text:p>
          </table:table-cell>
          <table:table-cell table:style-name="ce1" table:formula="of:=AVERAGEIF([.$A$1:.$A$3639];ROW();[.B$1:.B$3639])" office:value-type="float" office:value="-1" calcext:value-type="float">
            <text:p>-1</text:p>
          </table:table-cell>
          <table:table-cell table:style-name="ce1" table:formula="of:=AVERAGEIF([.$A$1:.$A$3639];ROW();[.C$1:.C$3639])" office:value-type="float" office:value="-35" calcext:value-type="float">
            <text:p>-35</text:p>
          </table:table-cell>
          <table:table-cell table:style-name="ce1" table:formula="of:=AVERAGEIF([.$A$1:.$A$3639];ROW();[.D$1:.D$3639])"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9" calcext:value-type="float">
            <text:p>-2.19</text:p>
          </table:table-cell>
          <table:table-cell table:number-columns-repeated="5"/>
          <table:table-cell table:formula="of:=ROW()" office:value-type="float" office:value="572" calcext:value-type="float">
            <text:p>572</text:p>
          </table:table-cell>
          <table:table-cell table:style-name="ce1" table:formula="of:=AVERAGEIF([.$A$1:.$A$3639];ROW();[.B$1:.B$3639])" office:value-type="float" office:value="0" calcext:value-type="float">
            <text:p>0</text:p>
          </table:table-cell>
          <table:table-cell table:style-name="ce1" table:formula="of:=AVERAGEIF([.$A$1:.$A$3639];ROW();[.C$1:.C$3639])" office:value-type="float" office:value="-28" calcext:value-type="float">
            <text:p>-28</text:p>
          </table:table-cell>
          <table:table-cell table:style-name="ce1" table:formula="of:=AVERAGEIF([.$A$1:.$A$3639];ROW();[.D$1:.D$3639])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-231" calcext:value-type="float">
            <text:p>-231</text:p>
          </table:table-cell>
          <table:table-cell office:value-type="float" office:value="-157.73" calcext:value-type="float">
            <text:p>-157.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-179" calcext:value-type="float">
            <text:p>-179</text:p>
          </table:table-cell>
          <table:table-cell office:value-type="float" office:value="-133.22" calcext:value-type="float">
            <text:p>-133.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6" calcext:value-type="float">
            <text:p>-86</text:p>
          </table:table-cell>
          <table:table-cell office:value-type="float" office:value="-157" calcext:value-type="float">
            <text:p>-157</text:p>
          </table:table-cell>
          <table:table-cell office:value-type="float" office:value="-120.3" calcext:value-type="float">
            <text:p>-120.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4" calcext:value-type="float">
            <text:p>-84</text:p>
          </table:table-cell>
          <table:table-cell office:value-type="float" office:value="-158" calcext:value-type="float">
            <text:p>-158</text:p>
          </table:table-cell>
          <table:table-cell office:value-type="float" office:value="-111.24" calcext:value-type="float">
            <text:p>-111.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2" calcext:value-type="float">
            <text:p>-62</text:p>
          </table:table-cell>
          <table:table-cell office:value-type="float" office:value="-147" calcext:value-type="float">
            <text:p>-147</text:p>
          </table:table-cell>
          <table:table-cell office:value-type="float" office:value="-102.72" calcext:value-type="float">
            <text:p>-102.7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2" calcext:value-type="float">
            <text:p>-62</text:p>
          </table:table-cell>
          <table:table-cell office:value-type="float" office:value="-130" calcext:value-type="float">
            <text:p>-130</text:p>
          </table:table-cell>
          <table:table-cell office:value-type="float" office:value="-92.45" calcext:value-type="float">
            <text:p>-92.4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2" calcext:value-type="float">
            <text:p>-62</text:p>
          </table:table-cell>
          <table:table-cell office:value-type="float" office:value="-115" calcext:value-type="float">
            <text:p>-115</text:p>
          </table:table-cell>
          <table:table-cell office:value-type="float" office:value="-82.9" calcext:value-type="float">
            <text:p>-82.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-113" calcext:value-type="float">
            <text:p>-113</text:p>
          </table:table-cell>
          <table:table-cell office:value-type="float" office:value="-75.5" calcext:value-type="float">
            <text:p>-75.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2" calcext:value-type="float">
            <text:p>-62</text:p>
          </table:table-cell>
          <table:table-cell office:value-type="float" office:value="-106" calcext:value-type="float">
            <text:p>-106</text:p>
          </table:table-cell>
          <table:table-cell office:value-type="float" office:value="-69.33" calcext:value-type="float">
            <text:p>-69.3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2" calcext:value-type="float">
            <text:p>-62</text:p>
          </table:table-cell>
          <table:table-cell office:value-type="float" office:value="-99" calcext:value-type="float">
            <text:p>-99</text:p>
          </table:table-cell>
          <table:table-cell office:value-type="float" office:value="-66.11" calcext:value-type="float">
            <text:p>-66.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office:value-type="float" office:value="-62.69" calcext:value-type="float">
            <text:p>-62.6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  <table:table-cell office:value-type="float" office:value="-99" calcext:value-type="float">
            <text:p>-99</text:p>
          </table:table-cell>
          <table:table-cell office:value-type="float" office:value="-62.45" calcext:value-type="float">
            <text:p>-62.4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" calcext:value-type="float">
            <text:p>-49</text:p>
          </table:table-cell>
          <table:table-cell office:value-type="float" office:value="-95" calcext:value-type="float">
            <text:p>-95</text:p>
          </table:table-cell>
          <table:table-cell office:value-type="float" office:value="-62.13" calcext:value-type="float">
            <text:p>-62.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office:value-type="float" office:value="-104" calcext:value-type="float">
            <text:p>-104</text:p>
          </table:table-cell>
          <table:table-cell office:value-type="float" office:value="-62.21" calcext:value-type="float">
            <text:p>-62.2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office:value-type="float" office:value="-74" calcext:value-type="float">
            <text:p>-74</text:p>
          </table:table-cell>
          <table:table-cell office:value-type="float" office:value="-59.67" calcext:value-type="float">
            <text:p>-59.6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6" calcext:value-type="float">
            <text:p>-46</text:p>
          </table:table-cell>
          <table:table-cell office:value-type="float" office:value="-94" calcext:value-type="float">
            <text:p>-94</text:p>
          </table:table-cell>
          <table:table-cell office:value-type="float" office:value="-58.48" calcext:value-type="float">
            <text:p>-58.48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" calcext:value-type="float">
            <text:p>-43</text:p>
          </table:table-cell>
          <table:table-cell office:value-type="float" office:value="-88" calcext:value-type="float">
            <text:p>-88</text:p>
          </table:table-cell>
          <table:table-cell office:value-type="float" office:value="-54.87" calcext:value-type="float">
            <text:p>-54.8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3" calcext:value-type="float">
            <text:p>-43</text:p>
          </table:table-cell>
          <table:table-cell office:value-type="float" office:value="-83" calcext:value-type="float">
            <text:p>-83</text:p>
          </table:table-cell>
          <table:table-cell office:value-type="float" office:value="-49.61" calcext:value-type="float">
            <text:p>-49.6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-90" calcext:value-type="float">
            <text:p>-90</text:p>
          </table:table-cell>
          <table:table-cell office:value-type="float" office:value="-49.92" calcext:value-type="float">
            <text:p>-49.9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3" calcext:value-type="float">
            <text:p>-43</text:p>
          </table:table-cell>
          <table:table-cell office:value-type="float" office:value="-69" calcext:value-type="float">
            <text:p>-69</text:p>
          </table:table-cell>
          <table:table-cell office:value-type="float" office:value="-48.61" calcext:value-type="float">
            <text:p>-48.6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7" calcext:value-type="float">
            <text:p>-37</text:p>
          </table:table-cell>
          <table:table-cell office:value-type="float" office:value="-82" calcext:value-type="float">
            <text:p>-82</text:p>
          </table:table-cell>
          <table:table-cell office:value-type="float" office:value="-47.92" calcext:value-type="float">
            <text:p>-47.9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7" calcext:value-type="float">
            <text:p>-37</text:p>
          </table:table-cell>
          <table:table-cell office:value-type="float" office:value="-92" calcext:value-type="float">
            <text:p>-92</text:p>
          </table:table-cell>
          <table:table-cell office:value-type="float" office:value="-46.2" calcext:value-type="float">
            <text:p>-46.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" calcext:value-type="float">
            <text:p>-35</text:p>
          </table:table-cell>
          <table:table-cell office:value-type="float" office:value="-79" calcext:value-type="float">
            <text:p>-79</text:p>
          </table:table-cell>
          <table:table-cell office:value-type="float" office:value="-44.99" calcext:value-type="float">
            <text:p>-44.9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" calcext:value-type="float">
            <text:p>-35</text:p>
          </table:table-cell>
          <table:table-cell office:value-type="float" office:value="-87" calcext:value-type="float">
            <text:p>-87</text:p>
          </table:table-cell>
          <table:table-cell office:value-type="float" office:value="-42.59" calcext:value-type="float">
            <text:p>-42.5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5" calcext:value-type="float">
            <text:p>-35</text:p>
          </table:table-cell>
          <table:table-cell office:value-type="float" office:value="-62" calcext:value-type="float">
            <text:p>-62</text:p>
          </table:table-cell>
          <table:table-cell office:value-type="float" office:value="-38.52" calcext:value-type="float">
            <text:p>-38.5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" calcext:value-type="float">
            <text:p>-35</text:p>
          </table:table-cell>
          <table:table-cell office:value-type="float" office:value="-81" calcext:value-type="float">
            <text:p>-81</text:p>
          </table:table-cell>
          <table:table-cell office:value-type="float" office:value="-37.89" calcext:value-type="float">
            <text:p>-37.8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5" calcext:value-type="float">
            <text:p>-35</text:p>
          </table:table-cell>
          <table:table-cell office:value-type="float" office:value="-75" calcext:value-type="float">
            <text:p>-75</text:p>
          </table:table-cell>
          <table:table-cell office:value-type="float" office:value="-37.66" calcext:value-type="float">
            <text:p>-37.6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66" calcext:value-type="float">
            <text:p>-66</text:p>
          </table:table-cell>
          <table:table-cell office:value-type="float" office:value="-36.11" calcext:value-type="float">
            <text:p>-36.1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35.46" calcext:value-type="float">
            <text:p>-35.4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35.29" calcext:value-type="float">
            <text:p>-35.2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7" calcext:value-type="float">
            <text:p>-27</text:p>
          </table:table-cell>
          <table:table-cell office:value-type="float" office:value="-77" calcext:value-type="float">
            <text:p>-77</text:p>
          </table:table-cell>
          <table:table-cell office:value-type="float" office:value="-36.19" calcext:value-type="float">
            <text:p>-36.1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5" calcext:value-type="float">
            <text:p>-25</text:p>
          </table:table-cell>
          <table:table-cell office:value-type="float" office:value="-60" calcext:value-type="float">
            <text:p>-60</text:p>
          </table:table-cell>
          <table:table-cell office:value-type="float" office:value="-35.57" calcext:value-type="float">
            <text:p>-35.57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-63" calcext:value-type="float">
            <text:p>-63</text:p>
          </table:table-cell>
          <table:table-cell office:value-type="float" office:value="-34.86" calcext:value-type="float">
            <text:p>-34.8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5" calcext:value-type="float">
            <text:p>-25</text:p>
          </table:table-cell>
          <table:table-cell office:value-type="float" office:value="-84" calcext:value-type="float">
            <text:p>-84</text:p>
          </table:table-cell>
          <table:table-cell office:value-type="float" office:value="-34.46" calcext:value-type="float">
            <text:p>-34.4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1" calcext:value-type="float">
            <text:p>-21</text:p>
          </table:table-cell>
          <table:table-cell office:value-type="float" office:value="-55" calcext:value-type="float">
            <text:p>-55</text:p>
          </table:table-cell>
          <table:table-cell office:value-type="float" office:value="-32.83" calcext:value-type="float">
            <text:p>-32.8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1" calcext:value-type="float">
            <text:p>-21</text:p>
          </table:table-cell>
          <table:table-cell office:value-type="float" office:value="-62" calcext:value-type="float">
            <text:p>-62</text:p>
          </table:table-cell>
          <table:table-cell office:value-type="float" office:value="-30.5" calcext:value-type="float">
            <text:p>-30.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0" calcext:value-type="float">
            <text:p>-20</text:p>
          </table:table-cell>
          <table:table-cell office:value-type="float" office:value="-68" calcext:value-type="float">
            <text:p>-68</text:p>
          </table:table-cell>
          <table:table-cell office:value-type="float" office:value="-26.96" calcext:value-type="float">
            <text:p>-26.9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  <table:table-cell office:value-type="float" office:value="-64" calcext:value-type="float">
            <text:p>-64</text:p>
          </table:table-cell>
          <table:table-cell office:value-type="float" office:value="-24.18" calcext:value-type="float">
            <text:p>-24.1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2.92" calcext:value-type="float">
            <text:p>-22.9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8" calcext:value-type="float">
            <text:p>-18</text:p>
          </table:table-cell>
          <table:table-cell office:value-type="float" office:value="-40" calcext:value-type="float">
            <text:p>-40</text:p>
          </table:table-cell>
          <table:table-cell office:value-type="float" office:value="-21.3" calcext:value-type="float">
            <text:p>-21.3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-21.76" calcext:value-type="float">
            <text:p>-21.7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" calcext:value-type="float">
            <text:p>-17</text:p>
          </table:table-cell>
          <table:table-cell office:value-type="float" office:value="-60" calcext:value-type="float">
            <text:p>-60</text:p>
          </table:table-cell>
          <table:table-cell office:value-type="float" office:value="-21.3" calcext:value-type="float">
            <text:p>-21.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67" calcext:value-type="float">
            <text:p>-67</text:p>
          </table:table-cell>
          <table:table-cell office:value-type="float" office:value="-20.39" calcext:value-type="float">
            <text:p>-20.39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52" calcext:value-type="float">
            <text:p>-52</text:p>
          </table:table-cell>
          <table:table-cell office:value-type="float" office:value="-18.91" calcext:value-type="float">
            <text:p>-18.9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52" calcext:value-type="float">
            <text:p>-52</text:p>
          </table:table-cell>
          <table:table-cell office:value-type="float" office:value="-18.21" calcext:value-type="float">
            <text:p>-18.2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54" calcext:value-type="float">
            <text:p>-54</text:p>
          </table:table-cell>
          <table:table-cell office:value-type="float" office:value="-17.73" calcext:value-type="float">
            <text:p>-17.7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63" calcext:value-type="float">
            <text:p>-63</text:p>
          </table:table-cell>
          <table:table-cell office:value-type="float" office:value="-18.22" calcext:value-type="float">
            <text:p>-18.2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  <table:table-cell office:value-type="float" office:value="-53" calcext:value-type="float">
            <text:p>-53</text:p>
          </table:table-cell>
          <table:table-cell office:value-type="float" office:value="-17.53" calcext:value-type="float">
            <text:p>-17.5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-17.41" calcext:value-type="float">
            <text:p>-17.4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-36" calcext:value-type="float">
            <text:p>-36</text:p>
          </table:table-cell>
          <table:table-cell office:value-type="float" office:value="-17.61" calcext:value-type="float">
            <text:p>-17.6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18.01" calcext:value-type="float">
            <text:p>-18.0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17.42" calcext:value-type="float">
            <text:p>-17.4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  <table:table-cell office:value-type="float" office:value="-53" calcext:value-type="float">
            <text:p>-53</text:p>
          </table:table-cell>
          <table:table-cell office:value-type="float" office:value="-18.19" calcext:value-type="float">
            <text:p>-18.19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3" calcext:value-type="float">
            <text:p>-13</text:p>
          </table:table-cell>
          <table:table-cell office:value-type="float" office:value="-20" calcext:value-type="float">
            <text:p>-20</text:p>
          </table:table-cell>
          <table:table-cell office:value-type="float" office:value="-17.02" calcext:value-type="float">
            <text:p>-17.0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18.52" calcext:value-type="float">
            <text:p>-18.5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3" calcext:value-type="float">
            <text:p>-13</text:p>
          </table:table-cell>
          <table:table-cell office:value-type="float" office:value="-57" calcext:value-type="float">
            <text:p>-57</text:p>
          </table:table-cell>
          <table:table-cell office:value-type="float" office:value="-18.11" calcext:value-type="float">
            <text:p>-18.1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7.13" calcext:value-type="float">
            <text:p>-17.13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16.77" calcext:value-type="float">
            <text:p>-16.7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-15.83" calcext:value-type="float">
            <text:p>-15.8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-46" calcext:value-type="float">
            <text:p>-46</text:p>
          </table:table-cell>
          <table:table-cell office:value-type="float" office:value="-13.8" calcext:value-type="float">
            <text:p>-13.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-43" calcext:value-type="float">
            <text:p>-43</text:p>
          </table:table-cell>
          <table:table-cell office:value-type="float" office:value="-13.71" calcext:value-type="float">
            <text:p>-13.7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47" calcext:value-type="float">
            <text:p>-47</text:p>
          </table:table-cell>
          <table:table-cell office:value-type="float" office:value="-14.05" calcext:value-type="float">
            <text:p>-14.0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13.96" calcext:value-type="float">
            <text:p>-13.9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4.36" calcext:value-type="float">
            <text:p>-14.3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-13.77" calcext:value-type="float">
            <text:p>-13.77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13.62" calcext:value-type="float">
            <text:p>-13.6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-13.27" calcext:value-type="float">
            <text:p>-13.2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42" calcext:value-type="float">
            <text:p>-42</text:p>
          </table:table-cell>
          <table:table-cell office:value-type="float" office:value="-13.72" calcext:value-type="float">
            <text:p>-13.7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3.57" calcext:value-type="float">
            <text:p>-13.5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13.84" calcext:value-type="float">
            <text:p>-13.8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3.78" calcext:value-type="float">
            <text:p>-13.7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3.44" calcext:value-type="float">
            <text:p>-13.4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13.44" calcext:value-type="float">
            <text:p>-13.4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3.52" calcext:value-type="float">
            <text:p>-13.5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12.64" calcext:value-type="float">
            <text:p>-12.6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89" calcext:value-type="float">
            <text:p>-12.8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12.66" calcext:value-type="float">
            <text:p>-12.6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13.13" calcext:value-type="float">
            <text:p>-13.1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2.67" calcext:value-type="float">
            <text:p>-12.6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2.87" calcext:value-type="float">
            <text:p>-12.8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12.63" calcext:value-type="float">
            <text:p>-12.6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2.59" calcext:value-type="float">
            <text:p>-12.5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1.99" calcext:value-type="float">
            <text:p>-11.99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1.9" calcext:value-type="float">
            <text:p>-11.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26" calcext:value-type="float">
            <text:p>-26</text:p>
          </table:table-cell>
          <table:table-cell office:value-type="float" office:value="-11.45" calcext:value-type="float">
            <text:p>-11.4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1.86" calcext:value-type="float">
            <text:p>-11.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2.32" calcext:value-type="float">
            <text:p>-12.3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1.22" calcext:value-type="float">
            <text:p>-11.2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2" calcext:value-type="float">
            <text:p>-11.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1.33" calcext:value-type="float">
            <text:p>-11.3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42" calcext:value-type="float">
            <text:p>-42</text:p>
          </table:table-cell>
          <table:table-cell office:value-type="float" office:value="-10.58" calcext:value-type="float">
            <text:p>-10.5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1.08" calcext:value-type="float">
            <text:p>-11.0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10.73" calcext:value-type="float">
            <text:p>-10.7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0.63" calcext:value-type="float">
            <text:p>-10.6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10.93" calcext:value-type="float">
            <text:p>-10.93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10.61" calcext:value-type="float">
            <text:p>-10.6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0.35" calcext:value-type="float">
            <text:p>-10.3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10.34" calcext:value-type="float">
            <text:p>-1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0.51" calcext:value-type="float">
            <text:p>-10.5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0.25" calcext:value-type="float">
            <text:p>-10.2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69" calcext:value-type="float">
            <text:p>-9.6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10.09" calcext:value-type="float">
            <text:p>-10.09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9.38" calcext:value-type="float">
            <text:p>-9.3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-8.51" calcext:value-type="float">
            <text:p>-8.51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8.5" calcext:value-type="float">
            <text:p>-8.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8.81" calcext:value-type="float">
            <text:p>-8.8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8.81" calcext:value-type="float">
            <text:p>-8.8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92" calcext:value-type="float">
            <text:p>-8.9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9.37" calcext:value-type="float">
            <text:p>-9.37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8.86" calcext:value-type="float">
            <text:p>-8.86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9.13" calcext:value-type="float">
            <text:p>-9.13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9.28" calcext:value-type="float">
            <text:p>-9.2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8.28" calcext:value-type="float">
            <text:p>-8.2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9.06" calcext:value-type="float">
            <text:p>-9.0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8.45" calcext:value-type="float">
            <text:p>-8.4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8.39" calcext:value-type="float">
            <text:p>-8.39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23" calcext:value-type="float">
            <text:p>-7.23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04" calcext:value-type="float">
            <text:p>-7.04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6.87" calcext:value-type="float">
            <text:p>-6.8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31" calcext:value-type="float">
            <text:p>-7.3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26" calcext:value-type="float">
            <text:p>-26</text:p>
          </table:table-cell>
          <table:table-cell office:value-type="float" office:value="-6.47" calcext:value-type="float">
            <text:p>-6.4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7.4" calcext:value-type="float">
            <text:p>-7.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6.47" calcext:value-type="float">
            <text:p>-6.4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37" calcext:value-type="float">
            <text:p>-7.3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75" calcext:value-type="float">
            <text:p>-6.7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7.2" calcext:value-type="float">
            <text:p>-7.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6.89" calcext:value-type="float">
            <text:p>-6.89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65" calcext:value-type="float">
            <text:p>-7.65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62" calcext:value-type="float">
            <text:p>-6.6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57" calcext:value-type="float">
            <text:p>-5.5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15" calcext:value-type="float">
            <text:p>-6.1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1" calcext:value-type="float">
            <text:p>-6.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62" calcext:value-type="float">
            <text:p>-6.6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5" calcext:value-type="float">
            <text:p>-5</text:p>
          </table:table-cell>
          <table:table-cell office:value-type="float" office:value="-23" calcext:value-type="float">
            <text:p>-23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15" calcext:value-type="float">
            <text:p>-6.15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57" calcext:value-type="float">
            <text:p>-5.57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.34" calcext:value-type="float">
            <text:p>-1.34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41" calcext:value-type="float">
            <text:p>-1.41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26" calcext:value-type="float">
            <text:p>-1.26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.28" calcext:value-type="float">
            <text:p>-1.28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34" calcext:value-type="float">
            <text:p>-1.3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206" calcext:value-type="float">
            <text:p>-206</text:p>
          </table:table-cell>
          <table:table-cell office:value-type="float" office:value="-150.19" calcext:value-type="float">
            <text:p>-150.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1" calcext:value-type="float">
            <text:p>-71</text:p>
          </table:table-cell>
          <table:table-cell office:value-type="float" office:value="-193" calcext:value-type="float">
            <text:p>-193</text:p>
          </table:table-cell>
          <table:table-cell office:value-type="float" office:value="-131.24" calcext:value-type="float">
            <text:p>-131.2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" calcext:value-type="float">
            <text:p>-40</text:p>
          </table:table-cell>
          <table:table-cell office:value-type="float" office:value="-189" calcext:value-type="float">
            <text:p>-189</text:p>
          </table:table-cell>
          <table:table-cell office:value-type="float" office:value="-112.69" calcext:value-type="float">
            <text:p>-112.6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138" calcext:value-type="float">
            <text:p>-138</text:p>
          </table:table-cell>
          <table:table-cell office:value-type="float" office:value="-92.93" calcext:value-type="float">
            <text:p>-92.9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-148" calcext:value-type="float">
            <text:p>-148</text:p>
          </table:table-cell>
          <table:table-cell office:value-type="float" office:value="-75.28" calcext:value-type="float">
            <text:p>-75.2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106" calcext:value-type="float">
            <text:p>-106</text:p>
          </table:table-cell>
          <table:table-cell office:value-type="float" office:value="-59.36" calcext:value-type="float">
            <text:p>-59.3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-76" calcext:value-type="float">
            <text:p>-76</text:p>
          </table:table-cell>
          <table:table-cell office:value-type="float" office:value="-46.71" calcext:value-type="float">
            <text:p>-46.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 office:value-type="float" office:value="-71" calcext:value-type="float">
            <text:p>-71</text:p>
          </table:table-cell>
          <table:table-cell office:value-type="float" office:value="-39.89" calcext:value-type="float">
            <text:p>-39.8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-78" calcext:value-type="float">
            <text:p>-78</text:p>
          </table:table-cell>
          <table:table-cell office:value-type="float" office:value="-39.58" calcext:value-type="float">
            <text:p>-39.5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59" calcext:value-type="float">
            <text:p>-59</text:p>
          </table:table-cell>
          <table:table-cell office:value-type="float" office:value="-37.92" calcext:value-type="float">
            <text:p>-37.9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-34.82" calcext:value-type="float">
            <text:p>-34.8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9.84" calcext:value-type="float">
            <text:p>-29.8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6.4" calcext:value-type="float">
            <text:p>-26.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-48" calcext:value-type="float">
            <text:p>-48</text:p>
          </table:table-cell>
          <table:table-cell office:value-type="float" office:value="-23.17" calcext:value-type="float">
            <text:p>-23.1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20.36" calcext:value-type="float">
            <text:p>-20.3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53" calcext:value-type="float">
            <text:p>-53</text:p>
          </table:table-cell>
          <table:table-cell office:value-type="float" office:value="-19.77" calcext:value-type="float">
            <text:p>-19.7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17.73" calcext:value-type="float">
            <text:p>-17.7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-38" calcext:value-type="float">
            <text:p>-38</text:p>
          </table:table-cell>
          <table:table-cell office:value-type="float" office:value="-16.38" calcext:value-type="float">
            <text:p>-16.3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  <table:table-cell office:value-type="float" office:value="-59" calcext:value-type="float">
            <text:p>-59</text:p>
          </table:table-cell>
          <table:table-cell office:value-type="float" office:value="-16.91" calcext:value-type="float">
            <text:p>-16.9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16.62" calcext:value-type="float">
            <text:p>-16.6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17.04" calcext:value-type="float">
            <text:p>-17.0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-58" calcext:value-type="float">
            <text:p>-58</text:p>
          </table:table-cell>
          <table:table-cell office:value-type="float" office:value="-17" calcext:value-type="float">
            <text:p>-1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-53" calcext:value-type="float">
            <text:p>-53</text:p>
          </table:table-cell>
          <table:table-cell office:value-type="float" office:value="-16.38" calcext:value-type="float">
            <text:p>-16.3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-28" calcext:value-type="float">
            <text:p>-28</text:p>
          </table:table-cell>
          <table:table-cell office:value-type="float" office:value="-15.53" calcext:value-type="float">
            <text:p>-15.5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16.15" calcext:value-type="float">
            <text:p>-16.1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office:value-type="float" office:value="-15.25" calcext:value-type="float">
            <text:p>-15.2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15.63" calcext:value-type="float">
            <text:p>-15.6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5.65" calcext:value-type="float">
            <text:p>-15.6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-44" calcext:value-type="float">
            <text:p>-44</text:p>
          </table:table-cell>
          <table:table-cell office:value-type="float" office:value="-15.41" calcext:value-type="float">
            <text:p>-15.4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14.76" calcext:value-type="float">
            <text:p>-14.7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-26" calcext:value-type="float">
            <text:p>-26</text:p>
          </table:table-cell>
          <table:table-cell office:value-type="float" office:value="-13.79" calcext:value-type="float">
            <text:p>-13.7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2.81" calcext:value-type="float">
            <text:p>-12.8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3.45" calcext:value-type="float">
            <text:p>-13.4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2.72" calcext:value-type="float">
            <text:p>-12.7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2.7" calcext:value-type="float">
            <text:p>-12.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3.05" calcext:value-type="float">
            <text:p>-13.0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" calcext:value-type="float">
            <text:p>-12</text:p>
          </table:table-cell>
          <table:table-cell office:value-type="float" office:value="-54" calcext:value-type="float">
            <text:p>-54</text:p>
          </table:table-cell>
          <table:table-cell office:value-type="float" office:value="-13.43" calcext:value-type="float">
            <text:p>-13.4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2.77" calcext:value-type="float">
            <text:p>-12.77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2.96" calcext:value-type="float">
            <text:p>-12.9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12.86" calcext:value-type="float">
            <text:p>-12.86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12.89" calcext:value-type="float">
            <text:p>-12.8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12.58" calcext:value-type="float">
            <text:p>-12.5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12.68" calcext:value-type="float">
            <text:p>-12.6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2.91" calcext:value-type="float">
            <text:p>-12.9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12.17" calcext:value-type="float">
            <text:p>-12.17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13.02" calcext:value-type="float">
            <text:p>-13.0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2.02" calcext:value-type="float">
            <text:p>-12.0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11.28" calcext:value-type="float">
            <text:p>-11.2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-9.2" calcext:value-type="float">
            <text:p>-9.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10.36" calcext:value-type="float">
            <text:p>-10.3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9.67" calcext:value-type="float">
            <text:p>-9.6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9.95" calcext:value-type="float">
            <text:p>-9.9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9.18" calcext:value-type="float">
            <text:p>-9.18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9.19" calcext:value-type="float">
            <text:p>-9.19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9.31" calcext:value-type="float">
            <text:p>-9.3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8.12" calcext:value-type="float">
            <text:p>-8.1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7.17" calcext:value-type="float">
            <text:p>-7.1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9" calcext:value-type="float">
            <text:p>-6.99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81" calcext:value-type="float">
            <text:p>-6.8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5" calcext:value-type="float">
            <text:p>-6.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31" calcext:value-type="float">
            <text:p>-7.3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38" calcext:value-type="float">
            <text:p>-7.3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77" calcext:value-type="float">
            <text:p>-6.7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57" calcext:value-type="float">
            <text:p>-6.5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" calcext:value-type="float">
            <text:p>-6</text:p>
          </table:table-cell>
          <table:table-cell office:value-type="float" office:value="-56" calcext:value-type="float">
            <text:p>-56</text:p>
          </table:table-cell>
          <table:table-cell office:value-type="float" office:value="-7.37" calcext:value-type="float">
            <text:p>-7.3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" calcext:value-type="float">
            <text:p>-6</text:p>
          </table:table-cell>
          <table:table-cell office:value-type="float" office:value="-56" calcext:value-type="float">
            <text:p>-56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23" calcext:value-type="float">
            <text:p>-7.2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89" calcext:value-type="float">
            <text:p>-6.8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53" calcext:value-type="float">
            <text:p>-5.5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4.95" calcext:value-type="float">
            <text:p>-4.9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45" calcext:value-type="float">
            <text:p>-1.4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.12" calcext:value-type="float">
            <text:p>-1.1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27" calcext:value-type="float">
            <text:p>-1.27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2" calcext:value-type="float">
            <text:p>-1.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-227" calcext:value-type="float">
            <text:p>-227</text:p>
          </table:table-cell>
          <table:table-cell office:value-type="float" office:value="-149.47" calcext:value-type="float">
            <text:p>-149.4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3" calcext:value-type="float">
            <text:p>-83</text:p>
          </table:table-cell>
          <table:table-cell office:value-type="float" office:value="-184" calcext:value-type="float">
            <text:p>-184</text:p>
          </table:table-cell>
          <table:table-cell office:value-type="float" office:value="-129.48" calcext:value-type="float">
            <text:p>-129.4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-155" calcext:value-type="float">
            <text:p>-155</text:p>
          </table:table-cell>
          <table:table-cell office:value-type="float" office:value="-115.67" calcext:value-type="float">
            <text:p>-115.6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0" calcext:value-type="float">
            <text:p>-70</text:p>
          </table:table-cell>
          <table:table-cell office:value-type="float" office:value="-156" calcext:value-type="float">
            <text:p>-156</text:p>
          </table:table-cell>
          <table:table-cell office:value-type="float" office:value="-104.42" calcext:value-type="float">
            <text:p>-104.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0" calcext:value-type="float">
            <text:p>-70</text:p>
          </table:table-cell>
          <table:table-cell office:value-type="float" office:value="-126" calcext:value-type="float">
            <text:p>-126</text:p>
          </table:table-cell>
          <table:table-cell office:value-type="float" office:value="-90.32" calcext:value-type="float">
            <text:p>-90.3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0" calcext:value-type="float">
            <text:p>-70</text:p>
          </table:table-cell>
          <table:table-cell office:value-type="float" office:value="-115" calcext:value-type="float">
            <text:p>-115</text:p>
          </table:table-cell>
          <table:table-cell office:value-type="float" office:value="-80.94" calcext:value-type="float">
            <text:p>-80.9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" calcext:value-type="float">
            <text:p>-46</text:p>
          </table:table-cell>
          <table:table-cell office:value-type="float" office:value="-89" calcext:value-type="float">
            <text:p>-89</text:p>
          </table:table-cell>
          <table:table-cell office:value-type="float" office:value="-72.63" calcext:value-type="float">
            <text:p>-72.6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6" calcext:value-type="float">
            <text:p>-46</text:p>
          </table:table-cell>
          <table:table-cell office:value-type="float" office:value="-83" calcext:value-type="float">
            <text:p>-83</text:p>
          </table:table-cell>
          <table:table-cell office:value-type="float" office:value="-69.59" calcext:value-type="float">
            <text:p>-69.5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4" calcext:value-type="float">
            <text:p>-44</text:p>
          </table:table-cell>
          <table:table-cell office:value-type="float" office:value="-111" calcext:value-type="float">
            <text:p>-111</text:p>
          </table:table-cell>
          <table:table-cell office:value-type="float" office:value="-67.94" calcext:value-type="float">
            <text:p>-67.9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  <table:table-cell office:value-type="float" office:value="-106" calcext:value-type="float">
            <text:p>-106</text:p>
          </table:table-cell>
          <table:table-cell office:value-type="float" office:value="-64.64" calcext:value-type="float">
            <text:p>-64.6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  <table:table-cell office:value-type="float" office:value="-80" calcext:value-type="float">
            <text:p>-80</text:p>
          </table:table-cell>
          <table:table-cell office:value-type="float" office:value="-59.56" calcext:value-type="float">
            <text:p>-59.5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0" calcext:value-type="float">
            <text:p>-40</text:p>
          </table:table-cell>
          <table:table-cell office:value-type="float" office:value="-103" calcext:value-type="float">
            <text:p>-103</text:p>
          </table:table-cell>
          <table:table-cell office:value-type="float" office:value="-50.36" calcext:value-type="float">
            <text:p>-50.3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0" calcext:value-type="float">
            <text:p>-40</text:p>
          </table:table-cell>
          <table:table-cell office:value-type="float" office:value="-72" calcext:value-type="float">
            <text:p>-72</text:p>
          </table:table-cell>
          <table:table-cell office:value-type="float" office:value="-44.35" calcext:value-type="float">
            <text:p>-44.3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-80" calcext:value-type="float">
            <text:p>-80</text:p>
          </table:table-cell>
          <table:table-cell office:value-type="float" office:value="-43.16" calcext:value-type="float">
            <text:p>-43.1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0" calcext:value-type="float">
            <text:p>-40</text:p>
          </table:table-cell>
          <table:table-cell office:value-type="float" office:value="-57" calcext:value-type="float">
            <text:p>-57</text:p>
          </table:table-cell>
          <table:table-cell office:value-type="float" office:value="-41.77" calcext:value-type="float">
            <text:p>-41.7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78" calcext:value-type="float">
            <text:p>-78</text:p>
          </table:table-cell>
          <table:table-cell office:value-type="float" office:value="-41.74" calcext:value-type="float">
            <text:p>-41.7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68" calcext:value-type="float">
            <text:p>-68</text:p>
          </table:table-cell>
          <table:table-cell office:value-type="float" office:value="-40.45" calcext:value-type="float">
            <text:p>-40.4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3" calcext:value-type="float">
            <text:p>-33</text:p>
          </table:table-cell>
          <table:table-cell office:value-type="float" office:value="-72" calcext:value-type="float">
            <text:p>-72</text:p>
          </table:table-cell>
          <table:table-cell office:value-type="float" office:value="-40.45" calcext:value-type="float">
            <text:p>-40.4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  <table:table-cell office:value-type="float" office:value="-60" calcext:value-type="float">
            <text:p>-60</text:p>
          </table:table-cell>
          <table:table-cell office:value-type="float" office:value="-39.95" calcext:value-type="float">
            <text:p>-39.9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3" calcext:value-type="float">
            <text:p>-33</text:p>
          </table:table-cell>
          <table:table-cell office:value-type="float" office:value="-77" calcext:value-type="float">
            <text:p>-77</text:p>
          </table:table-cell>
          <table:table-cell office:value-type="float" office:value="-40.22" calcext:value-type="float">
            <text:p>-40.2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3" calcext:value-type="float">
            <text:p>-33</text:p>
          </table:table-cell>
          <table:table-cell office:value-type="float" office:value="-68" calcext:value-type="float">
            <text:p>-68</text:p>
          </table:table-cell>
          <table:table-cell office:value-type="float" office:value="-38.88" calcext:value-type="float">
            <text:p>-38.8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3" calcext:value-type="float">
            <text:p>-33</text:p>
          </table:table-cell>
          <table:table-cell office:value-type="float" office:value="-73" calcext:value-type="float">
            <text:p>-73</text:p>
          </table:table-cell>
          <table:table-cell office:value-type="float" office:value="-38.15" calcext:value-type="float">
            <text:p>-38.1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-63" calcext:value-type="float">
            <text:p>-63</text:p>
          </table:table-cell>
          <table:table-cell office:value-type="float" office:value="-36.3" calcext:value-type="float">
            <text:p>-36.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9" calcext:value-type="float">
            <text:p>-29</text:p>
          </table:table-cell>
          <table:table-cell office:value-type="float" office:value="-73" calcext:value-type="float">
            <text:p>-73</text:p>
          </table:table-cell>
          <table:table-cell office:value-type="float" office:value="-36.23" calcext:value-type="float">
            <text:p>-36.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" calcext:value-type="float">
            <text:p>-29</text:p>
          </table:table-cell>
          <table:table-cell office:value-type="float" office:value="-63" calcext:value-type="float">
            <text:p>-63</text:p>
          </table:table-cell>
          <table:table-cell office:value-type="float" office:value="-35.17" calcext:value-type="float">
            <text:p>-35.1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" calcext:value-type="float">
            <text:p>-29</text:p>
          </table:table-cell>
          <table:table-cell office:value-type="float" office:value="-44" calcext:value-type="float">
            <text:p>-44</text:p>
          </table:table-cell>
          <table:table-cell office:value-type="float" office:value="-33.66" calcext:value-type="float">
            <text:p>-33.6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9" calcext:value-type="float">
            <text:p>-29</text:p>
          </table:table-cell>
          <table:table-cell office:value-type="float" office:value="-66" calcext:value-type="float">
            <text:p>-66</text:p>
          </table:table-cell>
          <table:table-cell office:value-type="float" office:value="-32.81" calcext:value-type="float">
            <text:p>-32.8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63" calcext:value-type="float">
            <text:p>-63</text:p>
          </table:table-cell>
          <table:table-cell office:value-type="float" office:value="-32.03" calcext:value-type="float">
            <text:p>-32.0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49" calcext:value-type="float">
            <text:p>-49</text:p>
          </table:table-cell>
          <table:table-cell office:value-type="float" office:value="-30.85" calcext:value-type="float">
            <text:p>-30.8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8" calcext:value-type="float">
            <text:p>-28</text:p>
          </table:table-cell>
          <table:table-cell office:value-type="float" office:value="-66" calcext:value-type="float">
            <text:p>-66</text:p>
          </table:table-cell>
          <table:table-cell office:value-type="float" office:value="-29.99" calcext:value-type="float">
            <text:p>-29.9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8" calcext:value-type="float">
            <text:p>-28</text:p>
          </table:table-cell>
          <table:table-cell office:value-type="float" office:value="-67" calcext:value-type="float">
            <text:p>-67</text:p>
          </table:table-cell>
          <table:table-cell office:value-type="float" office:value="-29.85" calcext:value-type="float">
            <text:p>-29.8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8" calcext:value-type="float">
            <text:p>-28</text:p>
          </table:table-cell>
          <table:table-cell office:value-type="float" office:value="-59" calcext:value-type="float">
            <text:p>-59</text:p>
          </table:table-cell>
          <table:table-cell office:value-type="float" office:value="-29.34" calcext:value-type="float">
            <text:p>-29.3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" calcext:value-type="float">
            <text:p>-27</text:p>
          </table:table-cell>
          <table:table-cell office:value-type="float" office:value="-66" calcext:value-type="float">
            <text:p>-66</text:p>
          </table:table-cell>
          <table:table-cell office:value-type="float" office:value="-29.31" calcext:value-type="float">
            <text:p>-29.3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-53" calcext:value-type="float">
            <text:p>-53</text:p>
          </table:table-cell>
          <table:table-cell office:value-type="float" office:value="-28.4" calcext:value-type="float">
            <text:p>-28.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6" calcext:value-type="float">
            <text:p>-26</text:p>
          </table:table-cell>
          <table:table-cell office:value-type="float" office:value="-65" calcext:value-type="float">
            <text:p>-65</text:p>
          </table:table-cell>
          <table:table-cell office:value-type="float" office:value="-28.76" calcext:value-type="float">
            <text:p>-28.7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6" calcext:value-type="float">
            <text:p>-26</text:p>
          </table:table-cell>
          <table:table-cell office:value-type="float" office:value="-62" calcext:value-type="float">
            <text:p>-62</text:p>
          </table:table-cell>
          <table:table-cell office:value-type="float" office:value="-28.63" calcext:value-type="float">
            <text:p>-28.6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  <table:table-cell office:value-type="float" office:value="-60" calcext:value-type="float">
            <text:p>-60</text:p>
          </table:table-cell>
          <table:table-cell office:value-type="float" office:value="-28.8" calcext:value-type="float">
            <text:p>-28.8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3" calcext:value-type="float">
            <text:p>-23</text:p>
          </table:table-cell>
          <table:table-cell office:value-type="float" office:value="-53" calcext:value-type="float">
            <text:p>-53</text:p>
          </table:table-cell>
          <table:table-cell office:value-type="float" office:value="-27.98" calcext:value-type="float">
            <text:p>-27.9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3" calcext:value-type="float">
            <text:p>-23</text:p>
          </table:table-cell>
          <table:table-cell office:value-type="float" office:value="-64" calcext:value-type="float">
            <text:p>-64</text:p>
          </table:table-cell>
          <table:table-cell office:value-type="float" office:value="-27.33" calcext:value-type="float">
            <text:p>-27.3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-26.98" calcext:value-type="float">
            <text:p>-26.9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1" calcext:value-type="float">
            <text:p>-21</text:p>
          </table:table-cell>
          <table:table-cell office:value-type="float" office:value="-63" calcext:value-type="float">
            <text:p>-63</text:p>
          </table:table-cell>
          <table:table-cell office:value-type="float" office:value="-26.89" calcext:value-type="float">
            <text:p>-26.8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0" calcext:value-type="float">
            <text:p>-20</text:p>
          </table:table-cell>
          <table:table-cell office:value-type="float" office:value="-64" calcext:value-type="float">
            <text:p>-64</text:p>
          </table:table-cell>
          <table:table-cell office:value-type="float" office:value="-25.18" calcext:value-type="float">
            <text:p>-25.1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61" calcext:value-type="float">
            <text:p>-61</text:p>
          </table:table-cell>
          <table:table-cell office:value-type="float" office:value="-24.85" calcext:value-type="float">
            <text:p>-24.8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" calcext:value-type="float">
            <text:p>-20</text:p>
          </table:table-cell>
          <table:table-cell office:value-type="float" office:value="-70" calcext:value-type="float">
            <text:p>-70</text:p>
          </table:table-cell>
          <table:table-cell office:value-type="float" office:value="-24.3" calcext:value-type="float">
            <text:p>-24.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3.53" calcext:value-type="float">
            <text:p>-23.5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0" calcext:value-type="float">
            <text:p>-20</text:p>
          </table:table-cell>
          <table:table-cell office:value-type="float" office:value="-68" calcext:value-type="float">
            <text:p>-68</text:p>
          </table:table-cell>
          <table:table-cell office:value-type="float" office:value="-22.17" calcext:value-type="float">
            <text:p>-22.1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20.69" calcext:value-type="float">
            <text:p>-20.69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20.45" calcext:value-type="float">
            <text:p>-20.4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20.3" calcext:value-type="float">
            <text:p>-20.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-65" calcext:value-type="float">
            <text:p>-65</text:p>
          </table:table-cell>
          <table:table-cell office:value-type="float" office:value="-20.43" calcext:value-type="float">
            <text:p>-20.4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3" calcext:value-type="float">
            <text:p>-13</text:p>
          </table:table-cell>
          <table:table-cell office:value-type="float" office:value="-63" calcext:value-type="float">
            <text:p>-63</text:p>
          </table:table-cell>
          <table:table-cell office:value-type="float" office:value="-19.63" calcext:value-type="float">
            <text:p>-19.6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18.47" calcext:value-type="float">
            <text:p>-18.4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3" calcext:value-type="float">
            <text:p>-13</text:p>
          </table:table-cell>
          <table:table-cell office:value-type="float" office:value="-44" calcext:value-type="float">
            <text:p>-44</text:p>
          </table:table-cell>
          <table:table-cell office:value-type="float" office:value="-17.52" calcext:value-type="float">
            <text:p>-17.5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-17.13" calcext:value-type="float">
            <text:p>-17.13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6.56" calcext:value-type="float">
            <text:p>-16.5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" calcext:value-type="float">
            <text:p>-12</text:p>
          </table:table-cell>
          <table:table-cell office:value-type="float" office:value="-60" calcext:value-type="float">
            <text:p>-60</text:p>
          </table:table-cell>
          <table:table-cell office:value-type="float" office:value="-14.81" calcext:value-type="float">
            <text:p>-14.8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3.96" calcext:value-type="float">
            <text:p>-13.9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13.33" calcext:value-type="float">
            <text:p>-13.3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60" calcext:value-type="float">
            <text:p>-60</text:p>
          </table:table-cell>
          <table:table-cell office:value-type="float" office:value="-13.85" calcext:value-type="float">
            <text:p>-13.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3.54" calcext:value-type="float">
            <text:p>-13.54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13.1" calcext:value-type="float">
            <text:p>-13.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13.15" calcext:value-type="float">
            <text:p>-13.1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3.4" calcext:value-type="float">
            <text:p>-13.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12.5" calcext:value-type="float">
            <text:p>-12.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12.42" calcext:value-type="float">
            <text:p>-12.4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-52" calcext:value-type="float">
            <text:p>-52</text:p>
          </table:table-cell>
          <table:table-cell office:value-type="float" office:value="-12.53" calcext:value-type="float">
            <text:p>-12.5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-52" calcext:value-type="float">
            <text:p>-52</text:p>
          </table:table-cell>
          <table:table-cell office:value-type="float" office:value="-12.08" calcext:value-type="float">
            <text:p>-12.0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" calcext:value-type="float">
            <text:p>-11</text:p>
          </table:table-cell>
          <table:table-cell office:value-type="float" office:value="-59" calcext:value-type="float">
            <text:p>-59</text:p>
          </table:table-cell>
          <table:table-cell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14" calcext:value-type="float">
            <text:p>-12.1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2.05" calcext:value-type="float">
            <text:p>-12.05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0" calcext:value-type="float">
            <text:p>-10</text:p>
          </table:table-cell>
          <table:table-cell office:value-type="float" office:value="-61" calcext:value-type="float">
            <text:p>-61</text:p>
          </table:table-cell>
          <table:table-cell office:value-type="float" office:value="-12.27" calcext:value-type="float">
            <text:p>-12.2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1.37" calcext:value-type="float">
            <text:p>-11.3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2.09" calcext:value-type="float">
            <text:p>-12.09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1.39" calcext:value-type="float">
            <text:p>-11.3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1.72" calcext:value-type="float">
            <text:p>-11.7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1.51" calcext:value-type="float">
            <text:p>-11.5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11.02" calcext:value-type="float">
            <text:p>-11.0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1.51" calcext:value-type="float">
            <text:p>-11.5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1.03" calcext:value-type="float">
            <text:p>-11.0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10.93" calcext:value-type="float">
            <text:p>-10.9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0.55" calcext:value-type="float">
            <text:p>-10.5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1.66" calcext:value-type="float">
            <text:p>-11.6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10.62" calcext:value-type="float">
            <text:p>-10.6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0.5" calcext:value-type="float">
            <text:p>-10.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1.32" calcext:value-type="float">
            <text:p>-11.3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0.55" calcext:value-type="float">
            <text:p>-10.5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0.95" calcext:value-type="float">
            <text:p>-10.9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0.63" calcext:value-type="float">
            <text:p>-10.6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10.29" calcext:value-type="float">
            <text:p>-10.2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10.3" calcext:value-type="float">
            <text:p>-10.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10.98" calcext:value-type="float">
            <text:p>-10.9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9.95" calcext:value-type="float">
            <text:p>-9.9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9.29" calcext:value-type="float">
            <text:p>-9.2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9.25" calcext:value-type="float">
            <text:p>-9.2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57" calcext:value-type="float">
            <text:p>-8.57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8.73" calcext:value-type="float">
            <text:p>-8.7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9.38" calcext:value-type="float">
            <text:p>-9.3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87" calcext:value-type="float">
            <text:p>-8.87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8.82" calcext:value-type="float">
            <text:p>-8.8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22" calcext:value-type="float">
            <text:p>-9.2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9" calcext:value-type="float">
            <text:p>-8.9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77" calcext:value-type="float">
            <text:p>-8.7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8.66" calcext:value-type="float">
            <text:p>-8.6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9.25" calcext:value-type="float">
            <text:p>-9.2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.42" calcext:value-type="float">
            <text:p>-8.4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8.85" calcext:value-type="float">
            <text:p>-8.8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9.02" calcext:value-type="float">
            <text:p>-9.0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59" calcext:value-type="float">
            <text:p>-8.5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8.77" calcext:value-type="float">
            <text:p>-8.7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17" calcext:value-type="float">
            <text:p>-9.1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8.73" calcext:value-type="float">
            <text:p>-8.73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9.11" calcext:value-type="float">
            <text:p>-9.1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9.49" calcext:value-type="float">
            <text:p>-9.49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-9.62" calcext:value-type="float">
            <text:p>-9.6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77" calcext:value-type="float">
            <text:p>-8.77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9.17" calcext:value-type="float">
            <text:p>-9.1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74" calcext:value-type="float">
            <text:p>-8.7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8.92" calcext:value-type="float">
            <text:p>-8.9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8.97" calcext:value-type="float">
            <text:p>-8.97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9.16" calcext:value-type="float">
            <text:p>-9.1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66" calcext:value-type="float">
            <text:p>-8.6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9.2" calcext:value-type="float">
            <text:p>-9.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8.69" calcext:value-type="float">
            <text:p>-8.69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8.49" calcext:value-type="float">
            <text:p>-8.49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01" calcext:value-type="float">
            <text:p>-9.0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-9.2" calcext:value-type="float">
            <text:p>-9.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9.31" calcext:value-type="float">
            <text:p>-9.3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8.74" calcext:value-type="float">
            <text:p>-8.7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8.97" calcext:value-type="float">
            <text:p>-8.97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9.16" calcext:value-type="float">
            <text:p>-9.1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9.19" calcext:value-type="float">
            <text:p>-9.19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8.82" calcext:value-type="float">
            <text:p>-8.8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8.05" calcext:value-type="float">
            <text:p>-8.0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8.8" calcext:value-type="float">
            <text:p>-8.8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8" calcext:value-type="float">
            <text:p>-7.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7.92" calcext:value-type="float">
            <text:p>-7.9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7.65" calcext:value-type="float">
            <text:p>-7.6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7.54" calcext:value-type="float">
            <text:p>-7.5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7.6" calcext:value-type="float">
            <text:p>-7.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7.95" calcext:value-type="float">
            <text:p>-7.9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7.73" calcext:value-type="float">
            <text:p>-7.7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8.14" calcext:value-type="float">
            <text:p>-8.1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93" calcext:value-type="float">
            <text:p>-7.93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8" calcext:value-type="float">
            <text:p>-4.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25" calcext:value-type="float">
            <text:p>-5.2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03" calcext:value-type="float">
            <text:p>-5.0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8" calcext:value-type="float">
            <text:p>-1.4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213" calcext:value-type="float">
            <text:p>-213</text:p>
          </table:table-cell>
          <table:table-cell office:value-type="float" office:value="-153.05" calcext:value-type="float">
            <text:p>-153.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7" calcext:value-type="float">
            <text:p>-67</text:p>
          </table:table-cell>
          <table:table-cell office:value-type="float" office:value="-184" calcext:value-type="float">
            <text:p>-184</text:p>
          </table:table-cell>
          <table:table-cell office:value-type="float" office:value="-136.04" calcext:value-type="float">
            <text:p>-136.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2" calcext:value-type="float">
            <text:p>-62</text:p>
          </table:table-cell>
          <table:table-cell office:value-type="float" office:value="-175" calcext:value-type="float">
            <text:p>-175</text:p>
          </table:table-cell>
          <table:table-cell office:value-type="float" office:value="-119.81" calcext:value-type="float">
            <text:p>-119.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7" calcext:value-type="float">
            <text:p>-57</text:p>
          </table:table-cell>
          <table:table-cell office:value-type="float" office:value="-145" calcext:value-type="float">
            <text:p>-145</text:p>
          </table:table-cell>
          <table:table-cell office:value-type="float" office:value="-103.92" calcext:value-type="float">
            <text:p>-103.9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7" calcext:value-type="float">
            <text:p>-57</text:p>
          </table:table-cell>
          <table:table-cell office:value-type="float" office:value="-144" calcext:value-type="float">
            <text:p>-144</text:p>
          </table:table-cell>
          <table:table-cell office:value-type="float" office:value="-89.7" calcext:value-type="float">
            <text:p>-89.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7" calcext:value-type="float">
            <text:p>-57</text:p>
          </table:table-cell>
          <table:table-cell office:value-type="float" office:value="-128" calcext:value-type="float">
            <text:p>-128</text:p>
          </table:table-cell>
          <table:table-cell office:value-type="float" office:value="-81.31" calcext:value-type="float">
            <text:p>-81.3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-108" calcext:value-type="float">
            <text:p>-108</text:p>
          </table:table-cell>
          <table:table-cell office:value-type="float" office:value="-72.71" calcext:value-type="float">
            <text:p>-72.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1" calcext:value-type="float">
            <text:p>-41</text:p>
          </table:table-cell>
          <table:table-cell office:value-type="float" office:value="-90" calcext:value-type="float">
            <text:p>-90</text:p>
          </table:table-cell>
          <table:table-cell office:value-type="float" office:value="-61.05" calcext:value-type="float">
            <text:p>-61.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1" calcext:value-type="float">
            <text:p>-41</text:p>
          </table:table-cell>
          <table:table-cell office:value-type="float" office:value="-100" calcext:value-type="float">
            <text:p>-100</text:p>
          </table:table-cell>
          <table:table-cell office:value-type="float" office:value="-57.05" calcext:value-type="float">
            <text:p>-57.0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  <table:table-cell office:value-type="float" office:value="-88" calcext:value-type="float">
            <text:p>-88</text:p>
          </table:table-cell>
          <table:table-cell office:value-type="float" office:value="-49.88" calcext:value-type="float">
            <text:p>-49.8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  <table:table-cell office:value-type="float" office:value="-83" calcext:value-type="float">
            <text:p>-83</text:p>
          </table:table-cell>
          <table:table-cell office:value-type="float" office:value="-42.77" calcext:value-type="float">
            <text:p>-42.7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  <table:table-cell office:value-type="float" office:value="-41.56" calcext:value-type="float">
            <text:p>-41.5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7" calcext:value-type="float">
            <text:p>-37</text:p>
          </table:table-cell>
          <table:table-cell office:value-type="float" office:value="-73" calcext:value-type="float">
            <text:p>-73</text:p>
          </table:table-cell>
          <table:table-cell office:value-type="float" office:value="-42.02" calcext:value-type="float">
            <text:p>-42.0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7" calcext:value-type="float">
            <text:p>-37</text:p>
          </table:table-cell>
          <table:table-cell office:value-type="float" office:value="-52" calcext:value-type="float">
            <text:p>-52</text:p>
          </table:table-cell>
          <table:table-cell office:value-type="float" office:value="-40.92" calcext:value-type="float">
            <text:p>-40.9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7" calcext:value-type="float">
            <text:p>-37</text:p>
          </table:table-cell>
          <table:table-cell office:value-type="float" office:value="-61" calcext:value-type="float">
            <text:p>-61</text:p>
          </table:table-cell>
          <table:table-cell office:value-type="float" office:value="-40.96" calcext:value-type="float">
            <text:p>-40.9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79" calcext:value-type="float">
            <text:p>-79</text:p>
          </table:table-cell>
          <table:table-cell office:value-type="float" office:value="-40.86" calcext:value-type="float">
            <text:p>-40.8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71" calcext:value-type="float">
            <text:p>-71</text:p>
          </table:table-cell>
          <table:table-cell office:value-type="float" office:value="-39.48" calcext:value-type="float">
            <text:p>-39.4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4" calcext:value-type="float">
            <text:p>-34</text:p>
          </table:table-cell>
          <table:table-cell office:value-type="float" office:value="-62" calcext:value-type="float">
            <text:p>-62</text:p>
          </table:table-cell>
          <table:table-cell office:value-type="float" office:value="-37.48" calcext:value-type="float">
            <text:p>-37.4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" calcext:value-type="float">
            <text:p>-32</text:p>
          </table:table-cell>
          <table:table-cell office:value-type="float" office:value="-71" calcext:value-type="float">
            <text:p>-71</text:p>
          </table:table-cell>
          <table:table-cell office:value-type="float" office:value="-37.17" calcext:value-type="float">
            <text:p>-37.1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float" office:value="-79" calcext:value-type="float">
            <text:p>-79</text:p>
          </table:table-cell>
          <table:table-cell office:value-type="float" office:value="-37.58" calcext:value-type="float">
            <text:p>-37.5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8" calcext:value-type="float">
            <text:p>-28</text:p>
          </table:table-cell>
          <table:table-cell office:value-type="float" office:value="-78" calcext:value-type="float">
            <text:p>-78</text:p>
          </table:table-cell>
          <table:table-cell office:value-type="float" office:value="-36.59" calcext:value-type="float">
            <text:p>-36.5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8" calcext:value-type="float">
            <text:p>-28</text:p>
          </table:table-cell>
          <table:table-cell office:value-type="float" office:value="-72" calcext:value-type="float">
            <text:p>-72</text:p>
          </table:table-cell>
          <table:table-cell office:value-type="float" office:value="-35.98" calcext:value-type="float">
            <text:p>-35.9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8" calcext:value-type="float">
            <text:p>-28</text:p>
          </table:table-cell>
          <table:table-cell office:value-type="float" office:value="-69" calcext:value-type="float">
            <text:p>-69</text:p>
          </table:table-cell>
          <table:table-cell office:value-type="float" office:value="-34.99" calcext:value-type="float">
            <text:p>-34.9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33.19" calcext:value-type="float">
            <text:p>-33.1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8" calcext:value-type="float">
            <text:p>-28</text:p>
          </table:table-cell>
          <table:table-cell office:value-type="float" office:value="-73" calcext:value-type="float">
            <text:p>-73</text:p>
          </table:table-cell>
          <table:table-cell office:value-type="float" office:value="-33.33" calcext:value-type="float">
            <text:p>-33.3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77" calcext:value-type="float">
            <text:p>-77</text:p>
          </table:table-cell>
          <table:table-cell office:value-type="float" office:value="-31.91" calcext:value-type="float">
            <text:p>-31.9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67" calcext:value-type="float">
            <text:p>-67</text:p>
          </table:table-cell>
          <table:table-cell office:value-type="float" office:value="-29.76" calcext:value-type="float">
            <text:p>-29.7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float" office:value="-38" calcext:value-type="float">
            <text:p>-38</text:p>
          </table:table-cell>
          <table:table-cell office:value-type="float" office:value="-28.21" calcext:value-type="float">
            <text:p>-28.2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28.4" calcext:value-type="float">
            <text:p>-28.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-70" calcext:value-type="float">
            <text:p>-70</text:p>
          </table:table-cell>
          <table:table-cell office:value-type="float" office:value="-28.92" calcext:value-type="float">
            <text:p>-28.9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1" calcext:value-type="float">
            <text:p>-21</text:p>
          </table:table-cell>
          <table:table-cell office:value-type="float" office:value="-75" calcext:value-type="float">
            <text:p>-75</text:p>
          </table:table-cell>
          <table:table-cell office:value-type="float" office:value="-28.76" calcext:value-type="float">
            <text:p>-28.7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1" calcext:value-type="float">
            <text:p>-21</text:p>
          </table:table-cell>
          <table:table-cell office:value-type="float" office:value="-70" calcext:value-type="float">
            <text:p>-70</text:p>
          </table:table-cell>
          <table:table-cell office:value-type="float" office:value="-28.71" calcext:value-type="float">
            <text:p>-28.7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0" calcext:value-type="float">
            <text:p>-20</text:p>
          </table:table-cell>
          <table:table-cell office:value-type="float" office:value="-61" calcext:value-type="float">
            <text:p>-61</text:p>
          </table:table-cell>
          <table:table-cell office:value-type="float" office:value="-27.3" calcext:value-type="float">
            <text:p>-27.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0" calcext:value-type="float">
            <text:p>-20</text:p>
          </table:table-cell>
          <table:table-cell office:value-type="float" office:value="-59" calcext:value-type="float">
            <text:p>-59</text:p>
          </table:table-cell>
          <table:table-cell office:value-type="float" office:value="-26.32" calcext:value-type="float">
            <text:p>-26.3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-63" calcext:value-type="float">
            <text:p>-63</text:p>
          </table:table-cell>
          <table:table-cell office:value-type="float" office:value="-26.37" calcext:value-type="float">
            <text:p>-26.3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  <table:table-cell office:value-type="float" office:value="-64" calcext:value-type="float">
            <text:p>-64</text:p>
          </table:table-cell>
          <table:table-cell office:value-type="float" office:value="-25.54" calcext:value-type="float">
            <text:p>-25.54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0" calcext:value-type="float">
            <text:p>-20</text:p>
          </table:table-cell>
          <table:table-cell office:value-type="float" office:value="-47" calcext:value-type="float">
            <text:p>-47</text:p>
          </table:table-cell>
          <table:table-cell office:value-type="float" office:value="-23.6" calcext:value-type="float">
            <text:p>-23.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22.25" calcext:value-type="float">
            <text:p>-22.2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" calcext:value-type="float">
            <text:p>-19</text:p>
          </table:table-cell>
          <table:table-cell office:value-type="float" office:value="-53" calcext:value-type="float">
            <text:p>-53</text:p>
          </table:table-cell>
          <table:table-cell office:value-type="float" office:value="-21.48" calcext:value-type="float">
            <text:p>-21.4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-56" calcext:value-type="float">
            <text:p>-56</text:p>
          </table:table-cell>
          <table:table-cell office:value-type="float" office:value="-20.78" calcext:value-type="float">
            <text:p>-20.7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9" calcext:value-type="float">
            <text:p>-19</text:p>
          </table:table-cell>
          <table:table-cell office:value-type="float" office:value="-63" calcext:value-type="float">
            <text:p>-63</text:p>
          </table:table-cell>
          <table:table-cell office:value-type="float" office:value="-20.72" calcext:value-type="float">
            <text:p>-20.7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20.95" calcext:value-type="float">
            <text:p>-20.9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8" calcext:value-type="float">
            <text:p>-18</text:p>
          </table:table-cell>
          <table:table-cell office:value-type="float" office:value="-57" calcext:value-type="float">
            <text:p>-57</text:p>
          </table:table-cell>
          <table:table-cell office:value-type="float" office:value="-20.23" calcext:value-type="float">
            <text:p>-20.2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  <table:table-cell office:value-type="float" office:value="-58" calcext:value-type="float">
            <text:p>-58</text:p>
          </table:table-cell>
          <table:table-cell office:value-type="float" office:value="-20.26" calcext:value-type="float">
            <text:p>-20.2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  <table:table-cell office:value-type="float" office:value="-52" calcext:value-type="float">
            <text:p>-52</text:p>
          </table:table-cell>
          <table:table-cell office:value-type="float" office:value="-20.05" calcext:value-type="float">
            <text:p>-20.0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  <table:table-cell office:value-type="float" office:value="-56" calcext:value-type="float">
            <text:p>-56</text:p>
          </table:table-cell>
          <table:table-cell office:value-type="float" office:value="-19.1" calcext:value-type="float">
            <text:p>-19.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8" calcext:value-type="float">
            <text:p>-18</text:p>
          </table:table-cell>
          <table:table-cell office:value-type="float" office:value="-61" calcext:value-type="float">
            <text:p>-61</text:p>
          </table:table-cell>
          <table:table-cell office:value-type="float" office:value="-19.35" calcext:value-type="float">
            <text:p>-19.3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" calcext:value-type="float">
            <text:p>-14</text:p>
          </table:table-cell>
          <table:table-cell office:value-type="float" office:value="-36" calcext:value-type="float">
            <text:p>-36</text:p>
          </table:table-cell>
          <table:table-cell office:value-type="float" office:value="-18.27" calcext:value-type="float">
            <text:p>-18.2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" calcext:value-type="float">
            <text:p>-14</text:p>
          </table:table-cell>
          <table:table-cell office:value-type="float" office:value="-56" calcext:value-type="float">
            <text:p>-56</text:p>
          </table:table-cell>
          <table:table-cell office:value-type="float" office:value="-18.8" calcext:value-type="float">
            <text:p>-18.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-53" calcext:value-type="float">
            <text:p>-53</text:p>
          </table:table-cell>
          <table:table-cell office:value-type="float" office:value="-18.54" calcext:value-type="float">
            <text:p>-18.5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office:value-type="float" office:value="-29" calcext:value-type="float">
            <text:p>-29</text:p>
          </table:table-cell>
          <table:table-cell office:value-type="float" office:value="-18.25" calcext:value-type="float">
            <text:p>-18.2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" calcext:value-type="float">
            <text:p>-14</text:p>
          </table:table-cell>
          <table:table-cell office:value-type="float" office:value="-64" calcext:value-type="float">
            <text:p>-64</text:p>
          </table:table-cell>
          <table:table-cell office:value-type="float" office:value="-18.96" calcext:value-type="float">
            <text:p>-18.96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-49" calcext:value-type="float">
            <text:p>-49</text:p>
          </table:table-cell>
          <table:table-cell office:value-type="float" office:value="-18.47" calcext:value-type="float">
            <text:p>-18.47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-51" calcext:value-type="float">
            <text:p>-51</text:p>
          </table:table-cell>
          <table:table-cell office:value-type="float" office:value="-18.53" calcext:value-type="float">
            <text:p>-18.53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3" calcext:value-type="float">
            <text:p>-13</text:p>
          </table:table-cell>
          <table:table-cell office:value-type="float" office:value="-43" calcext:value-type="float">
            <text:p>-43</text:p>
          </table:table-cell>
          <table:table-cell office:value-type="float" office:value="-17.88" calcext:value-type="float">
            <text:p>-17.8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-17.62" calcext:value-type="float">
            <text:p>-17.6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3" calcext:value-type="float">
            <text:p>-13</text:p>
          </table:table-cell>
          <table:table-cell office:value-type="float" office:value="-54" calcext:value-type="float">
            <text:p>-54</text:p>
          </table:table-cell>
          <table:table-cell office:value-type="float" office:value="-17.77" calcext:value-type="float">
            <text:p>-17.7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3" calcext:value-type="float">
            <text:p>-13</text:p>
          </table:table-cell>
          <table:table-cell office:value-type="float" office:value="-25" calcext:value-type="float">
            <text:p>-25</text:p>
          </table:table-cell>
          <table:table-cell office:value-type="float" office:value="-17.05" calcext:value-type="float">
            <text:p>-17.0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17.14" calcext:value-type="float">
            <text:p>-17.1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16.87" calcext:value-type="float">
            <text:p>-16.8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15.97" calcext:value-type="float">
            <text:p>-15.9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15.14" calcext:value-type="float">
            <text:p>-15.14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-13.95" calcext:value-type="float">
            <text:p>-13.9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14.18" calcext:value-type="float">
            <text:p>-14.1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13.64" calcext:value-type="float">
            <text:p>-13.6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13.62" calcext:value-type="float">
            <text:p>-13.6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3.65" calcext:value-type="float">
            <text:p>-13.65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44" calcext:value-type="float">
            <text:p>-44</text:p>
          </table:table-cell>
          <table:table-cell office:value-type="float" office:value="-13.67" calcext:value-type="float">
            <text:p>-13.6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4.08" calcext:value-type="float">
            <text:p>-14.0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3.95" calcext:value-type="float">
            <text:p>-13.9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3.18" calcext:value-type="float">
            <text:p>-13.1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-42" calcext:value-type="float">
            <text:p>-42</text:p>
          </table:table-cell>
          <table:table-cell office:value-type="float" office:value="-13.38" calcext:value-type="float">
            <text:p>-13.3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13.06" calcext:value-type="float">
            <text:p>-13.0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2.77" calcext:value-type="float">
            <text:p>-12.7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3.19" calcext:value-type="float">
            <text:p>-13.1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2.79" calcext:value-type="float">
            <text:p>-12.7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3.1" calcext:value-type="float">
            <text:p>-13.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2.64" calcext:value-type="float">
            <text:p>-12.6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11.59" calcext:value-type="float">
            <text:p>-11.5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22" calcext:value-type="float">
            <text:p>-22</text:p>
          </table:table-cell>
          <table:table-cell office:value-type="float" office:value="-11.27" calcext:value-type="float">
            <text:p>-11.2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1.85" calcext:value-type="float">
            <text:p>-11.8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2.22" calcext:value-type="float">
            <text:p>-12.2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12.05" calcext:value-type="float">
            <text:p>-12.05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1.49" calcext:value-type="float">
            <text:p>-11.4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1.83" calcext:value-type="float">
            <text:p>-11.8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2.15" calcext:value-type="float">
            <text:p>-12.1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12.02" calcext:value-type="float">
            <text:p>-12.0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1.88" calcext:value-type="float">
            <text:p>-11.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2.07" calcext:value-type="float">
            <text:p>-12.0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-11.3" calcext:value-type="float">
            <text:p>-11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11.16" calcext:value-type="float">
            <text:p>-11.1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0.59" calcext:value-type="float">
            <text:p>-10.59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0.95" calcext:value-type="float">
            <text:p>-10.9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10.76" calcext:value-type="float">
            <text:p>-10.7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10.84" calcext:value-type="float">
            <text:p>-10.8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0.95" calcext:value-type="float">
            <text:p>-10.9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1.27" calcext:value-type="float">
            <text:p>-11.2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-9.94" calcext:value-type="float">
            <text:p>-9.9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43" calcext:value-type="float">
            <text:p>-43</text:p>
          </table:table-cell>
          <table:table-cell office:value-type="float" office:value="-9.93" calcext:value-type="float">
            <text:p>-9.9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9.84" calcext:value-type="float">
            <text:p>-9.8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9.46" calcext:value-type="float">
            <text:p>-9.4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0.25" calcext:value-type="float">
            <text:p>-10.2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9.71" calcext:value-type="float">
            <text:p>-9.7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0.15" calcext:value-type="float">
            <text:p>-10.1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-10.15" calcext:value-type="float">
            <text:p>-10.1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9.78" calcext:value-type="float">
            <text:p>-9.7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10.08" calcext:value-type="float">
            <text:p>-10.0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9.56" calcext:value-type="float">
            <text:p>-9.5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9.61" calcext:value-type="float">
            <text:p>-9.61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-8.6" calcext:value-type="float">
            <text:p>-8.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51" calcext:value-type="float">
            <text:p>-8.5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9.09" calcext:value-type="float">
            <text:p>-9.09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8.93" calcext:value-type="float">
            <text:p>-8.93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5" calcext:value-type="float">
            <text:p>-8.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9.16" calcext:value-type="float">
            <text:p>-9.1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9.7" calcext:value-type="float">
            <text:p>-9.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8.45" calcext:value-type="float">
            <text:p>-8.4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8.96" calcext:value-type="float">
            <text:p>-8.9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9.11" calcext:value-type="float">
            <text:p>-9.1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.63" calcext:value-type="float">
            <text:p>-8.6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8.93" calcext:value-type="float">
            <text:p>-8.9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-8.29" calcext:value-type="float">
            <text:p>-8.2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83" calcext:value-type="float">
            <text:p>-8.83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8.6" calcext:value-type="float">
            <text:p>-8.6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7" calcext:value-type="float">
            <text:p>-7</text:p>
          </table:table-cell>
          <table:table-cell office:value-type="float" office:value="-22" calcext:value-type="float">
            <text:p>-22</text:p>
          </table:table-cell>
          <table:table-cell office:value-type="float" office:value="-8.28" calcext:value-type="float">
            <text:p>-8.2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9.3" calcext:value-type="float">
            <text:p>-9.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8.45" calcext:value-type="float">
            <text:p>-8.4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8.91" calcext:value-type="float">
            <text:p>-8.9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72" calcext:value-type="float">
            <text:p>-8.7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8.59" calcext:value-type="float">
            <text:p>-8.5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7" calcext:value-type="float">
            <text:p>-7</text:p>
          </table:table-cell>
          <table:table-cell office:value-type="float" office:value="-51" calcext:value-type="float">
            <text:p>-51</text:p>
          </table:table-cell>
          <table:table-cell office:value-type="float" office:value="-8.82" calcext:value-type="float">
            <text:p>-8.8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7.8" calcext:value-type="float">
            <text:p>-7.8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7.7" calcext:value-type="float">
            <text:p>-7.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7.72" calcext:value-type="float">
            <text:p>-7.7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7.3" calcext:value-type="float">
            <text:p>-7.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7.93" calcext:value-type="float">
            <text:p>-7.93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8.14" calcext:value-type="float">
            <text:p>-8.1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7.89" calcext:value-type="float">
            <text:p>-7.89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7.46" calcext:value-type="float">
            <text:p>-7.4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6.2" calcext:value-type="float">
            <text:p>-6.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86" calcext:value-type="float">
            <text:p>-5.8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1" calcext:value-type="float">
            <text:p>-6.1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17" calcext:value-type="float">
            <text:p>-5.1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229" calcext:value-type="float">
            <text:p>-229</text:p>
          </table:table-cell>
          <table:table-cell office:value-type="float" office:value="-162.54" calcext:value-type="float">
            <text:p>-162.5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3" calcext:value-type="float">
            <text:p>-83</text:p>
          </table:table-cell>
          <table:table-cell office:value-type="float" office:value="-207" calcext:value-type="float">
            <text:p>-207</text:p>
          </table:table-cell>
          <table:table-cell office:value-type="float" office:value="-140.11" calcext:value-type="float">
            <text:p>-140.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3" calcext:value-type="float">
            <text:p>-83</text:p>
          </table:table-cell>
          <table:table-cell office:value-type="float" office:value="-169" calcext:value-type="float">
            <text:p>-169</text:p>
          </table:table-cell>
          <table:table-cell office:value-type="float" office:value="-123.27" calcext:value-type="float">
            <text:p>-123.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6" calcext:value-type="float">
            <text:p>-56</text:p>
          </table:table-cell>
          <table:table-cell office:value-type="float" office:value="-161" calcext:value-type="float">
            <text:p>-161</text:p>
          </table:table-cell>
          <table:table-cell office:value-type="float" office:value="-112.35" calcext:value-type="float">
            <text:p>-112.3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6" calcext:value-type="float">
            <text:p>-56</text:p>
          </table:table-cell>
          <table:table-cell office:value-type="float" office:value="-142" calcext:value-type="float">
            <text:p>-142</text:p>
          </table:table-cell>
          <table:table-cell office:value-type="float" office:value="-100.15" calcext:value-type="float">
            <text:p>-100.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6" calcext:value-type="float">
            <text:p>-56</text:p>
          </table:table-cell>
          <table:table-cell office:value-type="float" office:value="-125" calcext:value-type="float">
            <text:p>-125</text:p>
          </table:table-cell>
          <table:table-cell office:value-type="float" office:value="-87.43" calcext:value-type="float">
            <text:p>-87.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6" calcext:value-type="float">
            <text:p>-56</text:p>
          </table:table-cell>
          <table:table-cell office:value-type="float" office:value="-105" calcext:value-type="float">
            <text:p>-105</text:p>
          </table:table-cell>
          <table:table-cell office:value-type="float" office:value="-76.54" calcext:value-type="float">
            <text:p>-76.5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6" calcext:value-type="float">
            <text:p>-56</text:p>
          </table:table-cell>
          <table:table-cell office:value-type="float" office:value="-105" calcext:value-type="float">
            <text:p>-105</text:p>
          </table:table-cell>
          <table:table-cell office:value-type="float" office:value="-66.26" calcext:value-type="float">
            <text:p>-66.2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6" calcext:value-type="float">
            <text:p>-56</text:p>
          </table:table-cell>
          <table:table-cell office:value-type="float" office:value="-99" calcext:value-type="float">
            <text:p>-99</text:p>
          </table:table-cell>
          <table:table-cell office:value-type="float" office:value="-61.36" calcext:value-type="float">
            <text:p>-61.3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5" calcext:value-type="float">
            <text:p>-55</text:p>
          </table:table-cell>
          <table:table-cell office:value-type="float" office:value="-97" calcext:value-type="float">
            <text:p>-97</text:p>
          </table:table-cell>
          <table:table-cell office:value-type="float" office:value="-57.11" calcext:value-type="float">
            <text:p>-57.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1" calcext:value-type="float">
            <text:p>-51</text:p>
          </table:table-cell>
          <table:table-cell office:value-type="float" office:value="-96" calcext:value-type="float">
            <text:p>-96</text:p>
          </table:table-cell>
          <table:table-cell office:value-type="float" office:value="-56.54" calcext:value-type="float">
            <text:p>-56.5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1" calcext:value-type="float">
            <text:p>-51</text:p>
          </table:table-cell>
          <table:table-cell office:value-type="float" office:value="-78" calcext:value-type="float">
            <text:p>-78</text:p>
          </table:table-cell>
          <table:table-cell office:value-type="float" office:value="-56.24" calcext:value-type="float">
            <text:p>-56.2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  <table:table-cell office:value-type="float" office:value="-91" calcext:value-type="float">
            <text:p>-91</text:p>
          </table:table-cell>
          <table:table-cell office:value-type="float" office:value="-56.56" calcext:value-type="float">
            <text:p>-56.5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  <table:table-cell office:value-type="float" office:value="-85" calcext:value-type="float">
            <text:p>-85</text:p>
          </table:table-cell>
          <table:table-cell office:value-type="float" office:value="-55.88" calcext:value-type="float">
            <text:p>-55.8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-58" calcext:value-type="float">
            <text:p>-58</text:p>
          </table:table-cell>
          <table:table-cell office:value-type="float" office:value="-54.76" calcext:value-type="float">
            <text:p>-54.7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" calcext:value-type="float">
            <text:p>-49</text:p>
          </table:table-cell>
          <table:table-cell office:value-type="float" office:value="-94" calcext:value-type="float">
            <text:p>-94</text:p>
          </table:table-cell>
          <table:table-cell office:value-type="float" office:value="-54.31" calcext:value-type="float">
            <text:p>-54.3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9" calcext:value-type="float">
            <text:p>-49</text:p>
          </table:table-cell>
          <table:table-cell office:value-type="float" office:value="-75" calcext:value-type="float">
            <text:p>-75</text:p>
          </table:table-cell>
          <table:table-cell office:value-type="float" office:value="-52.62" calcext:value-type="float">
            <text:p>-52.6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1" calcext:value-type="float">
            <text:p>-41</text:p>
          </table:table-cell>
          <table:table-cell office:value-type="float" office:value="-72" calcext:value-type="float">
            <text:p>-72</text:p>
          </table:table-cell>
          <table:table-cell office:value-type="float" office:value="-51.24" calcext:value-type="float">
            <text:p>-51.2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0" calcext:value-type="float">
            <text:p>-40</text:p>
          </table:table-cell>
          <table:table-cell office:value-type="float" office:value="-79" calcext:value-type="float">
            <text:p>-79</text:p>
          </table:table-cell>
          <table:table-cell office:value-type="float" office:value="-50.92" calcext:value-type="float">
            <text:p>-50.9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-80" calcext:value-type="float">
            <text:p>-80</text:p>
          </table:table-cell>
          <table:table-cell office:value-type="float" office:value="-50.15" calcext:value-type="float">
            <text:p>-50.1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48.77" calcext:value-type="float">
            <text:p>-48.7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4" calcext:value-type="float">
            <text:p>-34</text:p>
          </table:table-cell>
          <table:table-cell office:value-type="float" office:value="-91" calcext:value-type="float">
            <text:p>-91</text:p>
          </table:table-cell>
          <table:table-cell office:value-type="float" office:value="-47.35" calcext:value-type="float">
            <text:p>-47.3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4" calcext:value-type="float">
            <text:p>-34</text:p>
          </table:table-cell>
          <table:table-cell office:value-type="float" office:value="-62" calcext:value-type="float">
            <text:p>-62</text:p>
          </table:table-cell>
          <table:table-cell office:value-type="float" office:value="-43.88" calcext:value-type="float">
            <text:p>-43.8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3" calcext:value-type="float">
            <text:p>-33</text:p>
          </table:table-cell>
          <table:table-cell office:value-type="float" office:value="-81" calcext:value-type="float">
            <text:p>-81</text:p>
          </table:table-cell>
          <table:table-cell office:value-type="float" office:value="-40.87" calcext:value-type="float">
            <text:p>-40.8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3" calcext:value-type="float">
            <text:p>-33</text:p>
          </table:table-cell>
          <table:table-cell office:value-type="float" office:value="-71" calcext:value-type="float">
            <text:p>-71</text:p>
          </table:table-cell>
          <table:table-cell office:value-type="float" office:value="-39.91" calcext:value-type="float">
            <text:p>-39.9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" calcext:value-type="float">
            <text:p>-29</text:p>
          </table:table-cell>
          <table:table-cell office:value-type="float" office:value="-67" calcext:value-type="float">
            <text:p>-67</text:p>
          </table:table-cell>
          <table:table-cell office:value-type="float" office:value="-38.78" calcext:value-type="float">
            <text:p>-38.7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9" calcext:value-type="float">
            <text:p>-29</text:p>
          </table:table-cell>
          <table:table-cell office:value-type="float" office:value="-80" calcext:value-type="float">
            <text:p>-80</text:p>
          </table:table-cell>
          <table:table-cell office:value-type="float" office:value="-38.88" calcext:value-type="float">
            <text:p>-38.8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82" calcext:value-type="float">
            <text:p>-82</text:p>
          </table:table-cell>
          <table:table-cell office:value-type="float" office:value="-38.06" calcext:value-type="float">
            <text:p>-38.06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72" calcext:value-type="float">
            <text:p>-72</text:p>
          </table:table-cell>
          <table:table-cell office:value-type="float" office:value="-36.14" calcext:value-type="float">
            <text:p>-36.1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79" calcext:value-type="float">
            <text:p>-79</text:p>
          </table:table-cell>
          <table:table-cell office:value-type="float" office:value="-34.64" calcext:value-type="float">
            <text:p>-34.6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56" calcext:value-type="float">
            <text:p>-56</text:p>
          </table:table-cell>
          <table:table-cell office:value-type="float" office:value="-32.88" calcext:value-type="float">
            <text:p>-32.8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9" calcext:value-type="float">
            <text:p>-29</text:p>
          </table:table-cell>
          <table:table-cell office:value-type="float" office:value="-56" calcext:value-type="float">
            <text:p>-56</text:p>
          </table:table-cell>
          <table:table-cell office:value-type="float" office:value="-30.48" calcext:value-type="float">
            <text:p>-30.48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8" calcext:value-type="float">
            <text:p>-28</text:p>
          </table:table-cell>
          <table:table-cell office:value-type="float" office:value="-66" calcext:value-type="float">
            <text:p>-66</text:p>
          </table:table-cell>
          <table:table-cell office:value-type="float" office:value="-29.74" calcext:value-type="float">
            <text:p>-29.7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8" calcext:value-type="float">
            <text:p>-28</text:p>
          </table:table-cell>
          <table:table-cell office:value-type="float" office:value="-45" calcext:value-type="float">
            <text:p>-45</text:p>
          </table:table-cell>
          <table:table-cell office:value-type="float" office:value="-29.2" calcext:value-type="float">
            <text:p>-29.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8" calcext:value-type="float">
            <text:p>-28</text:p>
          </table:table-cell>
          <table:table-cell office:value-type="float" office:value="-72" calcext:value-type="float">
            <text:p>-72</text:p>
          </table:table-cell>
          <table:table-cell office:value-type="float" office:value="-30.16" calcext:value-type="float">
            <text:p>-30.1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7" calcext:value-type="float">
            <text:p>-27</text:p>
          </table:table-cell>
          <table:table-cell office:value-type="float" office:value="-51" calcext:value-type="float">
            <text:p>-51</text:p>
          </table:table-cell>
          <table:table-cell office:value-type="float" office:value="-29.19" calcext:value-type="float">
            <text:p>-29.19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7" calcext:value-type="float">
            <text:p>-27</text:p>
          </table:table-cell>
          <table:table-cell office:value-type="float" office:value="-69" calcext:value-type="float">
            <text:p>-69</text:p>
          </table:table-cell>
          <table:table-cell office:value-type="float" office:value="-29.65" calcext:value-type="float">
            <text:p>-29.6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28.76" calcext:value-type="float">
            <text:p>-28.7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7" calcext:value-type="float">
            <text:p>-27</text:p>
          </table:table-cell>
          <table:table-cell office:value-type="float" office:value="-69" calcext:value-type="float">
            <text:p>-69</text:p>
          </table:table-cell>
          <table:table-cell office:value-type="float" office:value="-28.61" calcext:value-type="float">
            <text:p>-28.6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7" calcext:value-type="float">
            <text:p>-27</text:p>
          </table:table-cell>
          <table:table-cell office:value-type="float" office:value="-62" calcext:value-type="float">
            <text:p>-62</text:p>
          </table:table-cell>
          <table:table-cell office:value-type="float" office:value="-29.02" calcext:value-type="float">
            <text:p>-29.0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7" calcext:value-type="float">
            <text:p>-27</text:p>
          </table:table-cell>
          <table:table-cell office:value-type="float" office:value="-67" calcext:value-type="float">
            <text:p>-67</text:p>
          </table:table-cell>
          <table:table-cell office:value-type="float" office:value="-28.54" calcext:value-type="float">
            <text:p>-28.5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28.33" calcext:value-type="float">
            <text:p>-28.3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4" calcext:value-type="float">
            <text:p>-24</text:p>
          </table:table-cell>
          <table:table-cell office:value-type="float" office:value="-53" calcext:value-type="float">
            <text:p>-53</text:p>
          </table:table-cell>
          <table:table-cell office:value-type="float" office:value="-27.46" calcext:value-type="float">
            <text:p>-27.4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4" calcext:value-type="float">
            <text:p>-24</text:p>
          </table:table-cell>
          <table:table-cell office:value-type="float" office:value="-50" calcext:value-type="float">
            <text:p>-50</text:p>
          </table:table-cell>
          <table:table-cell office:value-type="float" office:value="-27.74" calcext:value-type="float">
            <text:p>-27.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4" calcext:value-type="float">
            <text:p>-24</text:p>
          </table:table-cell>
          <table:table-cell office:value-type="float" office:value="-60" calcext:value-type="float">
            <text:p>-60</text:p>
          </table:table-cell>
          <table:table-cell office:value-type="float" office:value="-27.91" calcext:value-type="float">
            <text:p>-27.9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4" calcext:value-type="float">
            <text:p>-24</text:p>
          </table:table-cell>
          <table:table-cell office:value-type="float" office:value="-58" calcext:value-type="float">
            <text:p>-58</text:p>
          </table:table-cell>
          <table:table-cell office:value-type="float" office:value="-27.82" calcext:value-type="float">
            <text:p>-27.8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1" calcext:value-type="float">
            <text:p>-21</text:p>
          </table:table-cell>
          <table:table-cell office:value-type="float" office:value="-69" calcext:value-type="float">
            <text:p>-69</text:p>
          </table:table-cell>
          <table:table-cell office:value-type="float" office:value="-27.38" calcext:value-type="float">
            <text:p>-27.3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1" calcext:value-type="float">
            <text:p>-21</text:p>
          </table:table-cell>
          <table:table-cell office:value-type="float" office:value="-51" calcext:value-type="float">
            <text:p>-51</text:p>
          </table:table-cell>
          <table:table-cell office:value-type="float" office:value="-26.74" calcext:value-type="float">
            <text:p>-26.7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26.34" calcext:value-type="float">
            <text:p>-26.3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1" calcext:value-type="float">
            <text:p>-21</text:p>
          </table:table-cell>
          <table:table-cell office:value-type="float" office:value="-63" calcext:value-type="float">
            <text:p>-63</text:p>
          </table:table-cell>
          <table:table-cell office:value-type="float" office:value="-25.43" calcext:value-type="float">
            <text:p>-25.4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0" calcext:value-type="float">
            <text:p>-20</text:p>
          </table:table-cell>
          <table:table-cell office:value-type="float" office:value="-55" calcext:value-type="float">
            <text:p>-55</text:p>
          </table:table-cell>
          <table:table-cell office:value-type="float" office:value="-24.47" calcext:value-type="float">
            <text:p>-24.4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-67" calcext:value-type="float">
            <text:p>-67</text:p>
          </table:table-cell>
          <table:table-cell office:value-type="float" office:value="-24.07" calcext:value-type="float">
            <text:p>-24.0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  <table:table-cell office:value-type="float" office:value="-70" calcext:value-type="float">
            <text:p>-70</text:p>
          </table:table-cell>
          <table:table-cell office:value-type="float" office:value="-22.39" calcext:value-type="float">
            <text:p>-22.39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  <table:table-cell office:value-type="float" office:value="-63" calcext:value-type="float">
            <text:p>-63</text:p>
          </table:table-cell>
          <table:table-cell office:value-type="float" office:value="-21.78" calcext:value-type="float">
            <text:p>-21.78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-49" calcext:value-type="float">
            <text:p>-49</text:p>
          </table:table-cell>
          <table:table-cell office:value-type="float" office:value="-21.7" calcext:value-type="float">
            <text:p>-21.7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  <table:table-cell office:value-type="float" office:value="-49" calcext:value-type="float">
            <text:p>-49</text:p>
          </table:table-cell>
          <table:table-cell office:value-type="float" office:value="-22.09" calcext:value-type="float">
            <text:p>-22.09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0" calcext:value-type="float">
            <text:p>-20</text:p>
          </table:table-cell>
          <table:table-cell office:value-type="float" office:value="-53" calcext:value-type="float">
            <text:p>-53</text:p>
          </table:table-cell>
          <table:table-cell office:value-type="float" office:value="-21.52" calcext:value-type="float">
            <text:p>-21.5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0" calcext:value-type="float">
            <text:p>-20</text:p>
          </table:table-cell>
          <table:table-cell office:value-type="float" office:value="-58" calcext:value-type="float">
            <text:p>-58</text:p>
          </table:table-cell>
          <table:table-cell office:value-type="float" office:value="-21.53" calcext:value-type="float">
            <text:p>-21.5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1" calcext:value-type="float">
            <text:p>-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-30" calcext:value-type="float">
            <text:p>-30</text:p>
          </table:table-cell>
          <table:table-cell office:value-type="float" office:value="-20.3" calcext:value-type="float">
            <text:p>-20.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-50" calcext:value-type="float">
            <text:p>-50</text:p>
          </table:table-cell>
          <table:table-cell office:value-type="float" office:value="-20.24" calcext:value-type="float">
            <text:p>-20.2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-62" calcext:value-type="float">
            <text:p>-62</text:p>
          </table:table-cell>
          <table:table-cell office:value-type="float" office:value="-20.48" calcext:value-type="float">
            <text:p>-20.4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20.85" calcext:value-type="float">
            <text:p>-20.8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-41" calcext:value-type="float">
            <text:p>-41</text:p>
          </table:table-cell>
          <table:table-cell office:value-type="float" office:value="-19.81" calcext:value-type="float">
            <text:p>-19.8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" calcext:value-type="float">
            <text:p>-17</text:p>
          </table:table-cell>
          <table:table-cell office:value-type="float" office:value="-60" calcext:value-type="float">
            <text:p>-60</text:p>
          </table:table-cell>
          <table:table-cell office:value-type="float" office:value="-19.88" calcext:value-type="float">
            <text:p>-19.8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19.42" calcext:value-type="float">
            <text:p>-19.4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" calcext:value-type="float">
            <text:p>-17</text:p>
          </table:table-cell>
          <table:table-cell office:value-type="float" office:value="-45" calcext:value-type="float">
            <text:p>-45</text:p>
          </table:table-cell>
          <table:table-cell office:value-type="float" office:value="-18.61" calcext:value-type="float">
            <text:p>-18.6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-52" calcext:value-type="float">
            <text:p>-52</text:p>
          </table:table-cell>
          <table:table-cell office:value-type="float" office:value="-17.97" calcext:value-type="float">
            <text:p>-17.9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office:value-type="float" office:value="-17.81" calcext:value-type="float">
            <text:p>-17.8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-18.11" calcext:value-type="float">
            <text:p>-18.1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-42" calcext:value-type="float">
            <text:p>-42</text:p>
          </table:table-cell>
          <table:table-cell office:value-type="float" office:value="-17.47" calcext:value-type="float">
            <text:p>-17.47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" calcext:value-type="float">
            <text:p>-15</text:p>
          </table:table-cell>
          <table:table-cell office:value-type="float" office:value="-33" calcext:value-type="float">
            <text:p>-33</text:p>
          </table:table-cell>
          <table:table-cell office:value-type="float" office:value="-17.23" calcext:value-type="float">
            <text:p>-17.2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" calcext:value-type="float">
            <text:p>-15</text:p>
          </table:table-cell>
          <table:table-cell office:value-type="float" office:value="-54" calcext:value-type="float">
            <text:p>-54</text:p>
          </table:table-cell>
          <table:table-cell office:value-type="float" office:value="-17.81" calcext:value-type="float">
            <text:p>-17.8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16.95" calcext:value-type="float">
            <text:p>-16.9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3" calcext:value-type="float">
            <text:p>-13</text:p>
          </table:table-cell>
          <table:table-cell office:value-type="float" office:value="-55" calcext:value-type="float">
            <text:p>-55</text:p>
          </table:table-cell>
          <table:table-cell office:value-type="float" office:value="-17.38" calcext:value-type="float">
            <text:p>-17.3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2" calcext:value-type="float">
            <text:p>-12</text:p>
          </table:table-cell>
          <table:table-cell office:value-type="float" office:value="-58" calcext:value-type="float">
            <text:p>-58</text:p>
          </table:table-cell>
          <table:table-cell office:value-type="float" office:value="-16.14" calcext:value-type="float">
            <text:p>-16.1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44" calcext:value-type="float">
            <text:p>-44</text:p>
          </table:table-cell>
          <table:table-cell office:value-type="float" office:value="-15.81" calcext:value-type="float">
            <text:p>-15.8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5.6" calcext:value-type="float">
            <text:p>-15.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5.23" calcext:value-type="float">
            <text:p>-15.2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14.68" calcext:value-type="float">
            <text:p>-14.6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4.47" calcext:value-type="float">
            <text:p>-14.47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3.32" calcext:value-type="float">
            <text:p>-13.3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61" calcext:value-type="float">
            <text:p>-61</text:p>
          </table:table-cell>
          <table:table-cell office:value-type="float" office:value="-13.33" calcext:value-type="float">
            <text:p>-13.3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2.14" calcext:value-type="float">
            <text:p>-12.1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0.83" calcext:value-type="float">
            <text:p>-10.8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10.65" calcext:value-type="float">
            <text:p>-10.6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10.59" calcext:value-type="float">
            <text:p>-10.5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11.35" calcext:value-type="float">
            <text:p>-11.3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10.86" calcext:value-type="float">
            <text:p>-10.8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office:value-type="float" office:value="-49" calcext:value-type="float">
            <text:p>-49</text:p>
          </table:table-cell>
          <table:table-cell office:value-type="float" office:value="-10.9" calcext:value-type="float">
            <text:p>-10.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1.3" calcext:value-type="float">
            <text:p>-11.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59" calcext:value-type="float">
            <text:p>-59</text:p>
          </table:table-cell>
          <table:table-cell office:value-type="float" office:value="-11.14" calcext:value-type="float">
            <text:p>-11.1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0.73" calcext:value-type="float">
            <text:p>-10.7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10.64" calcext:value-type="float">
            <text:p>-10.6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0.13" calcext:value-type="float">
            <text:p>-10.13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9.69" calcext:value-type="float">
            <text:p>-9.69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9.26" calcext:value-type="float">
            <text:p>-9.2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8.56" calcext:value-type="float">
            <text:p>-8.5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8.86" calcext:value-type="float">
            <text:p>-8.8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8.48" calcext:value-type="float">
            <text:p>-8.4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8.63" calcext:value-type="float">
            <text:p>-8.6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9.3" calcext:value-type="float">
            <text:p>-9.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8.63" calcext:value-type="float">
            <text:p>-8.6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8.66" calcext:value-type="float">
            <text:p>-8.6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8.79" calcext:value-type="float">
            <text:p>-8.7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68" calcext:value-type="float">
            <text:p>-7.6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7.54" calcext:value-type="float">
            <text:p>-7.5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21" calcext:value-type="float">
            <text:p>-7.2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6.39" calcext:value-type="float">
            <text:p>-6.3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8" calcext:value-type="float">
            <text:p>-4.8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.24" calcext:value-type="float">
            <text:p>-1.2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-246" calcext:value-type="float">
            <text:p>-246</text:p>
          </table:table-cell>
          <table:table-cell office:value-type="float" office:value="-157.64" calcext:value-type="float">
            <text:p>-157.6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-184" calcext:value-type="float">
            <text:p>-184</text:p>
          </table:table-cell>
          <table:table-cell office:value-type="float" office:value="-134.27" calcext:value-type="float">
            <text:p>-134.2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1" calcext:value-type="float">
            <text:p>-61</text:p>
          </table:table-cell>
          <table:table-cell office:value-type="float" office:value="-174" calcext:value-type="float">
            <text:p>-174</text:p>
          </table:table-cell>
          <table:table-cell office:value-type="float" office:value="-112.54" calcext:value-type="float">
            <text:p>-112.5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1" calcext:value-type="float">
            <text:p>-61</text:p>
          </table:table-cell>
          <table:table-cell office:value-type="float" office:value="-132" calcext:value-type="float">
            <text:p>-132</text:p>
          </table:table-cell>
          <table:table-cell office:value-type="float" office:value="-95.78" calcext:value-type="float">
            <text:p>-95.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1" calcext:value-type="float">
            <text:p>-61</text:p>
          </table:table-cell>
          <table:table-cell office:value-type="float" office:value="-129" calcext:value-type="float">
            <text:p>-129</text:p>
          </table:table-cell>
          <table:table-cell office:value-type="float" office:value="-85.16" calcext:value-type="float">
            <text:p>-85.1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1" calcext:value-type="float">
            <text:p>-61</text:p>
          </table:table-cell>
          <table:table-cell office:value-type="float" office:value="-91" calcext:value-type="float">
            <text:p>-91</text:p>
          </table:table-cell>
          <table:table-cell office:value-type="float" office:value="-76.75" calcext:value-type="float">
            <text:p>-76.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1" calcext:value-type="float">
            <text:p>-61</text:p>
          </table:table-cell>
          <table:table-cell office:value-type="float" office:value="-95" calcext:value-type="float">
            <text:p>-95</text:p>
          </table:table-cell>
          <table:table-cell office:value-type="float" office:value="-70.5" calcext:value-type="float">
            <text:p>-70.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66.21" calcext:value-type="float">
            <text:p>-66.2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1" calcext:value-type="float">
            <text:p>-61</text:p>
          </table:table-cell>
          <table:table-cell office:value-type="float" office:value="-87" calcext:value-type="float">
            <text:p>-87</text:p>
          </table:table-cell>
          <table:table-cell office:value-type="float" office:value="-63.25" calcext:value-type="float">
            <text:p>-63.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61.29" calcext:value-type="float">
            <text:p>-61.2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9" calcext:value-type="float">
            <text:p>-59</text:p>
          </table:table-cell>
          <table:table-cell office:value-type="float" office:value="-92" calcext:value-type="float">
            <text:p>-92</text:p>
          </table:table-cell>
          <table:table-cell office:value-type="float" office:value="-61.79" calcext:value-type="float">
            <text:p>-61.7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5" calcext:value-type="float">
            <text:p>-55</text:p>
          </table:table-cell>
          <table:table-cell office:value-type="float" office:value="-77" calcext:value-type="float">
            <text:p>-77</text:p>
          </table:table-cell>
          <table:table-cell office:value-type="float" office:value="-61.18" calcext:value-type="float">
            <text:p>-61.1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  <table:table-cell office:value-type="float" office:value="-94" calcext:value-type="float">
            <text:p>-94</text:p>
          </table:table-cell>
          <table:table-cell office:value-type="float" office:value="-61.06" calcext:value-type="float">
            <text:p>-61.0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  <table:table-cell office:value-type="float" office:value="-104" calcext:value-type="float">
            <text:p>-104</text:p>
          </table:table-cell>
          <table:table-cell office:value-type="float" office:value="-61.68" calcext:value-type="float">
            <text:p>-61.6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  <table:table-cell office:value-type="float" office:value="-93" calcext:value-type="float">
            <text:p>-93</text:p>
          </table:table-cell>
          <table:table-cell office:value-type="float" office:value="-61.07" calcext:value-type="float">
            <text:p>-61.0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5" calcext:value-type="float">
            <text:p>-55</text:p>
          </table:table-cell>
          <table:table-cell office:value-type="float" office:value="-92" calcext:value-type="float">
            <text:p>-92</text:p>
          </table:table-cell>
          <table:table-cell office:value-type="float" office:value="-60.15" calcext:value-type="float">
            <text:p>-60.1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5" calcext:value-type="float">
            <text:p>-55</text:p>
          </table:table-cell>
          <table:table-cell office:value-type="float" office:value="-77" calcext:value-type="float">
            <text:p>-77</text:p>
          </table:table-cell>
          <table:table-cell office:value-type="float" office:value="-58.53" calcext:value-type="float">
            <text:p>-58.5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3" calcext:value-type="float">
            <text:p>-53</text:p>
          </table:table-cell>
          <table:table-cell office:value-type="float" office:value="-87" calcext:value-type="float">
            <text:p>-87</text:p>
          </table:table-cell>
          <table:table-cell office:value-type="float" office:value="-57.75" calcext:value-type="float">
            <text:p>-57.7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4" calcext:value-type="float">
            <text:p>-44</text:p>
          </table:table-cell>
          <table:table-cell office:value-type="float" office:value="-83" calcext:value-type="float">
            <text:p>-83</text:p>
          </table:table-cell>
          <table:table-cell office:value-type="float" office:value="-55.78" calcext:value-type="float">
            <text:p>-55.7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4" calcext:value-type="float">
            <text:p>-44</text:p>
          </table:table-cell>
          <table:table-cell office:value-type="float" office:value="-90" calcext:value-type="float">
            <text:p>-90</text:p>
          </table:table-cell>
          <table:table-cell office:value-type="float" office:value="-54.94" calcext:value-type="float">
            <text:p>-54.9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4" calcext:value-type="float">
            <text:p>-44</text:p>
          </table:table-cell>
          <table:table-cell office:value-type="float" office:value="-95" calcext:value-type="float">
            <text:p>-95</text:p>
          </table:table-cell>
          <table:table-cell office:value-type="float" office:value="-54.05" calcext:value-type="float">
            <text:p>-54.0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" calcext:value-type="float">
            <text:p>-39</text:p>
          </table:table-cell>
          <table:table-cell office:value-type="float" office:value="-95" calcext:value-type="float">
            <text:p>-95</text:p>
          </table:table-cell>
          <table:table-cell office:value-type="float" office:value="-53.58" calcext:value-type="float">
            <text:p>-53.5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9" calcext:value-type="float">
            <text:p>-39</text:p>
          </table:table-cell>
          <table:table-cell office:value-type="float" office:value="-62" calcext:value-type="float">
            <text:p>-62</text:p>
          </table:table-cell>
          <table:table-cell office:value-type="float" office:value="-51.37" calcext:value-type="float">
            <text:p>-51.3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9" calcext:value-type="float">
            <text:p>-39</text:p>
          </table:table-cell>
          <table:table-cell office:value-type="float" office:value="-86" calcext:value-type="float">
            <text:p>-86</text:p>
          </table:table-cell>
          <table:table-cell office:value-type="float" office:value="-50.5" calcext:value-type="float">
            <text:p>-50.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8" calcext:value-type="float">
            <text:p>-38</text:p>
          </table:table-cell>
          <table:table-cell office:value-type="float" office:value="-85" calcext:value-type="float">
            <text:p>-85</text:p>
          </table:table-cell>
          <table:table-cell office:value-type="float" office:value="-46.64" calcext:value-type="float">
            <text:p>-46.6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9" calcext:value-type="float">
            <text:p>-39</text:p>
          </table:table-cell>
          <table:table-cell office:value-type="float" office:value="-74" calcext:value-type="float">
            <text:p>-74</text:p>
          </table:table-cell>
          <table:table-cell office:value-type="float" office:value="-43.89" calcext:value-type="float">
            <text:p>-43.8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" calcext:value-type="float">
            <text:p>-37</text:p>
          </table:table-cell>
          <table:table-cell office:value-type="float" office:value="-71" calcext:value-type="float">
            <text:p>-71</text:p>
          </table:table-cell>
          <table:table-cell office:value-type="float" office:value="-42.4" calcext:value-type="float">
            <text:p>-42.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0" calcext:value-type="float">
            <text:p>-30</text:p>
          </table:table-cell>
          <table:table-cell office:value-type="float" office:value="-65" calcext:value-type="float">
            <text:p>-65</text:p>
          </table:table-cell>
          <table:table-cell office:value-type="float" office:value="-40.53" calcext:value-type="float">
            <text:p>-40.5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77" calcext:value-type="float">
            <text:p>-77</text:p>
          </table:table-cell>
          <table:table-cell office:value-type="float" office:value="-39.68" calcext:value-type="float">
            <text:p>-39.68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76" calcext:value-type="float">
            <text:p>-76</text:p>
          </table:table-cell>
          <table:table-cell office:value-type="float" office:value="-38.69" calcext:value-type="float">
            <text:p>-38.6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8" calcext:value-type="float">
            <text:p>-28</text:p>
          </table:table-cell>
          <table:table-cell office:value-type="float" office:value="-67" calcext:value-type="float">
            <text:p>-67</text:p>
          </table:table-cell>
          <table:table-cell office:value-type="float" office:value="-37.78" calcext:value-type="float">
            <text:p>-37.7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8" calcext:value-type="float">
            <text:p>-28</text:p>
          </table:table-cell>
          <table:table-cell office:value-type="float" office:value="-81" calcext:value-type="float">
            <text:p>-81</text:p>
          </table:table-cell>
          <table:table-cell office:value-type="float" office:value="-37.53" calcext:value-type="float">
            <text:p>-37.5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" calcext:value-type="float">
            <text:p>-27</text:p>
          </table:table-cell>
          <table:table-cell office:value-type="float" office:value="-67" calcext:value-type="float">
            <text:p>-67</text:p>
          </table:table-cell>
          <table:table-cell office:value-type="float" office:value="-36.41" calcext:value-type="float">
            <text:p>-36.4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3" calcext:value-type="float">
            <text:p>-23</text:p>
          </table:table-cell>
          <table:table-cell office:value-type="float" office:value="-58" calcext:value-type="float">
            <text:p>-58</text:p>
          </table:table-cell>
          <table:table-cell office:value-type="float" office:value="-35.32" calcext:value-type="float">
            <text:p>-35.3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-69" calcext:value-type="float">
            <text:p>-69</text:p>
          </table:table-cell>
          <table:table-cell office:value-type="float" office:value="-33.75" calcext:value-type="float">
            <text:p>-33.7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3" calcext:value-type="float">
            <text:p>-23</text:p>
          </table:table-cell>
          <table:table-cell office:value-type="float" office:value="-56" calcext:value-type="float">
            <text:p>-56</text:p>
          </table:table-cell>
          <table:table-cell office:value-type="float" office:value="-30.95" calcext:value-type="float">
            <text:p>-30.9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-66" calcext:value-type="float">
            <text:p>-66</text:p>
          </table:table-cell>
          <table:table-cell office:value-type="float" office:value="-27.66" calcext:value-type="float">
            <text:p>-27.6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3" calcext:value-type="float">
            <text:p>-23</text:p>
          </table:table-cell>
          <table:table-cell office:value-type="float" office:value="-57" calcext:value-type="float">
            <text:p>-57</text:p>
          </table:table-cell>
          <table:table-cell office:value-type="float" office:value="-26.79" calcext:value-type="float">
            <text:p>-26.7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3" calcext:value-type="float">
            <text:p>-23</text:p>
          </table:table-cell>
          <table:table-cell office:value-type="float" office:value="-54" calcext:value-type="float">
            <text:p>-54</text:p>
          </table:table-cell>
          <table:table-cell office:value-type="float" office:value="-25.34" calcext:value-type="float">
            <text:p>-25.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3" calcext:value-type="float">
            <text:p>-23</text:p>
          </table:table-cell>
          <table:table-cell office:value-type="float" office:value="-55" calcext:value-type="float">
            <text:p>-55</text:p>
          </table:table-cell>
          <table:table-cell office:value-type="float" office:value="-24.18" calcext:value-type="float">
            <text:p>-24.1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3" calcext:value-type="float">
            <text:p>-23</text:p>
          </table:table-cell>
          <table:table-cell office:value-type="float" office:value="-49" calcext:value-type="float">
            <text:p>-49</text:p>
          </table:table-cell>
          <table:table-cell office:value-type="float" office:value="-23.87" calcext:value-type="float">
            <text:p>-23.8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0" calcext:value-type="float">
            <text:p>-20</text:p>
          </table:table-cell>
          <table:table-cell office:value-type="float" office:value="-56" calcext:value-type="float">
            <text:p>-56</text:p>
          </table:table-cell>
          <table:table-cell office:value-type="float" office:value="-23.86" calcext:value-type="float">
            <text:p>-23.86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23.82" calcext:value-type="float">
            <text:p>-23.8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" calcext:value-type="float">
            <text:p>-20</text:p>
          </table:table-cell>
          <table:table-cell office:value-type="float" office:value="-58" calcext:value-type="float">
            <text:p>-58</text:p>
          </table:table-cell>
          <table:table-cell office:value-type="float" office:value="-23.59" calcext:value-type="float">
            <text:p>-23.5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" calcext:value-type="float">
            <text:p>-20</text:p>
          </table:table-cell>
          <table:table-cell office:value-type="float" office:value="-46" calcext:value-type="float">
            <text:p>-46</text:p>
          </table:table-cell>
          <table:table-cell office:value-type="float" office:value="-23.23" calcext:value-type="float">
            <text:p>-23.2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22.97" calcext:value-type="float">
            <text:p>-22.9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0" calcext:value-type="float">
            <text:p>-20</text:p>
          </table:table-cell>
          <table:table-cell office:value-type="float" office:value="-59" calcext:value-type="float">
            <text:p>-59</text:p>
          </table:table-cell>
          <table:table-cell office:value-type="float" office:value="-22.68" calcext:value-type="float">
            <text:p>-22.6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0" calcext:value-type="float">
            <text:p>-20</text:p>
          </table:table-cell>
          <table:table-cell office:value-type="float" office:value="-63" calcext:value-type="float">
            <text:p>-63</text:p>
          </table:table-cell>
          <table:table-cell office:value-type="float" office:value="-20.8" calcext:value-type="float">
            <text:p>-20.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 office:value-type="float" office:value="-56" calcext:value-type="float">
            <text:p>-56</text:p>
          </table:table-cell>
          <table:table-cell office:value-type="float" office:value="-20.73" calcext:value-type="float">
            <text:p>-20.7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  <table:table-cell office:value-type="float" office:value="-61" calcext:value-type="float">
            <text:p>-61</text:p>
          </table:table-cell>
          <table:table-cell office:value-type="float" office:value="-21.19" calcext:value-type="float">
            <text:p>-21.1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9" calcext:value-type="float">
            <text:p>-19</text:p>
          </table:table-cell>
          <table:table-cell office:value-type="float" office:value="-57" calcext:value-type="float">
            <text:p>-57</text:p>
          </table:table-cell>
          <table:table-cell office:value-type="float" office:value="-21.03" calcext:value-type="float">
            <text:p>-21.03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9" calcext:value-type="float">
            <text:p>-19</text:p>
          </table:table-cell>
          <table:table-cell office:value-type="float" office:value="-51" calcext:value-type="float">
            <text:p>-51</text:p>
          </table:table-cell>
          <table:table-cell office:value-type="float" office:value="-20.95" calcext:value-type="float">
            <text:p>-20.9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9" calcext:value-type="float">
            <text:p>-19</text:p>
          </table:table-cell>
          <table:table-cell office:value-type="float" office:value="-47" calcext:value-type="float">
            <text:p>-47</text:p>
          </table:table-cell>
          <table:table-cell office:value-type="float" office:value="-20.91" calcext:value-type="float">
            <text:p>-20.9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21.18" calcext:value-type="float">
            <text:p>-21.1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20.57" calcext:value-type="float">
            <text:p>-20.5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9" calcext:value-type="float">
            <text:p>-19</text:p>
          </table:table-cell>
          <table:table-cell office:value-type="float" office:value="-51" calcext:value-type="float">
            <text:p>-51</text:p>
          </table:table-cell>
          <table:table-cell office:value-type="float" office:value="-20.66" calcext:value-type="float">
            <text:p>-20.6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-47" calcext:value-type="float">
            <text:p>-47</text:p>
          </table:table-cell>
          <table:table-cell office:value-type="float" office:value="-20.56" calcext:value-type="float">
            <text:p>-20.5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-57" calcext:value-type="float">
            <text:p>-57</text:p>
          </table:table-cell>
          <table:table-cell office:value-type="float" office:value="-21" calcext:value-type="float">
            <text:p>-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20.16" calcext:value-type="float">
            <text:p>-20.1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19.43" calcext:value-type="float">
            <text:p>-19.43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-18.97" calcext:value-type="float">
            <text:p>-18.9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20.05" calcext:value-type="float">
            <text:p>-20.0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</text:p>
          </table:table-cell>
          <table:table-cell office:value-type="float" office:value="-43" calcext:value-type="float">
            <text:p>-43</text:p>
          </table:table-cell>
          <table:table-cell office:value-type="float" office:value="-19.56" calcext:value-type="float">
            <text:p>-19.5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9.6" calcext:value-type="float">
            <text:p>-19.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18.27" calcext:value-type="float">
            <text:p>-18.2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office:value-type="float" office:value="-59" calcext:value-type="float">
            <text:p>-59</text:p>
          </table:table-cell>
          <table:table-cell office:value-type="float" office:value="-17.81" calcext:value-type="float">
            <text:p>-17.8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16.09" calcext:value-type="float">
            <text:p>-16.0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3" calcext:value-type="float">
            <text:p>-13</text:p>
          </table:table-cell>
          <table:table-cell office:value-type="float" office:value="-50" calcext:value-type="float">
            <text:p>-50</text:p>
          </table:table-cell>
          <table:table-cell office:value-type="float" office:value="-14.61" calcext:value-type="float">
            <text:p>-14.6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3" calcext:value-type="float">
            <text:p>-13</text:p>
          </table:table-cell>
          <table:table-cell office:value-type="float" office:value="-54" calcext:value-type="float">
            <text:p>-54</text:p>
          </table:table-cell>
          <table:table-cell office:value-type="float" office:value="-14.26" calcext:value-type="float">
            <text:p>-14.2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3" calcext:value-type="float">
            <text:p>-13</text:p>
          </table:table-cell>
          <table:table-cell office:value-type="float" office:value="-54" calcext:value-type="float">
            <text:p>-54</text:p>
          </table:table-cell>
          <table:table-cell office:value-type="float" office:value="-14.12" calcext:value-type="float">
            <text:p>-14.1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3.89" calcext:value-type="float">
            <text:p>-13.89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3" calcext:value-type="float">
            <text:p>-13</text:p>
          </table:table-cell>
          <table:table-cell office:value-type="float" office:value="-52" calcext:value-type="float">
            <text:p>-52</text:p>
          </table:table-cell>
          <table:table-cell office:value-type="float" office:value="-14.17" calcext:value-type="float">
            <text:p>-14.1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3.69" calcext:value-type="float">
            <text:p>-13.69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3.94" calcext:value-type="float">
            <text:p>-13.9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4.3" calcext:value-type="float">
            <text:p>-14.3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4.07" calcext:value-type="float">
            <text:p>-14.0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3.53" calcext:value-type="float">
            <text:p>-13.5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13.66" calcext:value-type="float">
            <text:p>-13.6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2.77" calcext:value-type="float">
            <text:p>-12.7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12.48" calcext:value-type="float">
            <text:p>-12.4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3.18" calcext:value-type="float">
            <text:p>-13.1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2.61" calcext:value-type="float">
            <text:p>-12.6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2.87" calcext:value-type="float">
            <text:p>-12.8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" calcext:value-type="float">
            <text:p>-12</text:p>
          </table:table-cell>
          <table:table-cell office:value-type="float" office:value="-54" calcext:value-type="float">
            <text:p>-54</text:p>
          </table:table-cell>
          <table:table-cell office:value-type="float" office:value="-13.16" calcext:value-type="float">
            <text:p>-13.1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office:value-type="float" office:value="-12.34" calcext:value-type="float">
            <text:p>-12.3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office:value-type="float" office:value="-12.42" calcext:value-type="float">
            <text:p>-12.4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12.55" calcext:value-type="float">
            <text:p>-12.5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12.69" calcext:value-type="float">
            <text:p>-12.6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3.3" calcext:value-type="float">
            <text:p>-13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12.62" calcext:value-type="float">
            <text:p>-12.6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3.31" calcext:value-type="float">
            <text:p>-13.3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2.38" calcext:value-type="float">
            <text:p>-12.3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2.21" calcext:value-type="float">
            <text:p>-12.2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11.57" calcext:value-type="float">
            <text:p>-11.57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10.68" calcext:value-type="float">
            <text:p>-10.6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9.95" calcext:value-type="float">
            <text:p>-9.9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0.07" calcext:value-type="float">
            <text:p>-10.0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0.24" calcext:value-type="float">
            <text:p>-10.2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9.93" calcext:value-type="float">
            <text:p>-9.9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10.3" calcext:value-type="float">
            <text:p>-10.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9.39" calcext:value-type="float">
            <text:p>-9.39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9.86" calcext:value-type="float">
            <text:p>-9.86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9.53" calcext:value-type="float">
            <text:p>-9.5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 office:value-type="float" office:value="-49" calcext:value-type="float">
            <text:p>-49</text:p>
          </table:table-cell>
          <table:table-cell office:value-type="float" office:value="-10.22" calcext:value-type="float">
            <text:p>-10.2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9.9" calcext:value-type="float">
            <text:p>-9.9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10.19" calcext:value-type="float">
            <text:p>-10.1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10.27" calcext:value-type="float">
            <text:p>-10.27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9.83" calcext:value-type="float">
            <text:p>-9.83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9.64" calcext:value-type="float">
            <text:p>-9.6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9.06" calcext:value-type="float">
            <text:p>-9.0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9.38" calcext:value-type="float">
            <text:p>-9.3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8.7" calcext:value-type="float">
            <text:p>-8.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8.92" calcext:value-type="float">
            <text:p>-8.9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8.87" calcext:value-type="float">
            <text:p>-8.8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9.05" calcext:value-type="float">
            <text:p>-9.0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8.86" calcext:value-type="float">
            <text:p>-8.8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9.14" calcext:value-type="float">
            <text:p>-9.1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78" calcext:value-type="float">
            <text:p>-8.7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8.28" calcext:value-type="float">
            <text:p>-8.2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73" calcext:value-type="float">
            <text:p>-8.7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9.19" calcext:value-type="float">
            <text:p>-9.19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8.94" calcext:value-type="float">
            <text:p>-8.94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8.94" calcext:value-type="float">
            <text:p>-8.9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9.11" calcext:value-type="float">
            <text:p>-9.1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88" calcext:value-type="float">
            <text:p>-8.8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8.99" calcext:value-type="float">
            <text:p>-8.9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8.95" calcext:value-type="float">
            <text:p>-8.9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55" calcext:value-type="float">
            <text:p>-8.5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7.86" calcext:value-type="float">
            <text:p>-7.8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8.23" calcext:value-type="float">
            <text:p>-8.23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7.54" calcext:value-type="float">
            <text:p>-7.5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8.29" calcext:value-type="float">
            <text:p>-8.2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7.84" calcext:value-type="float">
            <text:p>-7.8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7.49" calcext:value-type="float">
            <text:p>-7.4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7.29" calcext:value-type="float">
            <text:p>-7.29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-233" calcext:value-type="float">
            <text:p>-233</text:p>
          </table:table-cell>
          <table:table-cell office:value-type="float" office:value="-167.76" calcext:value-type="float">
            <text:p>-167.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5" calcext:value-type="float">
            <text:p>-75</text:p>
          </table:table-cell>
          <table:table-cell office:value-type="float" office:value="-223" calcext:value-type="float">
            <text:p>-223</text:p>
          </table:table-cell>
          <table:table-cell office:value-type="float" office:value="-147.7" calcext:value-type="float">
            <text:p>-147.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-226" calcext:value-type="float">
            <text:p>-226</text:p>
          </table:table-cell>
          <table:table-cell office:value-type="float" office:value="-135.74" calcext:value-type="float">
            <text:p>-135.7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5" calcext:value-type="float">
            <text:p>-75</text:p>
          </table:table-cell>
          <table:table-cell office:value-type="float" office:value="-160" calcext:value-type="float">
            <text:p>-160</text:p>
          </table:table-cell>
          <table:table-cell office:value-type="float" office:value="-121.08" calcext:value-type="float">
            <text:p>-121.0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5" calcext:value-type="float">
            <text:p>-75</text:p>
          </table:table-cell>
          <table:table-cell office:value-type="float" office:value="-129" calcext:value-type="float">
            <text:p>-129</text:p>
          </table:table-cell>
          <table:table-cell office:value-type="float" office:value="-105.52" calcext:value-type="float">
            <text:p>-105.5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5" calcext:value-type="float">
            <text:p>-75</text:p>
          </table:table-cell>
          <table:table-cell office:value-type="float" office:value="-133" calcext:value-type="float">
            <text:p>-133</text:p>
          </table:table-cell>
          <table:table-cell office:value-type="float" office:value="-93.22" calcext:value-type="float">
            <text:p>-93.2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9" calcext:value-type="float">
            <text:p>-69</text:p>
          </table:table-cell>
          <table:table-cell office:value-type="float" office:value="-111" calcext:value-type="float">
            <text:p>-111</text:p>
          </table:table-cell>
          <table:table-cell office:value-type="float" office:value="-82.48" calcext:value-type="float">
            <text:p>-82.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9" calcext:value-type="float">
            <text:p>-69</text:p>
          </table:table-cell>
          <table:table-cell office:value-type="float" office:value="-111" calcext:value-type="float">
            <text:p>-111</text:p>
          </table:table-cell>
          <table:table-cell office:value-type="float" office:value="-76.71" calcext:value-type="float">
            <text:p>-76.7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5" calcext:value-type="float">
            <text:p>-65</text:p>
          </table:table-cell>
          <table:table-cell office:value-type="float" office:value="-99" calcext:value-type="float">
            <text:p>-99</text:p>
          </table:table-cell>
          <table:table-cell office:value-type="float" office:value="-75.3" calcext:value-type="float">
            <text:p>-75.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0" calcext:value-type="float">
            <text:p>-60</text:p>
          </table:table-cell>
          <table:table-cell office:value-type="float" office:value="-111" calcext:value-type="float">
            <text:p>-111</text:p>
          </table:table-cell>
          <table:table-cell office:value-type="float" office:value="-75.26" calcext:value-type="float">
            <text:p>-75.2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0" calcext:value-type="float">
            <text:p>-60</text:p>
          </table:table-cell>
          <table:table-cell office:value-type="float" office:value="-115" calcext:value-type="float">
            <text:p>-115</text:p>
          </table:table-cell>
          <table:table-cell office:value-type="float" office:value="-73.83" calcext:value-type="float">
            <text:p>-73.8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70.38" calcext:value-type="float">
            <text:p>-70.3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9" calcext:value-type="float">
            <text:p>-59</text:p>
          </table:table-cell>
          <table:table-cell office:value-type="float" office:value="-104" calcext:value-type="float">
            <text:p>-104</text:p>
          </table:table-cell>
          <table:table-cell office:value-type="float" office:value="-69.22" calcext:value-type="float">
            <text:p>-69.2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" calcext:value-type="float">
            <text:p>-59</text:p>
          </table:table-cell>
          <table:table-cell office:value-type="float" office:value="-91" calcext:value-type="float">
            <text:p>-91</text:p>
          </table:table-cell>
          <table:table-cell office:value-type="float" office:value="-67.26" calcext:value-type="float">
            <text:p>-67.2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-108" calcext:value-type="float">
            <text:p>-108</text:p>
          </table:table-cell>
          <table:table-cell office:value-type="float" office:value="-64.7" calcext:value-type="float">
            <text:p>-64.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  <table:table-cell office:value-type="float" office:value="-105" calcext:value-type="float">
            <text:p>-105</text:p>
          </table:table-cell>
          <table:table-cell office:value-type="float" office:value="-60.91" calcext:value-type="float">
            <text:p>-60.9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  <table:table-cell office:value-type="float" office:value="-82" calcext:value-type="float">
            <text:p>-82</text:p>
          </table:table-cell>
          <table:table-cell office:value-type="float" office:value="-59.85" calcext:value-type="float">
            <text:p>-59.8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8" calcext:value-type="float">
            <text:p>-58</text:p>
          </table:table-cell>
          <table:table-cell office:value-type="float" office:value="-103" calcext:value-type="float">
            <text:p>-103</text:p>
          </table:table-cell>
          <table:table-cell office:value-type="float" office:value="-60.16" calcext:value-type="float">
            <text:p>-60.1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9" calcext:value-type="float">
            <text:p>-49</text:p>
          </table:table-cell>
          <table:table-cell office:value-type="float" office:value="-83" calcext:value-type="float">
            <text:p>-83</text:p>
          </table:table-cell>
          <table:table-cell office:value-type="float" office:value="-59.18" calcext:value-type="float">
            <text:p>-59.1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9" calcext:value-type="float">
            <text:p>-49</text:p>
          </table:table-cell>
          <table:table-cell office:value-type="float" office:value="-79" calcext:value-type="float">
            <text:p>-79</text:p>
          </table:table-cell>
          <table:table-cell office:value-type="float" office:value="-58.95" calcext:value-type="float">
            <text:p>-58.9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9" calcext:value-type="float">
            <text:p>-49</text:p>
          </table:table-cell>
          <table:table-cell office:value-type="float" office:value="-94" calcext:value-type="float">
            <text:p>-94</text:p>
          </table:table-cell>
          <table:table-cell office:value-type="float" office:value="-58.53" calcext:value-type="float">
            <text:p>-58.5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9" calcext:value-type="float">
            <text:p>-49</text:p>
          </table:table-cell>
          <table:table-cell office:value-type="float" office:value="-90" calcext:value-type="float">
            <text:p>-90</text:p>
          </table:table-cell>
          <table:table-cell office:value-type="float" office:value="-58.37" calcext:value-type="float">
            <text:p>-58.3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8" calcext:value-type="float">
            <text:p>-48</text:p>
          </table:table-cell>
          <table:table-cell office:value-type="float" office:value="-80" calcext:value-type="float">
            <text:p>-80</text:p>
          </table:table-cell>
          <table:table-cell office:value-type="float" office:value="-57.16" calcext:value-type="float">
            <text:p>-57.1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" calcext:value-type="float">
            <text:p>-46</text:p>
          </table:table-cell>
          <table:table-cell office:value-type="float" office:value="-85" calcext:value-type="float">
            <text:p>-85</text:p>
          </table:table-cell>
          <table:table-cell office:value-type="float" office:value="-56.42" calcext:value-type="float">
            <text:p>-56.4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4" calcext:value-type="float">
            <text:p>-44</text:p>
          </table:table-cell>
          <table:table-cell office:value-type="float" office:value="-97" calcext:value-type="float">
            <text:p>-97</text:p>
          </table:table-cell>
          <table:table-cell office:value-type="float" office:value="-54.3" calcext:value-type="float">
            <text:p>-54.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4" calcext:value-type="float">
            <text:p>-44</text:p>
          </table:table-cell>
          <table:table-cell office:value-type="float" office:value="-69" calcext:value-type="float">
            <text:p>-69</text:p>
          </table:table-cell>
          <table:table-cell office:value-type="float" office:value="-51.85" calcext:value-type="float">
            <text:p>-51.8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0" calcext:value-type="float">
            <text:p>-40</text:p>
          </table:table-cell>
          <table:table-cell office:value-type="float" office:value="-84" calcext:value-type="float">
            <text:p>-84</text:p>
          </table:table-cell>
          <table:table-cell office:value-type="float" office:value="-50.08" calcext:value-type="float">
            <text:p>-50.0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7" calcext:value-type="float">
            <text:p>-37</text:p>
          </table:table-cell>
          <table:table-cell office:value-type="float" office:value="-74" calcext:value-type="float">
            <text:p>-74</text:p>
          </table:table-cell>
          <table:table-cell office:value-type="float" office:value="-47.09" calcext:value-type="float">
            <text:p>-47.0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7" calcext:value-type="float">
            <text:p>-37</text:p>
          </table:table-cell>
          <table:table-cell office:value-type="float" office:value="-78" calcext:value-type="float">
            <text:p>-78</text:p>
          </table:table-cell>
          <table:table-cell office:value-type="float" office:value="-44.31" calcext:value-type="float">
            <text:p>-44.3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7" calcext:value-type="float">
            <text:p>-37</text:p>
          </table:table-cell>
          <table:table-cell office:value-type="float" office:value="-72" calcext:value-type="float">
            <text:p>-72</text:p>
          </table:table-cell>
          <table:table-cell office:value-type="float" office:value="-42.28" calcext:value-type="float">
            <text:p>-42.2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office:value-type="float" office:value="-39.07" calcext:value-type="float">
            <text:p>-39.0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4" calcext:value-type="float">
            <text:p>-34</text:p>
          </table:table-cell>
          <table:table-cell office:value-type="float" office:value="-68" calcext:value-type="float">
            <text:p>-68</text:p>
          </table:table-cell>
          <table:table-cell office:value-type="float" office:value="-37.71" calcext:value-type="float">
            <text:p>-37.7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4" calcext:value-type="float">
            <text:p>-34</text:p>
          </table:table-cell>
          <table:table-cell office:value-type="float" office:value="-55" calcext:value-type="float">
            <text:p>-55</text:p>
          </table:table-cell>
          <table:table-cell office:value-type="float" office:value="-37.24" calcext:value-type="float">
            <text:p>-37.2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-37.48" calcext:value-type="float">
            <text:p>-37.4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2" calcext:value-type="float">
            <text:p>-32</text:p>
          </table:table-cell>
          <table:table-cell office:value-type="float" office:value="-69" calcext:value-type="float">
            <text:p>-69</text:p>
          </table:table-cell>
          <table:table-cell office:value-type="float" office:value="-36.93" calcext:value-type="float">
            <text:p>-36.9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1" calcext:value-type="float">
            <text:p>-31</text:p>
          </table:table-cell>
          <table:table-cell office:value-type="float" office:value="-65" calcext:value-type="float">
            <text:p>-65</text:p>
          </table:table-cell>
          <table:table-cell office:value-type="float" office:value="-36.09" calcext:value-type="float">
            <text:p>-36.09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9" calcext:value-type="float">
            <text:p>-29</text:p>
          </table:table-cell>
          <table:table-cell office:value-type="float" office:value="-77" calcext:value-type="float">
            <text:p>-77</text:p>
          </table:table-cell>
          <table:table-cell office:value-type="float" office:value="-34.9" calcext:value-type="float">
            <text:p>-34.9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33.87" calcext:value-type="float">
            <text:p>-33.87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5" calcext:value-type="float">
            <text:p>-25</text:p>
          </table:table-cell>
          <table:table-cell office:value-type="float" office:value="-72" calcext:value-type="float">
            <text:p>-72</text:p>
          </table:table-cell>
          <table:table-cell office:value-type="float" office:value="-32.58" calcext:value-type="float">
            <text:p>-32.5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5" calcext:value-type="float">
            <text:p>-25</text:p>
          </table:table-cell>
          <table:table-cell office:value-type="float" office:value="-58" calcext:value-type="float">
            <text:p>-58</text:p>
          </table:table-cell>
          <table:table-cell office:value-type="float" office:value="-31.48" calcext:value-type="float">
            <text:p>-31.4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5" calcext:value-type="float">
            <text:p>-25</text:p>
          </table:table-cell>
          <table:table-cell office:value-type="float" office:value="-76" calcext:value-type="float">
            <text:p>-76</text:p>
          </table:table-cell>
          <table:table-cell office:value-type="float" office:value="-31.4" calcext:value-type="float">
            <text:p>-31.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5" calcext:value-type="float">
            <text:p>-25</text:p>
          </table:table-cell>
          <table:table-cell office:value-type="float" office:value="-62" calcext:value-type="float">
            <text:p>-62</text:p>
          </table:table-cell>
          <table:table-cell office:value-type="float" office:value="-30.1" calcext:value-type="float">
            <text:p>-30.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29.71" calcext:value-type="float">
            <text:p>-29.7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5" calcext:value-type="float">
            <text:p>-25</text:p>
          </table:table-cell>
          <table:table-cell office:value-type="float" office:value="-72" calcext:value-type="float">
            <text:p>-72</text:p>
          </table:table-cell>
          <table:table-cell office:value-type="float" office:value="-28.75" calcext:value-type="float">
            <text:p>-28.7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5" calcext:value-type="float">
            <text:p>-25</text:p>
          </table:table-cell>
          <table:table-cell office:value-type="float" office:value="-56" calcext:value-type="float">
            <text:p>-56</text:p>
          </table:table-cell>
          <table:table-cell office:value-type="float" office:value="-27.79" calcext:value-type="float">
            <text:p>-27.7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56" calcext:value-type="float">
            <text:p>-56</text:p>
          </table:table-cell>
          <table:table-cell office:value-type="float" office:value="-25.78" calcext:value-type="float">
            <text:p>-25.78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" calcext:value-type="float">
            <text:p>-23</text:p>
          </table:table-cell>
          <table:table-cell office:value-type="float" office:value="-55" calcext:value-type="float">
            <text:p>-55</text:p>
          </table:table-cell>
          <table:table-cell office:value-type="float" office:value="-25.47" calcext:value-type="float">
            <text:p>-25.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3" calcext:value-type="float">
            <text:p>-23</text:p>
          </table:table-cell>
          <table:table-cell office:value-type="float" office:value="-65" calcext:value-type="float">
            <text:p>-65</text:p>
          </table:table-cell>
          <table:table-cell office:value-type="float" office:value="-25.65" calcext:value-type="float">
            <text:p>-25.6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2" calcext:value-type="float">
            <text:p>-22</text:p>
          </table:table-cell>
          <table:table-cell office:value-type="float" office:value="-58" calcext:value-type="float">
            <text:p>-58</text:p>
          </table:table-cell>
          <table:table-cell office:value-type="float" office:value="-25.18" calcext:value-type="float">
            <text:p>-25.1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25.24" calcext:value-type="float">
            <text:p>-25.2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2" calcext:value-type="float">
            <text:p>-22</text:p>
          </table:table-cell>
          <table:table-cell office:value-type="float" office:value="-54" calcext:value-type="float">
            <text:p>-54</text:p>
          </table:table-cell>
          <table:table-cell office:value-type="float" office:value="-24.93" calcext:value-type="float">
            <text:p>-24.9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-57" calcext:value-type="float">
            <text:p>-57</text:p>
          </table:table-cell>
          <table:table-cell office:value-type="float" office:value="-24.11" calcext:value-type="float">
            <text:p>-24.1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  <table:table-cell office:value-type="float" office:value="-67" calcext:value-type="float">
            <text:p>-67</text:p>
          </table:table-cell>
          <table:table-cell office:value-type="float" office:value="-24" calcext:value-type="float">
            <text:p>-2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23.95" calcext:value-type="float">
            <text:p>-23.9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-37" calcext:value-type="float">
            <text:p>-37</text:p>
          </table:table-cell>
          <table:table-cell office:value-type="float" office:value="-22.39" calcext:value-type="float">
            <text:p>-22.3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8" calcext:value-type="float">
            <text:p>-18</text:p>
          </table:table-cell>
          <table:table-cell office:value-type="float" office:value="-62" calcext:value-type="float">
            <text:p>-62</text:p>
          </table:table-cell>
          <table:table-cell office:value-type="float" office:value="-22.67" calcext:value-type="float">
            <text:p>-22.6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8" calcext:value-type="float">
            <text:p>-18</text:p>
          </table:table-cell>
          <table:table-cell office:value-type="float" office:value="-58" calcext:value-type="float">
            <text:p>-58</text:p>
          </table:table-cell>
          <table:table-cell office:value-type="float" office:value="-21.18" calcext:value-type="float">
            <text:p>-21.1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0.51" calcext:value-type="float">
            <text:p>-20.5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20.56" calcext:value-type="float">
            <text:p>-20.56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-50" calcext:value-type="float">
            <text:p>-50</text:p>
          </table:table-cell>
          <table:table-cell office:value-type="float" office:value="-20.52" calcext:value-type="float">
            <text:p>-20.5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20.27" calcext:value-type="float">
            <text:p>-20.2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19.65" calcext:value-type="float">
            <text:p>-19.6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-18.43" calcext:value-type="float">
            <text:p>-18.4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17.06" calcext:value-type="float">
            <text:p>-17.0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16.94" calcext:value-type="float">
            <text:p>-16.9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" calcext:value-type="float">
            <text:p>-16</text:p>
          </table:table-cell>
          <table:table-cell office:value-type="float" office:value="-64" calcext:value-type="float">
            <text:p>-64</text:p>
          </table:table-cell>
          <table:table-cell office:value-type="float" office:value="-16.74" calcext:value-type="float">
            <text:p>-16.74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16.52" calcext:value-type="float">
            <text:p>-16.5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17.64" calcext:value-type="float">
            <text:p>-17.6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" calcext:value-type="float">
            <text:p>-15</text:p>
          </table:table-cell>
          <table:table-cell office:value-type="float" office:value="-54" calcext:value-type="float">
            <text:p>-54</text:p>
          </table:table-cell>
          <table:table-cell office:value-type="float" office:value="-16.91" calcext:value-type="float">
            <text:p>-16.9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-60" calcext:value-type="float">
            <text:p>-60</text:p>
          </table:table-cell>
          <table:table-cell office:value-type="float" office:value="-16.91" calcext:value-type="float">
            <text:p>-16.9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-32" calcext:value-type="float">
            <text:p>-32</text:p>
          </table:table-cell>
          <table:table-cell office:value-type="float" office:value="-16.47" calcext:value-type="float">
            <text:p>-16.47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" calcext:value-type="float">
            <text:p>-15</text:p>
          </table:table-cell>
          <table:table-cell office:value-type="float" office:value="-62" calcext:value-type="float">
            <text:p>-62</text:p>
          </table:table-cell>
          <table:table-cell office:value-type="float" office:value="-17.19" calcext:value-type="float">
            <text:p>-17.19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office:value-type="float" office:value="-16.67" calcext:value-type="float">
            <text:p>-16.6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" calcext:value-type="float">
            <text:p>-15</text:p>
          </table:table-cell>
          <table:table-cell office:value-type="float" office:value="-53" calcext:value-type="float">
            <text:p>-53</text:p>
          </table:table-cell>
          <table:table-cell office:value-type="float" office:value="-16.61" calcext:value-type="float">
            <text:p>-16.6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16.14" calcext:value-type="float">
            <text:p>-16.1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" calcext:value-type="float">
            <text:p>-15</text:p>
          </table:table-cell>
          <table:table-cell office:value-type="float" office:value="-61" calcext:value-type="float">
            <text:p>-61</text:p>
          </table:table-cell>
          <table:table-cell office:value-type="float" office:value="-15.73" calcext:value-type="float">
            <text:p>-15.73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5.7" calcext:value-type="float">
            <text:p>-15.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-54" calcext:value-type="float">
            <text:p>-54</text:p>
          </table:table-cell>
          <table:table-cell office:value-type="float" office:value="-16.33" calcext:value-type="float">
            <text:p>-16.3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5.5" calcext:value-type="float">
            <text:p>-15.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5.87" calcext:value-type="float">
            <text:p>-15.8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5.68" calcext:value-type="float">
            <text:p>-15.6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5.46" calcext:value-type="float">
            <text:p>-15.4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4.18" calcext:value-type="float">
            <text:p>-14.1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2.8" calcext:value-type="float">
            <text:p>-12.8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2.97" calcext:value-type="float">
            <text:p>-12.97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" calcext:value-type="float">
            <text:p>-12</text:p>
          </table:table-cell>
          <table:table-cell office:value-type="float" office:value="-53" calcext:value-type="float">
            <text:p>-53</text:p>
          </table:table-cell>
          <table:table-cell office:value-type="float" office:value="-12.95" calcext:value-type="float">
            <text:p>-12.9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2.83" calcext:value-type="float">
            <text:p>-12.83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12.75" calcext:value-type="float">
            <text:p>-12.7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-13.21" calcext:value-type="float">
            <text:p>-13.2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2.69" calcext:value-type="float">
            <text:p>-12.6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2.79" calcext:value-type="float">
            <text:p>-12.7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2.96" calcext:value-type="float">
            <text:p>-12.9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" calcext:value-type="float">
            <text:p>-12</text:p>
          </table:table-cell>
          <table:table-cell office:value-type="float" office:value="-61" calcext:value-type="float">
            <text:p>-61</text:p>
          </table:table-cell>
          <table:table-cell office:value-type="float" office:value="-12.77" calcext:value-type="float">
            <text:p>-12.77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2.85" calcext:value-type="float">
            <text:p>-12.8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" calcext:value-type="float">
            <text:p>-12</text:p>
          </table:table-cell>
          <table:table-cell office:value-type="float" office:value="-53" calcext:value-type="float">
            <text:p>-53</text:p>
          </table:table-cell>
          <table:table-cell office:value-type="float" office:value="-13.51" calcext:value-type="float">
            <text:p>-13.5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2.74" calcext:value-type="float">
            <text:p>-12.7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" calcext:value-type="float">
            <text:p>-12</text:p>
          </table:table-cell>
          <table:table-cell office:value-type="float" office:value="-53" calcext:value-type="float">
            <text:p>-53</text:p>
          </table:table-cell>
          <table:table-cell office:value-type="float" office:value="-13.42" calcext:value-type="float">
            <text:p>-13.4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12.63" calcext:value-type="float">
            <text:p>-12.6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2.65" calcext:value-type="float">
            <text:p>-12.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2.69" calcext:value-type="float">
            <text:p>-12.69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2.54" calcext:value-type="float">
            <text:p>-12.5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2.41" calcext:value-type="float">
            <text:p>-12.4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12.18" calcext:value-type="float">
            <text:p>-12.1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2.26" calcext:value-type="float">
            <text:p>-12.2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1.94" calcext:value-type="float">
            <text:p>-11.9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1.85" calcext:value-type="float">
            <text:p>-11.8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10.61" calcext:value-type="float">
            <text:p>-10.6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0.71" calcext:value-type="float">
            <text:p>-10.7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0.42" calcext:value-type="float">
            <text:p>-10.4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0.87" calcext:value-type="float">
            <text:p>-10.87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0.67" calcext:value-type="float">
            <text:p>-10.67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10.71" calcext:value-type="float">
            <text:p>-10.7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1.05" calcext:value-type="float">
            <text:p>-11.0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10.47" calcext:value-type="float">
            <text:p>-10.4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1.26" calcext:value-type="float">
            <text:p>-11.26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.31" calcext:value-type="float">
            <text:p>-10.3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13" calcext:value-type="float">
            <text:p>-11.13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9" calcext:value-type="float">
            <text:p>-9</text:p>
          </table:table-cell>
          <table:table-cell office:value-type="float" office:value="-30" calcext:value-type="float">
            <text:p>-30</text:p>
          </table:table-cell>
          <table:table-cell office:value-type="float" office:value="-10.45" calcext:value-type="float">
            <text:p>-10.4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1.29" calcext:value-type="float">
            <text:p>-11.29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10.44" calcext:value-type="float">
            <text:p>-10.4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1.17" calcext:value-type="float">
            <text:p>-11.1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1.28" calcext:value-type="float">
            <text:p>-11.28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10.64" calcext:value-type="float">
            <text:p>-10.6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9" calcext:value-type="float">
            <text:p>-9</text:p>
          </table:table-cell>
          <table:table-cell office:value-type="float" office:value="-27" calcext:value-type="float">
            <text:p>-27</text:p>
          </table:table-cell>
          <table:table-cell office:value-type="float" office:value="-10.23" calcext:value-type="float">
            <text:p>-10.2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10.52" calcext:value-type="float">
            <text:p>-10.5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0.33" calcext:value-type="float">
            <text:p>-10.3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9.82" calcext:value-type="float">
            <text:p>-9.8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9.98" calcext:value-type="float">
            <text:p>-9.9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10.37" calcext:value-type="float">
            <text:p>-10.3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9.95" calcext:value-type="float">
            <text:p>-9.9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10.35" calcext:value-type="float">
            <text:p>-10.35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9.87" calcext:value-type="float">
            <text:p>-9.87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9.91" calcext:value-type="float">
            <text:p>-9.91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9.85" calcext:value-type="float">
            <text:p>-9.8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9.65" calcext:value-type="float">
            <text:p>-9.6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10.2" calcext:value-type="float">
            <text:p>-10.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9.96" calcext:value-type="float">
            <text:p>-9.9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9.8" calcext:value-type="float">
            <text:p>-9.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9.89" calcext:value-type="float">
            <text:p>-9.8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" calcext:value-type="float">
            <text:p>-8</text:p>
          </table:table-cell>
          <table:table-cell office:value-type="float" office:value="-27" calcext:value-type="float">
            <text:p>-27</text:p>
          </table:table-cell>
          <table:table-cell office:value-type="float" office:value="-9.17" calcext:value-type="float">
            <text:p>-9.1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9.3" calcext:value-type="float">
            <text:p>-9.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8.64" calcext:value-type="float">
            <text:p>-8.64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8.61" calcext:value-type="float">
            <text:p>-8.6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26" calcext:value-type="float">
            <text:p>-26</text:p>
          </table:table-cell>
          <table:table-cell office:value-type="float" office:value="-8.14" calcext:value-type="float">
            <text:p>-8.1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18" calcext:value-type="float">
            <text:p>-7.18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7.21" calcext:value-type="float">
            <text:p>-7.2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23" calcext:value-type="float">
            <text:p>-7.2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66" calcext:value-type="float">
            <text:p>-7.6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61" calcext:value-type="float">
            <text:p>-7.6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19" calcext:value-type="float">
            <text:p>-7.1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4" calcext:value-type="float">
            <text:p>-7.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48" calcext:value-type="float">
            <text:p>-1.4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.26" calcext:value-type="float">
            <text:p>-1.2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3" calcext:value-type="float">
            <text:p>-1.33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.23" calcext:value-type="float">
            <text:p>-1.23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57" calcext:value-type="float">
            <text:p>-1.57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23" calcext:value-type="float">
            <text:p>-1.2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29" calcext:value-type="float">
            <text:p>-1.29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34" calcext:value-type="float">
            <text:p>-1.3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-237" calcext:value-type="float">
            <text:p>-237</text:p>
          </table:table-cell>
          <table:table-cell office:value-type="float" office:value="-154.58" calcext:value-type="float">
            <text:p>-154.5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-173" calcext:value-type="float">
            <text:p>-173</text:p>
          </table:table-cell>
          <table:table-cell office:value-type="float" office:value="-131.06" calcext:value-type="float">
            <text:p>-131.0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8" calcext:value-type="float">
            <text:p>-78</text:p>
          </table:table-cell>
          <table:table-cell office:value-type="float" office:value="-174" calcext:value-type="float">
            <text:p>-174</text:p>
          </table:table-cell>
          <table:table-cell office:value-type="float" office:value="-115.57" calcext:value-type="float">
            <text:p>-115.5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5" calcext:value-type="float">
            <text:p>-75</text:p>
          </table:table-cell>
          <table:table-cell office:value-type="float" office:value="-150" calcext:value-type="float">
            <text:p>-150</text:p>
          </table:table-cell>
          <table:table-cell office:value-type="float" office:value="-103.26" calcext:value-type="float">
            <text:p>-103.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5" calcext:value-type="float">
            <text:p>-75</text:p>
          </table:table-cell>
          <table:table-cell office:value-type="float" office:value="-143" calcext:value-type="float">
            <text:p>-143</text:p>
          </table:table-cell>
          <table:table-cell office:value-type="float" office:value="-93.2" calcext:value-type="float">
            <text:p>-93.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5" calcext:value-type="float">
            <text:p>-75</text:p>
          </table:table-cell>
          <table:table-cell office:value-type="float" office:value="-118" calcext:value-type="float">
            <text:p>-118</text:p>
          </table:table-cell>
          <table:table-cell office:value-type="float" office:value="-86.57" calcext:value-type="float">
            <text:p>-86.5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5" calcext:value-type="float">
            <text:p>-75</text:p>
          </table:table-cell>
          <table:table-cell office:value-type="float" office:value="-109" calcext:value-type="float">
            <text:p>-109</text:p>
          </table:table-cell>
          <table:table-cell office:value-type="float" office:value="-83.25" calcext:value-type="float">
            <text:p>-83.2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5" calcext:value-type="float">
            <text:p>-75</text:p>
          </table:table-cell>
          <table:table-cell office:value-type="float" office:value="-112" calcext:value-type="float">
            <text:p>-112</text:p>
          </table:table-cell>
          <table:table-cell office:value-type="float" office:value="-79.93" calcext:value-type="float">
            <text:p>-79.9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6" calcext:value-type="float">
            <text:p>-66</text:p>
          </table:table-cell>
          <table:table-cell office:value-type="float" office:value="-116" calcext:value-type="float">
            <text:p>-116</text:p>
          </table:table-cell>
          <table:table-cell office:value-type="float" office:value="-77.02" calcext:value-type="float">
            <text:p>-77.0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6" calcext:value-type="float">
            <text:p>-66</text:p>
          </table:table-cell>
          <table:table-cell office:value-type="float" office:value="-100" calcext:value-type="float">
            <text:p>-100</text:p>
          </table:table-cell>
          <table:table-cell office:value-type="float" office:value="-75.06" calcext:value-type="float">
            <text:p>-75.0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8" calcext:value-type="float">
            <text:p>-58</text:p>
          </table:table-cell>
          <table:table-cell office:value-type="float" office:value="-103" calcext:value-type="float">
            <text:p>-103</text:p>
          </table:table-cell>
          <table:table-cell office:value-type="float" office:value="-74.41" calcext:value-type="float">
            <text:p>-74.4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73.51" calcext:value-type="float">
            <text:p>-73.5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8" calcext:value-type="float">
            <text:p>-58</text:p>
          </table:table-cell>
          <table:table-cell office:value-type="float" office:value="-86" calcext:value-type="float">
            <text:p>-86</text:p>
          </table:table-cell>
          <table:table-cell office:value-type="float" office:value="-71.78" calcext:value-type="float">
            <text:p>-71.7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1" calcext:value-type="float">
            <text:p>-51</text:p>
          </table:table-cell>
          <table:table-cell office:value-type="float" office:value="-97" calcext:value-type="float">
            <text:p>-97</text:p>
          </table:table-cell>
          <table:table-cell office:value-type="float" office:value="-68.17" calcext:value-type="float">
            <text:p>-68.1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1" calcext:value-type="float">
            <text:p>-51</text:p>
          </table:table-cell>
          <table:table-cell office:value-type="float" office:value="-84" calcext:value-type="float">
            <text:p>-84</text:p>
          </table:table-cell>
          <table:table-cell office:value-type="float" office:value="-65.41" calcext:value-type="float">
            <text:p>-65.4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1" calcext:value-type="float">
            <text:p>-51</text:p>
          </table:table-cell>
          <table:table-cell office:value-type="float" office:value="-101" calcext:value-type="float">
            <text:p>-101</text:p>
          </table:table-cell>
          <table:table-cell office:value-type="float" office:value="-62.01" calcext:value-type="float">
            <text:p>-62.0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1" calcext:value-type="float">
            <text:p>-51</text:p>
          </table:table-cell>
          <table:table-cell office:value-type="float" office:value="-88" calcext:value-type="float">
            <text:p>-88</text:p>
          </table:table-cell>
          <table:table-cell office:value-type="float" office:value="-58.97" calcext:value-type="float">
            <text:p>-58.9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1" calcext:value-type="float">
            <text:p>-51</text:p>
          </table:table-cell>
          <table:table-cell office:value-type="float" office:value="-92" calcext:value-type="float">
            <text:p>-92</text:p>
          </table:table-cell>
          <table:table-cell office:value-type="float" office:value="-58.4" calcext:value-type="float">
            <text:p>-58.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1" calcext:value-type="float">
            <text:p>-51</text:p>
          </table:table-cell>
          <table:table-cell office:value-type="float" office:value="-90" calcext:value-type="float">
            <text:p>-90</text:p>
          </table:table-cell>
          <table:table-cell office:value-type="float" office:value="-56.68" calcext:value-type="float">
            <text:p>-56.6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-77" calcext:value-type="float">
            <text:p>-77</text:p>
          </table:table-cell>
          <table:table-cell office:value-type="float" office:value="-52.06" calcext:value-type="float">
            <text:p>-52.0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5" calcext:value-type="float">
            <text:p>-45</text:p>
          </table:table-cell>
          <table:table-cell office:value-type="float" office:value="-84" calcext:value-type="float">
            <text:p>-84</text:p>
          </table:table-cell>
          <table:table-cell office:value-type="float" office:value="-51.72" calcext:value-type="float">
            <text:p>-51.7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5" calcext:value-type="float">
            <text:p>-45</text:p>
          </table:table-cell>
          <table:table-cell office:value-type="float" office:value="-83" calcext:value-type="float">
            <text:p>-83</text:p>
          </table:table-cell>
          <table:table-cell office:value-type="float" office:value="-51.55" calcext:value-type="float">
            <text:p>-51.5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1" calcext:value-type="float">
            <text:p>-41</text:p>
          </table:table-cell>
          <table:table-cell office:value-type="float" office:value="-67" calcext:value-type="float">
            <text:p>-67</text:p>
          </table:table-cell>
          <table:table-cell office:value-type="float" office:value="-50.25" calcext:value-type="float">
            <text:p>-50.2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1" calcext:value-type="float">
            <text:p>-41</text:p>
          </table:table-cell>
          <table:table-cell office:value-type="float" office:value="-88" calcext:value-type="float">
            <text:p>-88</text:p>
          </table:table-cell>
          <table:table-cell office:value-type="float" office:value="-49.86" calcext:value-type="float">
            <text:p>-49.8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1" calcext:value-type="float">
            <text:p>-41</text:p>
          </table:table-cell>
          <table:table-cell office:value-type="float" office:value="-69" calcext:value-type="float">
            <text:p>-69</text:p>
          </table:table-cell>
          <table:table-cell office:value-type="float" office:value="-47.65" calcext:value-type="float">
            <text:p>-47.6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1" calcext:value-type="float">
            <text:p>-41</text:p>
          </table:table-cell>
          <table:table-cell office:value-type="float" office:value="-72" calcext:value-type="float">
            <text:p>-72</text:p>
          </table:table-cell>
          <table:table-cell office:value-type="float" office:value="-45.45" calcext:value-type="float">
            <text:p>-45.4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1" calcext:value-type="float">
            <text:p>-41</text:p>
          </table:table-cell>
          <table:table-cell office:value-type="float" office:value="-71" calcext:value-type="float">
            <text:p>-71</text:p>
          </table:table-cell>
          <table:table-cell office:value-type="float" office:value="-44.69" calcext:value-type="float">
            <text:p>-44.6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1" calcext:value-type="float">
            <text:p>-41</text:p>
          </table:table-cell>
          <table:table-cell office:value-type="float" office:value="-75" calcext:value-type="float">
            <text:p>-75</text:p>
          </table:table-cell>
          <table:table-cell office:value-type="float" office:value="-43.2" calcext:value-type="float">
            <text:p>-43.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1" calcext:value-type="float">
            <text:p>-41</text:p>
          </table:table-cell>
          <table:table-cell office:value-type="float" office:value="-76" calcext:value-type="float">
            <text:p>-76</text:p>
          </table:table-cell>
          <table:table-cell office:value-type="float" office:value="-42.21" calcext:value-type="float">
            <text:p>-42.2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0" calcext:value-type="float">
            <text:p>-40</text:p>
          </table:table-cell>
          <table:table-cell office:value-type="float" office:value="-66" calcext:value-type="float">
            <text:p>-66</text:p>
          </table:table-cell>
          <table:table-cell office:value-type="float" office:value="-41.46" calcext:value-type="float">
            <text:p>-41.4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3" calcext:value-type="float">
            <text:p>-33</text:p>
          </table:table-cell>
          <table:table-cell office:value-type="float" office:value="-66" calcext:value-type="float">
            <text:p>-66</text:p>
          </table:table-cell>
          <table:table-cell office:value-type="float" office:value="-41.55" calcext:value-type="float">
            <text:p>-41.5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78" calcext:value-type="float">
            <text:p>-78</text:p>
          </table:table-cell>
          <table:table-cell office:value-type="float" office:value="-41.44" calcext:value-type="float">
            <text:p>-41.4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1" calcext:value-type="float">
            <text:p>-31</text:p>
          </table:table-cell>
          <table:table-cell office:value-type="float" office:value="-73" calcext:value-type="float">
            <text:p>-73</text:p>
          </table:table-cell>
          <table:table-cell office:value-type="float" office:value="-40.56" calcext:value-type="float">
            <text:p>-40.5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38.96" calcext:value-type="float">
            <text:p>-38.9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9" calcext:value-type="float">
            <text:p>-29</text:p>
          </table:table-cell>
          <table:table-cell office:value-type="float" office:value="-51" calcext:value-type="float">
            <text:p>-51</text:p>
          </table:table-cell>
          <table:table-cell office:value-type="float" office:value="-36.49" calcext:value-type="float">
            <text:p>-36.49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9" calcext:value-type="float">
            <text:p>-29</text:p>
          </table:table-cell>
          <table:table-cell office:value-type="float" office:value="-51" calcext:value-type="float">
            <text:p>-51</text:p>
          </table:table-cell>
          <table:table-cell office:value-type="float" office:value="-32.45" calcext:value-type="float">
            <text:p>-32.4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9" calcext:value-type="float">
            <text:p>-29</text:p>
          </table:table-cell>
          <table:table-cell office:value-type="float" office:value="-66" calcext:value-type="float">
            <text:p>-66</text:p>
          </table:table-cell>
          <table:table-cell office:value-type="float" office:value="-31.83" calcext:value-type="float">
            <text:p>-31.8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9" calcext:value-type="float">
            <text:p>-29</text:p>
          </table:table-cell>
          <table:table-cell office:value-type="float" office:value="-43" calcext:value-type="float">
            <text:p>-43</text:p>
          </table:table-cell>
          <table:table-cell office:value-type="float" office:value="-31.01" calcext:value-type="float">
            <text:p>-31.0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31.35" calcext:value-type="float">
            <text:p>-31.3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30.86" calcext:value-type="float">
            <text:p>-30.86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-61" calcext:value-type="float">
            <text:p>-61</text:p>
          </table:table-cell>
          <table:table-cell office:value-type="float" office:value="-29.67" calcext:value-type="float">
            <text:p>-29.6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2" calcext:value-type="float">
            <text:p>-22</text:p>
          </table:table-cell>
          <table:table-cell office:value-type="float" office:value="-73" calcext:value-type="float">
            <text:p>-73</text:p>
          </table:table-cell>
          <table:table-cell office:value-type="float" office:value="-30.11" calcext:value-type="float">
            <text:p>-30.1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2" calcext:value-type="float">
            <text:p>-22</text:p>
          </table:table-cell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29.55" calcext:value-type="float">
            <text:p>-29.5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" calcext:value-type="float">
            <text:p>-22</text:p>
          </table:table-cell>
          <table:table-cell office:value-type="float" office:value="-67" calcext:value-type="float">
            <text:p>-67</text:p>
          </table:table-cell>
          <table:table-cell office:value-type="float" office:value="-29.25" calcext:value-type="float">
            <text:p>-29.2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2" calcext:value-type="float">
            <text:p>-22</text:p>
          </table:table-cell>
          <table:table-cell office:value-type="float" office:value="-52" calcext:value-type="float">
            <text:p>-52</text:p>
          </table:table-cell>
          <table:table-cell office:value-type="float" office:value="-28.9" calcext:value-type="float">
            <text:p>-28.9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-27.23" calcext:value-type="float">
            <text:p>-27.2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1" calcext:value-type="float">
            <text:p>-21</text:p>
          </table:table-cell>
          <table:table-cell office:value-type="float" office:value="-71" calcext:value-type="float">
            <text:p>-71</text:p>
          </table:table-cell>
          <table:table-cell office:value-type="float" office:value="-26.09" calcext:value-type="float">
            <text:p>-26.0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1" calcext:value-type="float">
            <text:p>-21</text:p>
          </table:table-cell>
          <table:table-cell office:value-type="float" office:value="-54" calcext:value-type="float">
            <text:p>-54</text:p>
          </table:table-cell>
          <table:table-cell office:value-type="float" office:value="-22.69" calcext:value-type="float">
            <text:p>-22.6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1" calcext:value-type="float">
            <text:p>-21</text:p>
          </table:table-cell>
          <table:table-cell office:value-type="float" office:value="-67" calcext:value-type="float">
            <text:p>-67</text:p>
          </table:table-cell>
          <table:table-cell office:value-type="float" office:value="-23.07" calcext:value-type="float">
            <text:p>-23.07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1" calcext:value-type="float">
            <text:p>-21</text:p>
          </table:table-cell>
          <table:table-cell office:value-type="float" office:value="-54" calcext:value-type="float">
            <text:p>-54</text:p>
          </table:table-cell>
          <table:table-cell office:value-type="float" office:value="-22.85" calcext:value-type="float">
            <text:p>-22.8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-52" calcext:value-type="float">
            <text:p>-52</text:p>
          </table:table-cell>
          <table:table-cell office:value-type="float" office:value="-22.21" calcext:value-type="float">
            <text:p>-22.2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  <table:table-cell office:value-type="float" office:value="-52" calcext:value-type="float">
            <text:p>-52</text:p>
          </table:table-cell>
          <table:table-cell office:value-type="float" office:value="-21.83" calcext:value-type="float">
            <text:p>-21.8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1.76" calcext:value-type="float">
            <text:p>-21.7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-57" calcext:value-type="float">
            <text:p>-57</text:p>
          </table:table-cell>
          <table:table-cell office:value-type="float" office:value="-21.92" calcext:value-type="float">
            <text:p>-21.9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  <table:table-cell office:value-type="float" office:value="-55" calcext:value-type="float">
            <text:p>-55</text:p>
          </table:table-cell>
          <table:table-cell office:value-type="float" office:value="-21.67" calcext:value-type="float">
            <text:p>-21.6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0" calcext:value-type="float">
            <text:p>-20</text:p>
          </table:table-cell>
          <table:table-cell office:value-type="float" office:value="-64" calcext:value-type="float">
            <text:p>-64</text:p>
          </table:table-cell>
          <table:table-cell office:value-type="float" office:value="-21.86" calcext:value-type="float">
            <text:p>-21.8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1.84" calcext:value-type="float">
            <text:p>-21.8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-52" calcext:value-type="float">
            <text:p>-52</text:p>
          </table:table-cell>
          <table:table-cell office:value-type="float" office:value="-21.04" calcext:value-type="float">
            <text:p>-21.0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20.74" calcext:value-type="float">
            <text:p>-20.74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-64" calcext:value-type="float">
            <text:p>-64</text:p>
          </table:table-cell>
          <table:table-cell office:value-type="float" office:value="-20.88" calcext:value-type="float">
            <text:p>-20.8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-41" calcext:value-type="float">
            <text:p>-41</text:p>
          </table:table-cell>
          <table:table-cell office:value-type="float" office:value="-20.25" calcext:value-type="float">
            <text:p>-20.2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-45" calcext:value-type="float">
            <text:p>-45</text:p>
          </table:table-cell>
          <table:table-cell office:value-type="float" office:value="-20.24" calcext:value-type="float">
            <text:p>-20.2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-19.76" calcext:value-type="float">
            <text:p>-19.7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19.88" calcext:value-type="float">
            <text:p>-19.8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7" calcext:value-type="float">
            <text:p>-17</text:p>
          </table:table-cell>
          <table:table-cell office:value-type="float" office:value="-64" calcext:value-type="float">
            <text:p>-64</text:p>
          </table:table-cell>
          <table:table-cell office:value-type="float" office:value="-20.16" calcext:value-type="float">
            <text:p>-20.1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" calcext:value-type="float">
            <text:p>-17</text:p>
          </table:table-cell>
          <table:table-cell office:value-type="float" office:value="-64" calcext:value-type="float">
            <text:p>-64</text:p>
          </table:table-cell>
          <table:table-cell office:value-type="float" office:value="-19.99" calcext:value-type="float">
            <text:p>-19.99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7" calcext:value-type="float">
            <text:p>-17</text:p>
          </table:table-cell>
          <table:table-cell office:value-type="float" office:value="-64" calcext:value-type="float">
            <text:p>-64</text:p>
          </table:table-cell>
          <table:table-cell office:value-type="float" office:value="-19.86" calcext:value-type="float">
            <text:p>-19.8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" calcext:value-type="float">
            <text:p>-17</text:p>
          </table:table-cell>
          <table:table-cell office:value-type="float" office:value="-52" calcext:value-type="float">
            <text:p>-52</text:p>
          </table:table-cell>
          <table:table-cell office:value-type="float" office:value="-19.9" calcext:value-type="float">
            <text:p>-19.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7" calcext:value-type="float">
            <text:p>-17</text:p>
          </table:table-cell>
          <table:table-cell office:value-type="float" office:value="-47" calcext:value-type="float">
            <text:p>-47</text:p>
          </table:table-cell>
          <table:table-cell office:value-type="float" office:value="-19.2" calcext:value-type="float">
            <text:p>-19.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18.98" calcext:value-type="float">
            <text:p>-18.9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7" calcext:value-type="float">
            <text:p>-17</text:p>
          </table:table-cell>
          <table:table-cell office:value-type="float" office:value="-55" calcext:value-type="float">
            <text:p>-55</text:p>
          </table:table-cell>
          <table:table-cell office:value-type="float" office:value="-18.98" calcext:value-type="float">
            <text:p>-18.9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4" calcext:value-type="float">
            <text:p>-14</text:p>
          </table:table-cell>
          <table:table-cell office:value-type="float" office:value="-43" calcext:value-type="float">
            <text:p>-43</text:p>
          </table:table-cell>
          <table:table-cell office:value-type="float" office:value="-18.12" calcext:value-type="float">
            <text:p>-18.1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17.47" calcext:value-type="float">
            <text:p>-17.4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3" calcext:value-type="float">
            <text:p>-13</text:p>
          </table:table-cell>
          <table:table-cell office:value-type="float" office:value="-46" calcext:value-type="float">
            <text:p>-46</text:p>
          </table:table-cell>
          <table:table-cell office:value-type="float" office:value="-17.52" calcext:value-type="float">
            <text:p>-17.5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3" calcext:value-type="float">
            <text:p>-13</text:p>
          </table:table-cell>
          <table:table-cell office:value-type="float" office:value="-51" calcext:value-type="float">
            <text:p>-51</text:p>
          </table:table-cell>
          <table:table-cell office:value-type="float" office:value="-17.32" calcext:value-type="float">
            <text:p>-17.3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15.97" calcext:value-type="float">
            <text:p>-15.9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5.29" calcext:value-type="float">
            <text:p>-15.2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3.84" calcext:value-type="float">
            <text:p>-13.8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13.8" calcext:value-type="float">
            <text:p>-13.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3.86" calcext:value-type="float">
            <text:p>-13.86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12.89" calcext:value-type="float">
            <text:p>-12.8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2.81" calcext:value-type="float">
            <text:p>-12.8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2.27" calcext:value-type="float">
            <text:p>-12.2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11.59" calcext:value-type="float">
            <text:p>-11.5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-11.43" calcext:value-type="float">
            <text:p>-11.4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79" calcext:value-type="float">
            <text:p>-11.7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2.09" calcext:value-type="float">
            <text:p>-12.0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12.05" calcext:value-type="float">
            <text:p>-12.0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1.76" calcext:value-type="float">
            <text:p>-11.76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1.99" calcext:value-type="float">
            <text:p>-11.9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1.06" calcext:value-type="float">
            <text:p>-11.0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11.35" calcext:value-type="float">
            <text:p>-11.3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10.77" calcext:value-type="float">
            <text:p>-10.77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1.2" calcext:value-type="float">
            <text:p>-11.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10.82" calcext:value-type="float">
            <text:p>-10.8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10.46" calcext:value-type="float">
            <text:p>-10.4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9.97" calcext:value-type="float">
            <text:p>-9.9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9.98" calcext:value-type="float">
            <text:p>-9.9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10.25" calcext:value-type="float">
            <text:p>-10.2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10.6" calcext:value-type="float">
            <text:p>-10.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9.66" calcext:value-type="float">
            <text:p>-9.6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" calcext:value-type="float">
            <text:p>-9</text:p>
          </table:table-cell>
          <table:table-cell office:value-type="float" office:value="-42" calcext:value-type="float">
            <text:p>-42</text:p>
          </table:table-cell>
          <table:table-cell office:value-type="float" office:value="-10.06" calcext:value-type="float">
            <text:p>-10.06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10.05" calcext:value-type="float">
            <text:p>-10.0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 office:value-type="float" office:value="-43" calcext:value-type="float">
            <text:p>-43</text:p>
          </table:table-cell>
          <table:table-cell office:value-type="float" office:value="-10.07" calcext:value-type="float">
            <text:p>-10.0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9.33" calcext:value-type="float">
            <text:p>-9.3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9.82" calcext:value-type="float">
            <text:p>-9.8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9.76" calcext:value-type="float">
            <text:p>-9.7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9.96" calcext:value-type="float">
            <text:p>-9.9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9.85" calcext:value-type="float">
            <text:p>-9.8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9.46" calcext:value-type="float">
            <text:p>-9.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9.9" calcext:value-type="float">
            <text:p>-9.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10.31" calcext:value-type="float">
            <text:p>-10.3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9.78" calcext:value-type="float">
            <text:p>-9.7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9" calcext:value-type="float">
            <text:p>-9</text:p>
          </table:table-cell>
          <table:table-cell office:value-type="float" office:value="-57" calcext:value-type="float">
            <text:p>-57</text:p>
          </table:table-cell>
          <table:table-cell office:value-type="float" office:value="-10.27" calcext:value-type="float">
            <text:p>-10.2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9.85" calcext:value-type="float">
            <text:p>-9.8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9.97" calcext:value-type="float">
            <text:p>-9.9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9.72" calcext:value-type="float">
            <text:p>-9.7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9.62" calcext:value-type="float">
            <text:p>-9.6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9" calcext:value-type="float">
            <text:p>-9</text:p>
          </table:table-cell>
          <table:table-cell office:value-type="float" office:value="-42" calcext:value-type="float">
            <text:p>-42</text:p>
          </table:table-cell>
          <table:table-cell office:value-type="float" office:value="-9.49" calcext:value-type="float">
            <text:p>-9.49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9.8" calcext:value-type="float">
            <text:p>-9.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9.98" calcext:value-type="float">
            <text:p>-9.9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9.95" calcext:value-type="float">
            <text:p>-9.9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10.08" calcext:value-type="float">
            <text:p>-10.0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9.75" calcext:value-type="float">
            <text:p>-9.7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10.07" calcext:value-type="float">
            <text:p>-10.0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9.2" calcext:value-type="float">
            <text:p>-9.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9.83" calcext:value-type="float">
            <text:p>-9.8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9.41" calcext:value-type="float">
            <text:p>-9.4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41" calcext:value-type="float">
            <text:p>-7.4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7.49" calcext:value-type="float">
            <text:p>-7.49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58" calcext:value-type="float">
            <text:p>-7.5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38" calcext:value-type="float">
            <text:p>-7.3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4" calcext:value-type="float">
            <text:p>-7.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48" calcext:value-type="float">
            <text:p>-7.48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12" calcext:value-type="float">
            <text:p>-7.1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" calcext:value-type="float">
            <text:p>-6</text:p>
          </table:table-cell>
          <table:table-cell office:value-type="float" office:value="-23" calcext:value-type="float">
            <text:p>-23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84" calcext:value-type="float">
            <text:p>-6.8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12" calcext:value-type="float">
            <text:p>-7.1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7.19" calcext:value-type="float">
            <text:p>-7.1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75" calcext:value-type="float">
            <text:p>-6.7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23" calcext:value-type="float">
            <text:p>-7.2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55" calcext:value-type="float">
            <text:p>-7.55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72" calcext:value-type="float">
            <text:p>-6.7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6.72" calcext:value-type="float">
            <text:p>-6.7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4.8" calcext:value-type="float">
            <text:p>-4.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03" calcext:value-type="float">
            <text:p>-5.03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03" calcext:value-type="float">
            <text:p>-5.0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4.58" calcext:value-type="float">
            <text:p>-4.58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06" calcext:value-type="float">
            <text:p>-5.0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3:17:47.949000000</dc:date>
    <meta:editing-duration>PT2M40S</meta:editing-duration>
    <meta:editing-cycles>1</meta:editing-cycles>
    <meta:document-statistic meta:table-count="1" meta:cell-count="16852" meta:object-count="0"/>
    <meta:generator>LibreOffice/4.4.3.2$Windows_x86 LibreOffice_project/88805f81e9fe61362df02b9941de8e38a9b5fd16</meta:generator>
  </office:meta>
</office:document-meta>
</file>